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.sender_i.routed_msg_pub.network" table:style-name="ta1">
        <table:shapes>
          <draw:frame draw:z-index="0" draw:style-name="gr1" draw:text-style-name="P1" svg:width="664.07pt" svg:height="437.64pt" svg:x="374.2pt" svg:y="38.21pt">
            <draw:object draw:notify-on-update-of-ranges="'source_1.sender_i.routed_msg_pub.network'.D1:'source_1.sender_i.routed_msg_pub.network'.D1 'source_1.sender_i.routed_msg_pub.network'.D2:'source_1.sender_i.routed_msg_pub.network'.D1577 'source_1.sender_i.routed_msg_pub.network'.E1:'source_1.sender_i.routed_msg_pub.network'.E1 'source_1.sender_i.routed_msg_pub.network'.E2:'source_1.sender_i.routed_msg_pub.network'.E157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0904.24524" calcext:value-type="float">
            <text:p>1442770904.24524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0904.25344" calcext:value-type="float">
            <text:p>1442770904.25344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0820374488830566" calcext:value-type="float">
            <text:p>0.0082037449</text:p>
          </table:table-cell>
          <table:table-cell table:formula="of:=[.C3]/([.D3]-[.D2])" office:value-type="float" office:value="986866.37751751" calcext:value-type="float">
            <text:p>986866.37751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0904.26162" calcext:value-type="float">
            <text:p>1442770904.26162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0163817405700684" calcext:value-type="float">
            <text:p>0.0163817406</text:p>
          </table:table-cell>
          <table:table-cell table:formula="of:=[.C4]/([.D4]-[.D3])" office:value-type="float" office:value="989973.62129384" calcext:value-type="float">
            <text:p>989973.62129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0904.26979" calcext:value-type="float">
            <text:p>1442770904.26979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024552583694458" calcext:value-type="float">
            <text:p>0.0245525837</text:p>
          </table:table-cell>
          <table:table-cell table:formula="of:=[.C5]/([.D5]-[.D4])" office:value-type="float" office:value="990840.220127805" calcext:value-type="float">
            <text:p>990840.220127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0904.27795" calcext:value-type="float">
            <text:p>1442770904.27795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0327095985412598" calcext:value-type="float">
            <text:p>0.0327095985</text:p>
          </table:table-cell>
          <table:table-cell table:formula="of:=[.C6]/([.D6]-[.D5])" office:value-type="float" office:value="992519.953935638" calcext:value-type="float">
            <text:p>992519.953935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0904.28609" calcext:value-type="float">
            <text:p>1442770904.28609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0408494472503662" calcext:value-type="float">
            <text:p>0.0408494473</text:p>
          </table:table-cell>
          <table:table-cell table:formula="of:=[.C7]/([.D7]-[.D6])" office:value-type="float" office:value="994613.080577605" calcext:value-type="float">
            <text:p>994613.080577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0904.2942" calcext:value-type="float">
            <text:p>1442770904.2942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0489606857299805" calcext:value-type="float">
            <text:p>0.0489606857</text:p>
          </table:table-cell>
          <table:table-cell table:formula="of:=[.C8]/([.D8]-[.D7])" office:value-type="float" office:value="998121.312836189" calcext:value-type="float">
            <text:p>998121.312836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0904.30236" calcext:value-type="float">
            <text:p>1442770904.30236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0571238994598389" calcext:value-type="float">
            <text:p>0.0571238995</text:p>
          </table:table-cell>
          <table:table-cell table:formula="of:=[.C9]/([.D9]-[.D8])" office:value-type="float" office:value="991766.266070855" calcext:value-type="float">
            <text:p>991766.266070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0904.3105" calcext:value-type="float">
            <text:p>1442770904.3105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065260648727417" calcext:value-type="float">
            <text:p>0.0652606487</text:p>
          </table:table-cell>
          <table:table-cell table:formula="of:=[.C10]/([.D10]-[.D9])" office:value-type="float" office:value="994991.947491796" calcext:value-type="float">
            <text:p>994991.947491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0904.31868" calcext:value-type="float">
            <text:p>1442770904.31868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0734362602233887" calcext:value-type="float">
            <text:p>0.0734362602</text:p>
          </table:table-cell>
          <table:table-cell table:formula="of:=[.C11]/([.D11]-[.D10])" office:value-type="float" office:value="990262.319092473" calcext:value-type="float">
            <text:p>990262.319092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0904.3268" calcext:value-type="float">
            <text:p>1442770904.3268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0815649032592773" calcext:value-type="float">
            <text:p>0.0815649033</text:p>
          </table:table-cell>
          <table:table-cell table:formula="of:=[.C12]/([.D12]-[.D11])" office:value-type="float" office:value="995984.196163548" calcext:value-type="float">
            <text:p>995984.1961635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0904.33493" calcext:value-type="float">
            <text:p>1442770904.33493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0896930694580078" calcext:value-type="float">
            <text:p>0.0896930695</text:p>
          </table:table-cell>
          <table:table-cell table:formula="of:=[.C13]/([.D13]-[.D12])" office:value-type="float" office:value="996042.625366655" calcext:value-type="float">
            <text:p>996042.625366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0904.34305" calcext:value-type="float">
            <text:p>1442770904.34305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0978102684020996" calcext:value-type="float">
            <text:p>0.0978102684</text:p>
          </table:table-cell>
          <table:table-cell table:formula="of:=[.C14]/([.D14]-[.D13])" office:value-type="float" office:value="997388.39170534" calcext:value-type="float">
            <text:p>997388.39170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0904.35117" calcext:value-type="float">
            <text:p>1442770904.35117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105926990509033" calcext:value-type="float">
            <text:p>0.1059269905</text:p>
          </table:table-cell>
          <table:table-cell table:formula="of:=[.C15]/([.D15]-[.D14])" office:value-type="float" office:value="997446.985783104" calcext:value-type="float">
            <text:p>997446.985783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0904.35928" calcext:value-type="float">
            <text:p>1442770904.35928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114042520523071" calcext:value-type="float">
            <text:p>0.1140425205</text:p>
          </table:table-cell>
          <table:table-cell table:formula="of:=[.C16]/([.D16]-[.D15])" office:value-type="float" office:value="997593.501101678" calcext:value-type="float">
            <text:p>997593.5011016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0904.3674" calcext:value-type="float">
            <text:p>1442770904.3674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122158765792847" calcext:value-type="float">
            <text:p>0.1221587658</text:p>
          </table:table-cell>
          <table:table-cell table:formula="of:=[.C17]/([.D17]-[.D16])" office:value-type="float" office:value="997505.586745785" calcext:value-type="float">
            <text:p>997505.5867457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0904.37551" calcext:value-type="float">
            <text:p>1442770904.37551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130274057388306" calcext:value-type="float">
            <text:p>0.1302740574</text:p>
          </table:table-cell>
          <table:table-cell table:formula="of:=[.C18]/([.D18]-[.D17])" office:value-type="float" office:value="997622.809330748" calcext:value-type="float">
            <text:p>997622.809330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0904.38365" calcext:value-type="float">
            <text:p>1442770904.38365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138414859771729" calcext:value-type="float">
            <text:p>0.1384148598</text:p>
          </table:table-cell>
          <table:table-cell table:formula="of:=[.C19]/([.D19]-[.D18])" office:value-type="float" office:value="994496.564182164" calcext:value-type="float">
            <text:p>994496.5641821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0904.39179" calcext:value-type="float">
            <text:p>1442770904.39179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146552801132202" calcext:value-type="float">
            <text:p>0.1465528011</text:p>
          </table:table-cell>
          <table:table-cell table:formula="of:=[.C20]/([.D20]-[.D19])" office:value-type="float" office:value="994846.195294876" calcext:value-type="float">
            <text:p>994846.1952948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0904.39992" calcext:value-type="float">
            <text:p>1442770904.39992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154679536819458" calcext:value-type="float">
            <text:p>0.1546795368</text:p>
          </table:table-cell>
          <table:table-cell table:formula="of:=[.C21]/([.D21]-[.D20])" office:value-type="float" office:value="996217.954116059" calcext:value-type="float">
            <text:p>996217.954116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0904.40803" calcext:value-type="float">
            <text:p>1442770904.40803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162794351577759" calcext:value-type="float">
            <text:p>0.1627943516</text:p>
          </table:table-cell>
          <table:table-cell table:formula="of:=[.C22]/([.D22]-[.D21])" office:value-type="float" office:value="997681.430955459" calcext:value-type="float">
            <text:p>997681.4309554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0904.41616" calcext:value-type="float">
            <text:p>1442770904.41616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170918703079224" calcext:value-type="float">
            <text:p>0.1709187031</text:p>
          </table:table-cell>
          <table:table-cell table:formula="of:=[.C23]/([.D23]-[.D22])" office:value-type="float" office:value="996510.305904449" calcext:value-type="float">
            <text:p>996510.3059044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0904.42427" calcext:value-type="float">
            <text:p>1442770904.42427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179034471511841" calcext:value-type="float">
            <text:p>0.1790344715</text:p>
          </table:table-cell>
          <table:table-cell table:formula="of:=[.C24]/([.D24]-[.D23])" office:value-type="float" office:value="997564.194594595" calcext:value-type="float">
            <text:p>997564.1945945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0904.43239" calcext:value-type="float">
            <text:p>1442770904.43239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187148094177246" calcext:value-type="float">
            <text:p>0.1871480942</text:p>
          </table:table-cell>
          <table:table-cell table:formula="of:=[.C25]/([.D25]-[.D24])" office:value-type="float" office:value="997828.015162646" calcext:value-type="float">
            <text:p>997828.0151626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0904.44061" calcext:value-type="float">
            <text:p>1442770904.44061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195367336273193" calcext:value-type="float">
            <text:p>0.1953673363</text:p>
          </table:table-cell>
          <table:table-cell table:formula="of:=[.C26]/([.D26]-[.D25])" office:value-type="float" office:value="985005.661774091" calcext:value-type="float">
            <text:p>985005.661774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0904.44891" calcext:value-type="float">
            <text:p>1442770904.44891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0.203668832778931" calcext:value-type="float">
            <text:p>0.2036688328</text:p>
          </table:table-cell>
          <table:table-cell table:formula="of:=[.C27]/([.D27]-[.D26])" office:value-type="float" office:value="975245.848071455" calcext:value-type="float">
            <text:p>975245.8480714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0904.45707" calcext:value-type="float">
            <text:p>1442770904.45707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0.211833715438843" calcext:value-type="float">
            <text:p>0.2118337154</text:p>
          </table:table-cell>
          <table:table-cell table:formula="of:=[.C28]/([.D28]-[.D27])" office:value-type="float" office:value="991563.545640367" calcext:value-type="float">
            <text:p>991563.5456403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0904.46524" calcext:value-type="float">
            <text:p>1442770904.46524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0.219997406005859" calcext:value-type="float">
            <text:p>0.219997406</text:p>
          </table:table-cell>
          <table:table-cell table:formula="of:=[.C29]/([.D29]-[.D28])" office:value-type="float" office:value="991708.337490143" calcext:value-type="float">
            <text:p>991708.337490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0904.47341" calcext:value-type="float">
            <text:p>1442770904.47341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0.228172540664673" calcext:value-type="float">
            <text:p>0.2281725407</text:p>
          </table:table-cell>
          <table:table-cell table:formula="of:=[.C30]/([.D30]-[.D29])" office:value-type="float" office:value="990320.078859109" calcext:value-type="float">
            <text:p>990320.078859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0904.48154" calcext:value-type="float">
            <text:p>1442770904.48154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0.236301898956299" calcext:value-type="float">
            <text:p>0.236301899</text:p>
          </table:table-cell>
          <table:table-cell table:formula="of:=[.C31]/([.D31]-[.D30])" office:value-type="float" office:value="995896.565211016" calcext:value-type="float">
            <text:p>995896.5652110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0904.48965" calcext:value-type="float">
            <text:p>1442770904.48965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0.244412899017334" calcext:value-type="float">
            <text:p>0.244412899</text:p>
          </table:table-cell>
          <table:table-cell table:formula="of:=[.C32]/([.D32]-[.D31])" office:value-type="float" office:value="998150.652087008" calcext:value-type="float">
            <text:p>998150.652087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0904.49776" calcext:value-type="float">
            <text:p>1442770904.49776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0.252517461776733" calcext:value-type="float">
            <text:p>0.2525174618</text:p>
          </table:table-cell>
          <table:table-cell table:formula="of:=[.C33]/([.D33]-[.D32])" office:value-type="float" office:value="998943.46436031" calcext:value-type="float">
            <text:p>998943.46436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0904.50586" calcext:value-type="float">
            <text:p>1442770904.50586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0.260617971420288" calcext:value-type="float">
            <text:p>0.2606179714</text:p>
          </table:table-cell>
          <table:table-cell table:formula="of:=[.C34]/([.D34]-[.D33])" office:value-type="float" office:value="999443.288909819" calcext:value-type="float">
            <text:p>999443.2889098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0904.51401" calcext:value-type="float">
            <text:p>1442770904.51401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0.26876974105835" calcext:value-type="float">
            <text:p>0.2687697411</text:p>
          </table:table-cell>
          <table:table-cell table:formula="of:=[.C35]/([.D35]-[.D34])" office:value-type="float" office:value="993158.58512474" calcext:value-type="float">
            <text:p>993158.585124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0904.52215" calcext:value-type="float">
            <text:p>1442770904.52215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0.276914596557617" calcext:value-type="float">
            <text:p>0.2769145966</text:p>
          </table:table-cell>
          <table:table-cell table:formula="of:=[.C36]/([.D36]-[.D35])" office:value-type="float" office:value="994001.67390668" calcext:value-type="float">
            <text:p>994001.673906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0904.53031" calcext:value-type="float">
            <text:p>1442770904.53031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0.285067558288574" calcext:value-type="float">
            <text:p>0.2850675583</text:p>
          </table:table-cell>
          <table:table-cell table:formula="of:=[.C37]/([.D37]-[.D36])" office:value-type="float" office:value="993013.369516903" calcext:value-type="float">
            <text:p>993013.3695169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0904.53847" calcext:value-type="float">
            <text:p>1442770904.53847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0.293233633041382" calcext:value-type="float">
            <text:p>0.293233633</text:p>
          </table:table-cell>
          <table:table-cell table:formula="of:=[.C38]/([.D38]-[.D37])" office:value-type="float" office:value="991418.796064349" calcext:value-type="float">
            <text:p>991418.7960643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0904.54665" calcext:value-type="float">
            <text:p>1442770904.54665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0.301412582397461" calcext:value-type="float">
            <text:p>0.3014125824</text:p>
          </table:table-cell>
          <table:table-cell table:formula="of:=[.C39]/([.D39]-[.D38])" office:value-type="float" office:value="989858.189301851" calcext:value-type="float">
            <text:p>989858.1893018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0904.55484" calcext:value-type="float">
            <text:p>1442770904.55484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0.309596300125122" calcext:value-type="float">
            <text:p>0.3095963001</text:p>
          </table:table-cell>
          <table:table-cell table:formula="of:=[.C40]/([.D40]-[.D39])" office:value-type="float" office:value="989281.432891479" calcext:value-type="float">
            <text:p>989281.4328914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0904.56303" calcext:value-type="float">
            <text:p>1442770904.56303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0.317793369293213" calcext:value-type="float">
            <text:p>0.3177933693</text:p>
          </table:table-cell>
          <table:table-cell table:formula="of:=[.C41]/([.D41]-[.D40])" office:value-type="float" office:value="987670.084756115" calcext:value-type="float">
            <text:p>987670.084756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0904.57122" calcext:value-type="float">
            <text:p>1442770904.57122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0.325981378555298" calcext:value-type="float">
            <text:p>0.3259813786</text:p>
          </table:table-cell>
          <table:table-cell table:formula="of:=[.C42]/([.D42]-[.D41])" office:value-type="float" office:value="988762.926477011" calcext:value-type="float">
            <text:p>988762.9264770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0904.5794" calcext:value-type="float">
            <text:p>1442770904.5794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0.334163904190063" calcext:value-type="float">
            <text:p>0.3341639042</text:p>
          </table:table-cell>
          <table:table-cell table:formula="of:=[.C43]/([.D43]-[.D42])" office:value-type="float" office:value="989425.558974359" calcext:value-type="float">
            <text:p>989425.5589743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0904.58757" calcext:value-type="float">
            <text:p>1442770904.58757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0.342329263687134" calcext:value-type="float">
            <text:p>0.3423292637</text:p>
          </table:table-cell>
          <table:table-cell table:formula="of:=[.C44]/([.D44]-[.D43])" office:value-type="float" office:value="991505.640738145" calcext:value-type="float">
            <text:p>991505.6407381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0904.59576" calcext:value-type="float">
            <text:p>1442770904.59576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0.350518941879272" calcext:value-type="float">
            <text:p>0.3505189419</text:p>
          </table:table-cell>
          <table:table-cell table:formula="of:=[.C45]/([.D45]-[.D44])" office:value-type="float" office:value="988561.431848617" calcext:value-type="float">
            <text:p>988561.4318486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0904.60391" calcext:value-type="float">
            <text:p>1442770904.60391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0.358673334121704" calcext:value-type="float">
            <text:p>0.3586733341</text:p>
          </table:table-cell>
          <table:table-cell table:formula="of:=[.C46]/([.D46]-[.D45])" office:value-type="float" office:value="992839.166832349" calcext:value-type="float">
            <text:p>992839.166832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0904.6121" calcext:value-type="float">
            <text:p>1442770904.6121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0.366857051849365" calcext:value-type="float">
            <text:p>0.3668570518</text:p>
          </table:table-cell>
          <table:table-cell table:formula="of:=[.C47]/([.D47]-[.D46])" office:value-type="float" office:value="989281.432891479" calcext:value-type="float">
            <text:p>989281.432891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0904.62038" calcext:value-type="float">
            <text:p>1442770904.62038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0.375144004821777" calcext:value-type="float">
            <text:p>0.3751440048</text:p>
          </table:table-cell>
          <table:table-cell table:formula="of:=[.C48]/([.D48]-[.D47])" office:value-type="float" office:value="976957.396397952" calcext:value-type="float">
            <text:p>976957.3963979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0904.62878" calcext:value-type="float">
            <text:p>1442770904.62878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0.383544921875" calcext:value-type="float">
            <text:p>0.3835449219</text:p>
          </table:table-cell>
          <table:table-cell table:formula="of:=[.C49]/([.D49]-[.D48])" office:value-type="float" office:value="963704.313315927" calcext:value-type="float">
            <text:p>963704.3133159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0904.63707" calcext:value-type="float">
            <text:p>1442770904.63707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0.391825675964355" calcext:value-type="float">
            <text:p>0.391825676</text:p>
          </table:table-cell>
          <table:table-cell table:formula="of:=[.C50]/([.D50]-[.D49])" office:value-type="float" office:value="977688.7361511" calcext:value-type="float">
            <text:p>977688.73615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0904.64526" calcext:value-type="float">
            <text:p>1442770904.64526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0.400019884109497" calcext:value-type="float">
            <text:p>0.4000198841</text:p>
          </table:table-cell>
          <table:table-cell table:formula="of:=[.C51]/([.D51]-[.D50])" office:value-type="float" office:value="988014.931595333" calcext:value-type="float">
            <text:p>988014.931595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0904.65344" calcext:value-type="float">
            <text:p>1442770904.65344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0.408200979232788" calcext:value-type="float">
            <text:p>0.4082009792</text:p>
          </table:table-cell>
          <table:table-cell table:formula="of:=[.C52]/([.D52]-[.D51])" office:value-type="float" office:value="989598.565716617" calcext:value-type="float">
            <text:p>989598.5657166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0904.66162" calcext:value-type="float">
            <text:p>1442770904.66162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0.416379928588867" calcext:value-type="float">
            <text:p>0.4163799286</text:p>
          </table:table-cell>
          <table:table-cell table:formula="of:=[.C53]/([.D53]-[.D52])" office:value-type="float" office:value="989858.189301851" calcext:value-type="float">
            <text:p>989858.1893018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0904.6698" calcext:value-type="float">
            <text:p>1442770904.6698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0.42455792427063" calcext:value-type="float">
            <text:p>0.4245579243</text:p>
          </table:table-cell>
          <table:table-cell table:formula="of:=[.C54]/([.D54]-[.D53])" office:value-type="float" office:value="989973.62129384" calcext:value-type="float">
            <text:p>989973.621293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0904.67795" calcext:value-type="float">
            <text:p>1442770904.67795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0.432710647583008" calcext:value-type="float">
            <text:p>0.4327106476</text:p>
          </table:table-cell>
          <table:table-cell table:formula="of:=[.C55]/([.D55]-[.D54])" office:value-type="float" office:value="993042.409241117" calcext:value-type="float">
            <text:p>993042.4092411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0904.68611" calcext:value-type="float">
            <text:p>1442770904.68611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0.440873146057129" calcext:value-type="float">
            <text:p>0.4408731461</text:p>
          </table:table-cell>
          <table:table-cell table:formula="of:=[.C56]/([.D56]-[.D55])" office:value-type="float" office:value="991853.1716322" calcext:value-type="float">
            <text:p>991853.17163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0904.69428" calcext:value-type="float">
            <text:p>1442770904.69428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0.449036121368408" calcext:value-type="float">
            <text:p>0.4490361214</text:p>
          </table:table-cell>
          <table:table-cell table:formula="of:=[.C57]/([.D57]-[.D56])" office:value-type="float" office:value="991795.232899118" calcext:value-type="float">
            <text:p>991795.2328991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0904.70244" calcext:value-type="float">
            <text:p>1442770904.70244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0.457195997238159" calcext:value-type="float">
            <text:p>0.4571959972</text:p>
          </table:table-cell>
          <table:table-cell table:formula="of:=[.C58]/([.D58]-[.D57])" office:value-type="float" office:value="992171.955704894" calcext:value-type="float">
            <text:p>992171.9557048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0904.71059" calcext:value-type="float">
            <text:p>1442770904.71059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0.465352058410645" calcext:value-type="float">
            <text:p>0.4653520584</text:p>
          </table:table-cell>
          <table:table-cell table:formula="of:=[.C59]/([.D59]-[.D58])" office:value-type="float" office:value="992636.007600339" calcext:value-type="float">
            <text:p>992636.0076003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0904.71875" calcext:value-type="float">
            <text:p>1442770904.71875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0.473515272140503" calcext:value-type="float">
            <text:p>0.4735152721</text:p>
          </table:table-cell>
          <table:table-cell table:formula="of:=[.C60]/([.D60]-[.D59])" office:value-type="float" office:value="991766.266070855" calcext:value-type="float">
            <text:p>991766.2660708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0904.72691" calcext:value-type="float">
            <text:p>1442770904.72691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0.481667280197144" calcext:value-type="float">
            <text:p>0.4816672802</text:p>
          </table:table-cell>
          <table:table-cell table:formula="of:=[.C61]/([.D61]-[.D60])" office:value-type="float" office:value="993129.538605522" calcext:value-type="float">
            <text:p>993129.5386055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0904.73506" calcext:value-type="float">
            <text:p>1442770904.73506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0.48981785774231" calcext:value-type="float">
            <text:p>0.4898178577</text:p>
          </table:table-cell>
          <table:table-cell table:formula="of:=[.C62]/([.D62]-[.D61])" office:value-type="float" office:value="993303.843210671" calcext:value-type="float">
            <text:p>993303.8432106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0904.7432" calcext:value-type="float">
            <text:p>1442770904.7432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0.497962236404419" calcext:value-type="float">
            <text:p>0.4979622364</text:p>
          </table:table-cell>
          <table:table-cell table:formula="of:=[.C63]/([.D63]-[.D62])" office:value-type="float" office:value="994059.870725995" calcext:value-type="float">
            <text:p>994059.8707259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0904.75136" calcext:value-type="float">
            <text:p>1442770904.75136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0.506122350692749" calcext:value-type="float">
            <text:p>0.5061223507</text:p>
          </table:table-cell>
          <table:table-cell table:formula="of:=[.C64]/([.D64]-[.D63])" office:value-type="float" office:value="992142.966867294" calcext:value-type="float">
            <text:p>992142.9668672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0904.75953" calcext:value-type="float">
            <text:p>1442770904.75953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0.51429295539856" calcext:value-type="float">
            <text:p>0.5142929554</text:p>
          </table:table-cell>
          <table:table-cell table:formula="of:=[.C65]/([.D65]-[.D64])" office:value-type="float" office:value="990869.132885906" calcext:value-type="float">
            <text:p>990869.1328859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0904.76772" calcext:value-type="float">
            <text:p>1442770904.76772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0.522485017776489" calcext:value-type="float">
            <text:p>0.5224850178</text:p>
          </table:table-cell>
          <table:table-cell table:formula="of:=[.C66]/([.D66]-[.D65])" office:value-type="float" office:value="988273.724796275" calcext:value-type="float">
            <text:p>988273.7247962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0904.776" calcext:value-type="float">
            <text:p>1442770904.776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0.530763626098633" calcext:value-type="float">
            <text:p>0.5307636261</text:p>
          </table:table-cell>
          <table:table-cell table:formula="of:=[.C67]/([.D67]-[.D66])" office:value-type="float" office:value="977942.147395098" calcext:value-type="float">
            <text:p>977942.1473950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0904.78417" calcext:value-type="float">
            <text:p>1442770904.78417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0.538927316665649" calcext:value-type="float">
            <text:p>0.5389273167</text:p>
          </table:table-cell>
          <table:table-cell table:formula="of:=[.C68]/([.D68]-[.D67])" office:value-type="float" office:value="991708.337490143" calcext:value-type="float">
            <text:p>991708.3374901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0904.79229" calcext:value-type="float">
            <text:p>1442770904.79229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0.547052383422852" calcext:value-type="float">
            <text:p>0.5470523834</text:p>
          </table:table-cell>
          <table:table-cell table:formula="of:=[.C69]/([.D69]-[.D68])" office:value-type="float" office:value="996422.582352769" calcext:value-type="float">
            <text:p>996422.5823527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0904.80043" calcext:value-type="float">
            <text:p>1442770904.80043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0.555188417434692" calcext:value-type="float">
            <text:p>0.5551884174</text:p>
          </table:table-cell>
          <table:table-cell table:formula="of:=[.C70]/([.D70]-[.D69])" office:value-type="float" office:value="995079.419311355" calcext:value-type="float">
            <text:p>995079.4193113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0904.80856" calcext:value-type="float">
            <text:p>1442770904.80856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0.563318014144897" calcext:value-type="float">
            <text:p>0.5633180141</text:p>
          </table:table-cell>
          <table:table-cell table:formula="of:=[.C71]/([.D71]-[.D70])" office:value-type="float" office:value="995867.358320136" calcext:value-type="float">
            <text:p>995867.3583201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0904.81668" calcext:value-type="float">
            <text:p>1442770904.81668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0.571436882019043" calcext:value-type="float">
            <text:p>0.571436882</text:p>
          </table:table-cell>
          <table:table-cell table:formula="of:=[.C72]/([.D72]-[.D71])" office:value-type="float" office:value="997183.366634364" calcext:value-type="float">
            <text:p>997183.3666343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0904.8248" calcext:value-type="float">
            <text:p>1442770904.8248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0.579563140869141" calcext:value-type="float">
            <text:p>0.5795631409</text:p>
          </table:table-cell>
          <table:table-cell table:formula="of:=[.C73]/([.D73]-[.D72])" office:value-type="float" office:value="996276.410749912" calcext:value-type="float">
            <text:p>996276.4107499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0904.83299" calcext:value-type="float">
            <text:p>1442770904.83299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0.587748765945435" calcext:value-type="float">
            <text:p>0.5877487659</text:p>
          </table:table-cell>
          <table:table-cell table:formula="of:=[.C74]/([.D74]-[.D73])" office:value-type="float" office:value="989050.918474937" calcext:value-type="float">
            <text:p>989050.9184749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0904.84118" calcext:value-type="float">
            <text:p>1442770904.84118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0.595941543579102" calcext:value-type="float">
            <text:p>0.5959415436</text:p>
          </table:table-cell>
          <table:table-cell table:formula="of:=[.C75]/([.D75]-[.D74])" office:value-type="float" office:value="988187.445333644" calcext:value-type="float">
            <text:p>988187.4453336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0904.84936" calcext:value-type="float">
            <text:p>1442770904.84936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0.604121685028076" calcext:value-type="float">
            <text:p>0.604121685</text:p>
          </table:table-cell>
          <table:table-cell table:formula="of:=[.C76]/([.D76]-[.D75])" office:value-type="float" office:value="989713.937161178" calcext:value-type="float">
            <text:p>989713.9371611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0904.85755" calcext:value-type="float">
            <text:p>1442770904.85755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0.612308979034424" calcext:value-type="float">
            <text:p>0.612308979</text:p>
          </table:table-cell>
          <table:table-cell table:formula="of:=[.C77]/([.D77]-[.D76])" office:value-type="float" office:value="988849.306464764" calcext:value-type="float">
            <text:p>988849.3064647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0904.86577" calcext:value-type="float">
            <text:p>1442770904.86577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0.620530366897583" calcext:value-type="float">
            <text:p>0.6205303669</text:p>
          </table:table-cell>
          <table:table-cell table:formula="of:=[.C78]/([.D78]-[.D77])" office:value-type="float" office:value="984748.57709596" calcext:value-type="float">
            <text:p>984748.577095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0904.87396" calcext:value-type="float">
            <text:p>1442770904.87396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0.628718852996826" calcext:value-type="float">
            <text:p>0.628718853</text:p>
          </table:table-cell>
          <table:table-cell table:formula="of:=[.C79]/([.D79]-[.D78])" office:value-type="float" office:value="988705.348202067" calcext:value-type="float">
            <text:p>988705.3482020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0904.88217" calcext:value-type="float">
            <text:p>1442770904.88217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0.636929512023926" calcext:value-type="float">
            <text:p>0.636929512</text:p>
          </table:table-cell>
          <table:table-cell table:formula="of:=[.C80]/([.D80]-[.D79])" office:value-type="float" office:value="986035.344212788" calcext:value-type="float">
            <text:p>986035.3442127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0904.89038" calcext:value-type="float">
            <text:p>1442770904.89038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0.645136594772339" calcext:value-type="float">
            <text:p>0.6451365948</text:p>
          </table:table-cell>
          <table:table-cell table:formula="of:=[.C81]/([.D81]-[.D80])" office:value-type="float" office:value="986465.014205618" calcext:value-type="float">
            <text:p>986465.0142056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0904.89858" calcext:value-type="float">
            <text:p>1442770904.89858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0.653343439102173" calcext:value-type="float">
            <text:p>0.6533434391</text:p>
          </table:table-cell>
          <table:table-cell table:formula="of:=[.C82]/([.D82]-[.D81])" office:value-type="float" office:value="986493.672186393" calcext:value-type="float">
            <text:p>986493.6721863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0904.90695" calcext:value-type="float">
            <text:p>1442770904.90695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0.661707162857056" calcext:value-type="float">
            <text:p>0.6617071629</text:p>
          </table:table-cell>
          <table:table-cell table:formula="of:=[.C83]/([.D83]-[.D82])" office:value-type="float" office:value="967989.885518814" calcext:value-type="float">
            <text:p>967989.8855188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0904.91515" calcext:value-type="float">
            <text:p>1442770904.91515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0.669913291931152" calcext:value-type="float">
            <text:p>0.6699132919</text:p>
          </table:table-cell>
          <table:table-cell table:formula="of:=[.C84]/([.D84]-[.D83])" office:value-type="float" office:value="986579.656120166" calcext:value-type="float">
            <text:p>986579.6561201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0904.92337" calcext:value-type="float">
            <text:p>1442770904.92337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0.678128004074097" calcext:value-type="float">
            <text:p>0.6781280041</text:p>
          </table:table-cell>
          <table:table-cell table:formula="of:=[.C85]/([.D85]-[.D84])" office:value-type="float" office:value="985548.837149906" calcext:value-type="float">
            <text:p>985548.8371499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0904.93158" calcext:value-type="float">
            <text:p>1442770904.93158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0.686340093612671" calcext:value-type="float">
            <text:p>0.6863400936</text:p>
          </table:table-cell>
          <table:table-cell table:formula="of:=[.C86]/([.D86]-[.D85])" office:value-type="float" office:value="985863.581001045" calcext:value-type="float">
            <text:p>985863.5810010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0904.93978" calcext:value-type="float">
            <text:p>1442770904.93978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0.69454288482666" calcext:value-type="float">
            <text:p>0.6945428848</text:p>
          </table:table-cell>
          <table:table-cell table:formula="of:=[.C87]/([.D87]-[.D86])" office:value-type="float" office:value="986981.112745241" calcext:value-type="float">
            <text:p>986981.1127452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0904.94801" calcext:value-type="float">
            <text:p>1442770904.94801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0.702771902084351" calcext:value-type="float">
            <text:p>0.7027719021</text:p>
          </table:table-cell>
          <table:table-cell table:formula="of:=[.C88]/([.D88]-[.D87])" office:value-type="float" office:value="983835.584064899" calcext:value-type="float">
            <text:p>983835.5840648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0904.95618" calcext:value-type="float">
            <text:p>1442770904.95618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0.710939645767212" calcext:value-type="float">
            <text:p>0.7109396458</text:p>
          </table:table-cell>
          <table:table-cell table:formula="of:=[.C89]/([.D89]-[.D88])" office:value-type="float" office:value="991216.217642594" calcext:value-type="float">
            <text:p>991216.2176425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0904.96443" calcext:value-type="float">
            <text:p>1442770904.96443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0.719192981719971" calcext:value-type="float">
            <text:p>0.7191929817</text:p>
          </table:table-cell>
          <table:table-cell table:formula="of:=[.C90]/([.D90]-[.D89])" office:value-type="float" office:value="980936.683825866" calcext:value-type="float">
            <text:p>980936.6838258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0904.9727" calcext:value-type="float">
            <text:p>1442770904.9727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0.727457761764526" calcext:value-type="float">
            <text:p>0.7274577618</text:p>
          </table:table-cell>
          <table:table-cell table:formula="of:=[.C91]/([.D91]-[.D90])" office:value-type="float" office:value="979578.398499928" calcext:value-type="float">
            <text:p>979578.3984999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0904.98092" calcext:value-type="float">
            <text:p>1442770904.98092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0.735678672790527" calcext:value-type="float">
            <text:p>0.7356786728</text:p>
          </table:table-cell>
          <table:table-cell table:formula="of:=[.C92]/([.D92]-[.D91])" office:value-type="float" office:value="984805.695426467" calcext:value-type="float">
            <text:p>984805.6954264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0904.98913" calcext:value-type="float">
            <text:p>1442770904.98913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0.743885517120361" calcext:value-type="float">
            <text:p>0.7438855171</text:p>
          </table:table-cell>
          <table:table-cell table:formula="of:=[.C93]/([.D93]-[.D92])" office:value-type="float" office:value="986493.672186393" calcext:value-type="float">
            <text:p>986493.6721863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0904.99734" calcext:value-type="float">
            <text:p>1442770904.99734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0.752100229263306" calcext:value-type="float">
            <text:p>0.7521002293</text:p>
          </table:table-cell>
          <table:table-cell table:formula="of:=[.C94]/([.D94]-[.D93])" office:value-type="float" office:value="985548.837149906" calcext:value-type="float">
            <text:p>985548.8371499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0905.00566" calcext:value-type="float">
            <text:p>1442770905.00566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0.760416507720947" calcext:value-type="float">
            <text:p>0.7604165077</text:p>
          </table:table-cell>
          <table:table-cell table:formula="of:=[.C95]/([.D95]-[.D94])" office:value-type="float" office:value="973512.375906654" calcext:value-type="float">
            <text:p>973512.3759066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0905.01399" calcext:value-type="float">
            <text:p>1442770905.01399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0.768748760223389" calcext:value-type="float">
            <text:p>0.7687487602</text:p>
          </table:table-cell>
          <table:table-cell table:formula="of:=[.C96]/([.D96]-[.D95])" office:value-type="float" office:value="971646.022204418" calcext:value-type="float">
            <text:p>971646.0222044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0905.02233" calcext:value-type="float">
            <text:p>1442770905.02233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0.777095317840576" calcext:value-type="float">
            <text:p>0.7770953178</text:p>
          </table:table-cell>
          <table:table-cell table:formula="of:=[.C97]/([.D97]-[.D96])" office:value-type="float" office:value="969980.723948812" calcext:value-type="float">
            <text:p>969980.7239488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0905.03069" calcext:value-type="float">
            <text:p>1442770905.03069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0.785453796386719" calcext:value-type="float">
            <text:p>0.7854537964</text:p>
          </table:table-cell>
          <table:table-cell table:formula="of:=[.C98]/([.D98]-[.D97])" office:value-type="float" office:value="968597.329682241" calcext:value-type="float">
            <text:p>968597.3296822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0905.03902" calcext:value-type="float">
            <text:p>1442770905.03902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0.793776750564575" calcext:value-type="float">
            <text:p>0.7937767506</text:p>
          </table:table-cell>
          <table:table-cell table:formula="of:=[.C99]/([.D99]-[.D98])" office:value-type="float" office:value="972731.535821708" calcext:value-type="float">
            <text:p>972731.5358217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0905.04732" calcext:value-type="float">
            <text:p>1442770905.04732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0.80208420753479" calcext:value-type="float">
            <text:p>0.8020842075</text:p>
          </table:table-cell>
          <table:table-cell table:formula="of:=[.C100]/([.D100]-[.D99])" office:value-type="float" office:value="974546.125129147" calcext:value-type="float">
            <text:p>974546.1251291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0905.05565" calcext:value-type="float">
            <text:p>1442770905.05565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0.810410261154175" calcext:value-type="float">
            <text:p>0.8104102612</text:p>
          </table:table-cell>
          <table:table-cell table:formula="of:=[.C101]/([.D101]-[.D100])" office:value-type="float" office:value="972369.428555066" calcext:value-type="float">
            <text:p>972369.428555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0905.06398" calcext:value-type="float">
            <text:p>1442770905.06398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0.818738460540772" calcext:value-type="float">
            <text:p>0.8187384605</text:p>
          </table:table-cell>
          <table:table-cell table:formula="of:=[.C102]/([.D102]-[.D101])" office:value-type="float" office:value="972118.896796542" calcext:value-type="float">
            <text:p>972118.8967965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0905.07242" calcext:value-type="float">
            <text:p>1442770905.07242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0.827176094055176" calcext:value-type="float">
            <text:p>0.8271760941</text:p>
          </table:table-cell>
          <table:table-cell table:formula="of:=[.C103]/([.D103]-[.D102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0905.08081" calcext:value-type="float">
            <text:p>1442770905.08081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0.835571765899658" calcext:value-type="float">
            <text:p>0.8355717659</text:p>
          </table:table-cell>
          <table:table-cell table:formula="of:=[.C104]/([.D104]-[.D103])" office:value-type="float" office:value="964306.38904981" calcext:value-type="float">
            <text:p>964306.389049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0905.08924" calcext:value-type="float">
            <text:p>1442770905.08924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0.843997240066528" calcext:value-type="float">
            <text:p>0.8439972401</text:p>
          </table:table-cell>
          <table:table-cell table:formula="of:=[.C105]/([.D105]-[.D104])" office:value-type="float" office:value="960895.474801211" calcext:value-type="float">
            <text:p>960895.4748012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0905.09767" calcext:value-type="float">
            <text:p>1442770905.09767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0.852427482604981" calcext:value-type="float">
            <text:p>0.8524274826</text:p>
          </table:table-cell>
          <table:table-cell table:formula="of:=[.C106]/([.D106]-[.D105])" office:value-type="float" office:value="960351.96651489" calcext:value-type="float">
            <text:p>960351.966514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0905.10609" calcext:value-type="float">
            <text:p>1442770905.10609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0.860855579376221" calcext:value-type="float">
            <text:p>0.8608555794</text:p>
          </table:table-cell>
          <table:table-cell table:formula="of:=[.C107]/([.D107]-[.D106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0905.1145" calcext:value-type="float">
            <text:p>1442770905.1145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0.869264125823975" calcext:value-type="float">
            <text:p>0.8692641258</text:p>
          </table:table-cell>
          <table:table-cell table:formula="of:=[.C108]/([.D108]-[.D107])" office:value-type="float" office:value="962829.907678349" calcext:value-type="float">
            <text:p>962829.9076783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0905.12289" calcext:value-type="float">
            <text:p>1442770905.12289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0.87764835357666" calcext:value-type="float">
            <text:p>0.8776483536</text:p>
          </table:table-cell>
          <table:table-cell table:formula="of:=[.C109]/([.D109]-[.D108])" office:value-type="float" office:value="965622.623670591" calcext:value-type="float">
            <text:p>965622.6236705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0905.13134" calcext:value-type="float">
            <text:p>1442770905.13134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0.886098384857178" calcext:value-type="float">
            <text:p>0.8860983849</text:p>
          </table:table-cell>
          <table:table-cell table:formula="of:=[.C110]/([.D110]-[.D109])" office:value-type="float" office:value="958102.96213532" calcext:value-type="float">
            <text:p>958102.962135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0905.13975" calcext:value-type="float">
            <text:p>1442770905.13975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0.894511222839356" calcext:value-type="float">
            <text:p>0.8945112228</text:p>
          </table:table-cell>
          <table:table-cell table:formula="of:=[.C111]/([.D111]-[.D110])" office:value-type="float" office:value="962338.751459502" calcext:value-type="float">
            <text:p>962338.7514595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0905.14819" calcext:value-type="float">
            <text:p>1442770905.14819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0.902947425842285" calcext:value-type="float">
            <text:p>0.9029474258</text:p>
          </table:table-cell>
          <table:table-cell table:formula="of:=[.C112]/([.D112]-[.D111])" office:value-type="float" office:value="959673.44517296" calcext:value-type="float">
            <text:p>959673.445172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0905.15664" calcext:value-type="float">
            <text:p>1442770905.15664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0.911400079727173" calcext:value-type="float">
            <text:p>0.9114000797</text:p>
          </table:table-cell>
          <table:table-cell table:formula="of:=[.C113]/([.D113]-[.D112])" office:value-type="float" office:value="957805.691591685" calcext:value-type="float">
            <text:p>957805.6915916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0905.16503" calcext:value-type="float">
            <text:p>1442770905.16503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0.919790744781494" calcext:value-type="float">
            <text:p>0.9197907448</text:p>
          </table:table-cell>
          <table:table-cell table:formula="of:=[.C114]/([.D114]-[.D113])" office:value-type="float" office:value="964881.79990339" calcext:value-type="float">
            <text:p>964881.799903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0905.17344" calcext:value-type="float">
            <text:p>1442770905.17344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0.928202152252197" calcext:value-type="float">
            <text:p>0.9282021523</text:p>
          </table:table-cell>
          <table:table-cell table:formula="of:=[.C115]/([.D115]-[.D114])" office:value-type="float" office:value="962502.414512472" calcext:value-type="float">
            <text:p>962502.4145124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0905.18193" calcext:value-type="float">
            <text:p>1442770905.18193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0.936692237854004" calcext:value-type="float">
            <text:p>0.9366922379</text:p>
          </table:table-cell>
          <table:table-cell table:formula="of:=[.C116]/([.D116]-[.D115])" office:value-type="float" office:value="953582.847065431" calcext:value-type="float">
            <text:p>953582.8470654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0905.19039" calcext:value-type="float">
            <text:p>1442770905.19039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0.945149183273315" calcext:value-type="float">
            <text:p>0.9451491833</text:p>
          </table:table-cell>
          <table:table-cell table:formula="of:=[.C117]/([.D117]-[.D116])" office:value-type="float" office:value="957319.646584534" calcext:value-type="float">
            <text:p>957319.6465845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0905.19882" calcext:value-type="float">
            <text:p>1442770905.19882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0.9535813331604" calcext:value-type="float">
            <text:p>0.9535813332</text:p>
          </table:table-cell>
          <table:table-cell table:formula="of:=[.C118]/([.D118]-[.D117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0905.20726" calcext:value-type="float">
            <text:p>1442770905.20726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0.962019443511963" calcext:value-type="float">
            <text:p>0.9620194435</text:p>
          </table:table-cell>
          <table:table-cell table:formula="of:=[.C119]/([.D119]-[.D118])" office:value-type="float" office:value="959456.52079566" calcext:value-type="float">
            <text:p>959456.520795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0905.21567" calcext:value-type="float">
            <text:p>1442770905.21567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0.970430135726929" calcext:value-type="float">
            <text:p>0.9704301357</text:p>
          </table:table-cell>
          <table:table-cell table:formula="of:=[.C120]/([.D120]-[.D119])" office:value-type="float" office:value="962584.266916121" calcext:value-type="float">
            <text:p>962584.266916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0905.2241" calcext:value-type="float">
            <text:p>1442770905.2241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0.978857755661011" calcext:value-type="float">
            <text:p>0.9788577557</text:p>
          </table:table-cell>
          <table:table-cell table:formula="of:=[.C121]/([.D121]-[.D120])" office:value-type="float" office:value="960650.819961525" calcext:value-type="float">
            <text:p>960650.819961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0905.23257" calcext:value-type="float">
            <text:p>1442770905.23257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0.987326383590698" calcext:value-type="float">
            <text:p>0.9873263836</text:p>
          </table:table-cell>
          <table:table-cell table:formula="of:=[.C122]/([.D122]-[.D121])" office:value-type="float" office:value="955999.01981982" calcext:value-type="float">
            <text:p>955999.019819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0905.241" calcext:value-type="float">
            <text:p>1442770905.241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0.995763063430786" calcext:value-type="float">
            <text:p>0.9957630634</text:p>
          </table:table-cell>
          <table:table-cell table:formula="of:=[.C123]/([.D123]-[.D122])" office:value-type="float" office:value="959619.204883287" calcext:value-type="float">
            <text:p>959619.2048832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0905.24944" calcext:value-type="float">
            <text:p>1442770905.24944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1.00420188903809" calcext:value-type="float">
            <text:p>1.004201889</text:p>
          </table:table-cell>
          <table:table-cell table:formula="of:=[.C124]/([.D124]-[.D123])" office:value-type="float" office:value="959375.199434948" calcext:value-type="float">
            <text:p>959375.1994349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0905.25788" calcext:value-type="float">
            <text:p>1442770905.25788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1.01264524459839" calcext:value-type="float">
            <text:p>1.0126452446</text:p>
          </table:table-cell>
          <table:table-cell table:formula="of:=[.C125]/([.D125]-[.D124])" office:value-type="float" office:value="958860.484102332" calcext:value-type="float">
            <text:p>958860.4841023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0905.2663" calcext:value-type="float">
            <text:p>1442770905.2663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1.02106356620789" calcext:value-type="float">
            <text:p>1.0210635662</text:p>
          </table:table-cell>
          <table:table-cell table:formula="of:=[.C126]/([.D126]-[.D125])" office:value-type="float" office:value="961711.891699" calcext:value-type="float">
            <text:p>961711.8916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0905.27478" calcext:value-type="float">
            <text:p>1442770905.27478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1.02953743934631" calcext:value-type="float">
            <text:p>1.0295374393</text:p>
          </table:table-cell>
          <table:table-cell table:formula="of:=[.C127]/([.D127]-[.D126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0905.28319" calcext:value-type="float">
            <text:p>1442770905.28319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1.03795218467712" calcext:value-type="float">
            <text:p>1.0379521847</text:p>
          </table:table-cell>
          <table:table-cell table:formula="of:=[.C128]/([.D128]-[.D127])" office:value-type="float" office:value="962120.620615402" calcext:value-type="float">
            <text:p>962120.6206154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0905.29168" calcext:value-type="float">
            <text:p>1442770905.29168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1.04643678665161" calcext:value-type="float">
            <text:p>1.0464367867</text:p>
          </table:table-cell>
          <table:table-cell table:formula="of:=[.C129]/([.D129]-[.D128])" office:value-type="float" office:value="954199.1509259" calcext:value-type="float">
            <text:p>954199.15092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0905.30009" calcext:value-type="float">
            <text:p>1442770905.30009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1.05485391616821" calcext:value-type="float">
            <text:p>1.0548539162</text:p>
          </table:table-cell>
          <table:table-cell table:formula="of:=[.C130]/([.D130]-[.D129])" office:value-type="float" office:value="961848.096079764" calcext:value-type="float">
            <text:p>961848.0960797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0905.30862" calcext:value-type="float">
            <text:p>1442770905.30862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1.06338500976563" calcext:value-type="float">
            <text:p>1.0633850098</text:p>
          </table:table-cell>
          <table:table-cell table:formula="of:=[.C131]/([.D131]-[.D130])" office:value-type="float" office:value="948999.082890839" calcext:value-type="float">
            <text:p>948999.0828908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0905.31698" calcext:value-type="float">
            <text:p>1442770905.31698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1.07174110412598" calcext:value-type="float">
            <text:p>1.0717411041</text:p>
          </table:table-cell>
          <table:table-cell table:formula="of:=[.C132]/([.D132]-[.D131])" office:value-type="float" office:value="968873.692764209" calcext:value-type="float">
            <text:p>968873.692764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0905.32543" calcext:value-type="float">
            <text:p>1442770905.32543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1.08019304275513" calcext:value-type="float">
            <text:p>1.0801930428</text:p>
          </table:table-cell>
          <table:table-cell table:formula="of:=[.C133]/([.D133]-[.D132])" office:value-type="float" office:value="957886.747080395" calcext:value-type="float">
            <text:p>957886.7470803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0905.33376" calcext:value-type="float">
            <text:p>1442770905.33376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1.08852529525757" calcext:value-type="float">
            <text:p>1.0885252953</text:p>
          </table:table-cell>
          <table:table-cell table:formula="of:=[.C134]/([.D134]-[.D133])" office:value-type="float" office:value="971646.022204418" calcext:value-type="float">
            <text:p>971646.0222044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0905.34217" calcext:value-type="float">
            <text:p>1442770905.34217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1.09692907333374" calcext:value-type="float">
            <text:p>1.0969290733</text:p>
          </table:table-cell>
          <table:table-cell table:formula="of:=[.C135]/([.D135]-[.D134])" office:value-type="float" office:value="963376.225147526" calcext:value-type="float">
            <text:p>963376.2251475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0905.35062" calcext:value-type="float">
            <text:p>1442770905.35062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1.10538268089294" calcext:value-type="float">
            <text:p>1.1053826809</text:p>
          </table:table-cell>
          <table:table-cell table:formula="of:=[.C136]/([.D136]-[.D135])" office:value-type="float" office:value="957697.638942945" calcext:value-type="float">
            <text:p>957697.6389429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0905.35906" calcext:value-type="float">
            <text:p>1442770905.35906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1.11381769180298" calcext:value-type="float">
            <text:p>1.1138176918</text:p>
          </table:table-cell>
          <table:table-cell table:formula="of:=[.C137]/([.D137]-[.D136])" office:value-type="float" office:value="959809.072726759" calcext:value-type="float">
            <text:p>959809.0727267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0905.36742" calcext:value-type="float">
            <text:p>1442770905.36742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1.12217688560486" calcext:value-type="float">
            <text:p>1.1221768856</text:p>
          </table:table-cell>
          <table:table-cell table:formula="of:=[.C138]/([.D138]-[.D137])" office:value-type="float" office:value="968514.451498816" calcext:value-type="float">
            <text:p>968514.4514988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0905.37578" calcext:value-type="float">
            <text:p>1442770905.37578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1.13053703308105" calcext:value-type="float">
            <text:p>1.1305370331</text:p>
          </table:table-cell>
          <table:table-cell table:formula="of:=[.C139]/([.D139]-[.D138])" office:value-type="float" office:value="968403.969314131" calcext:value-type="float">
            <text:p>968403.9693141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0905.38413" calcext:value-type="float">
            <text:p>1442770905.38413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1.13888692855835" calcext:value-type="float">
            <text:p>1.1388869286</text:p>
          </table:table-cell>
          <table:table-cell table:formula="of:=[.C140]/([.D140]-[.D139])" office:value-type="float" office:value="969592.9753869" calcext:value-type="float">
            <text:p>969592.97538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0905.39249" calcext:value-type="float">
            <text:p>1442770905.39249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1.14724946022034" calcext:value-type="float">
            <text:p>1.1472494602</text:p>
          </table:table-cell>
          <table:table-cell table:formula="of:=[.C141]/([.D141]-[.D140])" office:value-type="float" office:value="968127.874098361" calcext:value-type="float">
            <text:p>968127.8740983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0905.40091" calcext:value-type="float">
            <text:p>1442770905.40091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1.15567207336426" calcext:value-type="float">
            <text:p>1.1556720734</text:p>
          </table:table-cell>
          <table:table-cell table:formula="of:=[.C142]/([.D142]-[.D141])" office:value-type="float" office:value="961221.875166303" calcext:value-type="float">
            <text:p>961221.8751663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0905.40927" calcext:value-type="float">
            <text:p>1442770905.40927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1.16403126716614" calcext:value-type="float">
            <text:p>1.1640312672</text:p>
          </table:table-cell>
          <table:table-cell table:formula="of:=[.C143]/([.D143]-[.D142])" office:value-type="float" office:value="968514.451498816" calcext:value-type="float">
            <text:p>968514.4514988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0905.41764" calcext:value-type="float">
            <text:p>1442770905.41764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1.17239761352539" calcext:value-type="float">
            <text:p>1.1723976135</text:p>
          </table:table-cell>
          <table:table-cell table:formula="of:=[.C144]/([.D144]-[.D143])" office:value-type="float" office:value="967686.449061013" calcext:value-type="float">
            <text:p>967686.4490610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0905.42597" calcext:value-type="float">
            <text:p>1442770905.42597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1.18073105812073" calcext:value-type="float">
            <text:p>1.1807310581</text:p>
          </table:table-cell>
          <table:table-cell table:formula="of:=[.C145]/([.D145]-[.D144])" office:value-type="float" office:value="971507.028981775" calcext:value-type="float">
            <text:p>971507.0289817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0905.43427" calcext:value-type="float">
            <text:p>1442770905.43427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1.18902707099915" calcext:value-type="float">
            <text:p>1.189027071</text:p>
          </table:table-cell>
          <table:table-cell table:formula="of:=[.C146]/([.D146]-[.D145])" office:value-type="float" office:value="975890.481204736" calcext:value-type="float">
            <text:p>975890.4812047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0905.44258" calcext:value-type="float">
            <text:p>1442770905.44258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1.19733953475952" calcext:value-type="float">
            <text:p>1.1973395348</text:p>
          </table:table-cell>
          <table:table-cell table:formula="of:=[.C147]/([.D147]-[.D146])" office:value-type="float" office:value="973959.133342894" calcext:value-type="float">
            <text:p>973959.1333428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0905.45096" calcext:value-type="float">
            <text:p>1442770905.45096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1.20572376251221" calcext:value-type="float">
            <text:p>1.2057237625</text:p>
          </table:table-cell>
          <table:table-cell table:formula="of:=[.C148]/([.D148]-[.D147])" office:value-type="float" office:value="965622.623670591" calcext:value-type="float">
            <text:p>965622.6236705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0905.45933" calcext:value-type="float">
            <text:p>1442770905.45933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1.21408796310425" calcext:value-type="float">
            <text:p>1.2140879631</text:p>
          </table:table-cell>
          <table:table-cell table:formula="of:=[.C149]/([.D149]-[.D148])" office:value-type="float" office:value="967934.701100279" calcext:value-type="float">
            <text:p>967934.7011002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0905.46764" calcext:value-type="float">
            <text:p>1442770905.46764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1.22240209579468" calcext:value-type="float">
            <text:p>1.2224020958</text:p>
          </table:table-cell>
          <table:table-cell table:formula="of:=[.C150]/([.D150]-[.D149])" office:value-type="float" office:value="973763.626519844" calcext:value-type="float">
            <text:p>973763.6265198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0905.476" calcext:value-type="float">
            <text:p>1442770905.476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1.23075675964355" calcext:value-type="float">
            <text:p>1.2307567596</text:p>
          </table:table-cell>
          <table:table-cell table:formula="of:=[.C151]/([.D151]-[.D150])" office:value-type="float" office:value="969039.586324981" calcext:value-type="float">
            <text:p>969039.5863249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0905.48426" calcext:value-type="float">
            <text:p>1442770905.48426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1.23902487754822" calcext:value-type="float">
            <text:p>1.2390248775</text:p>
          </table:table-cell>
          <table:table-cell table:formula="of:=[.C152]/([.D152]-[.D151])" office:value-type="float" office:value="979182.94022319" calcext:value-type="float">
            <text:p>979182.940223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0905.49269" calcext:value-type="float">
            <text:p>1442770905.49269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1.24744820594788" calcext:value-type="float">
            <text:p>1.2474482059</text:p>
          </table:table-cell>
          <table:table-cell table:formula="of:=[.C153]/([.D153]-[.D152])" office:value-type="float" office:value="961140.25428814" calcext:value-type="float">
            <text:p>961140.254288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0905.50115" calcext:value-type="float">
            <text:p>1442770905.50115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1.2559072971344" calcext:value-type="float">
            <text:p>1.2559072971</text:p>
          </table:table-cell>
          <table:table-cell table:formula="of:=[.C154]/([.D154]-[.D153])" office:value-type="float" office:value="957076.809019166" calcext:value-type="float">
            <text:p>957076.8090191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0905.5095" calcext:value-type="float">
            <text:p>1442770905.5095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1.26426458358765" calcext:value-type="float">
            <text:p>1.2642645836</text:p>
          </table:table-cell>
          <table:table-cell table:formula="of:=[.C155]/([.D155]-[.D154])" office:value-type="float" office:value="968735.491512852" calcext:value-type="float">
            <text:p>968735.4915128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0905.51796" calcext:value-type="float">
            <text:p>1442770905.51796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1.27272391319275" calcext:value-type="float">
            <text:p>1.2727239132</text:p>
          </table:table-cell>
          <table:table-cell table:formula="of:=[.C156]/([.D156]-[.D155])" office:value-type="float" office:value="957049.834672078" calcext:value-type="float">
            <text:p>957049.8346720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0905.52637" calcext:value-type="float">
            <text:p>1442770905.52637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1.28113198280334" calcext:value-type="float">
            <text:p>1.2811319828</text:p>
          </table:table-cell>
          <table:table-cell table:formula="of:=[.C157]/([.D157]-[.D156])" office:value-type="float" office:value="962884.511540861" calcext:value-type="float">
            <text:p>962884.5115408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0905.5348" calcext:value-type="float">
            <text:p>1442770905.5348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1.28956270217896" calcext:value-type="float">
            <text:p>1.2895627022</text:p>
          </table:table-cell>
          <table:table-cell table:formula="of:=[.C158]/([.D158]-[.D157])" office:value-type="float" office:value="960297.649500863" calcext:value-type="float">
            <text:p>960297.6495008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0905.54317" calcext:value-type="float">
            <text:p>1442770905.54317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1.29793357849121" calcext:value-type="float">
            <text:p>1.2979335785</text:p>
          </table:table-cell>
          <table:table-cell table:formula="of:=[.C159]/([.D159]-[.D158])" office:value-type="float" office:value="967162.779379094" calcext:value-type="float">
            <text:p>967162.7793790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0905.55158" calcext:value-type="float">
            <text:p>1442770905.55158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1.30633878707886" calcext:value-type="float">
            <text:p>1.3063387871</text:p>
          </table:table-cell>
          <table:table-cell table:formula="of:=[.C160]/([.D160]-[.D159])" office:value-type="float" office:value="963212.264821013" calcext:value-type="float">
            <text:p>963212.2648210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0905.56008" calcext:value-type="float">
            <text:p>1442770905.56008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1.31484150886536" calcext:value-type="float">
            <text:p>1.3148415089</text:p>
          </table:table-cell>
          <table:table-cell table:formula="of:=[.C161]/([.D161]-[.D160])" office:value-type="float" office:value="952165.695090149" calcext:value-type="float">
            <text:p>952165.6950901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0905.56846" calcext:value-type="float">
            <text:p>1442770905.56846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1.32322406768799" calcext:value-type="float">
            <text:p>1.3232240677</text:p>
          </table:table-cell>
          <table:table-cell table:formula="of:=[.C162]/([.D162]-[.D161])" office:value-type="float" office:value="965814.874825792" calcext:value-type="float">
            <text:p>965814.8748257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0905.57699" calcext:value-type="float">
            <text:p>1442770905.57699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1.3317551612854" calcext:value-type="float">
            <text:p>1.3317551613</text:p>
          </table:table-cell>
          <table:table-cell table:formula="of:=[.C163]/([.D163]-[.D162])" office:value-type="float" office:value="948999.082890839" calcext:value-type="float">
            <text:p>948999.0828908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0905.58551" calcext:value-type="float">
            <text:p>1442770905.58551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1.34026598930359" calcext:value-type="float">
            <text:p>1.3402659893</text:p>
          </table:table-cell>
          <table:table-cell table:formula="of:=[.C164]/([.D164]-[.D163])" office:value-type="float" office:value="951258.794408494" calcext:value-type="float">
            <text:p>951258.7944084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0905.59393" calcext:value-type="float">
            <text:p>1442770905.59393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1.34869408607483" calcext:value-type="float">
            <text:p>1.3486940861</text:p>
          </table:table-cell>
          <table:table-cell table:formula="of:=[.C165]/([.D165]-[.D164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0905.60239" calcext:value-type="float">
            <text:p>1442770905.60239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1.35715389251709" calcext:value-type="float">
            <text:p>1.3571538925</text:p>
          </table:table-cell>
          <table:table-cell table:formula="of:=[.C166]/([.D166]-[.D165])" office:value-type="float" office:value="956995.890539131" calcext:value-type="float">
            <text:p>956995.8905391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0905.61087" calcext:value-type="float">
            <text:p>1442770905.61087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1.36563062667847" calcext:value-type="float">
            <text:p>1.3656306267</text:p>
          </table:table-cell>
          <table:table-cell table:formula="of:=[.C167]/([.D167]-[.D166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0905.61922" calcext:value-type="float">
            <text:p>1442770905.61922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1.37398529052734" calcext:value-type="float">
            <text:p>1.3739852905</text:p>
          </table:table-cell>
          <table:table-cell table:formula="of:=[.C168]/([.D168]-[.D167])" office:value-type="float" office:value="969039.586324981" calcext:value-type="float">
            <text:p>969039.5863249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0905.62774" calcext:value-type="float">
            <text:p>1442770905.62774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1.38250350952148" calcext:value-type="float">
            <text:p>1.3825035095</text:p>
          </table:table-cell>
          <table:table-cell table:formula="of:=[.C169]/([.D169]-[.D168])" office:value-type="float" office:value="950433.418719212" calcext:value-type="float">
            <text:p>950433.418719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0905.63621" calcext:value-type="float">
            <text:p>1442770905.63621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1.39097094535828" calcext:value-type="float">
            <text:p>1.3909709454</text:p>
          </table:table-cell>
          <table:table-cell table:formula="of:=[.C170]/([.D170]-[.D169])" office:value-type="float" office:value="956133.610699704" calcext:value-type="float">
            <text:p>956133.6106997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0905.64475" calcext:value-type="float">
            <text:p>1442770905.64475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1.39950656890869" calcext:value-type="float">
            <text:p>1.3995065689</text:p>
          </table:table-cell>
          <table:table-cell table:formula="of:=[.C171]/([.D171]-[.D170])" office:value-type="float" office:value="948495.438227983" calcext:value-type="float">
            <text:p>948495.4382279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0905.65321" calcext:value-type="float">
            <text:p>1442770905.65321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1.40796899795532" calcext:value-type="float">
            <text:p>1.407968998</text:p>
          </table:table-cell>
          <table:table-cell table:formula="of:=[.C172]/([.D172]-[.D171])" office:value-type="float" office:value="956699.306474334" calcext:value-type="float">
            <text:p>956699.3064743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0905.66171" calcext:value-type="float">
            <text:p>1442770905.66171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1.41646766662598" calcext:value-type="float">
            <text:p>1.4164676666</text:p>
          </table:table-cell>
          <table:table-cell table:formula="of:=[.C173]/([.D173]-[.D172])" office:value-type="float" office:value="952619.794198508" calcext:value-type="float">
            <text:p>952619.7941985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0905.67021" calcext:value-type="float">
            <text:p>1442770905.67021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1.42496848106384" calcext:value-type="float">
            <text:p>1.4249684811</text:p>
          </table:table-cell>
          <table:table-cell table:formula="of:=[.C174]/([.D174]-[.D173])" office:value-type="float" office:value="952379.334847847" calcext:value-type="float">
            <text:p>952379.3348478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0905.67874" calcext:value-type="float">
            <text:p>1442770905.67874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1.43350124359131" calcext:value-type="float">
            <text:p>1.4335012436</text:p>
          </table:table-cell>
          <table:table-cell table:formula="of:=[.C175]/([.D175]-[.D174])" office:value-type="float" office:value="948813.467378245" calcext:value-type="float">
            <text:p>948813.467378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0905.68717" calcext:value-type="float">
            <text:p>1442770905.68717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.44192719459534" calcext:value-type="float">
            <text:p>1.4419271946</text:p>
          </table:table-cell>
          <table:table-cell table:formula="of:=[.C176]/([.D176]-[.D175])" office:value-type="float" office:value="960841.096290427" calcext:value-type="float">
            <text:p>960841.0962904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0905.69566" calcext:value-type="float">
            <text:p>1442770905.69566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.4504222869873" calcext:value-type="float">
            <text:p>1.450422287</text:p>
          </table:table-cell>
          <table:table-cell table:formula="of:=[.C177]/([.D177]-[.D176])" office:value-type="float" office:value="953020.829726923" calcext:value-type="float">
            <text:p>953020.8297269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0905.7041" calcext:value-type="float">
            <text:p>1442770905.7041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.45885801315308" calcext:value-type="float">
            <text:p>1.4588580132</text:p>
          </table:table-cell>
          <table:table-cell table:formula="of:=[.C178]/([.D178]-[.D177])" office:value-type="float" office:value="959727.691594596" calcext:value-type="float">
            <text:p>959727.6915945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0905.71256" calcext:value-type="float">
            <text:p>1442770905.71256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.4673182964325" calcext:value-type="float">
            <text:p>1.4673182964</text:p>
          </table:table-cell>
          <table:table-cell table:formula="of:=[.C179]/([.D179]-[.D178])" office:value-type="float" office:value="956941.952486966" calcext:value-type="float">
            <text:p>956941.9524869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0905.72105" calcext:value-type="float">
            <text:p>1442770905.72105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.4758141040802" calcext:value-type="float">
            <text:p>1.4758141041</text:p>
          </table:table-cell>
          <table:table-cell table:formula="of:=[.C180]/([.D180]-[.D179])" office:value-type="float" office:value="952940.595610933" calcext:value-type="float">
            <text:p>952940.5956109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0905.72955" calcext:value-type="float">
            <text:p>1442770905.72955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1.4843065738678" calcext:value-type="float">
            <text:p>1.4843065739</text:p>
          </table:table-cell>
          <table:table-cell table:formula="of:=[.C181]/([.D181]-[.D180])" office:value-type="float" office:value="953315.137113981" calcext:value-type="float">
            <text:p>953315.1371139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0905.73799" calcext:value-type="float">
            <text:p>1442770905.73799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1.49274969100952" calcext:value-type="float">
            <text:p>1.492749691</text:p>
          </table:table-cell>
          <table:table-cell table:formula="of:=[.C182]/([.D182]-[.D181])" office:value-type="float" office:value="958887.560613334" calcext:value-type="float">
            <text:p>958887.5606133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0905.74643" calcext:value-type="float">
            <text:p>1442770905.74643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1.50118613243103" calcext:value-type="float">
            <text:p>1.5011861324</text:p>
          </table:table-cell>
          <table:table-cell table:formula="of:=[.C183]/([.D183]-[.D182])" office:value-type="float" office:value="959646.324261693" calcext:value-type="float">
            <text:p>959646.3242616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0905.75495" calcext:value-type="float">
            <text:p>1442770905.75495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1.50971150398254" calcext:value-type="float">
            <text:p>1.509711504</text:p>
          </table:table-cell>
          <table:table-cell table:formula="of:=[.C184]/([.D184]-[.D183])" office:value-type="float" office:value="949636.030650484" calcext:value-type="float">
            <text:p>949636.0306504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0905.76343" calcext:value-type="float">
            <text:p>1442770905.76343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1.51819396018982" calcext:value-type="float">
            <text:p>1.5181939602</text:p>
          </table:table-cell>
          <table:table-cell table:formula="of:=[.C185]/([.D185]-[.D184])" office:value-type="float" office:value="954440.530215302" calcext:value-type="float">
            <text:p>954440.5302153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0905.77192" calcext:value-type="float">
            <text:p>1442770905.77192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1.52667593955994" calcext:value-type="float">
            <text:p>1.5266759396</text:p>
          </table:table-cell>
          <table:table-cell table:formula="of:=[.C186]/([.D186]-[.D185])" office:value-type="float" office:value="954494.18664268" calcext:value-type="float">
            <text:p>954494.186642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0905.7804" calcext:value-type="float">
            <text:p>1442770905.7804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1.53516507148743" calcext:value-type="float">
            <text:p>1.5351650715</text:p>
          </table:table-cell>
          <table:table-cell table:formula="of:=[.C187]/([.D187]-[.D186])" office:value-type="float" office:value="953689.973150593" calcext:value-type="float">
            <text:p>953689.9731505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0905.78888" calcext:value-type="float">
            <text:p>1442770905.78888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1.54363822937012" calcext:value-type="float">
            <text:p>1.5436382294</text:p>
          </table:table-cell>
          <table:table-cell table:formula="of:=[.C188]/([.D188]-[.D187])" office:value-type="float" office:value="955487.919862686" calcext:value-type="float">
            <text:p>955487.9198626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0905.79734" calcext:value-type="float">
            <text:p>1442770905.79734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1.55209970474243" calcext:value-type="float">
            <text:p>1.5520997047</text:p>
          </table:table-cell>
          <table:table-cell table:formula="of:=[.C189]/([.D189]-[.D188])" office:value-type="float" office:value="956807.133953226" calcext:value-type="float">
            <text:p>956807.1339532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0905.80583" calcext:value-type="float">
            <text:p>1442770905.80583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.56059145927429" calcext:value-type="float">
            <text:p>1.5605914593</text:p>
          </table:table-cell>
          <table:table-cell table:formula="of:=[.C190]/([.D190]-[.D189])" office:value-type="float" office:value="953395.434315074" calcext:value-type="float">
            <text:p>953395.4343150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0905.81432" calcext:value-type="float">
            <text:p>1442770905.81432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1.56908512115479" calcext:value-type="float">
            <text:p>1.5690851212</text:p>
          </table:table-cell>
          <table:table-cell table:formula="of:=[.C191]/([.D191]-[.D190])" office:value-type="float" office:value="953181.338498246" calcext:value-type="float">
            <text:p>953181.3384982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0905.82279" calcext:value-type="float">
            <text:p>1442770905.82279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1.57754707336426" calcext:value-type="float">
            <text:p>1.5775470734</text:p>
          </table:table-cell>
          <table:table-cell table:formula="of:=[.C192]/([.D192]-[.D191])" office:value-type="float" office:value="956753.217175702" calcext:value-type="float">
            <text:p>956753.2171757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0905.83123" calcext:value-type="float">
            <text:p>1442770905.83123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1.58599281311035" calcext:value-type="float">
            <text:p>1.5859928131</text:p>
          </table:table-cell>
          <table:table-cell table:formula="of:=[.C193]/([.D193]-[.D192])" office:value-type="float" office:value="958589.803071364" calcext:value-type="float">
            <text:p>958589.80307136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0905.83972" calcext:value-type="float">
            <text:p>1442770905.83972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1.59447979927063" calcext:value-type="float">
            <text:p>1.5944797993</text:p>
          </table:table-cell>
          <table:table-cell table:formula="of:=[.C194]/([.D194]-[.D193])" office:value-type="float" office:value="953931.094867545" calcext:value-type="float">
            <text:p>953931.0948675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0905.84815" calcext:value-type="float">
            <text:p>1442770905.84815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1.60291194915771" calcext:value-type="float">
            <text:p>1.6029119492</text:p>
          </table:table-cell>
          <table:table-cell table:formula="of:=[.C195]/([.D195]-[.D194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0905.85671" calcext:value-type="float">
            <text:p>1442770905.85671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1.6114673614502" calcext:value-type="float">
            <text:p>1.6114673615</text:p>
          </table:table-cell>
          <table:table-cell table:formula="of:=[.C196]/([.D196]-[.D195])" office:value-type="float" office:value="946301.560138223" calcext:value-type="float">
            <text:p>946301.5601382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0905.86519" calcext:value-type="float">
            <text:p>1442770905.86519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1.6199471950531" calcext:value-type="float">
            <text:p>1.6199471951</text:p>
          </table:table-cell>
          <table:table-cell table:formula="of:=[.C197]/([.D197]-[.D196])" office:value-type="float" office:value="954735.715241657" calcext:value-type="float">
            <text:p>954735.7152416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0905.87356" calcext:value-type="float">
            <text:p>1442770905.87356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1.62831997871399" calcext:value-type="float">
            <text:p>1.6283199787</text:p>
          </table:table-cell>
          <table:table-cell table:formula="of:=[.C198]/([.D198]-[.D197])" office:value-type="float" office:value="966942.456404123" calcext:value-type="float">
            <text:p>966942.4564041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0905.88199" calcext:value-type="float">
            <text:p>1442770905.88199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1.63674783706665" calcext:value-type="float">
            <text:p>1.6367478371</text:p>
          </table:table-cell>
          <table:table-cell table:formula="of:=[.C199]/([.D199]-[.D198])" office:value-type="float" office:value="960623.643780588" calcext:value-type="float">
            <text:p>960623.6437805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0905.89046" calcext:value-type="float">
            <text:p>1442770905.89046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1.64521646499634" calcext:value-type="float">
            <text:p>1.645216465</text:p>
          </table:table-cell>
          <table:table-cell table:formula="of:=[.C200]/([.D200]-[.D199])" office:value-type="float" office:value="955999.01981982" calcext:value-type="float">
            <text:p>955999.019819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0905.89889" calcext:value-type="float">
            <text:p>1442770905.89889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1.65365195274353" calcext:value-type="float">
            <text:p>1.6536519527</text:p>
          </table:table-cell>
          <table:table-cell table:formula="of:=[.C201]/([.D201]-[.D200])" office:value-type="float" office:value="959754.817105226" calcext:value-type="float">
            <text:p>959754.8171052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0905.90731" calcext:value-type="float">
            <text:p>1442770905.90731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1.66206955909729" calcext:value-type="float">
            <text:p>1.6620695591</text:p>
          </table:table-cell>
          <table:table-cell table:formula="of:=[.C202]/([.D202]-[.D201])" office:value-type="float" office:value="961793.609698068" calcext:value-type="float">
            <text:p>961793.6096980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0905.91579" calcext:value-type="float">
            <text:p>1442770905.91579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1.67054843902588" calcext:value-type="float">
            <text:p>1.670548439</text:p>
          </table:table-cell>
          <table:table-cell table:formula="of:=[.C203]/([.D203]-[.D202])" office:value-type="float" office:value="954843.100525827" calcext:value-type="float">
            <text:p>954843.1005258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0905.92423" calcext:value-type="float">
            <text:p>1442770905.92423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1.67898988723755" calcext:value-type="float">
            <text:p>1.6789898872</text:p>
          </table:table-cell>
          <table:table-cell table:formula="of:=[.C204]/([.D204]-[.D203])" office:value-type="float" office:value="959077.139015986" calcext:value-type="float">
            <text:p>959077.1390159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0905.9327" calcext:value-type="float">
            <text:p>1442770905.9327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1.68746376037598" calcext:value-type="float">
            <text:p>1.6874637604</text:p>
          </table:table-cell>
          <table:table-cell table:formula="of:=[.C205]/([.D205]-[.D204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0905.94119" calcext:value-type="float">
            <text:p>1442770905.94119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1.69594883918762" calcext:value-type="float">
            <text:p>1.6959488392</text:p>
          </table:table-cell>
          <table:table-cell table:formula="of:=[.C206]/([.D206]-[.D205])" office:value-type="float" office:value="954145.527663042" calcext:value-type="float">
            <text:p>954145.5276630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0905.94964" calcext:value-type="float">
            <text:p>1442770905.94964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1.70440244674683" calcext:value-type="float">
            <text:p>1.7044024467</text:p>
          </table:table-cell>
          <table:table-cell table:formula="of:=[.C207]/([.D207]-[.D206])" office:value-type="float" office:value="957697.638942945" calcext:value-type="float">
            <text:p>957697.6389429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0905.95812" calcext:value-type="float">
            <text:p>1442770905.95812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1.71287798881531" calcext:value-type="float">
            <text:p>1.7128779888</text:p>
          </table:table-cell>
          <table:table-cell table:formula="of:=[.C208]/([.D208]-[.D207])" office:value-type="float" office:value="955219.139328814" calcext:value-type="float">
            <text:p>955219.1393288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70905.96657" calcext:value-type="float">
            <text:p>1442770905.96657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1.72133302688599" calcext:value-type="float">
            <text:p>1.7213330269</text:p>
          </table:table-cell>
          <table:table-cell table:formula="of:=[.C209]/([.D209]-[.D208])" office:value-type="float" office:value="957535.605673519" calcext:value-type="float">
            <text:p>957535.6056735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70905.97507" calcext:value-type="float">
            <text:p>1442770905.97507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1.72982811927795" calcext:value-type="float">
            <text:p>1.7298281193</text:p>
          </table:table-cell>
          <table:table-cell table:formula="of:=[.C210]/([.D210]-[.D209])" office:value-type="float" office:value="953020.829726923" calcext:value-type="float">
            <text:p>953020.8297269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70905.98352" calcext:value-type="float">
            <text:p>1442770905.98352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1.73827981948853" calcext:value-type="float">
            <text:p>1.7382798195</text:p>
          </table:table-cell>
          <table:table-cell table:formula="of:=[.C211]/([.D211]-[.D210])" office:value-type="float" office:value="957913.768625349" calcext:value-type="float">
            <text:p>957913.7686253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70905.99197" calcext:value-type="float">
            <text:p>1442770905.99197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1.74672818183899" calcext:value-type="float">
            <text:p>1.7467281818</text:p>
          </table:table-cell>
          <table:table-cell table:formula="of:=[.C212]/([.D212]-[.D211])" office:value-type="float" office:value="958292.230393679" calcext:value-type="float">
            <text:p>958292.2303936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70906.00042" calcext:value-type="float">
            <text:p>1442770906.00042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1.75517988204956" calcext:value-type="float">
            <text:p>1.755179882</text:p>
          </table:table-cell>
          <table:table-cell table:formula="of:=[.C213]/([.D213]-[.D212])" office:value-type="float" office:value="957913.768625349" calcext:value-type="float">
            <text:p>957913.7686253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70906.00869" calcext:value-type="float">
            <text:p>1442770906.00869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1.76345324516296" calcext:value-type="float">
            <text:p>1.7634532452</text:p>
          </table:table-cell>
          <table:table-cell table:formula="of:=[.C214]/([.D214]-[.D213])" office:value-type="float" office:value="978562.150485577" calcext:value-type="float">
            <text:p>978562.15048557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70906.01718" calcext:value-type="float">
            <text:p>1442770906.01718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1.77194547653198" calcext:value-type="float">
            <text:p>1.7719454765</text:p>
          </table:table-cell>
          <table:table-cell table:formula="of:=[.C215]/([.D215]-[.D214])" office:value-type="float" office:value="953341.901344788" calcext:value-type="float">
            <text:p>953341.9013447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70906.02562" calcext:value-type="float">
            <text:p>1442770906.02562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1.78037738800049" calcext:value-type="float">
            <text:p>1.780377388</text:p>
          </table:table-cell>
          <table:table-cell table:formula="of:=[.C216]/([.D216]-[.D215])" office:value-type="float" office:value="960161.883843239" calcext:value-type="float">
            <text:p>960161.8838432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70906.03406" calcext:value-type="float">
            <text:p>1442770906.03406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1.78882169723511" calcext:value-type="float">
            <text:p>1.7888216972</text:p>
          </table:table-cell>
          <table:table-cell table:formula="of:=[.C217]/([.D217]-[.D216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70906.04253" calcext:value-type="float">
            <text:p>1442770906.04253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1.79729127883911" calcext:value-type="float">
            <text:p>1.7972912788</text:p>
          </table:table-cell>
          <table:table-cell table:formula="of:=[.C218]/([.D218]-[.D217])" office:value-type="float" office:value="955891.374394775" calcext:value-type="float">
            <text:p>955891.3743947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70906.05101" calcext:value-type="float">
            <text:p>1442770906.05101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1.80577492713928" calcext:value-type="float">
            <text:p>1.8057749271</text:p>
          </table:table-cell>
          <table:table-cell table:formula="of:=[.C219]/([.D219]-[.D218])" office:value-type="float" office:value="954306.415535508" calcext:value-type="float">
            <text:p>954306.4155355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70906.05942" calcext:value-type="float">
            <text:p>1442770906.05942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1.81417870521545" calcext:value-type="float">
            <text:p>1.8141787052</text:p>
          </table:table-cell>
          <table:table-cell table:formula="of:=[.C220]/([.D220]-[.D219])" office:value-type="float" office:value="963376.225147526" calcext:value-type="float">
            <text:p>963376.2251475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70906.06784" calcext:value-type="float">
            <text:p>1442770906.06784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1.82259798049927" calcext:value-type="float">
            <text:p>1.8225979805</text:p>
          </table:table-cell>
          <table:table-cell table:formula="of:=[.C221]/([.D221]-[.D220])" office:value-type="float" office:value="961602.955965225" calcext:value-type="float">
            <text:p>961602.9559652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70906.0763" calcext:value-type="float">
            <text:p>1442770906.0763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1.83105611801147" calcext:value-type="float">
            <text:p>1.831056118</text:p>
          </table:table-cell>
          <table:table-cell table:formula="of:=[.C222]/([.D222]-[.D221])" office:value-type="float" office:value="957184.721614613" calcext:value-type="float">
            <text:p>957184.7216146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70906.08477" calcext:value-type="float">
            <text:p>1442770906.08477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1.83952593803406" calcext:value-type="float">
            <text:p>1.839525938</text:p>
          </table:table-cell>
          <table:table-cell table:formula="of:=[.C223]/([.D223]-[.D222])" office:value-type="float" office:value="955864.466826179" calcext:value-type="float">
            <text:p>955864.4668261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70906.09324" calcext:value-type="float">
            <text:p>1442770906.09324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1.84800291061401" calcext:value-type="float">
            <text:p>1.8480029106</text:p>
          </table:table-cell>
          <table:table-cell table:formula="of:=[.C224]/([.D224]-[.D223])" office:value-type="float" office:value="955057.943580368" calcext:value-type="float">
            <text:p>955057.9435803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70906.10167" calcext:value-type="float">
            <text:p>1442770906.10167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1.85643482208252" calcext:value-type="float">
            <text:p>1.8564348221</text:p>
          </table:table-cell>
          <table:table-cell table:formula="of:=[.C225]/([.D225]-[.D224])" office:value-type="float" office:value="960161.883843239" calcext:value-type="float">
            <text:p>960161.8838432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70906.11006" calcext:value-type="float">
            <text:p>1442770906.11006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1.86481928825378" calcext:value-type="float">
            <text:p>1.8648192883</text:p>
          </table:table-cell>
          <table:table-cell table:formula="of:=[.C226]/([.D226]-[.D225])" office:value-type="float" office:value="965595.165467626" calcext:value-type="float">
            <text:p>965595.1654676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70906.11848" calcext:value-type="float">
            <text:p>1442770906.11848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1.87323951721191" calcext:value-type="float">
            <text:p>1.8732395172</text:p>
          </table:table-cell>
          <table:table-cell table:formula="of:=[.C227]/([.D227]-[.D226])" office:value-type="float" office:value="961494.044907552" calcext:value-type="float">
            <text:p>961494.0449075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70906.12695" calcext:value-type="float">
            <text:p>1442770906.12695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1.8817093372345" calcext:value-type="float">
            <text:p>1.8817093372</text:p>
          </table:table-cell>
          <table:table-cell table:formula="of:=[.C228]/([.D228]-[.D227])" office:value-type="float" office:value="955864.466826179" calcext:value-type="float">
            <text:p>955864.46682617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70906.1354" calcext:value-type="float">
            <text:p>1442770906.1354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1.89015769958496" calcext:value-type="float">
            <text:p>1.8901576996</text:p>
          </table:table-cell>
          <table:table-cell table:formula="of:=[.C229]/([.D229]-[.D228])" office:value-type="float" office:value="958292.230393679" calcext:value-type="float">
            <text:p>958292.230393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70906.14384" calcext:value-type="float">
            <text:p>1442770906.14384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1.89859867095947" calcext:value-type="float">
            <text:p>1.898598671</text:p>
          </table:table-cell>
          <table:table-cell table:formula="of:=[.C230]/([.D230]-[.D229])" office:value-type="float" office:value="959131.318043159" calcext:value-type="float">
            <text:p>959131.3180431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70906.15229" calcext:value-type="float">
            <text:p>1442770906.15229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.9070463180542" calcext:value-type="float">
            <text:p>1.9070463181</text:p>
          </table:table-cell>
          <table:table-cell table:formula="of:=[.C231]/([.D231]-[.D230])" office:value-type="float" office:value="958373.368254685" calcext:value-type="float">
            <text:p>958373.368254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70906.16081" calcext:value-type="float">
            <text:p>1442770906.16081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.91556835174561" calcext:value-type="float">
            <text:p>1.9155683517</text:p>
          </table:table-cell>
          <table:table-cell table:formula="of:=[.C232]/([.D232]-[.D231])" office:value-type="float" office:value="950007.978513876" calcext:value-type="float">
            <text:p>950007.9785138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70906.1692" calcext:value-type="float">
            <text:p>1442770906.1692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.92395782470703" calcext:value-type="float">
            <text:p>1.9239578247</text:p>
          </table:table-cell>
          <table:table-cell table:formula="of:=[.C233]/([.D233]-[.D232])" office:value-type="float" office:value="965018.903717176" calcext:value-type="float">
            <text:p>965018.9037171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70906.17764" calcext:value-type="float">
            <text:p>1442770906.17764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.93240547180176" calcext:value-type="float">
            <text:p>1.9324054718</text:p>
          </table:table-cell>
          <table:table-cell table:formula="of:=[.C234]/([.D234]-[.D233])" office:value-type="float" office:value="958373.368254685" calcext:value-type="float">
            <text:p>958373.3682546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70906.18615" calcext:value-type="float">
            <text:p>1442770906.18615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.94090723991394" calcext:value-type="float">
            <text:p>1.9409072399</text:p>
          </table:table-cell>
          <table:table-cell table:formula="of:=[.C235]/([.D235]-[.D234])" office:value-type="float" office:value="952272.502986623" calcext:value-type="float">
            <text:p>952272.5029866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70906.19466" calcext:value-type="float">
            <text:p>1442770906.19466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.94941854476929" calcext:value-type="float">
            <text:p>1.9494185448</text:p>
          </table:table-cell>
          <table:table-cell table:formula="of:=[.C236]/([.D236]-[.D235])" office:value-type="float" office:value="951205.501106474" calcext:value-type="float">
            <text:p>951205.5011064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70906.20314" calcext:value-type="float">
            <text:p>1442770906.20314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.95789575576782" calcext:value-type="float">
            <text:p>1.9578957558</text:p>
          </table:table-cell>
          <table:table-cell table:formula="of:=[.C237]/([.D237]-[.D236])" office:value-type="float" office:value="955031.082911464" calcext:value-type="float">
            <text:p>955031.0829114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70906.21158" calcext:value-type="float">
            <text:p>1442770906.21158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.96634078025818" calcext:value-type="float">
            <text:p>1.9663407803</text:p>
          </table:table-cell>
          <table:table-cell table:formula="of:=[.C238]/([.D238]-[.D237])" office:value-type="float" office:value="958670.991332825" calcext:value-type="float">
            <text:p>958670.9913328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70906.22001" calcext:value-type="float">
            <text:p>1442770906.22001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.97476768493652" calcext:value-type="float">
            <text:p>1.9747676849</text:p>
          </table:table-cell>
          <table:table-cell table:formula="of:=[.C239]/([.D239]-[.D238])" office:value-type="float" office:value="960732.357730938" calcext:value-type="float">
            <text:p>960732.3577309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70906.22846" calcext:value-type="float">
            <text:p>1442770906.22846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.98322081565857" calcext:value-type="float">
            <text:p>1.9832208157</text:p>
          </table:table-cell>
          <table:table-cell table:formula="of:=[.C240]/([.D240]-[.D239])" office:value-type="float" office:value="957751.662219715" calcext:value-type="float">
            <text:p>957751.6622197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70906.23693" calcext:value-type="float">
            <text:p>1442770906.23693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1.99169111251831" calcext:value-type="float">
            <text:p>1.9916911125</text:p>
          </table:table-cell>
          <table:table-cell table:formula="of:=[.C241]/([.D241]-[.D240])" office:value-type="float" office:value="955810.656233287" calcext:value-type="float">
            <text:p>955810.6562332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70906.24536" calcext:value-type="float">
            <text:p>1442770906.24536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2.00011873245239" calcext:value-type="float">
            <text:p>2.0001187325</text:p>
          </table:table-cell>
          <table:table-cell table:formula="of:=[.C242]/([.D242]-[.D241])" office:value-type="float" office:value="960650.819961525" calcext:value-type="float">
            <text:p>960650.8199615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70906.25377" calcext:value-type="float">
            <text:p>1442770906.25377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2.00853371620178" calcext:value-type="float">
            <text:p>2.0085337162</text:p>
          </table:table-cell>
          <table:table-cell table:formula="of:=[.C243]/([.D243]-[.D242])" office:value-type="float" office:value="962093.361212636" calcext:value-type="float">
            <text:p>962093.3612126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70906.26225" calcext:value-type="float">
            <text:p>1442770906.26225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2.01700758934021" calcext:value-type="float">
            <text:p>2.0170075893</text:p>
          </table:table-cell>
          <table:table-cell table:formula="of:=[.C244]/([.D244]-[.D243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70906.27075" calcext:value-type="float">
            <text:p>1442770906.27075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2.02551555633545" calcext:value-type="float">
            <text:p>2.0255155563</text:p>
          </table:table-cell>
          <table:table-cell table:formula="of:=[.C245]/([.D245]-[.D244])" office:value-type="float" office:value="951578.679669329" calcext:value-type="float">
            <text:p>951578.6796693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70906.27923" calcext:value-type="float">
            <text:p>1442770906.27923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2.03399205207825" calcext:value-type="float">
            <text:p>2.0339920521</text:p>
          </table:table-cell>
          <table:table-cell table:formula="of:=[.C246]/([.D246]-[.D245])" office:value-type="float" office:value="955111.669451242" calcext:value-type="float">
            <text:p>955111.66945124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70906.2877" calcext:value-type="float">
            <text:p>1442770906.2877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2.04246520996094" calcext:value-type="float">
            <text:p>2.04246521</text:p>
          </table:table-cell>
          <table:table-cell table:formula="of:=[.C247]/([.D247]-[.D246])" office:value-type="float" office:value="955487.919862686" calcext:value-type="float">
            <text:p>955487.91986268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70906.29619" calcext:value-type="float">
            <text:p>1442770906.29619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2.05095410346985" calcext:value-type="float">
            <text:p>2.0509541035</text:p>
          </table:table-cell>
          <table:table-cell table:formula="of:=[.C248]/([.D248]-[.D247])" office:value-type="float" office:value="953716.758432804" calcext:value-type="float">
            <text:p>953716.7584328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70906.30474" calcext:value-type="float">
            <text:p>1442770906.30474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2.05950117111206" calcext:value-type="float">
            <text:p>2.0595011711</text:p>
          </table:table-cell>
          <table:table-cell table:formula="of:=[.C249]/([.D249]-[.D248])" office:value-type="float" office:value="947225.450751764" calcext:value-type="float">
            <text:p>947225.4507517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70906.3132" calcext:value-type="float">
            <text:p>1442770906.3132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2.06796145439148" calcext:value-type="float">
            <text:p>2.0679614544</text:p>
          </table:table-cell>
          <table:table-cell table:formula="of:=[.C250]/([.D250]-[.D249])" office:value-type="float" office:value="956941.952486966" calcext:value-type="float">
            <text:p>956941.9524869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70906.32171" calcext:value-type="float">
            <text:p>1442770906.32171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2.07647132873535" calcext:value-type="float">
            <text:p>2.0764713287</text:p>
          </table:table-cell>
          <table:table-cell table:formula="of:=[.C251]/([.D251]-[.D250])" office:value-type="float" office:value="951365.398929762" calcext:value-type="float">
            <text:p>951365.3989297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70906.33018" calcext:value-type="float">
            <text:p>1442770906.33018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2.08494424819946" calcext:value-type="float">
            <text:p>2.0849442482</text:p>
          </table:table-cell>
          <table:table-cell table:formula="of:=[.C252]/([.D252]-[.D251])" office:value-type="float" office:value="955514.806235579" calcext:value-type="float">
            <text:p>955514.8062355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70906.33869" calcext:value-type="float">
            <text:p>1442770906.33869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2.0934522151947" calcext:value-type="float">
            <text:p>2.0934522152</text:p>
          </table:table-cell>
          <table:table-cell table:formula="of:=[.C253]/([.D253]-[.D252])" office:value-type="float" office:value="951578.679669329" calcext:value-type="float">
            <text:p>951578.6796693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70906.34714" calcext:value-type="float">
            <text:p>1442770906.34714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2.10190439224243" calcext:value-type="float">
            <text:p>2.1019043922</text:p>
          </table:table-cell>
          <table:table-cell table:formula="of:=[.C254]/([.D254]-[.D253])" office:value-type="float" office:value="957859.727059886" calcext:value-type="float">
            <text:p>957859.7270598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70906.3556" calcext:value-type="float">
            <text:p>1442770906.3556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2.11035656929016" calcext:value-type="float">
            <text:p>2.1103565693</text:p>
          </table:table-cell>
          <table:table-cell table:formula="of:=[.C255]/([.D255]-[.D254])" office:value-type="float" office:value="957859.727059886" calcext:value-type="float">
            <text:p>957859.7270598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70906.36406" calcext:value-type="float">
            <text:p>1442770906.36406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2.11882495880127" calcext:value-type="float">
            <text:p>2.1188249588</text:p>
          </table:table-cell>
          <table:table-cell table:formula="of:=[.C256]/([.D256]-[.D255])" office:value-type="float" office:value="956025.934964385" calcext:value-type="float">
            <text:p>956025.9349643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70906.37254" calcext:value-type="float">
            <text:p>1442770906.37254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2.1273021697998" calcext:value-type="float">
            <text:p>2.1273021698</text:p>
          </table:table-cell>
          <table:table-cell table:formula="of:=[.C257]/([.D257]-[.D256])" office:value-type="float" office:value="955031.082911464" calcext:value-type="float">
            <text:p>955031.0829114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70906.38103" calcext:value-type="float">
            <text:p>1442770906.38103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2.13579225540161" calcext:value-type="float">
            <text:p>2.1357922554</text:p>
          </table:table-cell>
          <table:table-cell table:formula="of:=[.C258]/([.D258]-[.D257])" office:value-type="float" office:value="953582.847065431" calcext:value-type="float">
            <text:p>953582.8470654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70906.38968" calcext:value-type="float">
            <text:p>1442770906.38968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2.14444494247437" calcext:value-type="float">
            <text:p>2.1444449425</text:p>
          </table:table-cell>
          <table:table-cell table:formula="of:=[.C259]/([.D259]-[.D258])" office:value-type="float" office:value="935663.098864764" calcext:value-type="float">
            <text:p>935663.0988647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70906.39812" calcext:value-type="float">
            <text:p>1442770906.39812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2.15288305282593" calcext:value-type="float">
            <text:p>2.1528830528</text:p>
          </table:table-cell>
          <table:table-cell table:formula="of:=[.C260]/([.D260]-[.D259])" office:value-type="float" office:value="959456.52079566" calcext:value-type="float">
            <text:p>959456.520795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70906.4066" calcext:value-type="float">
            <text:p>1442770906.4066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2.16135859489441" calcext:value-type="float">
            <text:p>2.1613585949</text:p>
          </table:table-cell>
          <table:table-cell table:formula="of:=[.C261]/([.D261]-[.D260])" office:value-type="float" office:value="955219.139328814" calcext:value-type="float">
            <text:p>955219.1393288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70906.41549" calcext:value-type="float">
            <text:p>1442770906.41549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2.17024612426758" calcext:value-type="float">
            <text:p>2.1702461243</text:p>
          </table:table-cell>
          <table:table-cell table:formula="of:=[.C262]/([.D262]-[.D261])" office:value-type="float" office:value="910939.324087239" calcext:value-type="float">
            <text:p>910939.3240872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70906.42396" calcext:value-type="float">
            <text:p>1442770906.42396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2.17871689796448" calcext:value-type="float">
            <text:p>2.178716898</text:p>
          </table:table-cell>
          <table:table-cell table:formula="of:=[.C263]/([.D263]-[.D262])" office:value-type="float" office:value="955756.851698613" calcext:value-type="float">
            <text:p>955756.8516986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70906.43245" calcext:value-type="float">
            <text:p>1442770906.43245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2.18721294403076" calcext:value-type="float">
            <text:p>2.187212944</text:p>
          </table:table-cell>
          <table:table-cell table:formula="of:=[.C264]/([.D264]-[.D263])" office:value-type="float" office:value="952913.853907675" calcext:value-type="float">
            <text:p>952913.8539076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70906.44094" calcext:value-type="float">
            <text:p>1442770906.44094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2.19570207595825" calcext:value-type="float">
            <text:p>2.195702076</text:p>
          </table:table-cell>
          <table:table-cell table:formula="of:=[.C265]/([.D265]-[.D264])" office:value-type="float" office:value="953689.973150593" calcext:value-type="float">
            <text:p>953689.9731505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70906.44941" calcext:value-type="float">
            <text:p>1442770906.44941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2.20417380332947" calcext:value-type="float">
            <text:p>2.2041738033</text:p>
          </table:table-cell>
          <table:table-cell table:formula="of:=[.C266]/([.D266]-[.D265])" office:value-type="float" office:value="955649.26079982" calcext:value-type="float">
            <text:p>955649.2607998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70906.4579" calcext:value-type="float">
            <text:p>1442770906.4579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2.21265912055969" calcext:value-type="float">
            <text:p>2.2126591206</text:p>
          </table:table-cell>
          <table:table-cell table:formula="of:=[.C267]/([.D267]-[.D266])" office:value-type="float" office:value="954118.718291655" calcext:value-type="float">
            <text:p>954118.7182916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70906.46637" calcext:value-type="float">
            <text:p>1442770906.46637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2.22113394737244" calcext:value-type="float">
            <text:p>2.2211339474</text:p>
          </table:table-cell>
          <table:table-cell table:formula="of:=[.C268]/([.D268]-[.D267])" office:value-type="float" office:value="955299.757609858" calcext:value-type="float">
            <text:p>955299.7576098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70906.47485" calcext:value-type="float">
            <text:p>1442770906.47485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2.22961258888245" calcext:value-type="float">
            <text:p>2.2296125889</text:p>
          </table:table-cell>
          <table:table-cell table:formula="of:=[.C269]/([.D269]-[.D268])" office:value-type="float" office:value="954869.95062145" calcext:value-type="float">
            <text:p>954869.950621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70906.48331" calcext:value-type="float">
            <text:p>1442770906.48331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2.2380735874176" calcext:value-type="float">
            <text:p>2.2380735874</text:p>
          </table:table-cell>
          <table:table-cell table:formula="of:=[.C270]/([.D270]-[.D269])" office:value-type="float" office:value="956861.056807935" calcext:value-type="float">
            <text:p>956861.0568079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70906.4918" calcext:value-type="float">
            <text:p>1442770906.4918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2.24656438827515" calcext:value-type="float">
            <text:p>2.2465643883</text:p>
          </table:table-cell>
          <table:table-cell table:formula="of:=[.C271]/([.D271]-[.D270])" office:value-type="float" office:value="953502.518293881" calcext:value-type="float">
            <text:p>953502.5182938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70906.50028" calcext:value-type="float">
            <text:p>1442770906.50028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2.25504469871521" calcext:value-type="float">
            <text:p>2.2550446987</text:p>
          </table:table-cell>
          <table:table-cell table:formula="of:=[.C272]/([.D272]-[.D271])" office:value-type="float" office:value="954682.03165678" calcext:value-type="float">
            <text:p>954682.0316567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70906.5088" calcext:value-type="float">
            <text:p>1442770906.5088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2.26355862617493" calcext:value-type="float">
            <text:p>2.2635586262</text:p>
          </table:table-cell>
          <table:table-cell table:formula="of:=[.C273]/([.D273]-[.D272])" office:value-type="float" office:value="950912.494651358" calcext:value-type="float">
            <text:p>950912.4946513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70906.51728" calcext:value-type="float">
            <text:p>1442770906.51728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2.27204036712646" calcext:value-type="float">
            <text:p>2.2720403671</text:p>
          </table:table-cell>
          <table:table-cell table:formula="of:=[.C274]/([.D274]-[.D273])" office:value-type="float" office:value="954521.017118763" calcext:value-type="float">
            <text:p>954521.0171187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70906.52574" calcext:value-type="float">
            <text:p>1442770906.52574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2.28050112724304" calcext:value-type="float">
            <text:p>2.2805011272</text:p>
          </table:table-cell>
          <table:table-cell table:formula="of:=[.C275]/([.D275]-[.D274])" office:value-type="float" office:value="956888.020514555" calcext:value-type="float">
            <text:p>956888.02051455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70906.53419" calcext:value-type="float">
            <text:p>1442770906.53419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2.28895282745361" calcext:value-type="float">
            <text:p>2.2889528275</text:p>
          </table:table-cell>
          <table:table-cell table:formula="of:=[.C276]/([.D276]-[.D275])" office:value-type="float" office:value="957913.768625349" calcext:value-type="float">
            <text:p>957913.7686253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70906.5427" calcext:value-type="float">
            <text:p>1442770906.5427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2.29746437072754" calcext:value-type="float">
            <text:p>2.2974643707</text:p>
          </table:table-cell>
          <table:table-cell table:formula="of:=[.C277]/([.D277]-[.D276])" office:value-type="float" office:value="951178.856694678" calcext:value-type="float">
            <text:p>951178.8566946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70906.55115" calcext:value-type="float">
            <text:p>1442770906.55115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2.30591320991516" calcext:value-type="float">
            <text:p>2.3059132099</text:p>
          </table:table-cell>
          <table:table-cell table:formula="of:=[.C278]/([.D278]-[.D277])" office:value-type="float" office:value="958238.146118464" calcext:value-type="float">
            <text:p>958238.1461184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70906.55964" calcext:value-type="float">
            <text:p>1442770906.55964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2.31439900398254" calcext:value-type="float">
            <text:p>2.314399004</text:p>
          </table:table-cell>
          <table:table-cell table:formula="of:=[.C279]/([.D279]-[.D278])" office:value-type="float" office:value="954065.10406833" calcext:value-type="float">
            <text:p>954065.104068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70906.56808" calcext:value-type="float">
            <text:p>1442770906.56808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2.32284450531006" calcext:value-type="float">
            <text:p>2.3228445053</text:p>
          </table:table-cell>
          <table:table-cell table:formula="of:=[.C280]/([.D280]-[.D279])" office:value-type="float" office:value="958616.864297208" calcext:value-type="float">
            <text:p>958616.8642972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70906.57655" calcext:value-type="float">
            <text:p>1442770906.57655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2.33131170272827" calcext:value-type="float">
            <text:p>2.3313117027</text:p>
          </table:table-cell>
          <table:table-cell table:formula="of:=[.C281]/([.D281]-[.D280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70906.58504" calcext:value-type="float">
            <text:p>1442770906.58504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2.33979558944702" calcext:value-type="float">
            <text:p>2.3397955894</text:p>
          </table:table-cell>
          <table:table-cell table:formula="of:=[.C282]/([.D282]-[.D281])" office:value-type="float" office:value="954279.597122302" calcext:value-type="float">
            <text:p>954279.5971223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70906.59347" calcext:value-type="float">
            <text:p>1442770906.59347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2.34823393821716" calcext:value-type="float">
            <text:p>2.3482339382</text:p>
          </table:table-cell>
          <table:table-cell table:formula="of:=[.C283]/([.D283]-[.D282])" office:value-type="float" office:value="959429.412143644" calcext:value-type="float">
            <text:p>959429.4121436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70906.60192" calcext:value-type="float">
            <text:p>1442770906.60192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2.35668063163757" calcext:value-type="float">
            <text:p>2.3566806316</text:p>
          </table:table-cell>
          <table:table-cell table:formula="of:=[.C284]/([.D284]-[.D283])" office:value-type="float" office:value="958481.573444733" calcext:value-type="float">
            <text:p>958481.57344473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70906.61039" calcext:value-type="float">
            <text:p>1442770906.61039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2.36515116691589" calcext:value-type="float">
            <text:p>2.3651511669</text:p>
          </table:table-cell>
          <table:table-cell table:formula="of:=[.C285]/([.D285]-[.D284])" office:value-type="float" office:value="955783.753208737" calcext:value-type="float">
            <text:p>955783.7532087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70906.61882" calcext:value-type="float">
            <text:p>1442770906.61882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2.37358117103577" calcext:value-type="float">
            <text:p>2.373581171</text:p>
          </table:table-cell>
          <table:table-cell table:formula="of:=[.C286]/([.D286]-[.D285])" office:value-type="float" office:value="960379.127326206" calcext:value-type="float">
            <text:p>960379.1273262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70906.62729" calcext:value-type="float">
            <text:p>1442770906.62729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2.3820526599884" calcext:value-type="float">
            <text:p>2.38205266</text:p>
          </table:table-cell>
          <table:table-cell table:formula="of:=[.C287]/([.D287]-[.D286])" office:value-type="float" office:value="955676.156253518" calcext:value-type="float">
            <text:p>955676.1562535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70906.63574" calcext:value-type="float">
            <text:p>1442770906.63574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2.3905029296875" calcext:value-type="float">
            <text:p>2.3905029297</text:p>
          </table:table-cell>
          <table:table-cell table:formula="of:=[.C288]/([.D288]-[.D287])" office:value-type="float" office:value="958075.929915639" calcext:value-type="float">
            <text:p>958075.9299156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70906.64418" calcext:value-type="float">
            <text:p>1442770906.64418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2.39893960952759" calcext:value-type="float">
            <text:p>2.3989396095</text:p>
          </table:table-cell>
          <table:table-cell table:formula="of:=[.C289]/([.D289]-[.D288])" office:value-type="float" office:value="959619.204883287" calcext:value-type="float">
            <text:p>959619.204883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70906.65256" calcext:value-type="float">
            <text:p>1442770906.65256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2.40732073783875" calcext:value-type="float">
            <text:p>2.4073207378</text:p>
          </table:table-cell>
          <table:table-cell table:formula="of:=[.C290]/([.D290]-[.D289])" office:value-type="float" office:value="965979.722470344" calcext:value-type="float">
            <text:p>965979.7224703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70906.66095" calcext:value-type="float">
            <text:p>1442770906.66095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2.41571164131165" calcext:value-type="float">
            <text:p>2.4157116413</text:p>
          </table:table-cell>
          <table:table-cell table:formula="of:=[.C291]/([.D291]-[.D290])" office:value-type="float" office:value="964854.383815423" calcext:value-type="float">
            <text:p>964854.3838154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70906.66942" calcext:value-type="float">
            <text:p>1442770906.66942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2.42418551445007" calcext:value-type="float">
            <text:p>2.4241855145</text:p>
          </table:table-cell>
          <table:table-cell table:formula="of:=[.C292]/([.D292]-[.D291])" office:value-type="float" office:value="955407.26982162" calcext:value-type="float">
            <text:p>955407.26982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70906.67791" calcext:value-type="float">
            <text:p>1442770906.67791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2.43267345428467" calcext:value-type="float">
            <text:p>2.4326734543</text:p>
          </table:table-cell>
          <table:table-cell table:formula="of:=[.C293]/([.D293]-[.D292])" office:value-type="float" office:value="953823.91460914" calcext:value-type="float">
            <text:p>953823.914609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70906.68637" calcext:value-type="float">
            <text:p>1442770906.68637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2.4411313533783" calcext:value-type="float">
            <text:p>2.4411313534</text:p>
          </table:table-cell>
          <table:table-cell table:formula="of:=[.C294]/([.D294]-[.D293])" office:value-type="float" office:value="957211.703565891" calcext:value-type="float">
            <text:p>957211.7035658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70906.69488" calcext:value-type="float">
            <text:p>1442770906.69488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2.44964385032654" calcext:value-type="float">
            <text:p>2.4496438503</text:p>
          </table:table-cell>
          <table:table-cell table:formula="of:=[.C295]/([.D295]-[.D294])" office:value-type="float" office:value="951072.293972664" calcext:value-type="float">
            <text:p>951072.29397266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70906.70332" calcext:value-type="float">
            <text:p>1442770906.70332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2.45808243751526" calcext:value-type="float">
            <text:p>2.4580824375</text:p>
          </table:table-cell>
          <table:table-cell table:formula="of:=[.C296]/([.D296]-[.D295])" office:value-type="float" office:value="959402.30502345" calcext:value-type="float">
            <text:p>959402.305023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70906.71175" calcext:value-type="float">
            <text:p>1442770906.71175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2.46651482582092" calcext:value-type="float">
            <text:p>2.4665148258</text:p>
          </table:table-cell>
          <table:table-cell table:formula="of:=[.C297]/([.D297]-[.D296])" office:value-type="float" office:value="960107.588328433" calcext:value-type="float">
            <text:p>960107.5883284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70906.72025" calcext:value-type="float">
            <text:p>1442770906.72025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2.47501349449158" calcext:value-type="float">
            <text:p>2.4750134945</text:p>
          </table:table-cell>
          <table:table-cell table:formula="of:=[.C298]/([.D298]-[.D297])" office:value-type="float" office:value="952619.794198508" calcext:value-type="float">
            <text:p>952619.7941985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70906.7288" calcext:value-type="float">
            <text:p>1442770906.7288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2.48356318473816" calcext:value-type="float">
            <text:p>2.4835631847</text:p>
          </table:table-cell>
          <table:table-cell table:formula="of:=[.C299]/([.D299]-[.D298])" office:value-type="float" office:value="946934.890797546" calcext:value-type="float">
            <text:p>946934.89079754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70906.73724" calcext:value-type="float">
            <text:p>1442770906.73724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2.49200487136841" calcext:value-type="float">
            <text:p>2.4920048714</text:p>
          </table:table-cell>
          <table:table-cell table:formula="of:=[.C300]/([.D300]-[.D299])" office:value-type="float" office:value="959050.051797667" calcext:value-type="float">
            <text:p>959050.0517976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70906.7458" calcext:value-type="float">
            <text:p>1442770906.7458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2.50056505203247" calcext:value-type="float">
            <text:p>2.500565052</text:p>
          </table:table-cell>
          <table:table-cell table:formula="of:=[.C301]/([.D301]-[.D300])" office:value-type="float" office:value="945774.431372549" calcext:value-type="float">
            <text:p>945774.4313725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70906.75424" calcext:value-type="float">
            <text:p>1442770906.75424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2.5089967250824" calcext:value-type="float">
            <text:p>2.5089967251</text:p>
          </table:table-cell>
          <table:table-cell table:formula="of:=[.C302]/([.D302]-[.D301])" office:value-type="float" office:value="960189.033903577" calcext:value-type="float">
            <text:p>960189.03390357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70906.76271" calcext:value-type="float">
            <text:p>1442770906.76271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2.51746940612793" calcext:value-type="float">
            <text:p>2.5174694061</text:p>
          </table:table-cell>
          <table:table-cell table:formula="of:=[.C303]/([.D303]-[.D302])" office:value-type="float" office:value="955541.69412162" calcext:value-type="float">
            <text:p>955541.6941216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70906.77115" calcext:value-type="float">
            <text:p>1442770906.77115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2.52591133117676" calcext:value-type="float">
            <text:p>2.5259113312</text:p>
          </table:table-cell>
          <table:table-cell table:formula="of:=[.C304]/([.D304]-[.D303])" office:value-type="float" office:value="959022.966109354" calcext:value-type="float">
            <text:p>959022.9661093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70906.77956" calcext:value-type="float">
            <text:p>1442770906.77956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2.5343189239502" calcext:value-type="float">
            <text:p>2.534318924</text:p>
          </table:table-cell>
          <table:table-cell table:formula="of:=[.C305]/([.D305]-[.D304])" office:value-type="float" office:value="962939.121597096" calcext:value-type="float">
            <text:p>962939.1215970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70906.78797" calcext:value-type="float">
            <text:p>1442770906.78797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2.54272961616516" calcext:value-type="float">
            <text:p>2.5427296162</text:p>
          </table:table-cell>
          <table:table-cell table:formula="of:=[.C306]/([.D306]-[.D305])" office:value-type="float" office:value="962584.266916121" calcext:value-type="float">
            <text:p>962584.2669161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70906.7964" calcext:value-type="float">
            <text:p>1442770906.7964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2.5511646270752" calcext:value-type="float">
            <text:p>2.5511646271</text:p>
          </table:table-cell>
          <table:table-cell table:formula="of:=[.C307]/([.D307]-[.D306])" office:value-type="float" office:value="959809.072726759" calcext:value-type="float">
            <text:p>959809.0727267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70906.80489" calcext:value-type="float">
            <text:p>1442770906.80489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2.55964994430542" calcext:value-type="float">
            <text:p>2.5596499443</text:p>
          </table:table-cell>
          <table:table-cell table:formula="of:=[.C308]/([.D308]-[.D307])" office:value-type="float" office:value="954118.718291655" calcext:value-type="float">
            <text:p>954118.71829165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70906.81332" calcext:value-type="float">
            <text:p>1442770906.81332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2.56807994842529" calcext:value-type="float">
            <text:p>2.5680799484</text:p>
          </table:table-cell>
          <table:table-cell table:formula="of:=[.C309]/([.D309]-[.D308])" office:value-type="float" office:value="960379.127326206" calcext:value-type="float">
            <text:p>960379.1273262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70906.8218" calcext:value-type="float">
            <text:p>1442770906.8218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2.57656359672546" calcext:value-type="float">
            <text:p>2.5765635967</text:p>
          </table:table-cell>
          <table:table-cell table:formula="of:=[.C310]/([.D310]-[.D309])" office:value-type="float" office:value="954306.415535508" calcext:value-type="float">
            <text:p>954306.4155355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70906.8303" calcext:value-type="float">
            <text:p>1442770906.8303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2.58505964279175" calcext:value-type="float">
            <text:p>2.5850596428</text:p>
          </table:table-cell>
          <table:table-cell table:formula="of:=[.C311]/([.D311]-[.D310])" office:value-type="float" office:value="952913.853907675" calcext:value-type="float">
            <text:p>952913.8539076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70906.83921" calcext:value-type="float">
            <text:p>1442770906.83921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2.59397172927856" calcext:value-type="float">
            <text:p>2.5939717293</text:p>
          </table:table-cell>
          <table:table-cell table:formula="of:=[.C312]/([.D312]-[.D311])" office:value-type="float" office:value="908429.245157839" calcext:value-type="float">
            <text:p>908429.2451578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70906.84768" calcext:value-type="float">
            <text:p>1442770906.84768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2.60244178771973" calcext:value-type="float">
            <text:p>2.6024417877</text:p>
          </table:table-cell>
          <table:table-cell table:formula="of:=[.C313]/([.D313]-[.D312])" office:value-type="float" office:value="955837.560772392" calcext:value-type="float">
            <text:p>955837.5607723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70906.85612" calcext:value-type="float">
            <text:p>1442770906.85612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2.61087656021118" calcext:value-type="float">
            <text:p>2.6108765602</text:p>
          </table:table-cell>
          <table:table-cell table:formula="of:=[.C314]/([.D314]-[.D313])" office:value-type="float" office:value="959836.202837922" calcext:value-type="float">
            <text:p>959836.2028379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70906.86459" calcext:value-type="float">
            <text:p>1442770906.86459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2.61935424804687" calcext:value-type="float">
            <text:p>2.619354248</text:p>
          </table:table-cell>
          <table:table-cell table:formula="of:=[.C315]/([.D315]-[.D314])" office:value-type="float" office:value="954977.36610608" calcext:value-type="float">
            <text:p>954977.366106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70906.87303" calcext:value-type="float">
            <text:p>1442770906.87303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2.62779116630554" calcext:value-type="float">
            <text:p>2.6277911663</text:p>
          </table:table-cell>
          <table:table-cell table:formula="of:=[.C316]/([.D316]-[.D315])" office:value-type="float" office:value="959592.087037613" calcext:value-type="float">
            <text:p>959592.0870376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70906.8815" calcext:value-type="float">
            <text:p>1442770906.8815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2.63625741004944" calcext:value-type="float">
            <text:p>2.63625741</text:p>
          </table:table-cell>
          <table:table-cell table:formula="of:=[.C317]/([.D317]-[.D316])" office:value-type="float" office:value="956268.239481836" calcext:value-type="float">
            <text:p>956268.23948183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70906.88998" calcext:value-type="float">
            <text:p>1442770906.88998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2.6447422504425" calcext:value-type="float">
            <text:p>2.6447422504</text:p>
          </table:table-cell>
          <table:table-cell table:formula="of:=[.C318]/([.D318]-[.D317])" office:value-type="float" office:value="954172.338541081" calcext:value-type="float">
            <text:p>954172.3385410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70906.89847" calcext:value-type="float">
            <text:p>1442770906.89847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2.65322875976562" calcext:value-type="float">
            <text:p>2.6532287598</text:p>
          </table:table-cell>
          <table:table-cell table:formula="of:=[.C319]/([.D319]-[.D318])" office:value-type="float" office:value="953984.69403006" calcext:value-type="float">
            <text:p>953984.694030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70906.90701" calcext:value-type="float">
            <text:p>1442770906.90701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2.6617739200592" calcext:value-type="float">
            <text:p>2.6617739201</text:p>
          </table:table-cell>
          <table:table-cell table:formula="of:=[.C320]/([.D320]-[.D319])" office:value-type="float" office:value="947436.879104936" calcext:value-type="float">
            <text:p>947436.8791049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70906.91546" calcext:value-type="float">
            <text:p>1442770906.91546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2.6702253818512" calcext:value-type="float">
            <text:p>2.6702253819</text:p>
          </table:table-cell>
          <table:table-cell table:formula="of:=[.C321]/([.D321]-[.D320])" office:value-type="float" office:value="957940.791694877" calcext:value-type="float">
            <text:p>957940.7916948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70906.92391" calcext:value-type="float">
            <text:p>1442770906.92391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2.67866945266724" calcext:value-type="float">
            <text:p>2.6786694527</text:p>
          </table:table-cell>
          <table:table-cell table:formula="of:=[.C322]/([.D322]-[.D321])" office:value-type="float" office:value="958779.2637434" calcext:value-type="float">
            <text:p>958779.26374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70906.93237" calcext:value-type="float">
            <text:p>1442770906.93237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2.68712854385376" calcext:value-type="float">
            <text:p>2.6871285439</text:p>
          </table:table-cell>
          <table:table-cell table:formula="of:=[.C323]/([.D323]-[.D322])" office:value-type="float" office:value="957076.809019166" calcext:value-type="float">
            <text:p>957076.80901916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70906.9408" calcext:value-type="float">
            <text:p>1442770906.9408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2.69556021690369" calcext:value-type="float">
            <text:p>2.6955602169</text:p>
          </table:table-cell>
          <table:table-cell table:formula="of:=[.C324]/([.D324]-[.D323])" office:value-type="float" office:value="960189.033903577" calcext:value-type="float">
            <text:p>960189.03390357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70906.94927" calcext:value-type="float">
            <text:p>1442770906.94927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2.70402908325195" calcext:value-type="float">
            <text:p>2.7040290833</text:p>
          </table:table-cell>
          <table:table-cell table:formula="of:=[.C325]/([.D325]-[.D324])" office:value-type="float" office:value="955972.106190704" calcext:value-type="float">
            <text:p>955972.1061907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70906.95781" calcext:value-type="float">
            <text:p>1442770906.95781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2.71256637573242" calcext:value-type="float">
            <text:p>2.7125663757</text:p>
          </table:table-cell>
          <table:table-cell table:formula="of:=[.C326]/([.D326]-[.D325])" office:value-type="float" office:value="948310.019660411" calcext:value-type="float">
            <text:p>948310.0196604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70906.96623" calcext:value-type="float">
            <text:p>1442770906.96623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2.72099447250366" calcext:value-type="float">
            <text:p>2.7209944725</text:p>
          </table:table-cell>
          <table:table-cell table:formula="of:=[.C327]/([.D327]-[.D326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70906.97463" calcext:value-type="float">
            <text:p>1442770906.97463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2.72938776016235" calcext:value-type="float">
            <text:p>2.7293877602</text:p>
          </table:table-cell>
          <table:table-cell table:formula="of:=[.C328]/([.D328]-[.D327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70906.98316" calcext:value-type="float">
            <text:p>1442770906.98316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2.73792314529419" calcext:value-type="float">
            <text:p>2.7379231453</text:p>
          </table:table-cell>
          <table:table-cell table:formula="of:=[.C329]/([.D329]-[.D328])" office:value-type="float" office:value="948521.932513967" calcext:value-type="float">
            <text:p>948521.9325139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70906.99164" calcext:value-type="float">
            <text:p>1442770906.99164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2.74639916419983" calcext:value-type="float">
            <text:p>2.7463991642</text:p>
          </table:table-cell>
          <table:table-cell table:formula="of:=[.C330]/([.D330]-[.D329])" office:value-type="float" office:value="955165.40136705" calcext:value-type="float">
            <text:p>955165.401367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70907.00007" calcext:value-type="float">
            <text:p>1442770907.00007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2.75483465194702" calcext:value-type="float">
            <text:p>2.7548346519</text:p>
          </table:table-cell>
          <table:table-cell table:formula="of:=[.C331]/([.D331]-[.D330])" office:value-type="float" office:value="959754.817105226" calcext:value-type="float">
            <text:p>959754.8171052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70920.01049" calcext:value-type="float">
            <text:p>1442770920.01049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15.7652552127838" calcext:value-type="float">
            <text:p>15.7652552128</text:p>
          </table:table-cell>
          <table:table-cell table:formula="of:=[.C332]/([.D332]-[.D331])" office:value-type="float" office:value="622.270430240365" calcext:value-type="float">
            <text:p>622.27043024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70920.02108" calcext:value-type="float">
            <text:p>1442770920.02108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15.7758448123932" calcext:value-type="float">
            <text:p>15.7758448124</text:p>
          </table:table-cell>
          <table:table-cell table:formula="of:=[.C333]/([.D333]-[.D332])" office:value-type="float" office:value="764523.711815562" calcext:value-type="float">
            <text:p>764523.7118155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70920.03146" calcext:value-type="float">
            <text:p>1442770920.03146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15.7862248420715" calcext:value-type="float">
            <text:p>15.7862248421</text:p>
          </table:table-cell>
          <table:table-cell table:formula="of:=[.C334]/([.D334]-[.D333])" office:value-type="float" office:value="779959.234306452" calcext:value-type="float">
            <text:p>779959.2343064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70920.04185" calcext:value-type="float">
            <text:p>1442770920.04185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15.7966086864471" calcext:value-type="float">
            <text:p>15.7966086864</text:p>
          </table:table-cell>
          <table:table-cell table:formula="of:=[.C335]/([.D335]-[.D334])" office:value-type="float" office:value="779672.701857507" calcext:value-type="float">
            <text:p>779672.7018575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70920.05215" calcext:value-type="float">
            <text:p>1442770920.05215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15.80690741539" calcext:value-type="float">
            <text:p>15.8069074154</text:p>
          </table:table-cell>
          <table:table-cell table:formula="of:=[.C336]/([.D336]-[.D335])" office:value-type="float" office:value="786116.427076581" calcext:value-type="float">
            <text:p>786116.4270765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70920.06251" calcext:value-type="float">
            <text:p>1442770920.06251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15.8172681331635" calcext:value-type="float">
            <text:p>15.8172681332</text:p>
          </table:table-cell>
          <table:table-cell table:formula="of:=[.C337]/([.D337]-[.D336])" office:value-type="float" office:value="781413.042709868" calcext:value-type="float">
            <text:p>781413.04270986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70920.07314" calcext:value-type="float">
            <text:p>1442770920.07314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15.8279016017914" calcext:value-type="float">
            <text:p>15.8279016018</text:p>
          </table:table-cell>
          <table:table-cell table:formula="of:=[.C338]/([.D338]-[.D337])" office:value-type="float" office:value="761369.622959641" calcext:value-type="float">
            <text:p>761369.6229596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70920.08352" calcext:value-type="float">
            <text:p>1442770920.08352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15.838285446167" calcext:value-type="float">
            <text:p>15.8382854462</text:p>
          </table:table-cell>
          <table:table-cell table:formula="of:=[.C339]/([.D339]-[.D338])" office:value-type="float" office:value="779672.701857507" calcext:value-type="float">
            <text:p>779672.7018575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70920.09393" calcext:value-type="float">
            <text:p>1442770920.09393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15.8486890792847" calcext:value-type="float">
            <text:p>15.8486890793</text:p>
          </table:table-cell>
          <table:table-cell table:formula="of:=[.C340]/([.D340]-[.D339])" office:value-type="float" office:value="778189.687047392" calcext:value-type="float">
            <text:p>778189.68704739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70920.10449" calcext:value-type="float">
            <text:p>1442770920.10449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15.8592524528503" calcext:value-type="float">
            <text:p>15.8592524529</text:p>
          </table:table-cell>
          <table:table-cell table:formula="of:=[.C341]/([.D341]-[.D340])" office:value-type="float" office:value="766421.820611204" calcext:value-type="float">
            <text:p>766421.8206112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70920.11487" calcext:value-type="float">
            <text:p>1442770920.11487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15.8696343898773" calcext:value-type="float">
            <text:p>15.8696343899</text:p>
          </table:table-cell>
          <table:table-cell table:formula="of:=[.C342]/([.D342]-[.D341])" office:value-type="float" office:value="779815.941761396" calcext:value-type="float">
            <text:p>779815.9417613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70920.12528" calcext:value-type="float">
            <text:p>1442770920.12528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15.8800365924835" calcext:value-type="float">
            <text:p>15.8800365925</text:p>
          </table:table-cell>
          <table:table-cell table:formula="of:=[.C343]/([.D343]-[.D342])" office:value-type="float" office:value="778296.703735961" calcext:value-type="float">
            <text:p>778296.7037359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70920.13571" calcext:value-type="float">
            <text:p>1442770920.13571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15.8904688358307" calcext:value-type="float">
            <text:p>15.8904688358</text:p>
          </table:table-cell>
          <table:table-cell table:formula="of:=[.C344]/([.D344]-[.D343])" office:value-type="float" office:value="776055.51659201" calcext:value-type="float">
            <text:p>776055.516592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70920.14618" calcext:value-type="float">
            <text:p>1442770920.14618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15.9009366035461" calcext:value-type="float">
            <text:p>15.9009366035</text:p>
          </table:table-cell>
          <table:table-cell table:formula="of:=[.C345]/([.D345]-[.D344])" office:value-type="float" office:value="773421.824029154" calcext:value-type="float">
            <text:p>773421.82402915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70920.15659" calcext:value-type="float">
            <text:p>1442770920.15659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15.9113461971283" calcext:value-type="float">
            <text:p>15.9113461971</text:p>
          </table:table-cell>
          <table:table-cell table:formula="of:=[.C346]/([.D346]-[.D345])" office:value-type="float" office:value="777744.100776437" calcext:value-type="float">
            <text:p>777744.1007764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70920.16715" calcext:value-type="float">
            <text:p>1442770920.16715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15.9219138622284" calcext:value-type="float">
            <text:p>15.9219138622</text:p>
          </table:table-cell>
          <table:table-cell table:formula="of:=[.C347]/([.D347]-[.D346])" office:value-type="float" office:value="766110.576301778" calcext:value-type="float">
            <text:p>766110.5763017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70920.17757" calcext:value-type="float">
            <text:p>1442770920.17757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15.9323310852051" calcext:value-type="float">
            <text:p>15.9323310852</text:p>
          </table:table-cell>
          <table:table-cell table:formula="of:=[.C348]/([.D348]-[.D347])" office:value-type="float" office:value="777174.494404138" calcext:value-type="float">
            <text:p>777174.4944041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70920.18806" calcext:value-type="float">
            <text:p>1442770920.18806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15.942821264267" calcext:value-type="float">
            <text:p>15.9428212643</text:p>
          </table:table-cell>
          <table:table-cell table:formula="of:=[.C349]/([.D349]-[.D348])" office:value-type="float" office:value="771769.476215369" calcext:value-type="float">
            <text:p>771769.47621536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70920.19852" calcext:value-type="float">
            <text:p>1442770920.19852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15.9532761573792" calcext:value-type="float">
            <text:p>15.9532761574</text:p>
          </table:table-cell>
          <table:table-cell table:formula="of:=[.C350]/([.D350]-[.D349])" office:value-type="float" office:value="774374.248797063" calcext:value-type="float">
            <text:p>774374.24879706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70920.20894" calcext:value-type="float">
            <text:p>1442770920.20894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15.9636995792389" calcext:value-type="float">
            <text:p>15.9636995792</text:p>
          </table:table-cell>
          <table:table-cell table:formula="of:=[.C351]/([.D351]-[.D350])" office:value-type="float" office:value="776712.303209131" calcext:value-type="float">
            <text:p>776712.3032091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70920.21932" calcext:value-type="float">
            <text:p>1442770920.21932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15.9740812778473" calcext:value-type="float">
            <text:p>15.9740812778</text:p>
          </table:table-cell>
          <table:table-cell table:formula="of:=[.C352]/([.D352]-[.D351])" office:value-type="float" office:value="779833.85045012" calcext:value-type="float">
            <text:p>779833.850450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70920.22962" calcext:value-type="float">
            <text:p>1442770920.22962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15.9843757152557" calcext:value-type="float">
            <text:p>15.9843757153</text:p>
          </table:table-cell>
          <table:table-cell table:formula="of:=[.C353]/([.D353]-[.D352])" office:value-type="float" office:value="786444.142479967" calcext:value-type="float">
            <text:p>786444.1424799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70920.23993" calcext:value-type="float">
            <text:p>1442770920.23993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15.9946942329407" calcext:value-type="float">
            <text:p>15.9946942329</text:p>
          </table:table-cell>
          <table:table-cell table:formula="of:=[.C354]/([.D354]-[.D353])" office:value-type="float" office:value="784608.821460755" calcext:value-type="float">
            <text:p>784608.82146075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70920.25031" calcext:value-type="float">
            <text:p>1442770920.25031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16.005074262619" calcext:value-type="float">
            <text:p>16.0050742626</text:p>
          </table:table-cell>
          <table:table-cell table:formula="of:=[.C355]/([.D355]-[.D354])" office:value-type="float" office:value="779959.234306452" calcext:value-type="float">
            <text:p>779959.2343064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70920.2607" calcext:value-type="float">
            <text:p>1442770920.2607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16.0154650211334" calcext:value-type="float">
            <text:p>16.0154650211</text:p>
          </table:table-cell>
          <table:table-cell table:formula="of:=[.C356]/([.D356]-[.D355])" office:value-type="float" office:value="779153.898031297" calcext:value-type="float">
            <text:p>779153.8980312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70920.27108" calcext:value-type="float">
            <text:p>1442770920.27108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6.0258429050446" calcext:value-type="float">
            <text:p>16.025842905</text:p>
          </table:table-cell>
          <table:table-cell table:formula="of:=[.C357]/([.D357]-[.D356])" office:value-type="float" office:value="780120.501378423" calcext:value-type="float">
            <text:p>780120.5013784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70920.28146" calcext:value-type="float">
            <text:p>1442770920.28146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6.0362248420715" calcext:value-type="float">
            <text:p>16.0362248421</text:p>
          </table:table-cell>
          <table:table-cell table:formula="of:=[.C358]/([.D358]-[.D357])" office:value-type="float" office:value="779815.941761396" calcext:value-type="float">
            <text:p>779815.9417613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70920.29186" calcext:value-type="float">
            <text:p>1442770920.29186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6.0466229915619" calcext:value-type="float">
            <text:p>16.0466229916</text:p>
          </table:table-cell>
          <table:table-cell table:formula="of:=[.C359]/([.D359]-[.D358])" office:value-type="float" office:value="778600.077591544" calcext:value-type="float">
            <text:p>778600.0775915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70920.30224" calcext:value-type="float">
            <text:p>1442770920.30224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6.0569972991943" calcext:value-type="float">
            <text:p>16.0569972992</text:p>
          </table:table-cell>
          <table:table-cell table:formula="of:=[.C360]/([.D360]-[.D359])" office:value-type="float" office:value="780389.428078965" calcext:value-type="float">
            <text:p>780389.4280789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70920.31266" calcext:value-type="float">
            <text:p>1442770920.31266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6.0674197673798" calcext:value-type="float">
            <text:p>16.0674197674</text:p>
          </table:table-cell>
          <table:table-cell table:formula="of:=[.C361]/([.D361]-[.D360])" office:value-type="float" office:value="776783.373761867" calcext:value-type="float">
            <text:p>776783.37376186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70920.32305" calcext:value-type="float">
            <text:p>1442770920.32305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6.0778117179871" calcext:value-type="float">
            <text:p>16.077811718</text:p>
          </table:table-cell>
          <table:table-cell table:formula="of:=[.C362]/([.D362]-[.D361])" office:value-type="float" office:value="779064.518870305" calcext:value-type="float">
            <text:p>779064.5188703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70920.33383" calcext:value-type="float">
            <text:p>1442770920.33383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6.0885937213898" calcext:value-type="float">
            <text:p>16.0885937214</text:p>
          </table:table-cell>
          <table:table-cell table:formula="of:=[.C363]/([.D363]-[.D362])" office:value-type="float" office:value="750880.861154722" calcext:value-type="float">
            <text:p>750880.8611547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70920.3443" calcext:value-type="float">
            <text:p>1442770920.3443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6.0990586280823" calcext:value-type="float">
            <text:p>16.0990586281</text:p>
          </table:table-cell>
          <table:table-cell table:formula="of:=[.C364]/([.D364]-[.D363])" office:value-type="float" office:value="773633.271455585" calcext:value-type="float">
            <text:p>773633.2714555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70920.35508" calcext:value-type="float">
            <text:p>1442770920.35508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6.1098437309265" calcext:value-type="float">
            <text:p>16.1098437309</text:p>
          </table:table-cell>
          <table:table-cell table:formula="of:=[.C365]/([.D365]-[.D364])" office:value-type="float" office:value="750665.071712795" calcext:value-type="float">
            <text:p>750665.07171279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70920.36575" calcext:value-type="float">
            <text:p>1442770920.36575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6.1205141544342" calcext:value-type="float">
            <text:p>16.1205141544</text:p>
          </table:table-cell>
          <table:table-cell table:formula="of:=[.C366]/([.D366]-[.D365])" office:value-type="float" office:value="758732.771399844" calcext:value-type="float">
            <text:p>758732.7713998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70920.37624" calcext:value-type="float">
            <text:p>1442770920.37624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6.1309983730316" calcext:value-type="float">
            <text:p>16.130998373</text:p>
          </table:table-cell>
          <table:table-cell table:formula="of:=[.C367]/([.D367]-[.D366])" office:value-type="float" office:value="772208.240869605" calcext:value-type="float">
            <text:p>772208.2408696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70920.38695" calcext:value-type="float">
            <text:p>1442770920.38695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6.1417074203491" calcext:value-type="float">
            <text:p>16.1417074203</text:p>
          </table:table-cell>
          <table:table-cell table:formula="of:=[.C368]/([.D368]-[.D367])" office:value-type="float" office:value="755996.286127747" calcext:value-type="float">
            <text:p>755996.2861277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70920.39762" calcext:value-type="float">
            <text:p>1442770920.39762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6.1523821353912" calcext:value-type="float">
            <text:p>16.1523821354</text:p>
          </table:table-cell>
          <table:table-cell table:formula="of:=[.C369]/([.D369]-[.D368])" office:value-type="float" office:value="758427.73957519" calcext:value-type="float">
            <text:p>758427.739575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70920.40798" calcext:value-type="float">
            <text:p>1442770920.40798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6.1627423763275" calcext:value-type="float">
            <text:p>16.1627423763</text:p>
          </table:table-cell>
          <table:table-cell table:formula="of:=[.C370]/([.D370]-[.D369])" office:value-type="float" office:value="781449.00777834" calcext:value-type="float">
            <text:p>781449.007778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70920.41836" calcext:value-type="float">
            <text:p>1442770920.41836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6.1731221675873" calcext:value-type="float">
            <text:p>16.1731221676</text:p>
          </table:table-cell>
          <table:table-cell table:formula="of:=[.C371]/([.D371]-[.D370])" office:value-type="float" office:value="779977.149577361" calcext:value-type="float">
            <text:p>779977.1495773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70920.42909" calcext:value-type="float">
            <text:p>1442770920.42909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6.1838483810425" calcext:value-type="float">
            <text:p>16.183848381</text:p>
          </table:table-cell>
          <table:table-cell table:formula="of:=[.C372]/([.D372]-[.D371])" office:value-type="float" office:value="754786.3963191" calcext:value-type="float">
            <text:p>754786.396319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70920.43959" calcext:value-type="float">
            <text:p>1442770920.43959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6.1943528652191" calcext:value-type="float">
            <text:p>16.1943528652</text:p>
          </table:table-cell>
          <table:table-cell table:formula="of:=[.C373]/([.D373]-[.D372])" office:value-type="float" office:value="770718.472593568" calcext:value-type="float">
            <text:p>770718.4725935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70920.4502" calcext:value-type="float">
            <text:p>1442770920.4502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6.2049634456635" calcext:value-type="float">
            <text:p>16.2049634457</text:p>
          </table:table-cell>
          <table:table-cell table:formula="of:=[.C374]/([.D374]-[.D373])" office:value-type="float" office:value="763011.980586015" calcext:value-type="float">
            <text:p>763011.9805860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70920.46064" calcext:value-type="float">
            <text:p>1442770920.46064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6.2153978347778" calcext:value-type="float">
            <text:p>16.2153978348</text:p>
          </table:table-cell>
          <table:table-cell table:formula="of:=[.C375]/([.D375]-[.D374])" office:value-type="float" office:value="775895.925602651" calcext:value-type="float">
            <text:p>775895.9256026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70920.47132" calcext:value-type="float">
            <text:p>1442770920.47132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6.2260768413544" calcext:value-type="float">
            <text:p>16.2260768414</text:p>
          </table:table-cell>
          <table:table-cell table:formula="of:=[.C376]/([.D376]-[.D375])" office:value-type="float" office:value="758122.952914648" calcext:value-type="float">
            <text:p>758122.9529146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70920.482" calcext:value-type="float">
            <text:p>1442770920.482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6.2367582321167" calcext:value-type="float">
            <text:p>16.2367582321</text:p>
          </table:table-cell>
          <table:table-cell table:formula="of:=[.C377]/([.D377]-[.D376])" office:value-type="float" office:value="757953.732818464" calcext:value-type="float">
            <text:p>757953.7328184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70920.49245" calcext:value-type="float">
            <text:p>1442770920.49245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6.2472083568573" calcext:value-type="float">
            <text:p>16.2472083569</text:p>
          </table:table-cell>
          <table:table-cell table:formula="of:=[.C378]/([.D378]-[.D377])" office:value-type="float" office:value="774727.594259771" calcext:value-type="float">
            <text:p>774727.59425977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70920.50303" calcext:value-type="float">
            <text:p>1442770920.50303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6.257794380188" calcext:value-type="float">
            <text:p>16.2577943802</text:p>
          </table:table-cell>
          <table:table-cell table:formula="of:=[.C379]/([.D379]-[.D378])" office:value-type="float" office:value="764781.991036238" calcext:value-type="float">
            <text:p>764781.9910362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70920.5136" calcext:value-type="float">
            <text:p>1442770920.5136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6.2683560848236" calcext:value-type="float">
            <text:p>16.2683560848</text:p>
          </table:table-cell>
          <table:table-cell table:formula="of:=[.C380]/([.D380]-[.D379])" office:value-type="float" office:value="766542.928373101" calcext:value-type="float">
            <text:p>766542.928373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70920.52414" calcext:value-type="float">
            <text:p>1442770920.52414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6.2789027690887" calcext:value-type="float">
            <text:p>16.2789027691</text:p>
          </table:table-cell>
          <table:table-cell table:formula="of:=[.C381]/([.D381]-[.D380])" office:value-type="float" office:value="767634.623021973" calcext:value-type="float">
            <text:p>767634.62302197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70920.53465" calcext:value-type="float">
            <text:p>1442770920.53465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6.2894113063812" calcext:value-type="float">
            <text:p>16.2894113064</text:p>
          </table:table-cell>
          <table:table-cell table:formula="of:=[.C382]/([.D382]-[.D381])" office:value-type="float" office:value="770421.208458118" calcext:value-type="float">
            <text:p>770421.2084581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70920.54506" calcext:value-type="float">
            <text:p>1442770920.54506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6.2998251914978" calcext:value-type="float">
            <text:p>16.2998251915</text:p>
          </table:table-cell>
          <table:table-cell table:formula="of:=[.C383]/([.D383]-[.D382])" office:value-type="float" office:value="777423.594496211" calcext:value-type="float">
            <text:p>777423.5944962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70920.55577" calcext:value-type="float">
            <text:p>1442770920.55577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6.3105330467224" calcext:value-type="float">
            <text:p>16.3105330467</text:p>
          </table:table-cell>
          <table:table-cell table:formula="of:=[.C384]/([.D384]-[.D383])" office:value-type="float" office:value="756080.450302814" calcext:value-type="float">
            <text:p>756080.45030281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70920.5663" calcext:value-type="float">
            <text:p>1442770920.5663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6.3210577964783" calcext:value-type="float">
            <text:p>16.3210577965</text:p>
          </table:table-cell>
          <table:table-cell table:formula="of:=[.C385]/([.D385]-[.D384])" office:value-type="float" office:value="769234.441464299" calcext:value-type="float">
            <text:p>769234.4414642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70920.57704" calcext:value-type="float">
            <text:p>1442770920.57704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6.3317971229553" calcext:value-type="float">
            <text:p>16.331797123</text:p>
          </table:table-cell>
          <table:table-cell table:formula="of:=[.C386]/([.D386]-[.D385])" office:value-type="float" office:value="753864.780747713" calcext:value-type="float">
            <text:p>753864.7807477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70920.58778" calcext:value-type="float">
            <text:p>1442770920.58778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6.3425385951996" calcext:value-type="float">
            <text:p>16.3425385952</text:p>
          </table:table-cell>
          <table:table-cell table:formula="of:=[.C387]/([.D387]-[.D386])" office:value-type="float" office:value="753714.185159701" calcext:value-type="float">
            <text:p>753714.1851597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70920.59829" calcext:value-type="float">
            <text:p>1442770920.59829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6.3530523777008" calcext:value-type="float">
            <text:p>16.3530523777</text:p>
          </table:table-cell>
          <table:table-cell table:formula="of:=[.C388]/([.D388]-[.D387])" office:value-type="float" office:value="770036.853916277" calcext:value-type="float">
            <text:p>770036.8539162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70920.60906" calcext:value-type="float">
            <text:p>1442770920.60906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6.3638219833374" calcext:value-type="float">
            <text:p>16.3638219833</text:p>
          </table:table-cell>
          <table:table-cell table:formula="of:=[.C389]/([.D389]-[.D388])" office:value-type="float" office:value="751745.260986031" calcext:value-type="float">
            <text:p>751745.2609860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70920.6195" calcext:value-type="float">
            <text:p>1442770920.6195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6.3742647171021" calcext:value-type="float">
            <text:p>16.3742647171</text:p>
          </table:table-cell>
          <table:table-cell table:formula="of:=[.C390]/([.D390]-[.D389])" office:value-type="float" office:value="775275.917442922" calcext:value-type="float">
            <text:p>775275.91744292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70920.62993" calcext:value-type="float">
            <text:p>1442770920.62993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6.3846914768219" calcext:value-type="float">
            <text:p>16.3846914768</text:p>
          </table:table-cell>
          <table:table-cell table:formula="of:=[.C391]/([.D391]-[.D390])" office:value-type="float" office:value="776463.658655935" calcext:value-type="float">
            <text:p>776463.6586559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70920.64035" calcext:value-type="float">
            <text:p>1442770920.64035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6.3951065540314" calcext:value-type="float">
            <text:p>16.395106554</text:p>
          </table:table-cell>
          <table:table-cell table:formula="of:=[.C392]/([.D392]-[.D391])" office:value-type="float" office:value="777334.611848732" calcext:value-type="float">
            <text:p>777334.6118487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70920.65072" calcext:value-type="float">
            <text:p>1442770920.65072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6.4054837226868" calcext:value-type="float">
            <text:p>16.4054837227</text:p>
          </table:table-cell>
          <table:table-cell table:formula="of:=[.C393]/([.D393]-[.D392])" office:value-type="float" office:value="780174.271889719" calcext:value-type="float">
            <text:p>780174.2718897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70920.66111" calcext:value-type="float">
            <text:p>1442770920.66111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6.4158685207367" calcext:value-type="float">
            <text:p>16.4158685207</text:p>
          </table:table-cell>
          <table:table-cell table:formula="of:=[.C394]/([.D394]-[.D393])" office:value-type="float" office:value="779601.101636936" calcext:value-type="float">
            <text:p>779601.10163693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70920.67146" calcext:value-type="float">
            <text:p>1442770920.67146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6.4262194633484" calcext:value-type="float">
            <text:p>16.4262194633</text:p>
          </table:table-cell>
          <table:table-cell table:formula="of:=[.C395]/([.D395]-[.D394])" office:value-type="float" office:value="782150.98892088" calcext:value-type="float">
            <text:p>782150.988920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70920.68179" calcext:value-type="float">
            <text:p>1442770920.68179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6.4365482330322" calcext:value-type="float">
            <text:p>16.436548233</text:p>
          </table:table-cell>
          <table:table-cell table:formula="of:=[.C396]/([.D396]-[.D395])" office:value-type="float" office:value="783830.044411615" calcext:value-type="float">
            <text:p>783830.0444116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70920.69213" calcext:value-type="float">
            <text:p>1442770920.69213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6.4468951225281" calcext:value-type="float">
            <text:p>16.4468951225</text:p>
          </table:table-cell>
          <table:table-cell table:formula="of:=[.C397]/([.D397]-[.D396])" office:value-type="float" office:value="782457.37554726" calcext:value-type="float">
            <text:p>782457.3755472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70920.70248" calcext:value-type="float">
            <text:p>1442770920.70248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6.4572441577911" calcext:value-type="float">
            <text:p>16.4572441578</text:p>
          </table:table-cell>
          <table:table-cell table:formula="of:=[.C398]/([.D398]-[.D397])" office:value-type="float" office:value="782295.140968047" calcext:value-type="float">
            <text:p>782295.1409680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70920.71289" calcext:value-type="float">
            <text:p>1442770920.71289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6.4676549434662" calcext:value-type="float">
            <text:p>16.4676549435</text:p>
          </table:table-cell>
          <table:table-cell table:formula="of:=[.C399]/([.D399]-[.D398])" office:value-type="float" office:value="777655.044748775" calcext:value-type="float">
            <text:p>777655.0447487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70920.72324" calcext:value-type="float">
            <text:p>1442770920.72324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6.4780027866364" calcext:value-type="float">
            <text:p>16.4780027866</text:p>
          </table:table-cell>
          <table:table-cell table:formula="of:=[.C400]/([.D400]-[.D399])" office:value-type="float" office:value="782385.262983273" calcext:value-type="float">
            <text:p>782385.26298327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70920.73355" calcext:value-type="float">
            <text:p>1442770920.73355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6.4883098602295" calcext:value-type="float">
            <text:p>16.4883098602</text:p>
          </table:table-cell>
          <table:table-cell table:formula="of:=[.C401]/([.D401]-[.D400])" office:value-type="float" office:value="785479.983900442" calcext:value-type="float">
            <text:p>785479.9839004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70920.74387" calcext:value-type="float">
            <text:p>1442770920.74387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6.4986300468445" calcext:value-type="float">
            <text:p>16.4986300468</text:p>
          </table:table-cell>
          <table:table-cell table:formula="of:=[.C402]/([.D402]-[.D401])" office:value-type="float" office:value="784481.938363443" calcext:value-type="float">
            <text:p>784481.9383634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70920.75419" calcext:value-type="float">
            <text:p>1442770920.75419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6.508945941925" calcext:value-type="float">
            <text:p>16.5089459419</text:p>
          </table:table-cell>
          <table:table-cell table:formula="of:=[.C403]/([.D403]-[.D402])" office:value-type="float" office:value="784808.292132754" calcext:value-type="float">
            <text:p>784808.29213275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70920.76449" calcext:value-type="float">
            <text:p>1442770920.76449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6.5192551612854" calcext:value-type="float">
            <text:p>16.5192551613</text:p>
          </table:table-cell>
          <table:table-cell table:formula="of:=[.C404]/([.D404]-[.D403])" office:value-type="float" office:value="785316.493617021" calcext:value-type="float">
            <text:p>785316.4936170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70920.77481" calcext:value-type="float">
            <text:p>1442770920.77481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6.5295751094818" calcext:value-type="float">
            <text:p>16.5295751095</text:p>
          </table:table-cell>
          <table:table-cell table:formula="of:=[.C405]/([.D405]-[.D404])" office:value-type="float" office:value="784500.062007624" calcext:value-type="float">
            <text:p>784500.0620076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70920.78512" calcext:value-type="float">
            <text:p>1442770920.78512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6.5398800373077" calcext:value-type="float">
            <text:p>16.5398800373</text:p>
          </table:table-cell>
          <table:table-cell table:formula="of:=[.C406]/([.D406]-[.D405])" office:value-type="float" office:value="785643.54227014" calcext:value-type="float">
            <text:p>785643.542270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70920.79542" calcext:value-type="float">
            <text:p>1442770920.79542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6.5501794815063" calcext:value-type="float">
            <text:p>16.5501794815</text:p>
          </table:table-cell>
          <table:table-cell table:formula="of:=[.C407]/([.D407]-[.D406])" office:value-type="float" office:value="786061.834394315" calcext:value-type="float">
            <text:p>786061.8343943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70920.80575" calcext:value-type="float">
            <text:p>1442770920.80575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6.5605139732361" calcext:value-type="float">
            <text:p>16.5605139732</text:p>
          </table:table-cell>
          <table:table-cell table:formula="of:=[.C408]/([.D408]-[.D407])" office:value-type="float" office:value="783396.050016149" calcext:value-type="float">
            <text:p>783396.0500161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70920.81607" calcext:value-type="float">
            <text:p>1442770920.81607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6.5708346366882" calcext:value-type="float">
            <text:p>16.5708346367</text:p>
          </table:table-cell>
          <table:table-cell table:formula="of:=[.C409]/([.D409]-[.D408])" office:value-type="float" office:value="784445.693587137" calcext:value-type="float">
            <text:p>784445.6935871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70920.8264" calcext:value-type="float">
            <text:p>1442770920.8264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6.5811562538147" calcext:value-type="float">
            <text:p>16.5811562538</text:p>
          </table:table-cell>
          <table:table-cell table:formula="of:=[.C410]/([.D410]-[.D409])" office:value-type="float" office:value="784373.214081124" calcext:value-type="float">
            <text:p>784373.2140811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70920.8367" calcext:value-type="float">
            <text:p>1442770920.8367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6.5914599895477" calcext:value-type="float">
            <text:p>16.5914599895</text:p>
          </table:table-cell>
          <table:table-cell table:formula="of:=[.C411]/([.D411]-[.D410])" office:value-type="float" office:value="785734.437466738" calcext:value-type="float">
            <text:p>785734.4374667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70920.84702" calcext:value-type="float">
            <text:p>1442770920.84702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6.6017770767212" calcext:value-type="float">
            <text:p>16.6017770767</text:p>
          </table:table-cell>
          <table:table-cell table:formula="of:=[.C412]/([.D412]-[.D411])" office:value-type="float" office:value="784717.61107388" calcext:value-type="float">
            <text:p>784717.6110738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70920.85734" calcext:value-type="float">
            <text:p>1442770920.85734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6.6120965480804" calcext:value-type="float">
            <text:p>16.6120965481</text:p>
          </table:table-cell>
          <table:table-cell table:formula="of:=[.C413]/([.D413]-[.D412])" office:value-type="float" office:value="784536.311808331" calcext:value-type="float">
            <text:p>784536.31180833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70920.86763" calcext:value-type="float">
            <text:p>1442770920.86763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6.622386932373" calcext:value-type="float">
            <text:p>16.6223869324</text:p>
          </table:table-cell>
          <table:table-cell table:formula="of:=[.C414]/([.D414]-[.D413])" office:value-type="float" office:value="786753.902458238" calcext:value-type="float">
            <text:p>786753.90245823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70920.87793" calcext:value-type="float">
            <text:p>1442770920.87793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6.6326928138733" calcext:value-type="float">
            <text:p>16.6326928139</text:p>
          </table:table-cell>
          <table:table-cell table:formula="of:=[.C415]/([.D415]-[.D414])" office:value-type="float" office:value="785570.84125295" calcext:value-type="float">
            <text:p>785570.8412529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70920.88825" calcext:value-type="float">
            <text:p>1442770920.88825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6.6430141925812" calcext:value-type="float">
            <text:p>16.6430141926</text:p>
          </table:table-cell>
          <table:table-cell table:formula="of:=[.C416]/([.D416]-[.D415])" office:value-type="float" office:value="784391.332701947" calcext:value-type="float">
            <text:p>784391.33270194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70920.8986" calcext:value-type="float">
            <text:p>1442770920.8986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6.6533639431" calcext:value-type="float">
            <text:p>16.6533639431</text:p>
          </table:table-cell>
          <table:table-cell table:formula="of:=[.C417]/([.D417]-[.D416])" office:value-type="float" office:value="782241.077724027" calcext:value-type="float">
            <text:p>782241.0777240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70920.90901" calcext:value-type="float">
            <text:p>1442770920.90901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6.6637666225433" calcext:value-type="float">
            <text:p>16.6637666225</text:p>
          </table:table-cell>
          <table:table-cell table:formula="of:=[.C418]/([.D418]-[.D417])" office:value-type="float" office:value="778261.028236157" calcext:value-type="float">
            <text:p>778261.0282361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70920.91935" calcext:value-type="float">
            <text:p>1442770920.91935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6.6741089820862" calcext:value-type="float">
            <text:p>16.6741089821</text:p>
          </table:table-cell>
          <table:table-cell table:formula="of:=[.C419]/([.D419]-[.D418])" office:value-type="float" office:value="782800.091841675" calcext:value-type="float">
            <text:p>782800.0918416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70920.92968" calcext:value-type="float">
            <text:p>1442770920.92968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6.6844391822815" calcext:value-type="float">
            <text:p>16.6844391823</text:p>
          </table:table-cell>
          <table:table-cell table:formula="of:=[.C420]/([.D420]-[.D419])" office:value-type="float" office:value="783721.500738552" calcext:value-type="float">
            <text:p>783721.5007385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70920.94002" calcext:value-type="float">
            <text:p>1442770920.94002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6.694785118103" calcext:value-type="float">
            <text:p>16.6947851181</text:p>
          </table:table-cell>
          <table:table-cell table:formula="of:=[.C421]/([.D421]-[.D420])" office:value-type="float" office:value="782529.501405724" calcext:value-type="float">
            <text:p>782529.5014057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70920.95039" calcext:value-type="float">
            <text:p>1442770920.95039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6.705146074295" calcext:value-type="float">
            <text:p>16.7051460743</text:p>
          </table:table-cell>
          <table:table-cell table:formula="of:=[.C422]/([.D422]-[.D421])" office:value-type="float" office:value="781395.061417033" calcext:value-type="float">
            <text:p>781395.0614170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70920.96075" calcext:value-type="float">
            <text:p>1442770920.96075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6.7155106067657" calcext:value-type="float">
            <text:p>16.7155106068</text:p>
          </table:table-cell>
          <table:table-cell table:formula="of:=[.C423]/([.D423]-[.D422])" office:value-type="float" office:value="781125.441295547" calcext:value-type="float">
            <text:p>781125.4412955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70920.9711" calcext:value-type="float">
            <text:p>1442770920.9711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6.7258589267731" calcext:value-type="float">
            <text:p>16.7258589268</text:p>
          </table:table-cell>
          <table:table-cell table:formula="of:=[.C424]/([.D424]-[.D423])" office:value-type="float" office:value="782349.211685559" calcext:value-type="float">
            <text:p>782349.2116855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70920.98144" calcext:value-type="float">
            <text:p>1442770920.98144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6.7362036705017" calcext:value-type="float">
            <text:p>16.7362036705</text:p>
          </table:table-cell>
          <table:table-cell table:formula="of:=[.C425]/([.D425]-[.D424])" office:value-type="float" office:value="782619.677429763" calcext:value-type="float">
            <text:p>782619.67742976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70920.99181" calcext:value-type="float">
            <text:p>1442770920.99181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6.7465703487396" calcext:value-type="float">
            <text:p>16.7465703487</text:p>
          </table:table-cell>
          <table:table-cell table:formula="of:=[.C426]/([.D426]-[.D425])" office:value-type="float" office:value="780963.758515214" calcext:value-type="float">
            <text:p>780963.75851521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70921.00221" calcext:value-type="float">
            <text:p>1442770921.00221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6.7569708824158" calcext:value-type="float">
            <text:p>16.7569708824</text:p>
          </table:table-cell>
          <table:table-cell table:formula="of:=[.C427]/([.D427]-[.D426])" office:value-type="float" office:value="778421.593746418" calcext:value-type="float">
            <text:p>778421.5937464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70921.01265" calcext:value-type="float">
            <text:p>1442770921.01265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6.767409324646" calcext:value-type="float">
            <text:p>16.7674093246</text:p>
          </table:table-cell>
          <table:table-cell table:formula="of:=[.C428]/([.D428]-[.D427])" office:value-type="float" office:value="775594.654972363" calcext:value-type="float">
            <text:p>775594.65497236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70921.02312" calcext:value-type="float">
            <text:p>1442770921.02312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6.7778804302216" calcext:value-type="float">
            <text:p>16.7778804302</text:p>
          </table:table-cell>
          <table:table-cell table:formula="of:=[.C429]/([.D429]-[.D428])" office:value-type="float" office:value="773175.281404404" calcext:value-type="float">
            <text:p>773175.2814044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70921.03353" calcext:value-type="float">
            <text:p>1442770921.03353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6.7882874011993" calcext:value-type="float">
            <text:p>16.7882874012</text:p>
          </table:table-cell>
          <table:table-cell table:formula="of:=[.C430]/([.D430]-[.D429])" office:value-type="float" office:value="777940.095853379" calcext:value-type="float">
            <text:p>777940.09585337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70921.04393" calcext:value-type="float">
            <text:p>1442770921.04393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6.7986931800842" calcext:value-type="float">
            <text:p>16.7986931801</text:p>
          </table:table-cell>
          <table:table-cell table:formula="of:=[.C431]/([.D431]-[.D430])" office:value-type="float" office:value="778029.217184099" calcext:value-type="float">
            <text:p>778029.21718409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70921.05439" calcext:value-type="float">
            <text:p>1442770921.05439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6.8091547489166" calcext:value-type="float">
            <text:p>16.8091547489</text:p>
          </table:table-cell>
          <table:table-cell table:formula="of:=[.C432]/([.D432]-[.D431])" office:value-type="float" office:value="773880.106292304" calcext:value-type="float">
            <text:p>773880.1062923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70921.06473" calcext:value-type="float">
            <text:p>1442770921.06473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6.8194916248322" calcext:value-type="float">
            <text:p>16.8194916248</text:p>
          </table:table-cell>
          <table:table-cell table:formula="of:=[.C433]/([.D433]-[.D432])" office:value-type="float" office:value="783215.360826645" calcext:value-type="float">
            <text:p>783215.3608266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70921.07512" calcext:value-type="float">
            <text:p>1442770921.07512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6.8298819065094" calcext:value-type="float">
            <text:p>16.8298819065</text:p>
          </table:table-cell>
          <table:table-cell table:formula="of:=[.C434]/([.D434]-[.D433])" office:value-type="float" office:value="779189.655438274" calcext:value-type="float">
            <text:p>779189.65543827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70921.0855" calcext:value-type="float">
            <text:p>1442770921.0855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6.8402600288391" calcext:value-type="float">
            <text:p>16.8402600288</text:p>
          </table:table-cell>
          <table:table-cell table:formula="of:=[.C435]/([.D435]-[.D434])" office:value-type="float" office:value="780102.579521698" calcext:value-type="float">
            <text:p>780102.57952169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70921.09588" calcext:value-type="float">
            <text:p>1442770921.09588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6.8506379127502" calcext:value-type="float">
            <text:p>16.8506379128</text:p>
          </table:table-cell>
          <table:table-cell table:formula="of:=[.C436]/([.D436]-[.D435])" office:value-type="float" office:value="780120.501378423" calcext:value-type="float">
            <text:p>780120.5013784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70921.10626" calcext:value-type="float">
            <text:p>1442770921.10626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6.8610174655914" calcext:value-type="float">
            <text:p>16.8610174656</text:p>
          </table:table-cell>
          <table:table-cell table:formula="of:=[.C437]/([.D437]-[.D436])" office:value-type="float" office:value="779995.065671299" calcext:value-type="float">
            <text:p>779995.06567129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70921.11664" calcext:value-type="float">
            <text:p>1442770921.11664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6.8713989257812" calcext:value-type="float">
            <text:p>16.8713989258</text:p>
          </table:table-cell>
          <table:table-cell table:formula="of:=[.C438]/([.D438]-[.D437])" office:value-type="float" office:value="779851.759961417" calcext:value-type="float">
            <text:p>779851.7599614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70921.12703" calcext:value-type="float">
            <text:p>1442770921.12703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6.881795167923" calcext:value-type="float">
            <text:p>16.8817951679</text:p>
          </table:table-cell>
          <table:table-cell table:formula="of:=[.C439]/([.D439]-[.D438])" office:value-type="float" office:value="778742.923609678" calcext:value-type="float">
            <text:p>778742.92360967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70921.13742" calcext:value-type="float">
            <text:p>1442770921.13742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6.8921806812286" calcext:value-type="float">
            <text:p>16.8921806812</text:p>
          </table:table-cell>
          <table:table-cell table:formula="of:=[.C440]/([.D440]-[.D439])" office:value-type="float" office:value="779547.41010101" calcext:value-type="float">
            <text:p>779547.410101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70921.14774" calcext:value-type="float">
            <text:p>1442770921.14774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6.9025037288666" calcext:value-type="float">
            <text:p>16.9025037289</text:p>
          </table:table-cell>
          <table:table-cell table:formula="of:=[.C441]/([.D441]-[.D440])" office:value-type="float" office:value="784264.519931637" calcext:value-type="float">
            <text:p>784264.5199316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70921.15811" calcext:value-type="float">
            <text:p>1442770921.15811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6.9128715991974" calcext:value-type="float">
            <text:p>16.9128715992</text:p>
          </table:table-cell>
          <table:table-cell table:formula="of:=[.C442]/([.D442]-[.D441])" office:value-type="float" office:value="780873.963666467" calcext:value-type="float">
            <text:p>780873.96366646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70921.1685" calcext:value-type="float">
            <text:p>1442770921.1685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6.9232640266418" calcext:value-type="float">
            <text:p>16.9232640266</text:p>
          </table:table-cell>
          <table:table-cell table:formula="of:=[.C443]/([.D443]-[.D442])" office:value-type="float" office:value="779028.772947303" calcext:value-type="float">
            <text:p>779028.77294730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70921.17892" calcext:value-type="float">
            <text:p>1442770921.17892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6.9336822032928" calcext:value-type="float">
            <text:p>16.9336822033</text:p>
          </table:table-cell>
          <table:table-cell table:formula="of:=[.C444]/([.D444]-[.D443])" office:value-type="float" office:value="777103.352266746" calcext:value-type="float">
            <text:p>777103.3522667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70921.18934" calcext:value-type="float">
            <text:p>1442770921.18934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6.944103717804" calcext:value-type="float">
            <text:p>16.9441037178</text:p>
          </table:table-cell>
          <table:table-cell table:formula="of:=[.C445]/([.D445]-[.D444])" office:value-type="float" office:value="776854.457321956" calcext:value-type="float">
            <text:p>776854.4573219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70921.19979" calcext:value-type="float">
            <text:p>1442770921.19979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6.9545505046844" calcext:value-type="float">
            <text:p>16.9545505047</text:p>
          </table:table-cell>
          <table:table-cell table:formula="of:=[.C446]/([.D446]-[.D445])" office:value-type="float" office:value="774975.128009677" calcext:value-type="float">
            <text:p>774975.12800967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70921.21022" calcext:value-type="float">
            <text:p>1442770921.21022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6.9649839401245" calcext:value-type="float">
            <text:p>16.9649839401</text:p>
          </table:table-cell>
          <table:table-cell table:formula="of:=[.C447]/([.D447]-[.D446])" office:value-type="float" office:value="775966.846827084" calcext:value-type="float">
            <text:p>775966.84682708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70921.2207" calcext:value-type="float">
            <text:p>1442770921.2207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6.9754648208618" calcext:value-type="float">
            <text:p>16.9754648209</text:p>
          </table:table-cell>
          <table:table-cell table:formula="of:=[.C448]/([.D448]-[.D447])" office:value-type="float" office:value="772454.167060965" calcext:value-type="float">
            <text:p>772454.16706096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70921.23112" calcext:value-type="float">
            <text:p>1442770921.23112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6.9858841896057" calcext:value-type="float">
            <text:p>16.9858841896</text:p>
          </table:table-cell>
          <table:table-cell table:formula="of:=[.C449]/([.D449]-[.D448])" office:value-type="float" office:value="777014.442908791" calcext:value-type="float">
            <text:p>777014.44290879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70921.24166" calcext:value-type="float">
            <text:p>1442770921.24166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6.9964172840118" calcext:value-type="float">
            <text:p>16.996417284</text:p>
          </table:table-cell>
          <table:table-cell table:formula="of:=[.C450]/([.D450]-[.D449])" office:value-type="float" office:value="768625.029629462" calcext:value-type="float">
            <text:p>768625.0296294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70921.25212" calcext:value-type="float">
            <text:p>1442770921.25212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7.0068764686584" calcext:value-type="float">
            <text:p>17.0068764687</text:p>
          </table:table-cell>
          <table:table-cell table:formula="of:=[.C451]/([.D451]-[.D450])" office:value-type="float" office:value="774056.513346554" calcext:value-type="float">
            <text:p>774056.51334655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70921.26254" calcext:value-type="float">
            <text:p>1442770921.26254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7.0173017978668" calcext:value-type="float">
            <text:p>17.0173017979</text:p>
          </table:table-cell>
          <table:table-cell table:formula="of:=[.C452]/([.D452]-[.D451])" office:value-type="float" office:value="776570.201111441" calcext:value-type="float">
            <text:p>776570.20111144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70921.27302" calcext:value-type="float">
            <text:p>1442770921.27302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7.0277791023254" calcext:value-type="float">
            <text:p>17.0277791023</text:p>
          </table:table-cell>
          <table:table-cell table:formula="of:=[.C453]/([.D453]-[.D452])" office:value-type="float" office:value="772717.833291615" calcext:value-type="float">
            <text:p>772717.8332916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70921.28342" calcext:value-type="float">
            <text:p>1442770921.28342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7.038179397583" calcext:value-type="float">
            <text:p>17.0381793976</text:p>
          </table:table-cell>
          <table:table-cell table:formula="of:=[.C454]/([.D454]-[.D453])" office:value-type="float" office:value="778439.438448489" calcext:value-type="float">
            <text:p>778439.43844848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70921.29382" calcext:value-type="float">
            <text:p>1442770921.29382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7.048579454422" calcext:value-type="float">
            <text:p>17.0485794544</text:p>
          </table:table-cell>
          <table:table-cell table:formula="of:=[.C455]/([.D455]-[.D454])" office:value-type="float" office:value="778457.283968731" calcext:value-type="float">
            <text:p>778457.28396873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70921.30423" calcext:value-type="float">
            <text:p>1442770921.30423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7.0589914321899" calcext:value-type="float">
            <text:p>17.0589914322</text:p>
          </table:table-cell>
          <table:table-cell table:formula="of:=[.C456]/([.D456]-[.D455])" office:value-type="float" office:value="777566.009113599" calcext:value-type="float">
            <text:p>777566.0091135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70921.31474" calcext:value-type="float">
            <text:p>1442770921.31474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7.0694978237152" calcext:value-type="float">
            <text:p>17.0694978237</text:p>
          </table:table-cell>
          <table:table-cell table:formula="of:=[.C457]/([.D457]-[.D456])" office:value-type="float" office:value="770578.555018495" calcext:value-type="float">
            <text:p>770578.55501849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70921.32521" calcext:value-type="float">
            <text:p>1442770921.32521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7.0799705982208" calcext:value-type="float">
            <text:p>17.0799705982</text:p>
          </table:table-cell>
          <table:table-cell table:formula="of:=[.C458]/([.D458]-[.D457])" office:value-type="float" office:value="773052.069025179" calcext:value-type="float">
            <text:p>773052.06902517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70921.33557" calcext:value-type="float">
            <text:p>1442770921.33557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7.0903346538544" calcext:value-type="float">
            <text:p>17.0903346539</text:p>
          </table:table-cell>
          <table:table-cell table:formula="of:=[.C459]/([.D459]-[.D458])" office:value-type="float" office:value="781161.37989418" calcext:value-type="float">
            <text:p>781161.379894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70921.34598" calcext:value-type="float">
            <text:p>1442770921.34598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7.1007401943207" calcext:value-type="float">
            <text:p>17.1007401943</text:p>
          </table:table-cell>
          <table:table-cell table:formula="of:=[.C460]/([.D460]-[.D459])" office:value-type="float" office:value="778047.043900651" calcext:value-type="float">
            <text:p>778047.0439006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70921.35642" calcext:value-type="float">
            <text:p>1442770921.35642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7.1111829280853" calcext:value-type="float">
            <text:p>17.1111829281</text:p>
          </table:table-cell>
          <table:table-cell table:formula="of:=[.C461]/([.D461]-[.D460])" office:value-type="float" office:value="775275.917442922" calcext:value-type="float">
            <text:p>775275.9174429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70921.36683" calcext:value-type="float">
            <text:p>1442770921.36683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7.1215875148773" calcext:value-type="float">
            <text:p>17.1215875149</text:p>
          </table:table-cell>
          <table:table-cell table:formula="of:=[.C462]/([.D462]-[.D461])" office:value-type="float" office:value="778118.358936755" calcext:value-type="float">
            <text:p>778118.3589367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70921.37721" calcext:value-type="float">
            <text:p>1442770921.37721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7.1319754123688" calcext:value-type="float">
            <text:p>17.1319754124</text:p>
          </table:table-cell>
          <table:table-cell table:formula="of:=[.C463]/([.D463]-[.D462])" office:value-type="float" office:value="779368.491714482" calcext:value-type="float">
            <text:p>779368.49171448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70921.38763" calcext:value-type="float">
            <text:p>1442770921.38763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7.1423904895782" calcext:value-type="float">
            <text:p>17.1423904896</text:p>
          </table:table-cell>
          <table:table-cell table:formula="of:=[.C464]/([.D464]-[.D463])" office:value-type="float" office:value="777334.611848732" calcext:value-type="float">
            <text:p>777334.61184873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70921.39809" calcext:value-type="float">
            <text:p>1442770921.39809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7.1528489589691" calcext:value-type="float">
            <text:p>17.152848959</text:p>
          </table:table-cell>
          <table:table-cell table:formula="of:=[.C465]/([.D465]-[.D464])" office:value-type="float" office:value="774109.451146674" calcext:value-type="float">
            <text:p>774109.4511466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70921.40849" calcext:value-type="float">
            <text:p>1442770921.40849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7.1632540225983" calcext:value-type="float">
            <text:p>17.1632540226</text:p>
          </table:table-cell>
          <table:table-cell table:formula="of:=[.C466]/([.D466]-[.D465])" office:value-type="float" office:value="778082.699784611" calcext:value-type="float">
            <text:p>778082.6997846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70921.41893" calcext:value-type="float">
            <text:p>1442770921.41893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7.1736867427826" calcext:value-type="float">
            <text:p>17.1736867428</text:p>
          </table:table-cell>
          <table:table-cell table:formula="of:=[.C467]/([.D467]-[.D466])" office:value-type="float" office:value="776020.046254399" calcext:value-type="float">
            <text:p>776020.04625439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70921.42937" calcext:value-type="float">
            <text:p>1442770921.42937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7.1841354370117" calcext:value-type="float">
            <text:p>17.184135437</text:p>
          </table:table-cell>
          <table:table-cell table:formula="of:=[.C468]/([.D468]-[.D467])" office:value-type="float" office:value="774833.660787222" calcext:value-type="float">
            <text:p>774833.6607872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70921.43989" calcext:value-type="float">
            <text:p>1442770921.43989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7.1946549415588" calcext:value-type="float">
            <text:p>17.1946549416</text:p>
          </table:table-cell>
          <table:table-cell table:formula="of:=[.C469]/([.D469]-[.D468])" office:value-type="float" office:value="769617.995195141" calcext:value-type="float">
            <text:p>769617.99519514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70921.45032" calcext:value-type="float">
            <text:p>1442770921.45032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7.2050764560699" calcext:value-type="float">
            <text:p>17.2050764561</text:p>
          </table:table-cell>
          <table:table-cell table:formula="of:=[.C470]/([.D470]-[.D469])" office:value-type="float" office:value="776854.457321956" calcext:value-type="float">
            <text:p>776854.4573219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70921.46078" calcext:value-type="float">
            <text:p>1442770921.46078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7.2155413627625" calcext:value-type="float">
            <text:p>17.2155413628</text:p>
          </table:table-cell>
          <table:table-cell table:formula="of:=[.C471]/([.D471]-[.D470])" office:value-type="float" office:value="773633.271455585" calcext:value-type="float">
            <text:p>773633.2714555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70921.47122" calcext:value-type="float">
            <text:p>1442770921.47122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7.2259802818298" calcext:value-type="float">
            <text:p>17.2259802818</text:p>
          </table:table-cell>
          <table:table-cell table:formula="of:=[.C472]/([.D472]-[.D471])" office:value-type="float" office:value="775559.226749498" calcext:value-type="float">
            <text:p>775559.2267494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70921.48164" calcext:value-type="float">
            <text:p>1442770921.48164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7.2363972663879" calcext:value-type="float">
            <text:p>17.2363972664</text:p>
          </table:table-cell>
          <table:table-cell table:formula="of:=[.C473]/([.D473]-[.D472])" office:value-type="float" office:value="777192.281973817" calcext:value-type="float">
            <text:p>777192.2819738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70921.49205" calcext:value-type="float">
            <text:p>1442770921.49205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7.2468094825745" calcext:value-type="float">
            <text:p>17.2468094826</text:p>
          </table:table-cell>
          <table:table-cell table:formula="of:=[.C474]/([.D474]-[.D473])" office:value-type="float" office:value="777548.204433046" calcext:value-type="float">
            <text:p>777548.20443304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70921.50245" calcext:value-type="float">
            <text:p>1442770921.50245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7.2572078704834" calcext:value-type="float">
            <text:p>17.2572078705</text:p>
          </table:table-cell>
          <table:table-cell table:formula="of:=[.C475]/([.D475]-[.D474])" office:value-type="float" office:value="778582.225523914" calcext:value-type="float">
            <text:p>778582.2255239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70921.51289" calcext:value-type="float">
            <text:p>1442770921.51289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7.2676510810852" calcext:value-type="float">
            <text:p>17.2676510811</text:p>
          </table:table-cell>
          <table:table-cell table:formula="of:=[.C476]/([.D476]-[.D475])" office:value-type="float" office:value="775240.518332496" calcext:value-type="float">
            <text:p>775240.51833249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70921.52321" calcext:value-type="float">
            <text:p>1442770921.52321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7.2779681682587" calcext:value-type="float">
            <text:p>17.2779681683</text:p>
          </table:table-cell>
          <table:table-cell table:formula="of:=[.C477]/([.D477]-[.D476])" office:value-type="float" office:value="784717.61107388" calcext:value-type="float">
            <text:p>784717.611073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70921.53358" calcext:value-type="float">
            <text:p>1442770921.53358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7.2883367538452" calcext:value-type="float">
            <text:p>17.2883367538</text:p>
          </table:table-cell>
          <table:table-cell table:formula="of:=[.C478]/([.D478]-[.D477])" office:value-type="float" office:value="780820.096668123" calcext:value-type="float">
            <text:p>780820.0966681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70921.54387" calcext:value-type="float">
            <text:p>1442770921.54387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7.2986316680908" calcext:value-type="float">
            <text:p>17.2986316681</text:p>
          </table:table-cell>
          <table:table-cell table:formula="of:=[.C479]/([.D479]-[.D478])" office:value-type="float" office:value="786407.716164891" calcext:value-type="float">
            <text:p>786407.71616489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70921.55424" calcext:value-type="float">
            <text:p>1442770921.55424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7.3089981079102" calcext:value-type="float">
            <text:p>17.3089981079</text:p>
          </table:table-cell>
          <table:table-cell table:formula="of:=[.C480]/([.D480]-[.D479])" office:value-type="float" office:value="780981.719963202" calcext:value-type="float">
            <text:p>780981.71996320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70921.56461" calcext:value-type="float">
            <text:p>1442770921.56461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7.3193717002869" calcext:value-type="float">
            <text:p>17.3193717003</text:p>
          </table:table-cell>
          <table:table-cell table:formula="of:=[.C481]/([.D481]-[.D480])" office:value-type="float" office:value="780443.235669961" calcext:value-type="float">
            <text:p>780443.2356699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70921.57499" calcext:value-type="float">
            <text:p>1442770921.57499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7.3297476768494" calcext:value-type="float">
            <text:p>17.3297476768</text:p>
          </table:table-cell>
          <table:table-cell table:formula="of:=[.C482]/([.D482]-[.D481])" office:value-type="float" office:value="780263.905882353" calcext:value-type="float">
            <text:p>780263.9058823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70921.58542" calcext:value-type="float">
            <text:p>1442770921.58542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7.3401834964752" calcext:value-type="float">
            <text:p>17.3401834965</text:p>
          </table:table-cell>
          <table:table-cell table:formula="of:=[.C483]/([.D483]-[.D482])" office:value-type="float" office:value="775789.568070184" calcext:value-type="float">
            <text:p>775789.5680701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70921.59591" calcext:value-type="float">
            <text:p>1442770921.59591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7.3506672382355" calcext:value-type="float">
            <text:p>17.3506672382</text:p>
          </table:table-cell>
          <table:table-cell table:formula="of:=[.C484]/([.D484]-[.D483])" office:value-type="float" office:value="772243.363595015" calcext:value-type="float">
            <text:p>772243.3635950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70921.60638" calcext:value-type="float">
            <text:p>1442770921.60638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7.3611371517181" calcext:value-type="float">
            <text:p>17.3611371517</text:p>
          </table:table-cell>
          <table:table-cell table:formula="of:=[.C485]/([.D485]-[.D484])" office:value-type="float" office:value="773263.314296124" calcext:value-type="float">
            <text:p>773263.31429612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70921.61684" calcext:value-type="float">
            <text:p>1442770921.61684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7.3715960979462" calcext:value-type="float">
            <text:p>17.3715960979</text:p>
          </table:table-cell>
          <table:table-cell table:formula="of:=[.C486]/([.D486]-[.D485])" office:value-type="float" office:value="774074.158475426" calcext:value-type="float">
            <text:p>774074.1584754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70921.62727" calcext:value-type="float">
            <text:p>1442770921.62727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7.3820281028748" calcext:value-type="float">
            <text:p>17.3820281029</text:p>
          </table:table-cell>
          <table:table-cell table:formula="of:=[.C487]/([.D487]-[.D486])" office:value-type="float" office:value="776073.252976803" calcext:value-type="float">
            <text:p>776073.25297680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70921.6377" calcext:value-type="float">
            <text:p>1442770921.6377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7.3924624919891" calcext:value-type="float">
            <text:p>17.392462492</text:p>
          </table:table-cell>
          <table:table-cell table:formula="of:=[.C488]/([.D488]-[.D487])" office:value-type="float" office:value="775895.925602651" calcext:value-type="float">
            <text:p>775895.9256026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70921.64812" calcext:value-type="float">
            <text:p>1442770921.64812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7.4028780460358" calcext:value-type="float">
            <text:p>17.402878046</text:p>
          </table:table-cell>
          <table:table-cell table:formula="of:=[.C489]/([.D489]-[.D488])" office:value-type="float" office:value="777299.024492973" calcext:value-type="float">
            <text:p>777299.02449297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70921.65853" calcext:value-type="float">
            <text:p>1442770921.65853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7.4132902622223" calcext:value-type="float">
            <text:p>17.4132902622</text:p>
          </table:table-cell>
          <table:table-cell table:formula="of:=[.C490]/([.D490]-[.D489])" office:value-type="float" office:value="777548.204433046" calcext:value-type="float">
            <text:p>777548.20443304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70921.66901" calcext:value-type="float">
            <text:p>1442770921.66901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7.4237751960754" calcext:value-type="float">
            <text:p>17.4237751961</text:p>
          </table:table-cell>
          <table:table-cell table:formula="of:=[.C491]/([.D491]-[.D490])" office:value-type="float" office:value="772155.562771449" calcext:value-type="float">
            <text:p>772155.5627714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70921.67942" calcext:value-type="float">
            <text:p>1442770921.67942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7.4341831207275" calcext:value-type="float">
            <text:p>17.4341831207</text:p>
          </table:table-cell>
          <table:table-cell table:formula="of:=[.C492]/([.D492]-[.D491])" office:value-type="float" office:value="777868.813487882" calcext:value-type="float">
            <text:p>777868.8134878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70921.68985" calcext:value-type="float">
            <text:p>1442770921.68985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7.4446120262146" calcext:value-type="float">
            <text:p>17.4446120262</text:p>
          </table:table-cell>
          <table:table-cell table:formula="of:=[.C493]/([.D493]-[.D492])" office:value-type="float" office:value="776303.899775959" calcext:value-type="float">
            <text:p>776303.8997759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70921.70038" calcext:value-type="float">
            <text:p>1442770921.70038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7.4551427364349" calcext:value-type="float">
            <text:p>17.4551427364</text:p>
          </table:table-cell>
          <table:table-cell table:formula="of:=[.C494]/([.D494]-[.D493])" office:value-type="float" office:value="768799.048744595" calcext:value-type="float">
            <text:p>768799.04874459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70921.7108" calcext:value-type="float">
            <text:p>1442770921.7108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7.4655621051788" calcext:value-type="float">
            <text:p>17.4655621052</text:p>
          </table:table-cell>
          <table:table-cell table:formula="of:=[.C495]/([.D495]-[.D494])" office:value-type="float" office:value="777014.442908791" calcext:value-type="float">
            <text:p>777014.44290879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70921.72124" calcext:value-type="float">
            <text:p>1442770921.72124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7.4759967327118" calcext:value-type="float">
            <text:p>17.4759967327</text:p>
          </table:table-cell>
          <table:table-cell table:formula="of:=[.C496]/([.D496]-[.D495])" office:value-type="float" office:value="775878.197322122" calcext:value-type="float">
            <text:p>775878.1973221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70921.73166" calcext:value-type="float">
            <text:p>1442770921.73166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7.4864208698273" calcext:value-type="float">
            <text:p>17.4864208698</text:p>
          </table:table-cell>
          <table:table-cell table:formula="of:=[.C497]/([.D497]-[.D496])" office:value-type="float" office:value="776659.008828507" calcext:value-type="float">
            <text:p>776659.0088285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70921.74208" calcext:value-type="float">
            <text:p>1442770921.74208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7.4968364238739" calcext:value-type="float">
            <text:p>17.4968364239</text:p>
          </table:table-cell>
          <table:table-cell table:formula="of:=[.C498]/([.D498]-[.D497])" office:value-type="float" office:value="777299.024492973" calcext:value-type="float">
            <text:p>777299.02449297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70921.75252" calcext:value-type="float">
            <text:p>1442770921.75252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7.5072793960571" calcext:value-type="float">
            <text:p>17.5072793961</text:p>
          </table:table-cell>
          <table:table-cell table:formula="of:=[.C499]/([.D499]-[.D498])" office:value-type="float" office:value="775258.217483619" calcext:value-type="float">
            <text:p>775258.21748361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70921.76296" calcext:value-type="float">
            <text:p>1442770921.76296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7.5177226066589" calcext:value-type="float">
            <text:p>17.5177226067</text:p>
          </table:table-cell>
          <table:table-cell table:formula="of:=[.C500]/([.D500]-[.D499])" office:value-type="float" office:value="775240.518332496" calcext:value-type="float">
            <text:p>775240.5183324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70921.77345" calcext:value-type="float">
            <text:p>1442770921.77345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7.5282061100006" calcext:value-type="float">
            <text:p>17.52820611</text:p>
          </table:table-cell>
          <table:table-cell table:formula="of:=[.C501]/([.D501]-[.D500])" office:value-type="float" office:value="772260.926155875" calcext:value-type="float">
            <text:p>772260.926155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70921.78397" calcext:value-type="float">
            <text:p>1442770921.78397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7.5387315750122" calcext:value-type="float">
            <text:p>17.538731575</text:p>
          </table:table-cell>
          <table:table-cell table:formula="of:=[.C502]/([.D502]-[.D501])" office:value-type="float" office:value="769182.168301357" calcext:value-type="float">
            <text:p>769182.16830135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70921.79444" calcext:value-type="float">
            <text:p>1442770921.79444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7.5491971969604" calcext:value-type="float">
            <text:p>17.549197197</text:p>
          </table:table-cell>
          <table:table-cell table:formula="of:=[.C503]/([.D503]-[.D502])" office:value-type="float" office:value="773580.398760707" calcext:value-type="float">
            <text:p>773580.3987607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70921.80482" calcext:value-type="float">
            <text:p>1442770921.80482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7.5595781803131" calcext:value-type="float">
            <text:p>17.5595781803</text:p>
          </table:table-cell>
          <table:table-cell table:formula="of:=[.C504]/([.D504]-[.D503])" office:value-type="float" office:value="779887.581451965" calcext:value-type="float">
            <text:p>779887.58145196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70921.81519" calcext:value-type="float">
            <text:p>1442770921.81519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7.5699548721313" calcext:value-type="float">
            <text:p>17.5699548721</text:p>
          </table:table-cell>
          <table:table-cell table:formula="of:=[.C505]/([.D505]-[.D504])" office:value-type="float" office:value="780210.123015417" calcext:value-type="float">
            <text:p>780210.1230154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70921.82563" calcext:value-type="float">
            <text:p>1442770921.82563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7.5803868770599" calcext:value-type="float">
            <text:p>17.5803868771</text:p>
          </table:table-cell>
          <table:table-cell table:formula="of:=[.C506]/([.D506]-[.D505])" office:value-type="float" office:value="776073.252976803" calcext:value-type="float">
            <text:p>776073.2529768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70921.83607" calcext:value-type="float">
            <text:p>1442770921.83607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7.5908269882202" calcext:value-type="float">
            <text:p>17.5908269882</text:p>
          </table:table-cell>
          <table:table-cell table:formula="of:=[.C507]/([.D507]-[.D506])" office:value-type="float" office:value="775470.670351001" calcext:value-type="float">
            <text:p>775470.6703510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70921.84651" calcext:value-type="float">
            <text:p>1442770921.84651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7.6012687683105" calcext:value-type="float">
            <text:p>17.6012687683</text:p>
          </table:table-cell>
          <table:table-cell table:formula="of:=[.C508]/([.D508]-[.D507])" office:value-type="float" office:value="775346.725363047" calcext:value-type="float">
            <text:p>775346.7253630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70921.85698" calcext:value-type="float">
            <text:p>1442770921.85698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7.611743927002" calcext:value-type="float">
            <text:p>17.611743927</text:p>
          </table:table-cell>
          <table:table-cell table:formula="of:=[.C509]/([.D509]-[.D508])" office:value-type="float" office:value="772876.119446468" calcext:value-type="float">
            <text:p>772876.11944646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70921.86741" calcext:value-type="float">
            <text:p>1442770921.86741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7.6221752166748" calcext:value-type="float">
            <text:p>17.6221752167</text:p>
          </table:table-cell>
          <table:table-cell table:formula="of:=[.C510]/([.D510]-[.D509])" office:value-type="float" office:value="776126.466995795" calcext:value-type="float">
            <text:p>776126.46699579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70921.87785" calcext:value-type="float">
            <text:p>1442770921.87785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7.6326112747192" calcext:value-type="float">
            <text:p>17.6326112747</text:p>
          </table:table-cell>
          <table:table-cell table:formula="of:=[.C511]/([.D511]-[.D510])" office:value-type="float" office:value="775771.844649548" calcext:value-type="float">
            <text:p>775771.84464954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70921.88838" calcext:value-type="float">
            <text:p>1442770921.88838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7.6431403160095" calcext:value-type="float">
            <text:p>17.643140316</text:p>
          </table:table-cell>
          <table:table-cell table:formula="of:=[.C512]/([.D512]-[.D511])" office:value-type="float" office:value="768920.909016802" calcext:value-type="float">
            <text:p>768920.90901680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70921.89884" calcext:value-type="float">
            <text:p>1442770921.89884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7.6535973548889" calcext:value-type="float">
            <text:p>17.6535973549</text:p>
          </table:table-cell>
          <table:table-cell table:formula="of:=[.C513]/([.D513]-[.D512])" office:value-type="float" office:value="774215.348472412" calcext:value-type="float">
            <text:p>774215.3484724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70921.90925" calcext:value-type="float">
            <text:p>1442770921.90925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7.6640121936798" calcext:value-type="float">
            <text:p>17.6640121937</text:p>
          </table:table-cell>
          <table:table-cell table:formula="of:=[.C514]/([.D514]-[.D513])" office:value-type="float" office:value="777352.406748621" calcext:value-type="float">
            <text:p>777352.4067486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70921.92003" calcext:value-type="float">
            <text:p>1442770921.92003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7.6747858524323" calcext:value-type="float">
            <text:p>17.6747858524</text:p>
          </table:table-cell>
          <table:table-cell table:formula="of:=[.C515]/([.D515]-[.D514])" office:value-type="float" office:value="751462.449853944" calcext:value-type="float">
            <text:p>751462.44985394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70921.93046" calcext:value-type="float">
            <text:p>1442770921.93046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7.6852192878723" calcext:value-type="float">
            <text:p>17.6852192879</text:p>
          </table:table-cell>
          <table:table-cell table:formula="of:=[.C516]/([.D516]-[.D515])" office:value-type="float" office:value="775966.846827084" calcext:value-type="float">
            <text:p>775966.8468270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70921.94097" calcext:value-type="float">
            <text:p>1442770921.94097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7.6957275867462" calcext:value-type="float">
            <text:p>17.6957275867</text:p>
          </table:table-cell>
          <table:table-cell table:formula="of:=[.C517]/([.D517]-[.D516])" office:value-type="float" office:value="770438.688235962" calcext:value-type="float">
            <text:p>770438.68823596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70921.95143" calcext:value-type="float">
            <text:p>1442770921.95143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7.7061922550201" calcext:value-type="float">
            <text:p>17.706192255</text:p>
          </table:table-cell>
          <table:table-cell table:formula="of:=[.C518]/([.D518]-[.D517])" office:value-type="float" office:value="773650.897293356" calcext:value-type="float">
            <text:p>773650.89729335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70921.96187" calcext:value-type="float">
            <text:p>1442770921.96187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7.7166321277618" calcext:value-type="float">
            <text:p>17.7166321278</text:p>
          </table:table-cell>
          <table:table-cell table:formula="of:=[.C519]/([.D519]-[.D518])" office:value-type="float" office:value="775488.380012789" calcext:value-type="float">
            <text:p>775488.38001278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70921.97227" calcext:value-type="float">
            <text:p>1442770921.97227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7.7270312309265" calcext:value-type="float">
            <text:p>17.7270312309</text:p>
          </table:table-cell>
          <table:table-cell table:formula="of:=[.C520]/([.D520]-[.D519])" office:value-type="float" office:value="778528.674232524" calcext:value-type="float">
            <text:p>778528.67423252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70921.98275" calcext:value-type="float">
            <text:p>1442770921.98275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7.7375140190125" calcext:value-type="float">
            <text:p>17.737514019</text:p>
          </table:table-cell>
          <table:table-cell table:formula="of:=[.C521]/([.D521]-[.D520])" office:value-type="float" office:value="772313.618631732" calcext:value-type="float">
            <text:p>772313.61863173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70921.99328" calcext:value-type="float">
            <text:p>1442770921.99328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7.7480361461639" calcext:value-type="float">
            <text:p>17.7480361462</text:p>
          </table:table-cell>
          <table:table-cell table:formula="of:=[.C522]/([.D522]-[.D521])" office:value-type="float" office:value="769426.170529989" calcext:value-type="float">
            <text:p>769426.17052998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70922.00258" calcext:value-type="float">
            <text:p>1442770922.00258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7.7573401927948" calcext:value-type="float">
            <text:p>17.7573401928</text:p>
          </table:table-cell>
          <table:table-cell table:formula="of:=[.C523]/([.D523]-[.D522])" office:value-type="float" office:value="870159.009430094" calcext:value-type="float">
            <text:p>870159.00943009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70922.01107" calcext:value-type="float">
            <text:p>1442770922.01107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7.7658281326294" calcext:value-type="float">
            <text:p>17.7658281326</text:p>
          </table:table-cell>
          <table:table-cell table:formula="of:=[.C524]/([.D524]-[.D523])" office:value-type="float" office:value="953823.91460914" calcext:value-type="float">
            <text:p>953823.914609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70922.01955" calcext:value-type="float">
            <text:p>1442770922.01955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7.774307012558" calcext:value-type="float">
            <text:p>17.7743070126</text:p>
          </table:table-cell>
          <table:table-cell table:formula="of:=[.C525]/([.D525]-[.D524])" office:value-type="float" office:value="954843.100525827" calcext:value-type="float">
            <text:p>954843.10052582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70922.028" calcext:value-type="float">
            <text:p>1442770922.028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7.7827599048614" calcext:value-type="float">
            <text:p>17.7827599049</text:p>
          </table:table-cell>
          <table:table-cell table:formula="of:=[.C526]/([.D526]-[.D525])" office:value-type="float" office:value="957778.676143736" calcext:value-type="float">
            <text:p>957778.6761437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70922.03646" calcext:value-type="float">
            <text:p>1442770922.03646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7.7912204265594" calcext:value-type="float">
            <text:p>17.7912204266</text:p>
          </table:table-cell>
          <table:table-cell table:formula="of:=[.C527]/([.D527]-[.D526])" office:value-type="float" office:value="956914.985740856" calcext:value-type="float">
            <text:p>956914.98574085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70922.0449" calcext:value-type="float">
            <text:p>1442770922.0449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7.7996594905853" calcext:value-type="float">
            <text:p>17.7996594906</text:p>
          </table:table-cell>
          <table:table-cell table:formula="of:=[.C528]/([.D528]-[.D527])" office:value-type="float" office:value="959348.095378009" calcext:value-type="float">
            <text:p>959348.09537800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70922.05336" calcext:value-type="float">
            <text:p>1442770922.05336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7.8081204891205" calcext:value-type="float">
            <text:p>17.8081204891</text:p>
          </table:table-cell>
          <table:table-cell table:formula="of:=[.C529]/([.D529]-[.D528])" office:value-type="float" office:value="956861.056807935" calcext:value-type="float">
            <text:p>956861.0568079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70922.06181" calcext:value-type="float">
            <text:p>1442770922.06181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7.8165736198425" calcext:value-type="float">
            <text:p>17.8165736198</text:p>
          </table:table-cell>
          <table:table-cell table:formula="of:=[.C530]/([.D530]-[.D529])" office:value-type="float" office:value="957751.662219715" calcext:value-type="float">
            <text:p>957751.6622197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70922.07025" calcext:value-type="float">
            <text:p>1442770922.07025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7.825012922287" calcext:value-type="float">
            <text:p>17.8250129223</text:p>
          </table:table-cell>
          <table:table-cell table:formula="of:=[.C531]/([.D531]-[.D530])" office:value-type="float" office:value="959320.992852502" calcext:value-type="float">
            <text:p>959320.9928525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70922.07872" calcext:value-type="float">
            <text:p>1442770922.07872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7.8334794044495" calcext:value-type="float">
            <text:p>17.8334794044</text:p>
          </table:table-cell>
          <table:table-cell table:formula="of:=[.C532]/([.D532]-[.D531])" office:value-type="float" office:value="956241.310692461" calcext:value-type="float">
            <text:p>956241.3106924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70922.08731" calcext:value-type="float">
            <text:p>1442770922.08731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7.8420701026917" calcext:value-type="float">
            <text:p>17.8420701027</text:p>
          </table:table-cell>
          <table:table-cell table:formula="of:=[.C533]/([.D533]-[.D532])" office:value-type="float" office:value="942414.664298402" calcext:value-type="float">
            <text:p>942414.66429840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70922.09591" calcext:value-type="float">
            <text:p>1442770922.09591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7.8506717681885" calcext:value-type="float">
            <text:p>17.8506717682</text:p>
          </table:table-cell>
          <table:table-cell table:formula="of:=[.C534]/([.D534]-[.D533])" office:value-type="float" office:value="941213.071234547" calcext:value-type="float">
            <text:p>941213.0712345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70922.10448" calcext:value-type="float">
            <text:p>1442770922.10448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7.8592443466187" calcext:value-type="float">
            <text:p>17.8592443466</text:p>
          </table:table-cell>
          <table:table-cell table:formula="of:=[.C535]/([.D535]-[.D534])" office:value-type="float" office:value="944406.641005674" calcext:value-type="float">
            <text:p>944406.6410056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70922.11301" calcext:value-type="float">
            <text:p>1442770922.11301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7.8677697181702" calcext:value-type="float">
            <text:p>17.8677697182</text:p>
          </table:table-cell>
          <table:table-cell table:formula="of:=[.C536]/([.D536]-[.D535])" office:value-type="float" office:value="949636.030650484" calcext:value-type="float">
            <text:p>949636.03065048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70922.12153" calcext:value-type="float">
            <text:p>1442770922.12153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7.8762900829315" calcext:value-type="float">
            <text:p>17.8762900829</text:p>
          </table:table-cell>
          <table:table-cell table:formula="of:=[.C537]/([.D537]-[.D536])" office:value-type="float" office:value="950194.061728741" calcext:value-type="float">
            <text:p>950194.06172874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70922.12998" calcext:value-type="float">
            <text:p>1442770922.12998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7.8847365379334" calcext:value-type="float">
            <text:p>17.8847365379</text:p>
          </table:table-cell>
          <table:table-cell table:formula="of:=[.C538]/([.D538]-[.D537])" office:value-type="float" office:value="958508.628560138" calcext:value-type="float">
            <text:p>958508.6285601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70922.13844" calcext:value-type="float">
            <text:p>1442770922.13844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7.893205165863" calcext:value-type="float">
            <text:p>17.8932051659</text:p>
          </table:table-cell>
          <table:table-cell table:formula="of:=[.C539]/([.D539]-[.D538])" office:value-type="float" office:value="955999.01981982" calcext:value-type="float">
            <text:p>955999.0198198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70922.14695" calcext:value-type="float">
            <text:p>1442770922.14695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7.901712179184" calcext:value-type="float">
            <text:p>17.9017121792</text:p>
          </table:table-cell>
          <table:table-cell table:formula="of:=[.C540]/([.D540]-[.D539])" office:value-type="float" office:value="951685.355903702" calcext:value-type="float">
            <text:p>951685.35590370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70922.1554" calcext:value-type="float">
            <text:p>1442770922.1554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7.9101629257202" calcext:value-type="float">
            <text:p>17.9101629257</text:p>
          </table:table-cell>
          <table:table-cell table:formula="of:=[.C541]/([.D541]-[.D540])" office:value-type="float" office:value="958021.870052194" calcext:value-type="float">
            <text:p>958021.8700521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70922.1638" calcext:value-type="float">
            <text:p>1442770922.1638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7.9185574054718" calcext:value-type="float">
            <text:p>17.9185574055</text:p>
          </table:table-cell>
          <table:table-cell table:formula="of:=[.C542]/([.D542]-[.D541])" office:value-type="float" office:value="964443.329376012" calcext:value-type="float">
            <text:p>964443.3293760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70922.17215" calcext:value-type="float">
            <text:p>1442770922.17215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7.9269077777863" calcext:value-type="float">
            <text:p>17.9269077778</text:p>
          </table:table-cell>
          <table:table-cell table:formula="of:=[.C543]/([.D543]-[.D542])" office:value-type="float" office:value="969537.608040201" calcext:value-type="float">
            <text:p>969537.6080402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70922.1805" calcext:value-type="float">
            <text:p>1442770922.1805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7.9352650642395" calcext:value-type="float">
            <text:p>17.9352650642</text:p>
          </table:table-cell>
          <table:table-cell table:formula="of:=[.C544]/([.D544]-[.D543])" office:value-type="float" office:value="968735.491512852" calcext:value-type="float">
            <text:p>968735.4915128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70922.18886" calcext:value-type="float">
            <text:p>1442770922.18886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7.9436233043671" calcext:value-type="float">
            <text:p>17.9436233044</text:p>
          </table:table-cell>
          <table:table-cell table:formula="of:=[.C545]/([.D545]-[.D544])" office:value-type="float" office:value="968624.958895513" calcext:value-type="float">
            <text:p>968624.9588955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70922.19727" calcext:value-type="float">
            <text:p>1442770922.19727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7.9520316123962" calcext:value-type="float">
            <text:p>17.9520316124</text:p>
          </table:table-cell>
          <table:table-cell table:formula="of:=[.C546]/([.D546]-[.D545])" office:value-type="float" office:value="962857.208835455" calcext:value-type="float">
            <text:p>962857.2088354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70922.20571" calcext:value-type="float">
            <text:p>1442770922.20571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7.9604682922363" calcext:value-type="float">
            <text:p>17.9604682922</text:p>
          </table:table-cell>
          <table:table-cell table:formula="of:=[.C547]/([.D547]-[.D546])" office:value-type="float" office:value="959619.204883287" calcext:value-type="float">
            <text:p>959619.20488328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70922.21412" calcext:value-type="float">
            <text:p>1442770922.21412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7.9688816070557" calcext:value-type="float">
            <text:p>17.9688816071</text:p>
          </table:table-cell>
          <table:table-cell table:formula="of:=[.C548]/([.D548]-[.D547])" office:value-type="float" office:value="962284.209476309" calcext:value-type="float">
            <text:p>962284.2094763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70922.22253" calcext:value-type="float">
            <text:p>1442770922.22253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7.9772884845734" calcext:value-type="float">
            <text:p>17.9772884846</text:p>
          </table:table-cell>
          <table:table-cell table:formula="of:=[.C549]/([.D549]-[.D548])" office:value-type="float" office:value="963021.048296985" calcext:value-type="float">
            <text:p>963021.04829698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70922.23095" calcext:value-type="float">
            <text:p>1442770922.23095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7.9857125282288" calcext:value-type="float">
            <text:p>17.9857125282</text:p>
          </table:table-cell>
          <table:table-cell table:formula="of:=[.C550]/([.D550]-[.D549])" office:value-type="float" office:value="961058.647270257" calcext:value-type="float">
            <text:p>961058.64727025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70922.23935" calcext:value-type="float">
            <text:p>1442770922.23935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7.9941062927246" calcext:value-type="float">
            <text:p>17.9941062927</text:p>
          </table:table-cell>
          <table:table-cell table:formula="of:=[.C551]/([.D551]-[.D550])" office:value-type="float" office:value="964525.512242231" calcext:value-type="float">
            <text:p>964525.51224223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70922.24775" calcext:value-type="float">
            <text:p>1442770922.24775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8.0025126934052" calcext:value-type="float">
            <text:p>18.0025126934</text:p>
          </table:table-cell>
          <table:table-cell table:formula="of:=[.C552]/([.D552]-[.D551])" office:value-type="float" office:value="963075.67384214" calcext:value-type="float">
            <text:p>963075.673842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70922.25613" calcext:value-type="float">
            <text:p>1442770922.25613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8.0108952522278" calcext:value-type="float">
            <text:p>18.0108952522</text:p>
          </table:table-cell>
          <table:table-cell table:formula="of:=[.C553]/([.D553]-[.D552])" office:value-type="float" office:value="965814.874825792" calcext:value-type="float">
            <text:p>965814.87482579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70922.26457" calcext:value-type="float">
            <text:p>1442770922.26457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8.0193312168121" calcext:value-type="float">
            <text:p>18.0193312168</text:p>
          </table:table-cell>
          <table:table-cell table:formula="of:=[.C554]/([.D554]-[.D553])" office:value-type="float" office:value="959700.567617217" calcext:value-type="float">
            <text:p>959700.5676172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70922.27302" calcext:value-type="float">
            <text:p>1442770922.27302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8.0277791023254" calcext:value-type="float">
            <text:p>18.0277791023</text:p>
          </table:table-cell>
          <table:table-cell table:formula="of:=[.C555]/([.D555]-[.D554])" office:value-type="float" office:value="958346.320774419" calcext:value-type="float">
            <text:p>958346.32077441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70922.28144" calcext:value-type="float">
            <text:p>1442770922.28144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8.0362026691437" calcext:value-type="float">
            <text:p>18.0362026691</text:p>
          </table:table-cell>
          <table:table-cell table:formula="of:=[.C556]/([.D556]-[.D555])" office:value-type="float" office:value="961113.050408989" calcext:value-type="float">
            <text:p>961113.05040898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70922.28989" calcext:value-type="float">
            <text:p>1442770922.28989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8.0446538925171" calcext:value-type="float">
            <text:p>18.0446538925</text:p>
          </table:table-cell>
          <table:table-cell table:formula="of:=[.C557]/([.D557]-[.D556])" office:value-type="float" office:value="957967.816289108" calcext:value-type="float">
            <text:p>957967.8162891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70922.29832" calcext:value-type="float">
            <text:p>1442770922.29832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8.0530781745911" calcext:value-type="float">
            <text:p>18.0530781746</text:p>
          </table:table-cell>
          <table:table-cell table:formula="of:=[.C558]/([.D558]-[.D557])" office:value-type="float" office:value="961031.448010415" calcext:value-type="float">
            <text:p>961031.4480104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70922.30671" calcext:value-type="float">
            <text:p>1442770922.30671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8.061473608017" calcext:value-type="float">
            <text:p>18.061473608</text:p>
          </table:table-cell>
          <table:table-cell table:formula="of:=[.C559]/([.D559]-[.D558])" office:value-type="float" office:value="964333.774003919" calcext:value-type="float">
            <text:p>964333.77400391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70922.31512" calcext:value-type="float">
            <text:p>1442770922.31512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8.0698764324188" calcext:value-type="float">
            <text:p>18.0698764324</text:p>
          </table:table-cell>
          <table:table-cell table:formula="of:=[.C560]/([.D560]-[.D559])" office:value-type="float" office:value="963485.563046192" calcext:value-type="float">
            <text:p>963485.56304619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70922.32359" calcext:value-type="float">
            <text:p>1442770922.32359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8.07834649086" calcext:value-type="float">
            <text:p>18.0783464909</text:p>
          </table:table-cell>
          <table:table-cell table:formula="of:=[.C561]/([.D561]-[.D560])" office:value-type="float" office:value="955837.560772392" calcext:value-type="float">
            <text:p>955837.56077239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70922.33199" calcext:value-type="float">
            <text:p>1442770922.33199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8.0867505073547" calcext:value-type="float">
            <text:p>18.0867505074</text:p>
          </table:table-cell>
          <table:table-cell table:formula="of:=[.C562]/([.D562]-[.D561])" office:value-type="float" office:value="963348.8945502" calcext:value-type="float">
            <text:p>963348.894550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70922.34047" calcext:value-type="float">
            <text:p>1442770922.34047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8.0952317714691" calcext:value-type="float">
            <text:p>18.0952317715</text:p>
          </table:table-cell>
          <table:table-cell table:formula="of:=[.C563]/([.D563]-[.D562])" office:value-type="float" office:value="954574.682596351" calcext:value-type="float">
            <text:p>954574.68259635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70922.34893" calcext:value-type="float">
            <text:p>1442770922.34893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8.10369181633" calcext:value-type="float">
            <text:p>18.1036918163</text:p>
          </table:table-cell>
          <table:table-cell table:formula="of:=[.C564]/([.D564]-[.D563])" office:value-type="float" office:value="956968.920753016" calcext:value-type="float">
            <text:p>956968.9207530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70922.3574" calcext:value-type="float">
            <text:p>1442770922.3574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8.1121578216553" calcext:value-type="float">
            <text:p>18.1121578217</text:p>
          </table:table-cell>
          <table:table-cell table:formula="of:=[.C565]/([.D565]-[.D564])" office:value-type="float" office:value="956295.169787941" calcext:value-type="float">
            <text:p>956295.16978794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70922.36586" calcext:value-type="float">
            <text:p>1442770922.36586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8.120619058609" calcext:value-type="float">
            <text:p>18.1206190586</text:p>
          </table:table-cell>
          <table:table-cell table:formula="of:=[.C566]/([.D566]-[.D565])" office:value-type="float" office:value="956834.094620868" calcext:value-type="float">
            <text:p>956834.09462086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70922.37436" calcext:value-type="float">
            <text:p>1442770922.37436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8.1291224956512" calcext:value-type="float">
            <text:p>18.1291224957</text:p>
          </table:table-cell>
          <table:table-cell table:formula="of:=[.C567]/([.D567]-[.D566])" office:value-type="float" office:value="952085.604889811" calcext:value-type="float">
            <text:p>952085.6048898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70922.38282" calcext:value-type="float">
            <text:p>1442770922.38282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8.1375806331635" calcext:value-type="float">
            <text:p>18.1375806332</text:p>
          </table:table-cell>
          <table:table-cell table:formula="of:=[.C568]/([.D568]-[.D567])" office:value-type="float" office:value="957184.721614613" calcext:value-type="float">
            <text:p>957184.7216146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70922.39132" calcext:value-type="float">
            <text:p>1442770922.39132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8.1460785865784" calcext:value-type="float">
            <text:p>18.1460785866</text:p>
          </table:table-cell>
          <table:table-cell table:formula="of:=[.C569]/([.D569]-[.D568])" office:value-type="float" office:value="952699.974300704" calcext:value-type="float">
            <text:p>952699.97430070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70922.39976" calcext:value-type="float">
            <text:p>1442770922.39976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8.1545243263245" calcext:value-type="float">
            <text:p>18.1545243263</text:p>
          </table:table-cell>
          <table:table-cell table:formula="of:=[.C570]/([.D570]-[.D569])" office:value-type="float" office:value="958589.803071364" calcext:value-type="float">
            <text:p>958589.80307136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70922.4082" calcext:value-type="float">
            <text:p>1442770922.4082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8.162960767746" calcext:value-type="float">
            <text:p>18.1629607677</text:p>
          </table:table-cell>
          <table:table-cell table:formula="of:=[.C571]/([.D571]-[.D570])" office:value-type="float" office:value="959646.324261693" calcext:value-type="float">
            <text:p>959646.32426169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70922.41671" calcext:value-type="float">
            <text:p>1442770922.41671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8.1714727878571" calcext:value-type="float">
            <text:p>18.1714727879</text:p>
          </table:table-cell>
          <table:table-cell table:formula="of:=[.C572]/([.D572]-[.D571])" office:value-type="float" office:value="951125.572348888" calcext:value-type="float">
            <text:p>951125.5723488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70922.42507" calcext:value-type="float">
            <text:p>1442770922.42507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8.1798329353333" calcext:value-type="float">
            <text:p>18.1798329353</text:p>
          </table:table-cell>
          <table:table-cell table:formula="of:=[.C573]/([.D573]-[.D572])" office:value-type="float" office:value="968403.969314131" calcext:value-type="float">
            <text:p>968403.96931413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70922.43342" calcext:value-type="float">
            <text:p>1442770922.43342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8.1881816387177" calcext:value-type="float">
            <text:p>18.1881816387</text:p>
          </table:table-cell>
          <table:table-cell table:formula="of:=[.C574]/([.D574]-[.D573])" office:value-type="float" office:value="969731.42142388" calcext:value-type="float">
            <text:p>969731.4214238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70922.44177" calcext:value-type="float">
            <text:p>1442770922.44177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8.196528673172" calcext:value-type="float">
            <text:p>18.1965286732</text:p>
          </table:table-cell>
          <table:table-cell table:formula="of:=[.C575]/([.D575]-[.D574])" office:value-type="float" office:value="969925.312310768" calcext:value-type="float">
            <text:p>969925.3123107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70922.4501" calcext:value-type="float">
            <text:p>1442770922.4501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8.2048592567444" calcext:value-type="float">
            <text:p>18.2048592567</text:p>
          </table:table-cell>
          <table:table-cell table:formula="of:=[.C576]/([.D576]-[.D575])" office:value-type="float" office:value="971840.67954552" calcext:value-type="float">
            <text:p>971840.6795455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70922.45845" calcext:value-type="float">
            <text:p>1442770922.45845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8.2132103443146" calcext:value-type="float">
            <text:p>18.2132103443</text:p>
          </table:table-cell>
          <table:table-cell table:formula="of:=[.C577]/([.D577]-[.D576])" office:value-type="float" office:value="969454.568875439" calcext:value-type="float">
            <text:p>969454.5688754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70922.46679" calcext:value-type="float">
            <text:p>1442770922.46679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8.2215504646301" calcext:value-type="float">
            <text:p>18.2215504646</text:p>
          </table:table-cell>
          <table:table-cell table:formula="of:=[.C578]/([.D578]-[.D577])" office:value-type="float" office:value="970729.401217804" calcext:value-type="float">
            <text:p>970729.40121780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70922.47514" calcext:value-type="float">
            <text:p>1442770922.47514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8.229903459549" calcext:value-type="float">
            <text:p>18.2299034595</text:p>
          </table:table-cell>
          <table:table-cell table:formula="of:=[.C579]/([.D579]-[.D578])" office:value-type="float" office:value="969233.200627943" calcext:value-type="float">
            <text:p>969233.20062794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70922.48348" calcext:value-type="float">
            <text:p>1442770922.48348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8.2382452487946" calcext:value-type="float">
            <text:p>18.2382452488</text:p>
          </table:table-cell>
          <table:table-cell table:formula="of:=[.C580]/([.D580]-[.D579])" office:value-type="float" office:value="970535.188750429" calcext:value-type="float">
            <text:p>970535.1887504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70922.49181" calcext:value-type="float">
            <text:p>1442770922.49181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8.2465751171112" calcext:value-type="float">
            <text:p>18.2465751171</text:p>
          </table:table-cell>
          <table:table-cell table:formula="of:=[.C581]/([.D581]-[.D580])" office:value-type="float" office:value="971924.127998168" calcext:value-type="float">
            <text:p>971924.12799816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70922.5002" calcext:value-type="float">
            <text:p>1442770922.5002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8.2549571990967" calcext:value-type="float">
            <text:p>18.2549571991</text:p>
          </table:table-cell>
          <table:table-cell table:formula="of:=[.C582]/([.D582]-[.D581])" office:value-type="float" office:value="965869.817788776" calcext:value-type="float">
            <text:p>965869.81778877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70922.50872" calcext:value-type="float">
            <text:p>1442770922.50872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8.2634809017181" calcext:value-type="float">
            <text:p>18.2634809017</text:p>
          </table:table-cell>
          <table:table-cell table:formula="of:=[.C583]/([.D583]-[.D582])" office:value-type="float" office:value="949821.968168723" calcext:value-type="float">
            <text:p>949821.9681687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70922.51725" calcext:value-type="float">
            <text:p>1442770922.51725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8.2720060348511" calcext:value-type="float">
            <text:p>18.2720060349</text:p>
          </table:table-cell>
          <table:table-cell table:formula="of:=[.C584]/([.D584]-[.D583])" office:value-type="float" office:value="949662.58869592" calcext:value-type="float">
            <text:p>949662.5886959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70922.52571" calcext:value-type="float">
            <text:p>1442770922.52571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8.2804713249207" calcext:value-type="float">
            <text:p>18.2804713249</text:p>
          </table:table-cell>
          <table:table-cell table:formula="of:=[.C585]/([.D585]-[.D584])" office:value-type="float" office:value="956375.96980792" calcext:value-type="float">
            <text:p>956375.9698079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70922.53417" calcext:value-type="float">
            <text:p>1442770922.53417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8.2889308929443" calcext:value-type="float">
            <text:p>18.2889308929</text:p>
          </table:table-cell>
          <table:table-cell table:formula="of:=[.C586]/([.D586]-[.D585])" office:value-type="float" office:value="957022.861845443" calcext:value-type="float">
            <text:p>957022.86184544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70922.54268" calcext:value-type="float">
            <text:p>1442770922.54268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8.2974381446838" calcext:value-type="float">
            <text:p>18.2974381447</text:p>
          </table:table-cell>
          <table:table-cell table:formula="of:=[.C587]/([.D587]-[.D586])" office:value-type="float" office:value="951658.684602881" calcext:value-type="float">
            <text:p>951658.68460288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70922.5511" calcext:value-type="float">
            <text:p>1442770922.5511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8.3058574199677" calcext:value-type="float">
            <text:p>18.30585742</text:p>
          </table:table-cell>
          <table:table-cell table:formula="of:=[.C588]/([.D588]-[.D587])" office:value-type="float" office:value="961602.955965225" calcext:value-type="float">
            <text:p>961602.9559652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70922.55956" calcext:value-type="float">
            <text:p>1442770922.55956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8.3143246173859" calcext:value-type="float">
            <text:p>18.3143246174</text:p>
          </table:table-cell>
          <table:table-cell table:formula="of:=[.C589]/([.D589]-[.D588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70922.56803" calcext:value-type="float">
            <text:p>1442770922.56803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8.3227918148041" calcext:value-type="float">
            <text:p>18.3227918148</text:p>
          </table:table-cell>
          <table:table-cell table:formula="of:=[.C590]/([.D590]-[.D589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70922.57651" calcext:value-type="float">
            <text:p>1442770922.57651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8.3312718868256" calcext:value-type="float">
            <text:p>18.3312718868</text:p>
          </table:table-cell>
          <table:table-cell table:formula="of:=[.C591]/([.D591]-[.D590])" office:value-type="float" office:value="954708.872694557" calcext:value-type="float">
            <text:p>954708.8726945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70922.58499" calcext:value-type="float">
            <text:p>1442770922.58499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8.3397521972656" calcext:value-type="float">
            <text:p>18.3397521973</text:p>
          </table:table-cell>
          <table:table-cell table:formula="of:=[.C592]/([.D592]-[.D591])" office:value-type="float" office:value="954682.03165678" calcext:value-type="float">
            <text:p>954682.031656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70922.59347" calcext:value-type="float">
            <text:p>1442770922.59347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8.3482263088226" calcext:value-type="float">
            <text:p>18.3482263088</text:p>
          </table:table-cell>
          <table:table-cell table:formula="of:=[.C593]/([.D593]-[.D592])" office:value-type="float" office:value="955380.389500042" calcext:value-type="float">
            <text:p>955380.3895000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70922.60194" calcext:value-type="float">
            <text:p>1442770922.60194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8.3567016124725" calcext:value-type="float">
            <text:p>18.3567016125</text:p>
          </table:table-cell>
          <table:table-cell table:formula="of:=[.C594]/([.D594]-[.D593])" office:value-type="float" office:value="955246.010577248" calcext:value-type="float">
            <text:p>955246.01057724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70922.6104" calcext:value-type="float">
            <text:p>1442770922.6104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8.3651649951935" calcext:value-type="float">
            <text:p>18.3651649952</text:p>
          </table:table-cell>
          <table:table-cell table:formula="of:=[.C595]/([.D595]-[.D594])" office:value-type="float" office:value="956591.50329596" calcext:value-type="float">
            <text:p>956591.5032959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70922.61886" calcext:value-type="float">
            <text:p>1442770922.61886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8.3736188411713" calcext:value-type="float">
            <text:p>18.3736188412</text:p>
          </table:table-cell>
          <table:table-cell table:formula="of:=[.C596]/([.D596]-[.D595])" office:value-type="float" office:value="957670.629589937" calcext:value-type="float">
            <text:p>957670.6295899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70922.62734" calcext:value-type="float">
            <text:p>1442770922.62734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8.3821048736572" calcext:value-type="float">
            <text:p>18.3821048737</text:p>
          </table:table-cell>
          <table:table-cell table:formula="of:=[.C597]/([.D597]-[.D596])" office:value-type="float" office:value="954038.299216138" calcext:value-type="float">
            <text:p>954038.29921613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70922.63586" calcext:value-type="float">
            <text:p>1442770922.63586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8.3906202316284" calcext:value-type="float">
            <text:p>18.3906202316</text:p>
          </table:table-cell>
          <table:table-cell table:formula="of:=[.C598]/([.D598]-[.D597])" office:value-type="float" office:value="950752.749020047" calcext:value-type="float">
            <text:p>950752.7490200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70922.6443" calcext:value-type="float">
            <text:p>1442770922.6443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8.3990597724915" calcext:value-type="float">
            <text:p>18.3990597725</text:p>
          </table:table-cell>
          <table:table-cell table:formula="of:=[.C599]/([.D599]-[.D598])" office:value-type="float" office:value="959293.891858297" calcext:value-type="float">
            <text:p>959293.8918582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70922.65281" calcext:value-type="float">
            <text:p>1442770922.65281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8.4075751304626" calcext:value-type="float">
            <text:p>18.4075751305</text:p>
          </table:table-cell>
          <table:table-cell table:formula="of:=[.C600]/([.D600]-[.D599])" office:value-type="float" office:value="950752.749020047" calcext:value-type="float">
            <text:p>950752.74902004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70922.66129" calcext:value-type="float">
            <text:p>1442770922.66129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8.4160535335541" calcext:value-type="float">
            <text:p>18.4160535336</text:p>
          </table:table-cell>
          <table:table-cell table:formula="of:=[.C601]/([.D601]-[.D600])" office:value-type="float" office:value="954896.802227159" calcext:value-type="float">
            <text:p>954896.8022271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70922.66974" calcext:value-type="float">
            <text:p>1442770922.66974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8.4245045185089" calcext:value-type="float">
            <text:p>18.4245045185</text:p>
          </table:table-cell>
          <table:table-cell table:formula="of:=[.C602]/([.D602]-[.D601])" office:value-type="float" office:value="957994.84240817" calcext:value-type="float">
            <text:p>957994.842408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70922.67819" calcext:value-type="float">
            <text:p>1442770922.67819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8.4329500198364" calcext:value-type="float">
            <text:p>18.4329500198</text:p>
          </table:table-cell>
          <table:table-cell table:formula="of:=[.C603]/([.D603]-[.D602])" office:value-type="float" office:value="958616.864297208" calcext:value-type="float">
            <text:p>958616.86429720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70922.68669" calcext:value-type="float">
            <text:p>1442770922.68669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8.4414548873901" calcext:value-type="float">
            <text:p>18.4414548874</text:p>
          </table:table-cell>
          <table:table-cell table:formula="of:=[.C604]/([.D604]-[.D603])" office:value-type="float" office:value="951925.464902445" calcext:value-type="float">
            <text:p>951925.4649024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70922.69508" calcext:value-type="float">
            <text:p>1442770922.69508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8.4498393535614" calcext:value-type="float">
            <text:p>18.4498393536</text:p>
          </table:table-cell>
          <table:table-cell table:formula="of:=[.C605]/([.D605]-[.D604])" office:value-type="float" office:value="965595.165467626" calcext:value-type="float">
            <text:p>965595.16546762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70922.70348" calcext:value-type="float">
            <text:p>1442770922.70348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8.4582388401032" calcext:value-type="float">
            <text:p>18.4582388401</text:p>
          </table:table-cell>
          <table:table-cell table:formula="of:=[.C606]/([.D606]-[.D605])" office:value-type="float" office:value="963868.441214874" calcext:value-type="float">
            <text:p>963868.4412148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70922.71192" calcext:value-type="float">
            <text:p>1442770922.71192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8.4666786193848" calcext:value-type="float">
            <text:p>18.4666786194</text:p>
          </table:table-cell>
          <table:table-cell table:formula="of:=[.C607]/([.D607]-[.D606])" office:value-type="float" office:value="959266.792395265" calcext:value-type="float">
            <text:p>959266.79239526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70922.72039" calcext:value-type="float">
            <text:p>1442770922.72039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8.475152015686" calcext:value-type="float">
            <text:p>18.4751520157</text:p>
          </table:table-cell>
          <table:table-cell table:formula="of:=[.C608]/([.D608]-[.D607])" office:value-type="float" office:value="955461.035002814" calcext:value-type="float">
            <text:p>955461.0350028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70922.72884" calcext:value-type="float">
            <text:p>1442770922.72884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8.4836006164551" calcext:value-type="float">
            <text:p>18.4836006165</text:p>
          </table:table-cell>
          <table:table-cell table:formula="of:=[.C609]/([.D609]-[.D608])" office:value-type="float" office:value="958265.187492945" calcext:value-type="float">
            <text:p>958265.18749294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70922.73734" calcext:value-type="float">
            <text:p>1442770922.73734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8.4920959472656" calcext:value-type="float">
            <text:p>18.4920959473</text:p>
          </table:table-cell>
          <table:table-cell table:formula="of:=[.C610]/([.D610]-[.D609])" office:value-type="float" office:value="952994.083520431" calcext:value-type="float">
            <text:p>952994.0835204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70922.74586" calcext:value-type="float">
            <text:p>1442770922.74586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8.5006239414215" calcext:value-type="float">
            <text:p>18.5006239414</text:p>
          </table:table-cell>
          <table:table-cell table:formula="of:=[.C611]/([.D611]-[.D610])" office:value-type="float" office:value="949343.990159076" calcext:value-type="float">
            <text:p>949343.9901590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70922.75433" calcext:value-type="float">
            <text:p>1442770922.75433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8.5090923309326" calcext:value-type="float">
            <text:p>18.5090923309</text:p>
          </table:table-cell>
          <table:table-cell table:formula="of:=[.C612]/([.D612]-[.D611])" office:value-type="float" office:value="956025.934964385" calcext:value-type="float">
            <text:p>956025.93496438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70922.76285" calcext:value-type="float">
            <text:p>1442770922.76285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8.5176103115082" calcext:value-type="float">
            <text:p>18.5176103115</text:p>
          </table:table-cell>
          <table:table-cell table:formula="of:=[.C613]/([.D613]-[.D612])" office:value-type="float" office:value="950460.021384387" calcext:value-type="float">
            <text:p>950460.02138438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70922.77131" calcext:value-type="float">
            <text:p>1442770922.77131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8.5260670185089" calcext:value-type="float">
            <text:p>18.5260670185</text:p>
          </table:table-cell>
          <table:table-cell table:formula="of:=[.C614]/([.D614]-[.D613])" office:value-type="float" office:value="957346.63614322" calcext:value-type="float">
            <text:p>957346.6361432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70922.77987" calcext:value-type="float">
            <text:p>1442770922.77987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8.534627199173" calcext:value-type="float">
            <text:p>18.5346271992</text:p>
          </table:table-cell>
          <table:table-cell table:formula="of:=[.C615]/([.D615]-[.D614])" office:value-type="float" office:value="945774.431372549" calcext:value-type="float">
            <text:p>945774.4313725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70922.78838" calcext:value-type="float">
            <text:p>1442770922.78838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8.5431411266327" calcext:value-type="float">
            <text:p>18.5431411266</text:p>
          </table:table-cell>
          <table:table-cell table:formula="of:=[.C616]/([.D616]-[.D615])" office:value-type="float" office:value="950912.494651358" calcext:value-type="float">
            <text:p>950912.49465135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70922.79686" calcext:value-type="float">
            <text:p>1442770922.79686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8.5516231060028" calcext:value-type="float">
            <text:p>18.551623106</text:p>
          </table:table-cell>
          <table:table-cell table:formula="of:=[.C617]/([.D617]-[.D616])" office:value-type="float" office:value="954494.18664268" calcext:value-type="float">
            <text:p>954494.1866426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70922.80538" calcext:value-type="float">
            <text:p>1442770922.80538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8.5601401329041" calcext:value-type="float">
            <text:p>18.5601401329</text:p>
          </table:table-cell>
          <table:table-cell table:formula="of:=[.C618]/([.D618]-[.D617])" office:value-type="float" office:value="950566.446938947" calcext:value-type="float">
            <text:p>950566.4469389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70922.81391" calcext:value-type="float">
            <text:p>1442770922.81391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8.5686752796173" calcext:value-type="float">
            <text:p>18.5686752796</text:p>
          </table:table-cell>
          <table:table-cell table:formula="of:=[.C619]/([.D619]-[.D618])" office:value-type="float" office:value="948548.42828012" calcext:value-type="float">
            <text:p>948548.428280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70922.82239" calcext:value-type="float">
            <text:p>1442770922.82239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8.577152967453" calcext:value-type="float">
            <text:p>18.5771529675</text:p>
          </table:table-cell>
          <table:table-cell table:formula="of:=[.C620]/([.D620]-[.D619])" office:value-type="float" office:value="954977.36610608" calcext:value-type="float">
            <text:p>954977.366106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70922.83089" calcext:value-type="float">
            <text:p>1442770922.83089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8.5856516361237" calcext:value-type="float">
            <text:p>18.5856516361</text:p>
          </table:table-cell>
          <table:table-cell table:formula="of:=[.C621]/([.D621]-[.D620])" office:value-type="float" office:value="952619.794198508" calcext:value-type="float">
            <text:p>952619.7941985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70922.83937" calcext:value-type="float">
            <text:p>1442770922.83937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8.5941305160522" calcext:value-type="float">
            <text:p>18.5941305161</text:p>
          </table:table-cell>
          <table:table-cell table:formula="of:=[.C622]/([.D622]-[.D621])" office:value-type="float" office:value="954843.100525827" calcext:value-type="float">
            <text:p>954843.1005258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70922.84789" calcext:value-type="float">
            <text:p>1442770922.84789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8.6026477813721" calcext:value-type="float">
            <text:p>18.6026477814</text:p>
          </table:table-cell>
          <table:table-cell table:formula="of:=[.C623]/([.D623]-[.D622])" office:value-type="float" office:value="950539.838315978" calcext:value-type="float">
            <text:p>950539.83831597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70922.8564" calcext:value-type="float">
            <text:p>1442770922.8564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8.6111652851105" calcext:value-type="float">
            <text:p>18.6111652851</text:p>
          </table:table-cell>
          <table:table-cell table:formula="of:=[.C624]/([.D624]-[.D623])" office:value-type="float" office:value="950513.231182645" calcext:value-type="float">
            <text:p>950513.2311826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70922.86487" calcext:value-type="float">
            <text:p>1442770922.86487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8.6196320056915" calcext:value-type="float">
            <text:p>18.6196320057</text:p>
          </table:table-cell>
          <table:table-cell table:formula="of:=[.C625]/([.D625]-[.D624])" office:value-type="float" office:value="956214.383419689" calcext:value-type="float">
            <text:p>956214.38341968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70922.87336" calcext:value-type="float">
            <text:p>1442770922.87336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8.628121137619" calcext:value-type="float">
            <text:p>18.6281211376</text:p>
          </table:table-cell>
          <table:table-cell table:formula="of:=[.C626]/([.D626]-[.D625])" office:value-type="float" office:value="953689.973150593" calcext:value-type="float">
            <text:p>953689.97315059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70922.88183" calcext:value-type="float">
            <text:p>1442770922.88183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8.6365871429443" calcext:value-type="float">
            <text:p>18.6365871429</text:p>
          </table:table-cell>
          <table:table-cell table:formula="of:=[.C627]/([.D627]-[.D626])" office:value-type="float" office:value="956295.169787941" calcext:value-type="float">
            <text:p>956295.16978794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70922.8903" calcext:value-type="float">
            <text:p>1442770922.8903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8.6450588703156" calcext:value-type="float">
            <text:p>18.6450588703</text:p>
          </table:table-cell>
          <table:table-cell table:formula="of:=[.C628]/([.D628]-[.D627])" office:value-type="float" office:value="955649.26079982" calcext:value-type="float">
            <text:p>955649.260799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70922.8988" calcext:value-type="float">
            <text:p>1442770922.8988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8.6535608768463" calcext:value-type="float">
            <text:p>18.6535608768</text:p>
          </table:table-cell>
          <table:table-cell table:formula="of:=[.C629]/([.D629]-[.D628])" office:value-type="float" office:value="952245.798766124" calcext:value-type="float">
            <text:p>952245.7987661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70922.9073" calcext:value-type="float">
            <text:p>1442770922.9073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8.6620609760284" calcext:value-type="float">
            <text:p>18.662060976</text:p>
          </table:table-cell>
          <table:table-cell table:formula="of:=[.C630]/([.D630]-[.D629])" office:value-type="float" office:value="952459.474475485" calcext:value-type="float">
            <text:p>952459.47447548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70922.91578" calcext:value-type="float">
            <text:p>1442770922.91578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8.6705424785614" calcext:value-type="float">
            <text:p>18.6705424786</text:p>
          </table:table-cell>
          <table:table-cell table:formula="of:=[.C631]/([.D631]-[.D630])" office:value-type="float" office:value="954547.849103278" calcext:value-type="float">
            <text:p>954547.8491032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70922.92423" calcext:value-type="float">
            <text:p>1442770922.92423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8.6789910793304" calcext:value-type="float">
            <text:p>18.6789910793</text:p>
          </table:table-cell>
          <table:table-cell table:formula="of:=[.C632]/([.D632]-[.D631])" office:value-type="float" office:value="958265.187492945" calcext:value-type="float">
            <text:p>958265.18749294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70922.93277" calcext:value-type="float">
            <text:p>1442770922.93277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8.6875355243683" calcext:value-type="float">
            <text:p>18.6875355244</text:p>
          </table:table-cell>
          <table:table-cell table:formula="of:=[.C633]/([.D633]-[.D632])" office:value-type="float" office:value="947516.189073051" calcext:value-type="float">
            <text:p>947516.18907305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70922.94126" calcext:value-type="float">
            <text:p>1442770922.94126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8.6960172653198" calcext:value-type="float">
            <text:p>18.6960172653</text:p>
          </table:table-cell>
          <table:table-cell table:formula="of:=[.C634]/([.D634]-[.D633])" office:value-type="float" office:value="954521.017118763" calcext:value-type="float">
            <text:p>954521.0171187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70922.94973" calcext:value-type="float">
            <text:p>1442770922.94973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8.7044913768768" calcext:value-type="float">
            <text:p>18.7044913769</text:p>
          </table:table-cell>
          <table:table-cell table:formula="of:=[.C635]/([.D635]-[.D634])" office:value-type="float" office:value="955380.389500042" calcext:value-type="float">
            <text:p>955380.38950004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70922.95825" calcext:value-type="float">
            <text:p>1442770922.95825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8.7130107879639" calcext:value-type="float">
            <text:p>18.713010788</text:p>
          </table:table-cell>
          <table:table-cell table:formula="of:=[.C636]/([.D636]-[.D635])" office:value-type="float" office:value="950300.427727871" calcext:value-type="float">
            <text:p>950300.42772787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70922.96672" calcext:value-type="float">
            <text:p>1442770922.96672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8.7214801311493" calcext:value-type="float">
            <text:p>18.7214801311</text:p>
          </table:table-cell>
          <table:table-cell table:formula="of:=[.C637]/([.D637]-[.D636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70922.97518" calcext:value-type="float">
            <text:p>1442770922.97518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8.7299363613129" calcext:value-type="float">
            <text:p>18.7299363613</text:p>
          </table:table-cell>
          <table:table-cell table:formula="of:=[.C638]/([.D638]-[.D637])" office:value-type="float" office:value="957400.619826322" calcext:value-type="float">
            <text:p>957400.6198263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70922.98365" calcext:value-type="float">
            <text:p>1442770922.98365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8.7384130954742" calcext:value-type="float">
            <text:p>18.7384130955</text:p>
          </table:table-cell>
          <table:table-cell table:formula="of:=[.C639]/([.D639]-[.D638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70922.99214" calcext:value-type="float">
            <text:p>1442770922.99214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8.7468957901001" calcext:value-type="float">
            <text:p>18.7468957901</text:p>
          </table:table-cell>
          <table:table-cell table:formula="of:=[.C640]/([.D640]-[.D639])" office:value-type="float" office:value="954413.704263751" calcext:value-type="float">
            <text:p>954413.7042637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70923.00067" calcext:value-type="float">
            <text:p>1442770923.00067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8.7554306983948" calcext:value-type="float">
            <text:p>18.7554306984</text:p>
          </table:table-cell>
          <table:table-cell table:formula="of:=[.C641]/([.D641]-[.D640])" office:value-type="float" office:value="948574.925526566" calcext:value-type="float">
            <text:p>948574.92552656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70923.009" calcext:value-type="float">
            <text:p>1442770923.009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8.7637565135956" calcext:value-type="float">
            <text:p>18.7637565136</text:p>
          </table:table-cell>
          <table:table-cell table:formula="of:=[.C642]/([.D642]-[.D641])" office:value-type="float" office:value="972397.273388505" calcext:value-type="float">
            <text:p>972397.27338850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70923.01735" calcext:value-type="float">
            <text:p>1442770923.01735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8.7721109390259" calcext:value-type="float">
            <text:p>18.772110939</text:p>
          </table:table-cell>
          <table:table-cell table:formula="of:=[.C643]/([.D643]-[.D642])" office:value-type="float" office:value="969067.240775092" calcext:value-type="float">
            <text:p>969067.24077509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70923.02571" calcext:value-type="float">
            <text:p>1442770923.02571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8.7804682254791" calcext:value-type="float">
            <text:p>18.7804682255</text:p>
          </table:table-cell>
          <table:table-cell table:formula="of:=[.C644]/([.D644]-[.D643])" office:value-type="float" office:value="968735.491512852" calcext:value-type="float">
            <text:p>968735.49151285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70923.03404" calcext:value-type="float">
            <text:p>1442770923.03404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8.7887980937958" calcext:value-type="float">
            <text:p>18.7887980938</text:p>
          </table:table-cell>
          <table:table-cell table:formula="of:=[.C645]/([.D645]-[.D644])" office:value-type="float" office:value="971924.127998168" calcext:value-type="float">
            <text:p>971924.12799816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70923.04243" calcext:value-type="float">
            <text:p>1442770923.04243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8.7971858978271" calcext:value-type="float">
            <text:p>18.7971858978</text:p>
          </table:table-cell>
          <table:table-cell table:formula="of:=[.C646]/([.D646]-[.D645])" office:value-type="float" office:value="965210.914527728" calcext:value-type="float">
            <text:p>965210.91452772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70923.05079" calcext:value-type="float">
            <text:p>1442770923.05079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8.8055465221405" calcext:value-type="float">
            <text:p>18.8055465221</text:p>
          </table:table-cell>
          <table:table-cell table:formula="of:=[.C647]/([.D647]-[.D646])" office:value-type="float" office:value="968348.737673596" calcext:value-type="float">
            <text:p>968348.73767359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70923.05914" calcext:value-type="float">
            <text:p>1442770923.05914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8.8139011859894" calcext:value-type="float">
            <text:p>18.813901186</text:p>
          </table:table-cell>
          <table:table-cell table:formula="of:=[.C648]/([.D648]-[.D647])" office:value-type="float" office:value="969039.586324981" calcext:value-type="float">
            <text:p>969039.58632498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70923.06745" calcext:value-type="float">
            <text:p>1442770923.06745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8.8222136497498" calcext:value-type="float">
            <text:p>18.8222136497</text:p>
          </table:table-cell>
          <table:table-cell table:formula="of:=[.C649]/([.D649]-[.D648])" office:value-type="float" office:value="973959.133342894" calcext:value-type="float">
            <text:p>973959.13334289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70923.07574" calcext:value-type="float">
            <text:p>1442770923.07574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8.8305025100708" calcext:value-type="float">
            <text:p>18.8305025101</text:p>
          </table:table-cell>
          <table:table-cell table:formula="of:=[.C650]/([.D650]-[.D649])" office:value-type="float" office:value="976732.588851177" calcext:value-type="float">
            <text:p>976732.58885117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70923.08406" calcext:value-type="float">
            <text:p>1442770923.08406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8.8388209342957" calcext:value-type="float">
            <text:p>18.8388209343</text:p>
          </table:table-cell>
          <table:table-cell table:formula="of:=[.C651]/([.D651]-[.D650])" office:value-type="float" office:value="973261.254915449" calcext:value-type="float">
            <text:p>973261.2549154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70923.0924" calcext:value-type="float">
            <text:p>1442770923.0924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8.8471655845642" calcext:value-type="float">
            <text:p>18.8471655846</text:p>
          </table:table-cell>
          <table:table-cell table:formula="of:=[.C652]/([.D652]-[.D651])" office:value-type="float" office:value="970202.433828571" calcext:value-type="float">
            <text:p>970202.43382857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70923.10071" calcext:value-type="float">
            <text:p>1442770923.10071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8.8554735183716" calcext:value-type="float">
            <text:p>18.8554735184</text:p>
          </table:table-cell>
          <table:table-cell table:formula="of:=[.C653]/([.D653]-[.D652])" office:value-type="float" office:value="974490.190667509" calcext:value-type="float">
            <text:p>974490.19066750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70923.10904" calcext:value-type="float">
            <text:p>1442770923.10904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8.8637971878052" calcext:value-type="float">
            <text:p>18.8637971878</text:p>
          </table:table-cell>
          <table:table-cell table:formula="of:=[.C654]/([.D654]-[.D653])" office:value-type="float" office:value="972647.948670944" calcext:value-type="float">
            <text:p>972647.94867094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70923.11736" calcext:value-type="float">
            <text:p>1442770923.11736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8.8721225261688" calcext:value-type="float">
            <text:p>18.8721225262</text:p>
          </table:table-cell>
          <table:table-cell table:formula="of:=[.C655]/([.D655]-[.D654])" office:value-type="float" office:value="972452.967839858" calcext:value-type="float">
            <text:p>972452.9678398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70923.12571" calcext:value-type="float">
            <text:p>1442770923.12571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8.8804688453674" calcext:value-type="float">
            <text:p>18.8804688454</text:p>
          </table:table-cell>
          <table:table-cell table:formula="of:=[.C656]/([.D656]-[.D655])" office:value-type="float" office:value="970008.432142143" calcext:value-type="float">
            <text:p>970008.43214214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70923.13404" calcext:value-type="float">
            <text:p>1442770923.13404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8.8888056278229" calcext:value-type="float">
            <text:p>18.8888056278</text:p>
          </table:table-cell>
          <table:table-cell table:formula="of:=[.C657]/([.D657]-[.D656])" office:value-type="float" office:value="971118.05942746" calcext:value-type="float">
            <text:p>971118.0594274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70923.14238" calcext:value-type="float">
            <text:p>1442770923.14238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8.8971452713013" calcext:value-type="float">
            <text:p>18.8971452713</text:p>
          </table:table-cell>
          <table:table-cell table:formula="of:=[.C658]/([.D658]-[.D657])" office:value-type="float" office:value="970784.904771434" calcext:value-type="float">
            <text:p>970784.90477143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70923.1507" calcext:value-type="float">
            <text:p>1442770923.1507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8.9054567813873" calcext:value-type="float">
            <text:p>18.9054567814</text:p>
          </table:table-cell>
          <table:table-cell table:formula="of:=[.C659]/([.D659]-[.D658])" office:value-type="float" office:value="974070.886778922" calcext:value-type="float">
            <text:p>974070.8867789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70923.159" calcext:value-type="float">
            <text:p>1442770923.159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8.9137649536133" calcext:value-type="float">
            <text:p>18.9137649536</text:p>
          </table:table-cell>
          <table:table-cell table:formula="of:=[.C660]/([.D660]-[.D659])" office:value-type="float" office:value="974462.225844406" calcext:value-type="float">
            <text:p>974462.22584440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70923.16729" calcext:value-type="float">
            <text:p>1442770923.16729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8.9220471382141" calcext:value-type="float">
            <text:p>18.9220471382</text:p>
          </table:table-cell>
          <table:table-cell table:formula="of:=[.C661]/([.D661]-[.D660])" office:value-type="float" office:value="977519.868271058" calcext:value-type="float">
            <text:p>977519.8682710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70923.17559" calcext:value-type="float">
            <text:p>1442770923.17559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8.93035364151" calcext:value-type="float">
            <text:p>18.9303536415</text:p>
          </table:table-cell>
          <table:table-cell table:formula="of:=[.C662]/([.D662]-[.D661])" office:value-type="float" office:value="974658.013318025" calcext:value-type="float">
            <text:p>974658.01331802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70923.1839" calcext:value-type="float">
            <text:p>1442770923.1839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8.9386622905731" calcext:value-type="float">
            <text:p>18.9386622906</text:p>
          </table:table-cell>
          <table:table-cell table:formula="of:=[.C663]/([.D663]-[.D662])" office:value-type="float" office:value="974406.301012941" calcext:value-type="float">
            <text:p>974406.30101294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70923.19223" calcext:value-type="float">
            <text:p>1442770923.19223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8.9469876289368" calcext:value-type="float">
            <text:p>18.9469876289</text:p>
          </table:table-cell>
          <table:table-cell table:formula="of:=[.C664]/([.D664]-[.D663])" office:value-type="float" office:value="972452.967839858" calcext:value-type="float">
            <text:p>972452.96783985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70923.20068" calcext:value-type="float">
            <text:p>1442770923.20068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8.9554448127747" calcext:value-type="float">
            <text:p>18.9554448128</text:p>
          </table:table-cell>
          <table:table-cell table:formula="of:=[.C665]/([.D665]-[.D664])" office:value-type="float" office:value="957292.658547587" calcext:value-type="float">
            <text:p>957292.65854758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70923.20905" calcext:value-type="float">
            <text:p>1442770923.20905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8.9638094902039" calcext:value-type="float">
            <text:p>18.9638094902</text:p>
          </table:table-cell>
          <table:table-cell table:formula="of:=[.C666]/([.D666]-[.D665])" office:value-type="float" office:value="967879.522973435" calcext:value-type="float">
            <text:p>967879.52297343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70923.21736" calcext:value-type="float">
            <text:p>1442770923.21736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8.9721169471741" calcext:value-type="float">
            <text:p>18.9721169472</text:p>
          </table:table-cell>
          <table:table-cell table:formula="of:=[.C667]/([.D667]-[.D666])" office:value-type="float" office:value="974546.125129147" calcext:value-type="float">
            <text:p>974546.12512914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70923.22568" calcext:value-type="float">
            <text:p>1442770923.22568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8.980443239212" calcext:value-type="float">
            <text:p>18.9804432392</text:p>
          </table:table-cell>
          <table:table-cell table:formula="of:=[.C668]/([.D668]-[.D667])" office:value-type="float" office:value="972341.585316267" calcext:value-type="float">
            <text:p>972341.5853162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70923.234" calcext:value-type="float">
            <text:p>1442770923.234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8.9887652397156" calcext:value-type="float">
            <text:p>18.9887652397</text:p>
          </table:table-cell>
          <table:table-cell table:formula="of:=[.C669]/([.D669]-[.D668])" office:value-type="float" office:value="972843.007706632" calcext:value-type="float">
            <text:p>972843.00770663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70923.24234" calcext:value-type="float">
            <text:p>1442770923.24234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8.9970965385437" calcext:value-type="float">
            <text:p>18.9970965385</text:p>
          </table:table-cell>
          <table:table-cell table:formula="of:=[.C670]/([.D670]-[.D669])" office:value-type="float" office:value="971757.245421246" calcext:value-type="float">
            <text:p>971757.24542124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70923.25067" calcext:value-type="float">
            <text:p>1442770923.25067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9.0054309368134" calcext:value-type="float">
            <text:p>19.0054309368</text:p>
          </table:table-cell>
          <table:table-cell table:formula="of:=[.C671]/([.D671]-[.D670])" office:value-type="float" office:value="971395.863031725" calcext:value-type="float">
            <text:p>971395.8630317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70923.25894" calcext:value-type="float">
            <text:p>1442770923.25894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9.0136961936951" calcext:value-type="float">
            <text:p>19.0136961937</text:p>
          </table:table-cell>
          <table:table-cell table:formula="of:=[.C672]/([.D672]-[.D671])" office:value-type="float" office:value="979521.884904953" calcext:value-type="float">
            <text:p>979521.88490495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70923.26722" calcext:value-type="float">
            <text:p>1442770923.26722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9.0219757556915" calcext:value-type="float">
            <text:p>19.0219757557</text:p>
          </table:table-cell>
          <table:table-cell table:formula="of:=[.C673]/([.D673]-[.D672])" office:value-type="float" office:value="977829.503959455" calcext:value-type="float">
            <text:p>977829.5039594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70923.27551" calcext:value-type="float">
            <text:p>1442770923.27551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9.0302670001984" calcext:value-type="float">
            <text:p>19.0302670002</text:p>
          </table:table-cell>
          <table:table-cell table:formula="of:=[.C674]/([.D674]-[.D673])" office:value-type="float" office:value="976451.724867725" calcext:value-type="float">
            <text:p>976451.72486772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70923.28378" calcext:value-type="float">
            <text:p>1442770923.28378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9.0385427474976" calcext:value-type="float">
            <text:p>19.0385427475</text:p>
          </table:table-cell>
          <table:table-cell table:formula="of:=[.C675]/([.D675]-[.D674])" office:value-type="float" office:value="978280.233470658" calcext:value-type="float">
            <text:p>978280.23347065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70923.29206" calcext:value-type="float">
            <text:p>1442770923.29206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9.0468218326569" calcext:value-type="float">
            <text:p>19.0468218327</text:p>
          </table:table-cell>
          <table:table-cell table:formula="of:=[.C676]/([.D676]-[.D675])" office:value-type="float" office:value="977885.822433405" calcext:value-type="float">
            <text:p>977885.82243340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70923.30034" calcext:value-type="float">
            <text:p>1442770923.30034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9.0551009178162" calcext:value-type="float">
            <text:p>19.0551009178</text:p>
          </table:table-cell>
          <table:table-cell table:formula="of:=[.C677]/([.D677]-[.D676])" office:value-type="float" office:value="977885.822433405" calcext:value-type="float">
            <text:p>977885.82243340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70923.30862" calcext:value-type="float">
            <text:p>1442770923.30862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9.0633780956268" calcext:value-type="float">
            <text:p>19.0633780956</text:p>
          </table:table-cell>
          <table:table-cell table:formula="of:=[.C678]/([.D678]-[.D677])" office:value-type="float" office:value="978111.161217847" calcext:value-type="float">
            <text:p>978111.16121784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70923.3169" calcext:value-type="float">
            <text:p>1442770923.3169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9.0716569423676" calcext:value-type="float">
            <text:p>19.0716569424</text:p>
          </table:table-cell>
          <table:table-cell table:formula="of:=[.C679]/([.D679]-[.D678])" office:value-type="float" office:value="977913.984103214" calcext:value-type="float">
            <text:p>977913.98410321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70923.32519" calcext:value-type="float">
            <text:p>1442770923.32519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9.079948425293" calcext:value-type="float">
            <text:p>19.0799484253</text:p>
          </table:table-cell>
          <table:table-cell table:formula="of:=[.C680]/([.D680]-[.D679])" office:value-type="float" office:value="976423.647353136" calcext:value-type="float">
            <text:p>976423.64735313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70923.33348" calcext:value-type="float">
            <text:p>1442770923.33348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9.0882396697998" calcext:value-type="float">
            <text:p>19.0882396698</text:p>
          </table:table-cell>
          <table:table-cell table:formula="of:=[.C681]/([.D681]-[.D680])" office:value-type="float" office:value="976451.724867725" calcext:value-type="float">
            <text:p>976451.7248677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70923.34178" calcext:value-type="float">
            <text:p>1442770923.34178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9.09654545784" calcext:value-type="float">
            <text:p>19.0965454578</text:p>
          </table:table-cell>
          <table:table-cell table:formula="of:=[.C682]/([.D682]-[.D681])" office:value-type="float" office:value="974741.94632144" calcext:value-type="float">
            <text:p>974741.9463214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70923.35011" calcext:value-type="float">
            <text:p>1442770923.35011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9.1048717498779" calcext:value-type="float">
            <text:p>19.1048717499</text:p>
          </table:table-cell>
          <table:table-cell table:formula="of:=[.C683]/([.D683]-[.D682])" office:value-type="float" office:value="972341.585316267" calcext:value-type="float">
            <text:p>972341.58531626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70923.35846" calcext:value-type="float">
            <text:p>1442770923.35846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9.1132180690765" calcext:value-type="float">
            <text:p>19.1132180691</text:p>
          </table:table-cell>
          <table:table-cell table:formula="of:=[.C684]/([.D684]-[.D683])" office:value-type="float" office:value="970008.432142143" calcext:value-type="float">
            <text:p>970008.4321421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70923.36685" calcext:value-type="float">
            <text:p>1442770923.36685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9.1216063499451" calcext:value-type="float">
            <text:p>19.1216063499</text:p>
          </table:table-cell>
          <table:table-cell table:formula="of:=[.C685]/([.D685]-[.D684])" office:value-type="float" office:value="965156.04649973" calcext:value-type="float">
            <text:p>965156.0464997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70923.37517" calcext:value-type="float">
            <text:p>1442770923.37517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9.1299264431" calcext:value-type="float">
            <text:p>19.1299264431</text:p>
          </table:table-cell>
          <table:table-cell table:formula="of:=[.C686]/([.D686]-[.D685])" office:value-type="float" office:value="973066.028139955" calcext:value-type="float">
            <text:p>973066.02813995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70923.38351" calcext:value-type="float">
            <text:p>1442770923.38351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9.1382682323456" calcext:value-type="float">
            <text:p>19.1382682323</text:p>
          </table:table-cell>
          <table:table-cell table:formula="of:=[.C687]/([.D687]-[.D686])" office:value-type="float" office:value="970535.188750429" calcext:value-type="float">
            <text:p>970535.18875042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70923.39185" calcext:value-type="float">
            <text:p>1442770923.39185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9.1466062068939" calcext:value-type="float">
            <text:p>19.1466062069</text:p>
          </table:table-cell>
          <table:table-cell table:formula="of:=[.C688]/([.D688]-[.D687])" office:value-type="float" office:value="970979.217202333" calcext:value-type="float">
            <text:p>970979.21720233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70923.40019" calcext:value-type="float">
            <text:p>1442770923.40019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9.154949426651" calcext:value-type="float">
            <text:p>19.1549494267</text:p>
          </table:table-cell>
          <table:table-cell table:formula="of:=[.C689]/([.D689]-[.D688])" office:value-type="float" office:value="970368.782762759" calcext:value-type="float">
            <text:p>970368.7827627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70923.40854" calcext:value-type="float">
            <text:p>1442770923.40854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9.163298368454" calcext:value-type="float">
            <text:p>19.1632983685</text:p>
          </table:table-cell>
          <table:table-cell table:formula="of:=[.C690]/([.D690]-[.D689])" office:value-type="float" office:value="969703.72905363" calcext:value-type="float">
            <text:p>969703.7290536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70923.41714" calcext:value-type="float">
            <text:p>1442770923.41714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9.1718995571136" calcext:value-type="float">
            <text:p>19.1718995571</text:p>
          </table:table-cell>
          <table:table-cell table:formula="of:=[.C691]/([.D691]-[.D690])" office:value-type="float" office:value="941265.250692982" calcext:value-type="float">
            <text:p>941265.25069298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70923.42575" calcext:value-type="float">
            <text:p>1442770923.42575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9.1805098056793" calcext:value-type="float">
            <text:p>19.1805098057</text:p>
          </table:table-cell>
          <table:table-cell table:formula="of:=[.C692]/([.D692]-[.D691])" office:value-type="float" office:value="940274.82926289" calcext:value-type="float">
            <text:p>940274.8292628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70923.43403" calcext:value-type="float">
            <text:p>1442770923.43403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9.1887857913971" calcext:value-type="float">
            <text:p>19.1887857914</text:p>
          </table:table-cell>
          <table:table-cell table:formula="of:=[.C693]/([.D693]-[.D692])" office:value-type="float" office:value="978252.050702927" calcext:value-type="float">
            <text:p>978252.0507029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70923.4423" calcext:value-type="float">
            <text:p>1442770923.4423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9.197065114975" calcext:value-type="float">
            <text:p>19.197065115</text:p>
          </table:table-cell>
          <table:table-cell table:formula="of:=[.C694]/([.D694]-[.D693])" office:value-type="float" office:value="977857.662385532" calcext:value-type="float">
            <text:p>977857.66238553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70923.45056" calcext:value-type="float">
            <text:p>1442770923.45056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9.2053184509277" calcext:value-type="float">
            <text:p>19.2053184509</text:p>
          </table:table-cell>
          <table:table-cell table:formula="of:=[.C695]/([.D695]-[.D694])" office:value-type="float" office:value="980936.683825866" calcext:value-type="float">
            <text:p>980936.68382586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70923.45888" calcext:value-type="float">
            <text:p>1442770923.45888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9.2136435508728" calcext:value-type="float">
            <text:p>19.2136435509</text:p>
          </table:table-cell>
          <table:table-cell table:formula="of:=[.C696]/([.D696]-[.D695])" office:value-type="float" office:value="972480.817458045" calcext:value-type="float">
            <text:p>972480.81745804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70923.4672" calcext:value-type="float">
            <text:p>1442770923.4672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9.2219607830048" calcext:value-type="float">
            <text:p>19.221960783</text:p>
          </table:table-cell>
          <table:table-cell table:formula="of:=[.C697]/([.D697]-[.D696])" office:value-type="float" office:value="973400.750580479" calcext:value-type="float">
            <text:p>973400.75058047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70923.47555" calcext:value-type="float">
            <text:p>1442770923.47555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9.2303085327148" calcext:value-type="float">
            <text:p>19.2303085327</text:p>
          </table:table-cell>
          <table:table-cell table:formula="of:=[.C698]/([.D698]-[.D697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70923.48388" calcext:value-type="float">
            <text:p>1442770923.48388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9.2386419773102" calcext:value-type="float">
            <text:p>19.2386419773</text:p>
          </table:table-cell>
          <table:table-cell table:formula="of:=[.C699]/([.D699]-[.D698])" office:value-type="float" office:value="971507.028981775" calcext:value-type="float">
            <text:p>971507.02898177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70923.49219" calcext:value-type="float">
            <text:p>1442770923.49219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9.2469546794891" calcext:value-type="float">
            <text:p>19.2469546795</text:p>
          </table:table-cell>
          <table:table-cell table:formula="of:=[.C700]/([.D700]-[.D699])" office:value-type="float" office:value="973931.19899042" calcext:value-type="float">
            <text:p>973931.198990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70923.50052" calcext:value-type="float">
            <text:p>1442770923.50052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9.2552797794342" calcext:value-type="float">
            <text:p>19.2552797794</text:p>
          </table:table-cell>
          <table:table-cell table:formula="of:=[.C701]/([.D701]-[.D700])" office:value-type="float" office:value="972480.817458045" calcext:value-type="float">
            <text:p>972480.8174580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70923.50883" calcext:value-type="float">
            <text:p>1442770923.50883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9.2635951042175" calcext:value-type="float">
            <text:p>19.2635951042</text:p>
          </table:table-cell>
          <table:table-cell table:formula="of:=[.C702]/([.D702]-[.D701])" office:value-type="float" office:value="973624.026837171" calcext:value-type="float">
            <text:p>973624.02683717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70923.51713" calcext:value-type="float">
            <text:p>1442770923.51713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9.2718873023987" calcext:value-type="float">
            <text:p>19.2718873024</text:p>
          </table:table-cell>
          <table:table-cell table:formula="of:=[.C703]/([.D703]-[.D702])" office:value-type="float" office:value="976339.424496837" calcext:value-type="float">
            <text:p>976339.42449683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70923.52543" calcext:value-type="float">
            <text:p>1442770923.52543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9.2801876068115" calcext:value-type="float">
            <text:p>19.2801876068</text:p>
          </table:table-cell>
          <table:table-cell table:formula="of:=[.C704]/([.D704]-[.D703])" office:value-type="float" office:value="975385.913253289" calcext:value-type="float">
            <text:p>975385.91325328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70923.53375" calcext:value-type="float">
            <text:p>1442770923.53375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9.2885091304779" calcext:value-type="float">
            <text:p>19.2885091305</text:p>
          </table:table-cell>
          <table:table-cell table:formula="of:=[.C705]/([.D705]-[.D704])" office:value-type="float" office:value="972898.753230381" calcext:value-type="float">
            <text:p>972898.75323038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70923.54206" calcext:value-type="float">
            <text:p>1442770923.54206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9.2968230247498" calcext:value-type="float">
            <text:p>19.2968230247</text:p>
          </table:table-cell>
          <table:table-cell table:formula="of:=[.C706]/([.D706]-[.D705])" office:value-type="float" office:value="973791.55126036" calcext:value-type="float">
            <text:p>973791.5512603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70923.55036" calcext:value-type="float">
            <text:p>1442770923.55036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9.3051247596741" calcext:value-type="float">
            <text:p>19.3051247597</text:p>
          </table:table-cell>
          <table:table-cell table:formula="of:=[.C707]/([.D707]-[.D706])" office:value-type="float" office:value="975217.839862148" calcext:value-type="float">
            <text:p>975217.83986214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70923.55874" calcext:value-type="float">
            <text:p>1442770923.55874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9.3135035037994" calcext:value-type="float">
            <text:p>19.3135035038</text:p>
          </table:table-cell>
          <table:table-cell table:formula="of:=[.C708]/([.D708]-[.D707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70923.56709" calcext:value-type="float">
            <text:p>1442770923.56709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9.3218536376953" calcext:value-type="float">
            <text:p>19.3218536377</text:p>
          </table:table-cell>
          <table:table-cell table:formula="of:=[.C709]/([.D709]-[.D708])" office:value-type="float" office:value="969565.290923108" calcext:value-type="float">
            <text:p>969565.2909231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70923.57544" calcext:value-type="float">
            <text:p>1442770923.57544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9.3302011489868" calcext:value-type="float">
            <text:p>19.330201149</text:p>
          </table:table-cell>
          <table:table-cell table:formula="of:=[.C710]/([.D710]-[.D709])" office:value-type="float" office:value="969869.907003313" calcext:value-type="float">
            <text:p>969869.9070033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70923.58382" calcext:value-type="float">
            <text:p>1442770923.58382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9.3385791778564" calcext:value-type="float">
            <text:p>19.3385791779</text:p>
          </table:table-cell>
          <table:table-cell table:formula="of:=[.C711]/([.D711]-[.D710])" office:value-type="float" office:value="966337.085486625" calcext:value-type="float">
            <text:p>966337.0854866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70923.59217" calcext:value-type="float">
            <text:p>1442770923.59217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9.3469285964966" calcext:value-type="float">
            <text:p>19.3469285965</text:p>
          </table:table-cell>
          <table:table-cell table:formula="of:=[.C712]/([.D712]-[.D711])" office:value-type="float" office:value="969648.349057681" calcext:value-type="float">
            <text:p>969648.34905768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70923.60059" calcext:value-type="float">
            <text:p>1442770923.60059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9.3553509712219" calcext:value-type="float">
            <text:p>19.3553509712</text:p>
          </table:table-cell>
          <table:table-cell table:formula="of:=[.C713]/([.D713]-[.D712])" office:value-type="float" office:value="961249.085206364" calcext:value-type="float">
            <text:p>961249.0852063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70923.60892" calcext:value-type="float">
            <text:p>1442770923.60892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9.3636772632599" calcext:value-type="float">
            <text:p>19.3636772633</text:p>
          </table:table-cell>
          <table:table-cell table:formula="of:=[.C714]/([.D714]-[.D713])" office:value-type="float" office:value="972341.585316267" calcext:value-type="float">
            <text:p>972341.58531626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70923.61731" calcext:value-type="float">
            <text:p>1442770923.61731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9.3720698356628" calcext:value-type="float">
            <text:p>19.3720698357</text:p>
          </table:table-cell>
          <table:table-cell table:formula="of:=[.C715]/([.D715]-[.D714])" office:value-type="float" office:value="964662.51481492" calcext:value-type="float">
            <text:p>964662.5148149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70923.62565" calcext:value-type="float">
            <text:p>1442770923.62565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9.3804121017456" calcext:value-type="float">
            <text:p>19.3804121017</text:p>
          </table:table-cell>
          <table:table-cell table:formula="of:=[.C716]/([.D716]-[.D715])" office:value-type="float" office:value="970479.713746785" calcext:value-type="float">
            <text:p>970479.7137467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70923.634" calcext:value-type="float">
            <text:p>1442770923.634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9.3887612819672" calcext:value-type="float">
            <text:p>19.388761282</text:p>
          </table:table-cell>
          <table:table-cell table:formula="of:=[.C717]/([.D717]-[.D716])" office:value-type="float" office:value="969676.038264942" calcext:value-type="float">
            <text:p>969676.03826494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70923.64234" calcext:value-type="float">
            <text:p>1442770923.64234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9.3970966339111" calcext:value-type="float">
            <text:p>19.3970966339</text:p>
          </table:table-cell>
          <table:table-cell table:formula="of:=[.C718]/([.D718]-[.D717])" office:value-type="float" office:value="971284.722519379" calcext:value-type="float">
            <text:p>971284.7225193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70923.65071" calcext:value-type="float">
            <text:p>1442770923.65071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9.4054753780365" calcext:value-type="float">
            <text:p>19.405475378</text:p>
          </table:table-cell>
          <table:table-cell table:formula="of:=[.C719]/([.D719]-[.D718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70923.65905" calcext:value-type="float">
            <text:p>1442770923.65905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9.4138081073761" calcext:value-type="float">
            <text:p>19.4138081074</text:p>
          </table:table-cell>
          <table:table-cell table:formula="of:=[.C720]/([.D720]-[.D719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70923.66742" calcext:value-type="float">
            <text:p>1442770923.66742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9.4221773147583" calcext:value-type="float">
            <text:p>19.4221773148</text:p>
          </table:table-cell>
          <table:table-cell table:formula="of:=[.C721]/([.D721]-[.D720])" office:value-type="float" office:value="967355.644360881" calcext:value-type="float">
            <text:p>967355.6443608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70923.67576" calcext:value-type="float">
            <text:p>1442770923.67576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9.430520772934" calcext:value-type="float">
            <text:p>19.4305207729</text:p>
          </table:table-cell>
          <table:table-cell table:formula="of:=[.C722]/([.D722]-[.D721])" office:value-type="float" office:value="970341.05397914" calcext:value-type="float">
            <text:p>970341.0539791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70923.68409" calcext:value-type="float">
            <text:p>1442770923.68409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9.438850402832" calcext:value-type="float">
            <text:p>19.4388504028</text:p>
          </table:table-cell>
          <table:table-cell table:formula="of:=[.C723]/([.D723]-[.D722])" office:value-type="float" office:value="971951.947333772" calcext:value-type="float">
            <text:p>971951.94733377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70923.69243" calcext:value-type="float">
            <text:p>1442770923.69243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9.4471924304962" calcext:value-type="float">
            <text:p>19.4471924305</text:p>
          </table:table-cell>
          <table:table-cell table:formula="of:=[.C724]/([.D724]-[.D723])" office:value-type="float" office:value="970507.450455858" calcext:value-type="float">
            <text:p>970507.45045585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70923.70079" calcext:value-type="float">
            <text:p>1442770923.70079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9.4555497169495" calcext:value-type="float">
            <text:p>19.4555497169</text:p>
          </table:table-cell>
          <table:table-cell table:formula="of:=[.C725]/([.D725]-[.D724])" office:value-type="float" office:value="968735.491512852" calcext:value-type="float">
            <text:p>968735.49151285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70923.70912" calcext:value-type="float">
            <text:p>1442770923.70912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9.4638833999634" calcext:value-type="float">
            <text:p>19.4638834</text:p>
          </table:table-cell>
          <table:table-cell table:formula="of:=[.C726]/([.D726]-[.D725])" office:value-type="float" office:value="971479.235109" calcext:value-type="float">
            <text:p>971479.23510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70923.71751" calcext:value-type="float">
            <text:p>1442770923.71751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9.4722676277161" calcext:value-type="float">
            <text:p>19.4722676277</text:p>
          </table:table-cell>
          <table:table-cell table:formula="of:=[.C727]/([.D727]-[.D726])" office:value-type="float" office:value="965622.623670591" calcext:value-type="float">
            <text:p>965622.62367059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70923.72592" calcext:value-type="float">
            <text:p>1442770923.72592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9.4806818962097" calcext:value-type="float">
            <text:p>19.4806818962</text:p>
          </table:table-cell>
          <table:table-cell table:formula="of:=[.C728]/([.D728]-[.D727])" office:value-type="float" office:value="962175.14405531" calcext:value-type="float">
            <text:p>962175.1440553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70923.73427" calcext:value-type="float">
            <text:p>1442770923.73427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9.4890322685242" calcext:value-type="float">
            <text:p>19.4890322685</text:p>
          </table:table-cell>
          <table:table-cell table:formula="of:=[.C729]/([.D729]-[.D728])" office:value-type="float" office:value="969537.608040201" calcext:value-type="float">
            <text:p>969537.6080402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70923.74265" calcext:value-type="float">
            <text:p>1442770923.74265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9.4974110126495" calcext:value-type="float">
            <text:p>19.4974110126</text:p>
          </table:table-cell>
          <table:table-cell table:formula="of:=[.C730]/([.D730]-[.D729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70923.75099" calcext:value-type="float">
            <text:p>1442770923.75099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9.5057520866394" calcext:value-type="float">
            <text:p>19.5057520866</text:p>
          </table:table-cell>
          <table:table-cell table:formula="of:=[.C731]/([.D731]-[.D730])" office:value-type="float" office:value="970618.413148492" calcext:value-type="float">
            <text:p>970618.41314849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70923.75934" calcext:value-type="float">
            <text:p>1442770923.75934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9.5141036510468" calcext:value-type="float">
            <text:p>19.514103651</text:p>
          </table:table-cell>
          <table:table-cell table:formula="of:=[.C732]/([.D732]-[.D731])" office:value-type="float" office:value="969399.217334209" calcext:value-type="float">
            <text:p>969399.21733420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70923.76773" calcext:value-type="float">
            <text:p>1442770923.76773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9.5224924087524" calcext:value-type="float">
            <text:p>19.5224924088</text:p>
          </table:table-cell>
          <table:table-cell table:formula="of:=[.C733]/([.D733]-[.D732])" office:value-type="float" office:value="965101.184709393" calcext:value-type="float">
            <text:p>965101.18470939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70923.77611" calcext:value-type="float">
            <text:p>1442770923.77611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9.5308709144592" calcext:value-type="float">
            <text:p>19.5308709145</text:p>
          </table:table-cell>
          <table:table-cell table:formula="of:=[.C734]/([.D734]-[.D733])" office:value-type="float" office:value="966282.089351773" calcext:value-type="float">
            <text:p>966282.08935177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70923.78451" calcext:value-type="float">
            <text:p>1442770923.78451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9.5392694473267" calcext:value-type="float">
            <text:p>19.5392694473</text:p>
          </table:table-cell>
          <table:table-cell table:formula="of:=[.C735]/([.D735]-[.D734])" office:value-type="float" office:value="963977.890876057" calcext:value-type="float">
            <text:p>963977.89087605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70923.79291" calcext:value-type="float">
            <text:p>1442770923.79291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9.5476706027985" calcext:value-type="float">
            <text:p>19.5476706028</text:p>
          </table:table-cell>
          <table:table-cell table:formula="of:=[.C736]/([.D736]-[.D735])" office:value-type="float" office:value="963676.964100235" calcext:value-type="float">
            <text:p>963676.9641002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70923.80123" calcext:value-type="float">
            <text:p>1442770923.80123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9.5559887886047" calcext:value-type="float">
            <text:p>19.5559887886</text:p>
          </table:table-cell>
          <table:table-cell table:formula="of:=[.C737]/([.D737]-[.D736])" office:value-type="float" office:value="973289.150849838" calcext:value-type="float">
            <text:p>973289.1508498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70923.80963" calcext:value-type="float">
            <text:p>1442770923.80963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9.5643923282623" calcext:value-type="float">
            <text:p>19.5643923283</text:p>
          </table:table-cell>
          <table:table-cell table:formula="of:=[.C738]/([.D738]-[.D737])" office:value-type="float" office:value="963403.557295657" calcext:value-type="float">
            <text:p>963403.55729565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70923.81797" calcext:value-type="float">
            <text:p>1442770923.81797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9.5727272033691" calcext:value-type="float">
            <text:p>19.5727272034</text:p>
          </table:table-cell>
          <table:table-cell table:formula="of:=[.C739]/([.D739]-[.D738])" office:value-type="float" office:value="971340.289596384" calcext:value-type="float">
            <text:p>971340.28959638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70923.82634" calcext:value-type="float">
            <text:p>1442770923.82634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9.5811018943787" calcext:value-type="float">
            <text:p>19.5811018944</text:p>
          </table:table-cell>
          <table:table-cell table:formula="of:=[.C740]/([.D740]-[.D739])" office:value-type="float" office:value="966722.233786939" calcext:value-type="float">
            <text:p>966722.23378693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70923.83475" calcext:value-type="float">
            <text:p>1442770923.83475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9.5895130634308" calcext:value-type="float">
            <text:p>19.5895130634</text:p>
          </table:table-cell>
          <table:table-cell table:formula="of:=[.C741]/([.D741]-[.D740])" office:value-type="float" office:value="962529.697100258" calcext:value-type="float">
            <text:p>962529.6971002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70923.84317" calcext:value-type="float">
            <text:p>1442770923.84317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9.5979287624359" calcext:value-type="float">
            <text:p>19.5979287624</text:p>
          </table:table-cell>
          <table:table-cell table:formula="of:=[.C742]/([.D742]-[.D741])" office:value-type="float" office:value="962011.592271517" calcext:value-type="float">
            <text:p>962011.59227151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70923.85145" calcext:value-type="float">
            <text:p>1442770923.85145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9.6062104701996" calcext:value-type="float">
            <text:p>19.6062104702</text:p>
          </table:table-cell>
          <table:table-cell table:formula="of:=[.C743]/([.D743]-[.D742])" office:value-type="float" office:value="977576.151082451" calcext:value-type="float">
            <text:p>977576.15108245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70923.85979" calcext:value-type="float">
            <text:p>1442770923.85979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9.6145536899567" calcext:value-type="float">
            <text:p>19.61455369</text:p>
          </table:table-cell>
          <table:table-cell table:formula="of:=[.C744]/([.D744]-[.D743])" office:value-type="float" office:value="970368.782762759" calcext:value-type="float">
            <text:p>970368.7827627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70923.86816" calcext:value-type="float">
            <text:p>1442770923.86816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9.6229226589203" calcext:value-type="float">
            <text:p>19.6229226589</text:p>
          </table:table-cell>
          <table:table-cell table:formula="of:=[.C745]/([.D745]-[.D744])" office:value-type="float" office:value="967383.202780468" calcext:value-type="float">
            <text:p>967383.20278046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70923.87647" calcext:value-type="float">
            <text:p>1442770923.87647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9.631227016449" calcext:value-type="float">
            <text:p>19.6312270164</text:p>
          </table:table-cell>
          <table:table-cell table:formula="of:=[.C746]/([.D746]-[.D745])" office:value-type="float" office:value="974909.855703253" calcext:value-type="float">
            <text:p>974909.85570325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70923.88481" calcext:value-type="float">
            <text:p>1442770923.88481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9.6395704746246" calcext:value-type="float">
            <text:p>19.6395704746</text:p>
          </table:table-cell>
          <table:table-cell table:formula="of:=[.C747]/([.D747]-[.D746])" office:value-type="float" office:value="970341.05397914" calcext:value-type="float">
            <text:p>970341.053979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70923.8932" calcext:value-type="float">
            <text:p>1442770923.8932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9.6479613780975" calcext:value-type="float">
            <text:p>19.6479613781</text:p>
          </table:table-cell>
          <table:table-cell table:formula="of:=[.C748]/([.D748]-[.D747])" office:value-type="float" office:value="964854.383815423" calcext:value-type="float">
            <text:p>964854.38381542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70923.90148" calcext:value-type="float">
            <text:p>1442770923.90148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9.6562407016754" calcext:value-type="float">
            <text:p>19.6562407017</text:p>
          </table:table-cell>
          <table:table-cell table:formula="of:=[.C749]/([.D749]-[.D748])" office:value-type="float" office:value="977857.662385532" calcext:value-type="float">
            <text:p>977857.66238553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70923.90983" calcext:value-type="float">
            <text:p>1442770923.90983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9.6645910739899" calcext:value-type="float">
            <text:p>19.664591074</text:p>
          </table:table-cell>
          <table:table-cell table:formula="of:=[.C750]/([.D750]-[.D749])" office:value-type="float" office:value="969537.608040201" calcext:value-type="float">
            <text:p>969537.60804020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70923.91823" calcext:value-type="float">
            <text:p>1442770923.91823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9.6729924678802" calcext:value-type="float">
            <text:p>19.6729924679</text:p>
          </table:table-cell>
          <table:table-cell table:formula="of:=[.C751]/([.D751]-[.D750])" office:value-type="float" office:value="963649.616436801" calcext:value-type="float">
            <text:p>963649.6164368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70923.92658" calcext:value-type="float">
            <text:p>1442770923.92658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9.6813373565674" calcext:value-type="float">
            <text:p>19.6813373566</text:p>
          </table:table-cell>
          <table:table-cell table:formula="of:=[.C752]/([.D752]-[.D751])" office:value-type="float" office:value="970174.714551013" calcext:value-type="float">
            <text:p>970174.7145510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70923.93499" calcext:value-type="float">
            <text:p>1442770923.93499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9.6897537708282" calcext:value-type="float">
            <text:p>19.6897537708</text:p>
          </table:table-cell>
          <table:table-cell table:formula="of:=[.C753]/([.D753]-[.D752])" office:value-type="float" office:value="961929.837228407" calcext:value-type="float">
            <text:p>961929.83722840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70923.94336" calcext:value-type="float">
            <text:p>1442770923.94336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9.6981246471405" calcext:value-type="float">
            <text:p>19.6981246471</text:p>
          </table:table-cell>
          <table:table-cell table:formula="of:=[.C754]/([.D754]-[.D753])" office:value-type="float" office:value="967162.779379094" calcext:value-type="float">
            <text:p>967162.77937909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70923.95175" calcext:value-type="float">
            <text:p>1442770923.95175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9.7065138816834" calcext:value-type="float">
            <text:p>19.7065138817</text:p>
          </table:table-cell>
          <table:table-cell table:formula="of:=[.C755]/([.D755]-[.D754])" office:value-type="float" office:value="965046.329155654" calcext:value-type="float">
            <text:p>965046.32915565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70923.96009" calcext:value-type="float">
            <text:p>1442770923.96009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9.7148542404175" calcext:value-type="float">
            <text:p>19.7148542404</text:p>
          </table:table-cell>
          <table:table-cell table:formula="of:=[.C756]/([.D756]-[.D755])" office:value-type="float" office:value="970701.651820936" calcext:value-type="float">
            <text:p>970701.65182093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70923.96843" calcext:value-type="float">
            <text:p>1442770923.96843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9.7231948375702" calcext:value-type="float">
            <text:p>19.7231948376</text:p>
          </table:table-cell>
          <table:table-cell table:formula="of:=[.C757]/([.D757]-[.D756])" office:value-type="float" office:value="970673.904010519" calcext:value-type="float">
            <text:p>970673.90401051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70923.97675" calcext:value-type="float">
            <text:p>1442770923.97675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9.7315073013306" calcext:value-type="float">
            <text:p>19.7315073013</text:p>
          </table:table-cell>
          <table:table-cell table:formula="of:=[.C758]/([.D758]-[.D757])" office:value-type="float" office:value="973959.133342894" calcext:value-type="float">
            <text:p>973959.13334289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70923.98513" calcext:value-type="float">
            <text:p>1442770923.98513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9.7398951053619" calcext:value-type="float">
            <text:p>19.7398951054</text:p>
          </table:table-cell>
          <table:table-cell table:formula="of:=[.C759]/([.D759]-[.D758])" office:value-type="float" office:value="965210.914527728" calcext:value-type="float">
            <text:p>965210.91452772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70923.99347" calcext:value-type="float">
            <text:p>1442770923.99347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9.7482352256775" calcext:value-type="float">
            <text:p>19.7482352257</text:p>
          </table:table-cell>
          <table:table-cell table:formula="of:=[.C760]/([.D760]-[.D759])" office:value-type="float" office:value="970729.401217804" calcext:value-type="float">
            <text:p>970729.40121780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70924.00175" calcext:value-type="float">
            <text:p>1442770924.00175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9.7565150260925" calcext:value-type="float">
            <text:p>19.7565150261</text:p>
          </table:table-cell>
          <table:table-cell table:formula="of:=[.C761]/([.D761]-[.D760])" office:value-type="float" office:value="977801.347155033" calcext:value-type="float">
            <text:p>977801.3471550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70924.01006" calcext:value-type="float">
            <text:p>1442770924.01006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9.7648255825043" calcext:value-type="float">
            <text:p>19.7648255825</text:p>
          </table:table-cell>
          <table:table-cell table:formula="of:=[.C762]/([.D762]-[.D761])" office:value-type="float" office:value="974182.665863385" calcext:value-type="float">
            <text:p>974182.66586338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70924.01842" calcext:value-type="float">
            <text:p>1442770924.01842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9.773181438446" calcext:value-type="float">
            <text:p>19.7731814384</text:p>
          </table:table-cell>
          <table:table-cell table:formula="of:=[.C763]/([.D763]-[.D762])" office:value-type="float" office:value="968901.337746455" calcext:value-type="float">
            <text:p>968901.3377464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70924.02675" calcext:value-type="float">
            <text:p>1442770924.02675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9.781506061554" calcext:value-type="float">
            <text:p>19.7815060616</text:p>
          </table:table-cell>
          <table:table-cell table:formula="of:=[.C764]/([.D764]-[.D763])" office:value-type="float" office:value="972536.521480124" calcext:value-type="float">
            <text:p>972536.52148012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70924.03507" calcext:value-type="float">
            <text:p>1442770924.03507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9.789831161499" calcext:value-type="float">
            <text:p>19.7898311615</text:p>
          </table:table-cell>
          <table:table-cell table:formula="of:=[.C765]/([.D765]-[.D764])" office:value-type="float" office:value="972480.817458045" calcext:value-type="float">
            <text:p>972480.8174580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70924.04339" calcext:value-type="float">
            <text:p>1442770924.04339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9.7981514930725" calcext:value-type="float">
            <text:p>19.7981514931</text:p>
          </table:table-cell>
          <table:table-cell table:formula="of:=[.C766]/([.D766]-[.D765])" office:value-type="float" office:value="973038.144993983" calcext:value-type="float">
            <text:p>973038.14499398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70924.05166" calcext:value-type="float">
            <text:p>1442770924.05166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9.8064188957214" calcext:value-type="float">
            <text:p>19.8064188957</text:p>
          </table:table-cell>
          <table:table-cell table:formula="of:=[.C767]/([.D767]-[.D766])" office:value-type="float" office:value="979267.654400738" calcext:value-type="float">
            <text:p>979267.65440073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70924.05995" calcext:value-type="float">
            <text:p>1442770924.05995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9.814709186554" calcext:value-type="float">
            <text:p>19.8147091866</text:p>
          </table:table-cell>
          <table:table-cell table:formula="of:=[.C768]/([.D768]-[.D767])" office:value-type="float" office:value="976564.051075578" calcext:value-type="float">
            <text:p>976564.0510755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70924.06826" calcext:value-type="float">
            <text:p>1442770924.06826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9.8230187892914" calcext:value-type="float">
            <text:p>19.8230187893</text:p>
          </table:table-cell>
          <table:table-cell table:formula="of:=[.C769]/([.D769]-[.D768])" office:value-type="float" office:value="974294.470605113" calcext:value-type="float">
            <text:p>974294.4706051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70924.07661" calcext:value-type="float">
            <text:p>1442770924.07661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9.8313724994659" calcext:value-type="float">
            <text:p>19.8313724995</text:p>
          </table:table-cell>
          <table:table-cell table:formula="of:=[.C770]/([.D770]-[.D769])" office:value-type="float" office:value="969150.213596667" calcext:value-type="float">
            <text:p>969150.21359666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70924.0849" calcext:value-type="float">
            <text:p>1442770924.0849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9.8396649360657" calcext:value-type="float">
            <text:p>19.8396649361</text:p>
          </table:table-cell>
          <table:table-cell table:formula="of:=[.C771]/([.D771]-[.D770])" office:value-type="float" office:value="976311.353440097" calcext:value-type="float">
            <text:p>976311.35344009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70924.09321" calcext:value-type="float">
            <text:p>1442770924.09321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9.8479697704315" calcext:value-type="float">
            <text:p>19.8479697704</text:p>
          </table:table-cell>
          <table:table-cell table:formula="of:=[.C772]/([.D772]-[.D771])" office:value-type="float" office:value="974853.8794821" calcext:value-type="float">
            <text:p>974853.87948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70924.10152" calcext:value-type="float">
            <text:p>1442770924.10152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9.8562800884247" calcext:value-type="float">
            <text:p>19.8562800884</text:p>
          </table:table-cell>
          <table:table-cell table:formula="of:=[.C773]/([.D773]-[.D772])" office:value-type="float" office:value="974210.614643103" calcext:value-type="float">
            <text:p>974210.6146431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70924.10981" calcext:value-type="float">
            <text:p>1442770924.10981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9.864572763443" calcext:value-type="float">
            <text:p>19.8645727634</text:p>
          </table:table-cell>
          <table:table-cell table:formula="of:=[.C774]/([.D774]-[.D773])" office:value-type="float" office:value="976283.28399747" calcext:value-type="float">
            <text:p>976283.283997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70924.11812" calcext:value-type="float">
            <text:p>1442770924.11812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9.8728795051575" calcext:value-type="float">
            <text:p>19.8728795052</text:p>
          </table:table-cell>
          <table:table-cell table:formula="of:=[.C775]/([.D775]-[.D774])" office:value-type="float" office:value="974630.03886226" calcext:value-type="float">
            <text:p>974630.0388622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70924.1264" calcext:value-type="float">
            <text:p>1442770924.1264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9.8811655044556" calcext:value-type="float">
            <text:p>19.8811655045</text:p>
          </table:table-cell>
          <table:table-cell table:formula="of:=[.C776]/([.D776]-[.D775])" office:value-type="float" office:value="977069.838982563" calcext:value-type="float">
            <text:p>977069.83898256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70924.13471" calcext:value-type="float">
            <text:p>1442770924.13471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9.8894693851471" calcext:value-type="float">
            <text:p>19.8894693851</text:p>
          </table:table-cell>
          <table:table-cell table:formula="of:=[.C777]/([.D777]-[.D776])" office:value-type="float" office:value="974965.838353097" calcext:value-type="float">
            <text:p>974965.83835309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70924.14299" calcext:value-type="float">
            <text:p>1442770924.14299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9.8977499008179" calcext:value-type="float">
            <text:p>19.8977499008</text:p>
          </table:table-cell>
          <table:table-cell table:formula="of:=[.C778]/([.D778]-[.D777])" office:value-type="float" office:value="977716.8864703" calcext:value-type="float">
            <text:p>977716.886470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70924.1513" calcext:value-type="float">
            <text:p>1442770924.1513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9.9060616493225" calcext:value-type="float">
            <text:p>19.9060616493</text:p>
          </table:table-cell>
          <table:table-cell table:formula="of:=[.C779]/([.D779]-[.D778])" office:value-type="float" office:value="974042.946015719" calcext:value-type="float">
            <text:p>974042.9460157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70924.15961" calcext:value-type="float">
            <text:p>1442770924.15961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9.9143660068512" calcext:value-type="float">
            <text:p>19.9143660069</text:p>
          </table:table-cell>
          <table:table-cell table:formula="of:=[.C780]/([.D780]-[.D779])" office:value-type="float" office:value="974909.855703253" calcext:value-type="float">
            <text:p>974909.85570325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70924.16791" calcext:value-type="float">
            <text:p>1442770924.16791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9.9226665496826" calcext:value-type="float">
            <text:p>19.9226665497</text:p>
          </table:table-cell>
          <table:table-cell table:formula="of:=[.C781]/([.D781]-[.D780])" office:value-type="float" office:value="975357.89699842" calcext:value-type="float">
            <text:p>975357.896998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70924.17625" calcext:value-type="float">
            <text:p>1442770924.17625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9.9310142993927" calcext:value-type="float">
            <text:p>19.9310142994</text:p>
          </table:table-cell>
          <table:table-cell table:formula="of:=[.C782]/([.D782]-[.D781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70924.18464" calcext:value-type="float">
            <text:p>1442770924.18464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9.9394006729126" calcext:value-type="float">
            <text:p>19.9394006729</text:p>
          </table:table-cell>
          <table:table-cell table:formula="of:=[.C783]/([.D783]-[.D782])" office:value-type="float" office:value="965375.55604833" calcext:value-type="float">
            <text:p>965375.5560483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70924.19295" calcext:value-type="float">
            <text:p>1442770924.19295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9.9477121829987" calcext:value-type="float">
            <text:p>19.947712183</text:p>
          </table:table-cell>
          <table:table-cell table:formula="of:=[.C784]/([.D784]-[.D783])" office:value-type="float" office:value="974070.886778922" calcext:value-type="float">
            <text:p>974070.88677892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70924.20128" calcext:value-type="float">
            <text:p>1442770924.20128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9.9560413360596" calcext:value-type="float">
            <text:p>19.9560413361</text:p>
          </table:table-cell>
          <table:table-cell table:formula="of:=[.C785]/([.D785]-[.D784])" office:value-type="float" office:value="972007.590782883" calcext:value-type="float">
            <text:p>972007.5907828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70924.20962" calcext:value-type="float">
            <text:p>1442770924.20962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9.9643852710724" calcext:value-type="float">
            <text:p>19.9643852711</text:p>
          </table:table-cell>
          <table:table-cell table:formula="of:=[.C786]/([.D786]-[.D785])" office:value-type="float" office:value="970285.601165814" calcext:value-type="float">
            <text:p>970285.6011658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70924.21796" calcext:value-type="float">
            <text:p>1442770924.21796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9.9727168083191" calcext:value-type="float">
            <text:p>19.9727168083</text:p>
          </table:table-cell>
          <table:table-cell table:formula="of:=[.C787]/([.D787]-[.D786])" office:value-type="float" office:value="971729.437229933" calcext:value-type="float">
            <text:p>971729.43722993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70924.22628" calcext:value-type="float">
            <text:p>1442770924.22628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9.9810411930084" calcext:value-type="float">
            <text:p>19.981041193</text:p>
          </table:table-cell>
          <table:table-cell table:formula="of:=[.C788]/([.D788]-[.D787])" office:value-type="float" office:value="972564.375884291" calcext:value-type="float">
            <text:p>972564.37588429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70924.23464" calcext:value-type="float">
            <text:p>1442770924.23464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9.989401102066" calcext:value-type="float">
            <text:p>19.9894011021</text:p>
          </table:table-cell>
          <table:table-cell table:formula="of:=[.C789]/([.D789]-[.D788])" office:value-type="float" office:value="968431.587497148" calcext:value-type="float">
            <text:p>968431.58749714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70924.24301" calcext:value-type="float">
            <text:p>1442770924.24301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19.9977676868439" calcext:value-type="float">
            <text:p>19.9977676868</text:p>
          </table:table-cell>
          <table:table-cell table:formula="of:=[.C790]/([.D790]-[.D789])" office:value-type="float" office:value="967658.87336145" calcext:value-type="float">
            <text:p>967658.8733614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70924.25135" calcext:value-type="float">
            <text:p>1442770924.25135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0.0061058998108" calcext:value-type="float">
            <text:p>20.0061058998</text:p>
          </table:table-cell>
          <table:table-cell table:formula="of:=[.C791]/([.D791]-[.D790])" office:value-type="float" office:value="970951.453521288" calcext:value-type="float">
            <text:p>970951.4535212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70924.2597" calcext:value-type="float">
            <text:p>1442770924.2597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0.0144596099854" calcext:value-type="float">
            <text:p>20.01445961</text:p>
          </table:table-cell>
          <table:table-cell table:formula="of:=[.C792]/([.D792]-[.D791])" office:value-type="float" office:value="969150.213596667" calcext:value-type="float">
            <text:p>969150.21359666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70924.26809" calcext:value-type="float">
            <text:p>1442770924.26809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0.0228478908539" calcext:value-type="float">
            <text:p>20.0228478909</text:p>
          </table:table-cell>
          <table:table-cell table:formula="of:=[.C793]/([.D793]-[.D792])" office:value-type="float" office:value="965156.04649973" calcext:value-type="float">
            <text:p>965156.046499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70924.27643" calcext:value-type="float">
            <text:p>1442770924.27643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0.0311861038208" calcext:value-type="float">
            <text:p>20.0311861038</text:p>
          </table:table-cell>
          <table:table-cell table:formula="of:=[.C794]/([.D794]-[.D793])" office:value-type="float" office:value="970951.453521288" calcext:value-type="float">
            <text:p>970951.4535212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70924.28476" calcext:value-type="float">
            <text:p>1442770924.28476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0.0395157337189" calcext:value-type="float">
            <text:p>20.0395157337</text:p>
          </table:table-cell>
          <table:table-cell table:formula="of:=[.C795]/([.D795]-[.D794])" office:value-type="float" office:value="971951.947333772" calcext:value-type="float">
            <text:p>971951.94733377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70924.29309" calcext:value-type="float">
            <text:p>1442770924.29309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0.0478537082672" calcext:value-type="float">
            <text:p>20.0478537083</text:p>
          </table:table-cell>
          <table:table-cell table:formula="of:=[.C796]/([.D796]-[.D795])" office:value-type="float" office:value="970979.217202333" calcext:value-type="float">
            <text:p>970979.2172023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70924.30143" calcext:value-type="float">
            <text:p>1442770924.30143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0.0561923980713" calcext:value-type="float">
            <text:p>20.0561923981</text:p>
          </table:table-cell>
          <table:table-cell table:formula="of:=[.C797]/([.D797]-[.D796])" office:value-type="float" office:value="970895.930922087" calcext:value-type="float">
            <text:p>970895.93092208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70924.30974" calcext:value-type="float">
            <text:p>1442770924.30974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0.0645039081573" calcext:value-type="float">
            <text:p>20.0645039082</text:p>
          </table:table-cell>
          <table:table-cell table:formula="of:=[.C798]/([.D798]-[.D797])" office:value-type="float" office:value="974070.886778922" calcext:value-type="float">
            <text:p>974070.88677892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70924.31807" calcext:value-type="float">
            <text:p>1442770924.31807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0.0728352069855" calcext:value-type="float">
            <text:p>20.072835207</text:p>
          </table:table-cell>
          <table:table-cell table:formula="of:=[.C799]/([.D799]-[.D798])" office:value-type="float" office:value="971757.245421246" calcext:value-type="float">
            <text:p>971757.24542124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70924.32643" calcext:value-type="float">
            <text:p>1442770924.32643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0.0811891555786" calcext:value-type="float">
            <text:p>20.0811891556</text:p>
          </table:table-cell>
          <table:table-cell table:formula="of:=[.C800]/([.D800]-[.D799])" office:value-type="float" office:value="969122.554410799" calcext:value-type="float">
            <text:p>969122.5544107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70924.33478" calcext:value-type="float">
            <text:p>1442770924.33478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0.0895438194275" calcext:value-type="float">
            <text:p>20.0895438194</text:p>
          </table:table-cell>
          <table:table-cell table:formula="of:=[.C801]/([.D801]-[.D800])" office:value-type="float" office:value="969039.586324981" calcext:value-type="float">
            <text:p>969039.5863249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70924.34315" calcext:value-type="float">
            <text:p>1442770924.34315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0.0979111194611" calcext:value-type="float">
            <text:p>20.0979111195</text:p>
          </table:table-cell>
          <table:table-cell table:formula="of:=[.C802]/([.D802]-[.D801])" office:value-type="float" office:value="967576.155691694" calcext:value-type="float">
            <text:p>967576.15569169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70924.35146" calcext:value-type="float">
            <text:p>1442770924.35146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0.1062233448029" calcext:value-type="float">
            <text:p>20.1062233448</text:p>
          </table:table-cell>
          <table:table-cell table:formula="of:=[.C803]/([.D803]-[.D802])" office:value-type="float" office:value="973987.069297843" calcext:value-type="float">
            <text:p>973987.06929784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70924.35975" calcext:value-type="float">
            <text:p>1442770924.35975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0.1145124435425" calcext:value-type="float">
            <text:p>20.1145124435</text:p>
          </table:table-cell>
          <table:table-cell table:formula="of:=[.C804]/([.D804]-[.D803])" office:value-type="float" office:value="976704.495182213" calcext:value-type="float">
            <text:p>976704.4951822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70924.36805" calcext:value-type="float">
            <text:p>1442770924.36805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0.1228067874908" calcext:value-type="float">
            <text:p>20.1228067875</text:p>
          </table:table-cell>
          <table:table-cell table:formula="of:=[.C805]/([.D805]-[.D804])" office:value-type="float" office:value="976086.843082584" calcext:value-type="float">
            <text:p>976086.8430825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70924.37639" calcext:value-type="float">
            <text:p>1442770924.37639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0.1311542987823" calcext:value-type="float">
            <text:p>20.1311542988</text:p>
          </table:table-cell>
          <table:table-cell table:formula="of:=[.C806]/([.D806]-[.D805])" office:value-type="float" office:value="969869.907003313" calcext:value-type="float">
            <text:p>969869.9070033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70924.38474" calcext:value-type="float">
            <text:p>1442770924.38474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0.1394963264465" calcext:value-type="float">
            <text:p>20.1394963264</text:p>
          </table:table-cell>
          <table:table-cell table:formula="of:=[.C807]/([.D807]-[.D806])" office:value-type="float" office:value="970507.450455858" calcext:value-type="float">
            <text:p>970507.45045585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70924.39306" calcext:value-type="float">
            <text:p>1442770924.39306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0.1478228569031" calcext:value-type="float">
            <text:p>20.1478228569</text:p>
          </table:table-cell>
          <table:table-cell table:formula="of:=[.C808]/([.D808]-[.D807])" office:value-type="float" office:value="972313.743671974" calcext:value-type="float">
            <text:p>972313.74367197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70924.40139" calcext:value-type="float">
            <text:p>1442770924.40139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0.1561510562897" calcext:value-type="float">
            <text:p>20.1561510563</text:p>
          </table:table-cell>
          <table:table-cell table:formula="of:=[.C809]/([.D809]-[.D808])" office:value-type="float" office:value="972118.896796542" calcext:value-type="float">
            <text:p>972118.89679654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70924.40973" calcext:value-type="float">
            <text:p>1442770924.40973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0.1644876003265" calcext:value-type="float">
            <text:p>20.1644876003</text:p>
          </table:table-cell>
          <table:table-cell table:formula="of:=[.C810]/([.D810]-[.D809])" office:value-type="float" office:value="971145.832637419" calcext:value-type="float">
            <text:p>971145.83263741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70924.41811" calcext:value-type="float">
            <text:p>1442770924.41811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0.1728723049164" calcext:value-type="float">
            <text:p>20.1728723049</text:p>
          </table:table-cell>
          <table:table-cell table:formula="of:=[.C811]/([.D811]-[.D810])" office:value-type="float" office:value="965567.708826206" calcext:value-type="float">
            <text:p>965567.7088262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70924.42656" calcext:value-type="float">
            <text:p>1442770924.42656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0.181316614151" calcext:value-type="float">
            <text:p>20.1813166142</text:p>
          </table:table-cell>
          <table:table-cell table:formula="of:=[.C812]/([.D812]-[.D811])" office:value-type="float" office:value="958752.193348015" calcext:value-type="float">
            <text:p>958752.1933480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70924.43497" calcext:value-type="float">
            <text:p>1442770924.43497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0.1897323131561" calcext:value-type="float">
            <text:p>20.1897323132</text:p>
          </table:table-cell>
          <table:table-cell table:formula="of:=[.C813]/([.D813]-[.D812])" office:value-type="float" office:value="962011.592271517" calcext:value-type="float">
            <text:p>962011.59227151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70924.44332" calcext:value-type="float">
            <text:p>1442770924.44332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0.1980807781219" calcext:value-type="float">
            <text:p>20.1980807781</text:p>
          </table:table-cell>
          <table:table-cell table:formula="of:=[.C814]/([.D814]-[.D813])" office:value-type="float" office:value="969759.115375828" calcext:value-type="float">
            <text:p>969759.11537582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70924.45162" calcext:value-type="float">
            <text:p>1442770924.45162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0.2063827514648" calcext:value-type="float">
            <text:p>20.2063827515</text:p>
          </table:table-cell>
          <table:table-cell table:formula="of:=[.C815]/([.D815]-[.D814])" office:value-type="float" office:value="975189.833261538" calcext:value-type="float">
            <text:p>975189.8332615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70924.45993" calcext:value-type="float">
            <text:p>1442770924.45993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0.2146906852722" calcext:value-type="float">
            <text:p>20.2146906853</text:p>
          </table:table-cell>
          <table:table-cell table:formula="of:=[.C816]/([.D816]-[.D815])" office:value-type="float" office:value="974490.190667509" calcext:value-type="float">
            <text:p>974490.19066750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70924.46827" calcext:value-type="float">
            <text:p>1442770924.46827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0.2230286598206" calcext:value-type="float">
            <text:p>20.2230286598</text:p>
          </table:table-cell>
          <table:table-cell table:formula="of:=[.C817]/([.D817]-[.D816])" office:value-type="float" office:value="970979.217202333" calcext:value-type="float">
            <text:p>970979.21720233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70924.47666" calcext:value-type="float">
            <text:p>1442770924.47666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0.231418132782" calcext:value-type="float">
            <text:p>20.2314181328</text:p>
          </table:table-cell>
          <table:table-cell table:formula="of:=[.C818]/([.D818]-[.D817])" office:value-type="float" office:value="965018.903717176" calcext:value-type="float">
            <text:p>965018.90371717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70924.48496" calcext:value-type="float">
            <text:p>1442770924.48496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0.2397217750549" calcext:value-type="float">
            <text:p>20.2397217751</text:p>
          </table:table-cell>
          <table:table-cell table:formula="of:=[.C819]/([.D819]-[.D818])" office:value-type="float" office:value="974993.832089124" calcext:value-type="float">
            <text:p>974993.8320891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70924.4933" calcext:value-type="float">
            <text:p>1442770924.4933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0.2480578422546" calcext:value-type="float">
            <text:p>20.2480578423</text:p>
          </table:table-cell>
          <table:table-cell table:formula="of:=[.C820]/([.D820]-[.D819])" office:value-type="float" office:value="971201.383823361" calcext:value-type="float">
            <text:p>971201.38382336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70924.50162" calcext:value-type="float">
            <text:p>1442770924.50162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0.2563807964325" calcext:value-type="float">
            <text:p>20.2563807964</text:p>
          </table:table-cell>
          <table:table-cell table:formula="of:=[.C821]/([.D821]-[.D820])" office:value-type="float" office:value="972731.535821708" calcext:value-type="float">
            <text:p>972731.5358217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70924.50991" calcext:value-type="float">
            <text:p>1442770924.50991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0.264669418335" calcext:value-type="float">
            <text:p>20.2646694183</text:p>
          </table:table-cell>
          <table:table-cell table:formula="of:=[.C822]/([.D822]-[.D821])" office:value-type="float" office:value="976760.684136344" calcext:value-type="float">
            <text:p>976760.68413634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70924.51821" calcext:value-type="float">
            <text:p>1442770924.51821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0.2729730606079" calcext:value-type="float">
            <text:p>20.2729730606</text:p>
          </table:table-cell>
          <table:table-cell table:formula="of:=[.C823]/([.D823]-[.D822])" office:value-type="float" office:value="974993.832089124" calcext:value-type="float">
            <text:p>974993.83208912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70924.52665" calcext:value-type="float">
            <text:p>1442770924.52665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0.2814149856567" calcext:value-type="float">
            <text:p>20.2814149857</text:p>
          </table:table-cell>
          <table:table-cell table:formula="of:=[.C824]/([.D824]-[.D823])" office:value-type="float" office:value="959022.966109354" calcext:value-type="float">
            <text:p>959022.9661093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70924.53501" calcext:value-type="float">
            <text:p>1442770924.53501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0.289767742157" calcext:value-type="float">
            <text:p>20.2897677422</text:p>
          </table:table-cell>
          <table:table-cell table:formula="of:=[.C825]/([.D825]-[.D824])" office:value-type="float" office:value="969260.866130045" calcext:value-type="float">
            <text:p>969260.86613004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70924.54337" calcext:value-type="float">
            <text:p>1442770924.54337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0.2981300354004" calcext:value-type="float">
            <text:p>20.2981300354</text:p>
          </table:table-cell>
          <table:table-cell table:formula="of:=[.C826]/([.D826]-[.D825])" office:value-type="float" office:value="968155.476535325" calcext:value-type="float">
            <text:p>968155.47653532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70924.55169" calcext:value-type="float">
            <text:p>1442770924.55169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0.3064472675323" calcext:value-type="float">
            <text:p>20.3064472675</text:p>
          </table:table-cell>
          <table:table-cell table:formula="of:=[.C827]/([.D827]-[.D826])" office:value-type="float" office:value="973400.750580479" calcext:value-type="float">
            <text:p>973400.75058047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70924.56014" calcext:value-type="float">
            <text:p>1442770924.56014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0.3148965835571" calcext:value-type="float">
            <text:p>20.3148965836</text:p>
          </table:table-cell>
          <table:table-cell table:formula="of:=[.C828]/([.D828]-[.D827])" office:value-type="float" office:value="958184.067947741" calcext:value-type="float">
            <text:p>958184.06794774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70924.56849" calcext:value-type="float">
            <text:p>1442770924.56849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0.3232524394989" calcext:value-type="float">
            <text:p>20.3232524395</text:p>
          </table:table-cell>
          <table:table-cell table:formula="of:=[.C829]/([.D829]-[.D828])" office:value-type="float" office:value="968901.337746455" calcext:value-type="float">
            <text:p>968901.33774645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70924.57682" calcext:value-type="float">
            <text:p>1442770924.57682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0.3315830230713" calcext:value-type="float">
            <text:p>20.3315830231</text:p>
          </table:table-cell>
          <table:table-cell table:formula="of:=[.C830]/([.D830]-[.D829])" office:value-type="float" office:value="971840.67954552" calcext:value-type="float">
            <text:p>971840.6795455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70924.58514" calcext:value-type="float">
            <text:p>1442770924.58514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0.3398995399475" calcext:value-type="float">
            <text:p>20.3398995399</text:p>
          </table:table-cell>
          <table:table-cell table:formula="of:=[.C831]/([.D831]-[.D830])" office:value-type="float" office:value="973484.467175047" calcext:value-type="float">
            <text:p>973484.4671750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70924.59351" calcext:value-type="float">
            <text:p>1442770924.59351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0.3482728004456" calcext:value-type="float">
            <text:p>20.3482728004</text:p>
          </table:table-cell>
          <table:table-cell table:formula="of:=[.C832]/([.D832]-[.D831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70924.60185" calcext:value-type="float">
            <text:p>1442770924.60185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0.3566145896912" calcext:value-type="float">
            <text:p>20.3566145897</text:p>
          </table:table-cell>
          <table:table-cell table:formula="of:=[.C833]/([.D833]-[.D832])" office:value-type="float" office:value="970535.188750429" calcext:value-type="float">
            <text:p>970535.1887504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70924.61021" calcext:value-type="float">
            <text:p>1442770924.61021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0.36496758461" calcext:value-type="float">
            <text:p>20.3649675846</text:p>
          </table:table-cell>
          <table:table-cell table:formula="of:=[.C834]/([.D834]-[.D833])" office:value-type="float" office:value="969233.200627943" calcext:value-type="float">
            <text:p>969233.20062794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70924.61852" calcext:value-type="float">
            <text:p>1442770924.61852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0.3732769489288" calcext:value-type="float">
            <text:p>20.3732769489</text:p>
          </table:table-cell>
          <table:table-cell table:formula="of:=[.C835]/([.D835]-[.D834])" office:value-type="float" office:value="974322.425800528" calcext:value-type="float">
            <text:p>974322.42580052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70924.62695" calcext:value-type="float">
            <text:p>1442770924.62695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0.3817112445831" calcext:value-type="float">
            <text:p>20.3817112446</text:p>
          </table:table-cell>
          <table:table-cell table:formula="of:=[.C836]/([.D836]-[.D835])" office:value-type="float" office:value="959890.467661692" calcext:value-type="float">
            <text:p>959890.46766169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70924.63527" calcext:value-type="float">
            <text:p>1442770924.63527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0.3900351524353" calcext:value-type="float">
            <text:p>20.3900351524</text:p>
          </table:table-cell>
          <table:table-cell table:formula="of:=[.C837]/([.D837]-[.D836])" office:value-type="float" office:value="972620.089479564" calcext:value-type="float">
            <text:p>972620.08947956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70924.64362" calcext:value-type="float">
            <text:p>1442770924.64362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0.3983800411224" calcext:value-type="float">
            <text:p>20.3983800411</text:p>
          </table:table-cell>
          <table:table-cell table:formula="of:=[.C838]/([.D838]-[.D837])" office:value-type="float" office:value="970174.714551013" calcext:value-type="float">
            <text:p>970174.7145510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70924.65199" calcext:value-type="float">
            <text:p>1442770924.65199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0.4067544937134" calcext:value-type="float">
            <text:p>20.4067544937</text:p>
          </table:table-cell>
          <table:table-cell table:formula="of:=[.C839]/([.D839]-[.D838])" office:value-type="float" office:value="966749.756128114" calcext:value-type="float">
            <text:p>966749.7561281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70924.66039" calcext:value-type="float">
            <text:p>1442770924.66039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0.4151518344879" calcext:value-type="float">
            <text:p>20.4151518345</text:p>
          </table:table-cell>
          <table:table-cell table:formula="of:=[.C840]/([.D840]-[.D839])" office:value-type="float" office:value="964114.737912041" calcext:value-type="float">
            <text:p>964114.73791204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70924.66874" calcext:value-type="float">
            <text:p>1442770924.66874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0.4235045909882" calcext:value-type="float">
            <text:p>20.423504591</text:p>
          </table:table-cell>
          <table:table-cell table:formula="of:=[.C841]/([.D841]-[.D840])" office:value-type="float" office:value="969260.866130045" calcext:value-type="float">
            <text:p>969260.86613004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70924.67708" calcext:value-type="float">
            <text:p>1442770924.67708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0.4318392276764" calcext:value-type="float">
            <text:p>20.4318392277</text:p>
          </table:table-cell>
          <table:table-cell table:formula="of:=[.C842]/([.D842]-[.D841])" office:value-type="float" office:value="971368.075519194" calcext:value-type="float">
            <text:p>971368.07551919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70924.68536" calcext:value-type="float">
            <text:p>1442770924.68536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0.4401245117187" calcext:value-type="float">
            <text:p>20.4401245117</text:p>
          </table:table-cell>
          <table:table-cell table:formula="of:=[.C843]/([.D843]-[.D842])" office:value-type="float" office:value="977154.187908262" calcext:value-type="float">
            <text:p>977154.18790826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70924.6937" calcext:value-type="float">
            <text:p>1442770924.6937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0.448460817337" calcext:value-type="float">
            <text:p>20.4484608173</text:p>
          </table:table-cell>
          <table:table-cell table:formula="of:=[.C844]/([.D844]-[.D843])" office:value-type="float" office:value="971173.607436008" calcext:value-type="float">
            <text:p>971173.60743600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70924.70208" calcext:value-type="float">
            <text:p>1442770924.70208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0.4568405151367" calcext:value-type="float">
            <text:p>20.4568405151</text:p>
          </table:table-cell>
          <table:table-cell table:formula="of:=[.C845]/([.D845]-[.D844])" office:value-type="float" office:value="966144.626397701" calcext:value-type="float">
            <text:p>966144.62639770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70924.71045" calcext:value-type="float">
            <text:p>1442770924.71045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0.4652149677277" calcext:value-type="float">
            <text:p>20.4652149677</text:p>
          </table:table-cell>
          <table:table-cell table:formula="of:=[.C846]/([.D846]-[.D845])" office:value-type="float" office:value="966749.756128114" calcext:value-type="float">
            <text:p>966749.7561281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70924.71893" calcext:value-type="float">
            <text:p>1442770924.71893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0.4736952781677" calcext:value-type="float">
            <text:p>20.4736952782</text:p>
          </table:table-cell>
          <table:table-cell table:formula="of:=[.C847]/([.D847]-[.D846])" office:value-type="float" office:value="954682.03165678" calcext:value-type="float">
            <text:p>954682.0316567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70924.72725" calcext:value-type="float">
            <text:p>1442770924.72725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0.4820151329041" calcext:value-type="float">
            <text:p>20.4820151329</text:p>
          </table:table-cell>
          <table:table-cell table:formula="of:=[.C848]/([.D848]-[.D847])" office:value-type="float" office:value="973093.912883998" calcext:value-type="float">
            <text:p>973093.91288399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70924.73557" calcext:value-type="float">
            <text:p>1442770924.73557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0.4903309345245" calcext:value-type="float">
            <text:p>20.4903309345</text:p>
          </table:table-cell>
          <table:table-cell table:formula="of:=[.C849]/([.D849]-[.D848])" office:value-type="float" office:value="973568.198170819" calcext:value-type="float">
            <text:p>973568.19817081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70924.74387" calcext:value-type="float">
            <text:p>1442770924.74387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0.4986283779144" calcext:value-type="float">
            <text:p>20.4986283779</text:p>
          </table:table-cell>
          <table:table-cell table:formula="of:=[.C850]/([.D850]-[.D849])" office:value-type="float" office:value="975722.233894604" calcext:value-type="float">
            <text:p>975722.23389460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70924.7522" calcext:value-type="float">
            <text:p>1442770924.7522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0.5069653987884" calcext:value-type="float">
            <text:p>20.5069653988</text:p>
          </table:table-cell>
          <table:table-cell table:formula="of:=[.C851]/([.D851]-[.D850])" office:value-type="float" office:value="971090.287805994" calcext:value-type="float">
            <text:p>971090.2878059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70924.76066" calcext:value-type="float">
            <text:p>1442770924.76066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0.5154180526733" calcext:value-type="float">
            <text:p>20.5154180527</text:p>
          </table:table-cell>
          <table:table-cell table:formula="of:=[.C852]/([.D852]-[.D851])" office:value-type="float" office:value="957805.691591685" calcext:value-type="float">
            <text:p>957805.69159168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70924.76906" calcext:value-type="float">
            <text:p>1442770924.76906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0.5238156318665" calcext:value-type="float">
            <text:p>20.5238156319</text:p>
          </table:table-cell>
          <table:table-cell table:formula="of:=[.C853]/([.D853]-[.D852])" office:value-type="float" office:value="964087.365396627" calcext:value-type="float">
            <text:p>964087.3653966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70924.77741" calcext:value-type="float">
            <text:p>1442770924.77741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0.5321748256683" calcext:value-type="float">
            <text:p>20.5321748257</text:p>
          </table:table-cell>
          <table:table-cell table:formula="of:=[.C854]/([.D854]-[.D853])" office:value-type="float" office:value="968514.451498816" calcext:value-type="float">
            <text:p>968514.4514988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70924.78577" calcext:value-type="float">
            <text:p>1442770924.78577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0.5405292510986" calcext:value-type="float">
            <text:p>20.5405292511</text:p>
          </table:table-cell>
          <table:table-cell table:formula="of:=[.C855]/([.D855]-[.D854])" office:value-type="float" office:value="969067.240775092" calcext:value-type="float">
            <text:p>969067.24077509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70924.79411" calcext:value-type="float">
            <text:p>1442770924.79411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0.5488662719727" calcext:value-type="float">
            <text:p>20.548866272</text:p>
          </table:table-cell>
          <table:table-cell table:formula="of:=[.C856]/([.D856]-[.D855])" office:value-type="float" office:value="971090.287805994" calcext:value-type="float">
            <text:p>971090.28780599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70924.80244" calcext:value-type="float">
            <text:p>1442770924.80244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0.5572049617767" calcext:value-type="float">
            <text:p>20.5572049618</text:p>
          </table:table-cell>
          <table:table-cell table:formula="of:=[.C857]/([.D857]-[.D856])" office:value-type="float" office:value="970895.930922087" calcext:value-type="float">
            <text:p>970895.93092208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70924.81096" calcext:value-type="float">
            <text:p>1442770924.81096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0.5657217502594" calcext:value-type="float">
            <text:p>20.5657217503</text:p>
          </table:table-cell>
          <table:table-cell table:formula="of:=[.C858]/([.D858]-[.D857])" office:value-type="float" office:value="950593.057051677" calcext:value-type="float">
            <text:p>950593.05705167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70924.81924" calcext:value-type="float">
            <text:p>1442770924.81924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0.5740027427673" calcext:value-type="float">
            <text:p>20.5740027428</text:p>
          </table:table-cell>
          <table:table-cell table:formula="of:=[.C859]/([.D859]-[.D858])" office:value-type="float" office:value="977660.587452855" calcext:value-type="float">
            <text:p>977660.58745285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70924.82757" calcext:value-type="float">
            <text:p>1442770924.82757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0.5823271274567" calcext:value-type="float">
            <text:p>20.5823271275</text:p>
          </table:table-cell>
          <table:table-cell table:formula="of:=[.C860]/([.D860]-[.D859])" office:value-type="float" office:value="972564.375884291" calcext:value-type="float">
            <text:p>972564.37588429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70924.83597" calcext:value-type="float">
            <text:p>1442770924.83597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0.5907323360443" calcext:value-type="float">
            <text:p>20.590732336</text:p>
          </table:table-cell>
          <table:table-cell table:formula="of:=[.C861]/([.D861]-[.D860])" office:value-type="float" office:value="963212.264821013" calcext:value-type="float">
            <text:p>963212.2648210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70924.84439" calcext:value-type="float">
            <text:p>1442770924.84439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0.5991468429565" calcext:value-type="float">
            <text:p>20.599146843</text:p>
          </table:table-cell>
          <table:table-cell table:formula="of:=[.C862]/([.D862]-[.D861])" office:value-type="float" office:value="962147.881562916" calcext:value-type="float">
            <text:p>962147.8815629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70924.85267" calcext:value-type="float">
            <text:p>1442770924.85267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0.6074306964874" calcext:value-type="float">
            <text:p>20.6074306965</text:p>
          </table:table-cell>
          <table:table-cell table:formula="of:=[.C863]/([.D863]-[.D862])" office:value-type="float" office:value="977322.929457476" calcext:value-type="float">
            <text:p>977322.92945747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70924.86103" calcext:value-type="float">
            <text:p>1442770924.86103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0.6157929897308" calcext:value-type="float">
            <text:p>20.6157929897</text:p>
          </table:table-cell>
          <table:table-cell table:formula="of:=[.C864]/([.D864]-[.D863])" office:value-type="float" office:value="968155.476535325" calcext:value-type="float">
            <text:p>968155.47653532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70924.86942" calcext:value-type="float">
            <text:p>1442770924.86942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0.6241781711578" calcext:value-type="float">
            <text:p>20.6241781712</text:p>
          </table:table-cell>
          <table:table-cell table:formula="of:=[.C865]/([.D865]-[.D864])" office:value-type="float" office:value="965512.800227467" calcext:value-type="float">
            <text:p>965512.80022746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70924.87773" calcext:value-type="float">
            <text:p>1442770924.87773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0.6324923038483" calcext:value-type="float">
            <text:p>20.6324923038</text:p>
          </table:table-cell>
          <table:table-cell table:formula="of:=[.C866]/([.D866]-[.D865])" office:value-type="float" office:value="973763.626519844" calcext:value-type="float">
            <text:p>973763.62651984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70924.88613" calcext:value-type="float">
            <text:p>1442770924.88613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0.6408889293671" calcext:value-type="float">
            <text:p>20.6408889294</text:p>
          </table:table-cell>
          <table:table-cell table:formula="of:=[.C867]/([.D867]-[.D866])" office:value-type="float" office:value="964196.864785053" calcext:value-type="float">
            <text:p>964196.8647850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70924.89452" calcext:value-type="float">
            <text:p>1442770924.89452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0.64928150177" calcext:value-type="float">
            <text:p>20.6492815018</text:p>
          </table:table-cell>
          <table:table-cell table:formula="of:=[.C868]/([.D868]-[.D867])" office:value-type="float" office:value="964662.51481492" calcext:value-type="float">
            <text:p>964662.5148149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70924.90289" calcext:value-type="float">
            <text:p>1442770924.90289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0.6576547622681" calcext:value-type="float">
            <text:p>20.6576547623</text:p>
          </table:table-cell>
          <table:table-cell table:formula="of:=[.C869]/([.D869]-[.D868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70924.91122" calcext:value-type="float">
            <text:p>1442770924.91122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0.6659774780273" calcext:value-type="float">
            <text:p>20.665977478</text:p>
          </table:table-cell>
          <table:table-cell table:formula="of:=[.C870]/([.D870]-[.D869])" office:value-type="float" office:value="972759.40139796" calcext:value-type="float">
            <text:p>972759.4013979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70924.91948" calcext:value-type="float">
            <text:p>1442770924.91948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0.6742446422577" calcext:value-type="float">
            <text:p>20.6742446423</text:p>
          </table:table-cell>
          <table:table-cell table:formula="of:=[.C871]/([.D871]-[.D870])" office:value-type="float" office:value="979295.895717376" calcext:value-type="float">
            <text:p>979295.89571737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70924.92782" calcext:value-type="float">
            <text:p>1442770924.92782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0.6825828552246" calcext:value-type="float">
            <text:p>20.6825828552</text:p>
          </table:table-cell>
          <table:table-cell table:formula="of:=[.C872]/([.D872]-[.D871])" office:value-type="float" office:value="970951.453521288" calcext:value-type="float">
            <text:p>970951.45352128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70924.93614" calcext:value-type="float">
            <text:p>1442770924.93614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0.6909024715424" calcext:value-type="float">
            <text:p>20.6909024715</text:p>
          </table:table-cell>
          <table:table-cell table:formula="of:=[.C873]/([.D873]-[.D872])" office:value-type="float" office:value="973121.79922625" calcext:value-type="float">
            <text:p>973121.799226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70924.94451" calcext:value-type="float">
            <text:p>1442770924.94451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0.6992700099945" calcext:value-type="float">
            <text:p>20.69927001</text:p>
          </table:table-cell>
          <table:table-cell table:formula="of:=[.C874]/([.D874]-[.D873])" office:value-type="float" office:value="967548.586277638" calcext:value-type="float">
            <text:p>967548.58627763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70924.9529" calcext:value-type="float">
            <text:p>1442770924.9529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0.7076623439789" calcext:value-type="float">
            <text:p>20.707662344</text:p>
          </table:table-cell>
          <table:table-cell table:formula="of:=[.C875]/([.D875]-[.D874])" office:value-type="float" office:value="964689.92" calcext:value-type="float">
            <text:p>964689.9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70924.96126" calcext:value-type="float">
            <text:p>1442770924.96126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0.716020822525" calcext:value-type="float">
            <text:p>20.7160208225</text:p>
          </table:table-cell>
          <table:table-cell table:formula="of:=[.C876]/([.D876]-[.D875])" office:value-type="float" office:value="968597.329682241" calcext:value-type="float">
            <text:p>968597.32968224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70924.96961" calcext:value-type="float">
            <text:p>1442770924.96961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0.7243664264679" calcext:value-type="float">
            <text:p>20.7243664265</text:p>
          </table:table-cell>
          <table:table-cell table:formula="of:=[.C877]/([.D877]-[.D876])" office:value-type="float" office:value="970091.566221003" calcext:value-type="float">
            <text:p>970091.56622100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70924.978" calcext:value-type="float">
            <text:p>1442770924.978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0.7327637672424" calcext:value-type="float">
            <text:p>20.7327637672</text:p>
          </table:table-cell>
          <table:table-cell table:formula="of:=[.C878]/([.D878]-[.D877])" office:value-type="float" office:value="964114.737912041" calcext:value-type="float">
            <text:p>964114.73791204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70924.98639" calcext:value-type="float">
            <text:p>1442770924.98639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0.7411530017853" calcext:value-type="float">
            <text:p>20.7411530018</text:p>
          </table:table-cell>
          <table:table-cell table:formula="of:=[.C879]/([.D879]-[.D878])" office:value-type="float" office:value="965046.329155654" calcext:value-type="float">
            <text:p>965046.32915565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70924.99476" calcext:value-type="float">
            <text:p>1442770924.99476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0.7495214939117" calcext:value-type="float">
            <text:p>20.7495214939</text:p>
          </table:table-cell>
          <table:table-cell table:formula="of:=[.C880]/([.D880]-[.D879])" office:value-type="float" office:value="967438.324330484" calcext:value-type="float">
            <text:p>967438.32433048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70925.0032" calcext:value-type="float">
            <text:p>1442770925.0032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0.7579591274261" calcext:value-type="float">
            <text:p>20.7579591274</text:p>
          </table:table-cell>
          <table:table-cell table:formula="of:=[.C881]/([.D881]-[.D880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70925.01169" calcext:value-type="float">
            <text:p>1442770925.01169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0.7664539813995" calcext:value-type="float">
            <text:p>20.7664539814</text:p>
          </table:table-cell>
          <table:table-cell table:formula="of:=[.C882]/([.D882]-[.D881])" office:value-type="float" office:value="953047.577434746" calcext:value-type="float">
            <text:p>953047.5774347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70925.02009" calcext:value-type="float">
            <text:p>1442770925.02009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0.7748472690582" calcext:value-type="float">
            <text:p>20.7748472691</text:p>
          </table:table-cell>
          <table:table-cell table:formula="of:=[.C883]/([.D883]-[.D882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70925.02862" calcext:value-type="float">
            <text:p>1442770925.02862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0.7833790779114" calcext:value-type="float">
            <text:p>20.7833790779</text:p>
          </table:table-cell>
          <table:table-cell table:formula="of:=[.C884]/([.D884]-[.D883])" office:value-type="float" office:value="948919.524493503" calcext:value-type="float">
            <text:p>948919.52449350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70925.0371" calcext:value-type="float">
            <text:p>1442770925.0371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0.79185795784" calcext:value-type="float">
            <text:p>20.7918579578</text:p>
          </table:table-cell>
          <table:table-cell table:formula="of:=[.C885]/([.D885]-[.D884])" office:value-type="float" office:value="954843.100525827" calcext:value-type="float">
            <text:p>954843.10052582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70925.04554" calcext:value-type="float">
            <text:p>1442770925.04554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0.800304889679" calcext:value-type="float">
            <text:p>20.8003048897</text:p>
          </table:table-cell>
          <table:table-cell table:formula="of:=[.C886]/([.D886]-[.D885])" office:value-type="float" office:value="958454.519856615" calcext:value-type="float">
            <text:p>958454.5198566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70925.05396" calcext:value-type="float">
            <text:p>1442770925.05396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0.808723449707" calcext:value-type="float">
            <text:p>20.8087234497</text:p>
          </table:table-cell>
          <table:table-cell table:formula="of:=[.C887]/([.D887]-[.D886])" office:value-type="float" office:value="961684.655451713" calcext:value-type="float">
            <text:p>961684.6554517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70925.0624" calcext:value-type="float">
            <text:p>1442770925.0624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0.8171625137329" calcext:value-type="float">
            <text:p>20.8171625137</text:p>
          </table:table-cell>
          <table:table-cell table:formula="of:=[.C888]/([.D888]-[.D887])" office:value-type="float" office:value="959348.095378009" calcext:value-type="float">
            <text:p>959348.09537800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70925.07087" calcext:value-type="float">
            <text:p>1442770925.07087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0.8256301879883" calcext:value-type="float">
            <text:p>20.825630188</text:p>
          </table:table-cell>
          <table:table-cell table:formula="of:=[.C889]/([.D889]-[.D888])" office:value-type="float" office:value="956106.68949206" calcext:value-type="float">
            <text:p>956106.6894920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70925.07933" calcext:value-type="float">
            <text:p>1442770925.07933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0.8340945243835" calcext:value-type="float">
            <text:p>20.8340945244</text:p>
          </table:table-cell>
          <table:table-cell table:formula="of:=[.C890]/([.D890]-[.D889])" office:value-type="float" office:value="956483.724409893" calcext:value-type="float">
            <text:p>956483.72440989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70925.08787" calcext:value-type="float">
            <text:p>1442770925.08787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0.8426351547241" calcext:value-type="float">
            <text:p>20.8426351547</text:p>
          </table:table-cell>
          <table:table-cell table:formula="of:=[.C891]/([.D891]-[.D890])" office:value-type="float" office:value="947939.399921836" calcext:value-type="float">
            <text:p>947939.39992183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70925.09635" calcext:value-type="float">
            <text:p>1442770925.09635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0.8511066436768" calcext:value-type="float">
            <text:p>20.8511066437</text:p>
          </table:table-cell>
          <table:table-cell table:formula="of:=[.C892]/([.D892]-[.D891])" office:value-type="float" office:value="955676.156253518" calcext:value-type="float">
            <text:p>955676.1562535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70925.10477" calcext:value-type="float">
            <text:p>1442770925.10477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0.8595330715179" calcext:value-type="float">
            <text:p>20.8595330715</text:p>
          </table:table-cell>
          <table:table-cell table:formula="of:=[.C893]/([.D893]-[.D892])" office:value-type="float" office:value="960786.723934018" calcext:value-type="float">
            <text:p>960786.723934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70925.11324" calcext:value-type="float">
            <text:p>1442770925.11324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0.8680050373077" calcext:value-type="float">
            <text:p>20.8680050373</text:p>
          </table:table-cell>
          <table:table-cell table:formula="of:=[.C894]/([.D894]-[.D893])" office:value-type="float" office:value="955622.366859909" calcext:value-type="float">
            <text:p>955622.36685990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70925.12167" calcext:value-type="float">
            <text:p>1442770925.12167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0.8764274120331" calcext:value-type="float">
            <text:p>20.876427412</text:p>
          </table:table-cell>
          <table:table-cell table:formula="of:=[.C895]/([.D895]-[.D894])" office:value-type="float" office:value="961249.085206364" calcext:value-type="float">
            <text:p>961249.08520636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70925.13017" calcext:value-type="float">
            <text:p>1442770925.13017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0.8849263191223" calcext:value-type="float">
            <text:p>20.8849263191</text:p>
          </table:table-cell>
          <table:table-cell table:formula="of:=[.C896]/([.D896]-[.D895])" office:value-type="float" office:value="952593.070496816" calcext:value-type="float">
            <text:p>952593.0704968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70925.13868" calcext:value-type="float">
            <text:p>1442770925.13868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0.8934438228607" calcext:value-type="float">
            <text:p>20.8934438229</text:p>
          </table:table-cell>
          <table:table-cell table:formula="of:=[.C897]/([.D897]-[.D896])" office:value-type="float" office:value="950513.231182645" calcext:value-type="float">
            <text:p>950513.23118264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70925.14708" calcext:value-type="float">
            <text:p>1442770925.14708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0.9018406867981" calcext:value-type="float">
            <text:p>20.9018406868</text:p>
          </table:table-cell>
          <table:table-cell table:formula="of:=[.C898]/([.D898]-[.D897])" office:value-type="float" office:value="964169.487606122" calcext:value-type="float">
            <text:p>964169.4876061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70925.15553" calcext:value-type="float">
            <text:p>1442770925.15553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0.9102885723114" calcext:value-type="float">
            <text:p>20.9102885723</text:p>
          </table:table-cell>
          <table:table-cell table:formula="of:=[.C899]/([.D899]-[.D898])" office:value-type="float" office:value="958346.320774419" calcext:value-type="float">
            <text:p>958346.32077441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70925.16397" calcext:value-type="float">
            <text:p>1442770925.16397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0.9187300205231" calcext:value-type="float">
            <text:p>20.9187300205</text:p>
          </table:table-cell>
          <table:table-cell table:formula="of:=[.C900]/([.D900]-[.D899])" office:value-type="float" office:value="959077.139015986" calcext:value-type="float">
            <text:p>959077.13901598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70925.17243" calcext:value-type="float">
            <text:p>1442770925.17243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0.9271867275238" calcext:value-type="float">
            <text:p>20.9271867275</text:p>
          </table:table-cell>
          <table:table-cell table:formula="of:=[.C901]/([.D901]-[.D900])" office:value-type="float" office:value="957346.63614322" calcext:value-type="float">
            <text:p>957346.636143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70925.18096" calcext:value-type="float">
            <text:p>1442770925.18096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0.9357233047485" calcext:value-type="float">
            <text:p>20.9357233047</text:p>
          </table:table-cell>
          <table:table-cell table:formula="of:=[.C902]/([.D902]-[.D901])" office:value-type="float" office:value="948389.475883257" calcext:value-type="float">
            <text:p>948389.47588325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70925.18941" calcext:value-type="float">
            <text:p>1442770925.18941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0.9441752433777" calcext:value-type="float">
            <text:p>20.9441752434</text:p>
          </table:table-cell>
          <table:table-cell table:formula="of:=[.C903]/([.D903]-[.D902])" office:value-type="float" office:value="957886.747080395" calcext:value-type="float">
            <text:p>957886.74708039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70925.19787" calcext:value-type="float">
            <text:p>1442770925.19787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0.9526348114014" calcext:value-type="float">
            <text:p>20.9526348114</text:p>
          </table:table-cell>
          <table:table-cell table:formula="of:=[.C904]/([.D904]-[.D903])" office:value-type="float" office:value="957022.861845443" calcext:value-type="float">
            <text:p>957022.86184544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70925.20629" calcext:value-type="float">
            <text:p>1442770925.20629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0.9610555171967" calcext:value-type="float">
            <text:p>20.9610555172</text:p>
          </table:table-cell>
          <table:table-cell table:formula="of:=[.C905]/([.D905]-[.D904])" office:value-type="float" office:value="961439.598629633" calcext:value-type="float">
            <text:p>961439.59862963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70925.21475" calcext:value-type="float">
            <text:p>1442770925.21475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0.9695110321045" calcext:value-type="float">
            <text:p>20.9695110321</text:p>
          </table:table-cell>
          <table:table-cell table:formula="of:=[.C906]/([.D906]-[.D905])" office:value-type="float" office:value="957481.606767235" calcext:value-type="float">
            <text:p>957481.6067672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70925.22319" calcext:value-type="float">
            <text:p>1442770925.22319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0.9779460430145" calcext:value-type="float">
            <text:p>20.977946043</text:p>
          </table:table-cell>
          <table:table-cell table:formula="of:=[.C907]/([.D907]-[.D906])" office:value-type="float" office:value="959809.072726759" calcext:value-type="float">
            <text:p>959809.0727267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70925.2316" calcext:value-type="float">
            <text:p>1442770925.2316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0.9863572120666" calcext:value-type="float">
            <text:p>20.9863572121</text:p>
          </table:table-cell>
          <table:table-cell table:formula="of:=[.C908]/([.D908]-[.D907])" office:value-type="float" office:value="962529.697100258" calcext:value-type="float">
            <text:p>962529.6971002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70925.24003" calcext:value-type="float">
            <text:p>1442770925.24003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0.994785785675" calcext:value-type="float">
            <text:p>20.9947857857</text:p>
          </table:table-cell>
          <table:table-cell table:formula="of:=[.C909]/([.D909]-[.D908])" office:value-type="float" office:value="960542.124462548" calcext:value-type="float">
            <text:p>960542.12446254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70925.24849" calcext:value-type="float">
            <text:p>1442770925.24849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1.0032472610474" calcext:value-type="float">
            <text:p>21.003247261</text:p>
          </table:table-cell>
          <table:table-cell table:formula="of:=[.C910]/([.D910]-[.D909])" office:value-type="float" office:value="956807.133953226" calcext:value-type="float">
            <text:p>956807.13395322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70925.25687" calcext:value-type="float">
            <text:p>1442770925.25687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1.0116314888" calcext:value-type="float">
            <text:p>21.0116314888</text:p>
          </table:table-cell>
          <table:table-cell table:formula="of:=[.C911]/([.D911]-[.D910])" office:value-type="float" office:value="965622.623670591" calcext:value-type="float">
            <text:p>965622.62367059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70925.26533" calcext:value-type="float">
            <text:p>1442770925.26533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1.0200881958008" calcext:value-type="float">
            <text:p>21.0200881958</text:p>
          </table:table-cell>
          <table:table-cell table:formula="of:=[.C912]/([.D912]-[.D911])" office:value-type="float" office:value="957346.63614322" calcext:value-type="float">
            <text:p>957346.6361432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70925.27384" calcext:value-type="float">
            <text:p>1442770925.27384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1.0285964012146" calcext:value-type="float">
            <text:p>21.0285964012</text:p>
          </table:table-cell>
          <table:table-cell table:formula="of:=[.C913]/([.D913]-[.D912])" office:value-type="float" office:value="951552.014347363" calcext:value-type="float">
            <text:p>951552.01434736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70925.28233" calcext:value-type="float">
            <text:p>1442770925.28233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1.0370869636536" calcext:value-type="float">
            <text:p>21.0370869637</text:p>
          </table:table-cell>
          <table:table-cell table:formula="of:=[.C914]/([.D914]-[.D913])" office:value-type="float" office:value="953529.293047287" calcext:value-type="float">
            <text:p>953529.29304728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70925.29077" calcext:value-type="float">
            <text:p>1442770925.29077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1.0455355644226" calcext:value-type="float">
            <text:p>21.0455355644</text:p>
          </table:table-cell>
          <table:table-cell table:formula="of:=[.C915]/([.D915]-[.D914])" office:value-type="float" office:value="958265.187492945" calcext:value-type="float">
            <text:p>958265.18749294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70925.29922" calcext:value-type="float">
            <text:p>1442770925.29922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1.0539765357971" calcext:value-type="float">
            <text:p>21.0539765358</text:p>
          </table:table-cell>
          <table:table-cell table:formula="of:=[.C916]/([.D916]-[.D915])" office:value-type="float" office:value="959131.318043159" calcext:value-type="float">
            <text:p>959131.31804315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70925.30765" calcext:value-type="float">
            <text:p>1442770925.30765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1.0624139308929" calcext:value-type="float">
            <text:p>21.0624139309</text:p>
          </table:table-cell>
          <table:table-cell table:formula="of:=[.C917]/([.D917]-[.D916])" office:value-type="float" office:value="959537.855943938" calcext:value-type="float">
            <text:p>959537.85594393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70925.31616" calcext:value-type="float">
            <text:p>1442770925.31616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1.0709185600281" calcext:value-type="float">
            <text:p>21.07091856</text:p>
          </table:table-cell>
          <table:table-cell table:formula="of:=[.C918]/([.D918]-[.D917])" office:value-type="float" office:value="951952.151159205" calcext:value-type="float">
            <text:p>951952.15115920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70925.32462" calcext:value-type="float">
            <text:p>1442770925.32462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1.0793852806091" calcext:value-type="float">
            <text:p>21.0793852806</text:p>
          </table:table-cell>
          <table:table-cell table:formula="of:=[.C919]/([.D919]-[.D918])" office:value-type="float" office:value="956214.383419689" calcext:value-type="float">
            <text:p>956214.38341968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70925.33307" calcext:value-type="float">
            <text:p>1442770925.33307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1.0878348350525" calcext:value-type="float">
            <text:p>21.0878348351</text:p>
          </table:table-cell>
          <table:table-cell table:formula="of:=[.C920]/([.D920]-[.D919])" office:value-type="float" office:value="958157.031151242" calcext:value-type="float">
            <text:p>958157.03115124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70925.34154" calcext:value-type="float">
            <text:p>1442770925.34154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1.0962982177734" calcext:value-type="float">
            <text:p>21.0962982178</text:p>
          </table:table-cell>
          <table:table-cell table:formula="of:=[.C921]/([.D921]-[.D920])" office:value-type="float" office:value="956591.50329596" calcext:value-type="float">
            <text:p>956591.5032959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70925.35001" calcext:value-type="float">
            <text:p>1442770925.35001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1.1047697067261" calcext:value-type="float">
            <text:p>21.1047697067</text:p>
          </table:table-cell>
          <table:table-cell table:formula="of:=[.C922]/([.D922]-[.D921])" office:value-type="float" office:value="955676.156253518" calcext:value-type="float">
            <text:p>955676.1562535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70925.35845" calcext:value-type="float">
            <text:p>1442770925.35845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1.1132113933563" calcext:value-type="float">
            <text:p>21.1132113934</text:p>
          </table:table-cell>
          <table:table-cell table:formula="of:=[.C923]/([.D923]-[.D922])" office:value-type="float" office:value="959050.051797667" calcext:value-type="float">
            <text:p>959050.05179766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70925.36695" calcext:value-type="float">
            <text:p>1442770925.36695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1.1217110157013" calcext:value-type="float">
            <text:p>21.1217110157</text:p>
          </table:table-cell>
          <table:table-cell table:formula="of:=[.C924]/([.D924]-[.D923])" office:value-type="float" office:value="952512.908387097" calcext:value-type="float">
            <text:p>952512.90838709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70925.37538" calcext:value-type="float">
            <text:p>1442770925.37538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1.1301393508911" calcext:value-type="float">
            <text:p>21.1301393509</text:p>
          </table:table-cell>
          <table:table-cell table:formula="of:=[.C925]/([.D925]-[.D924])" office:value-type="float" office:value="960569.29603123" calcext:value-type="float">
            <text:p>960569.296031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70925.38386" calcext:value-type="float">
            <text:p>1442770925.38386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1.1386198997498" calcext:value-type="float">
            <text:p>21.1386198997</text:p>
          </table:table-cell>
          <table:table-cell table:formula="of:=[.C926]/([.D926]-[.D925])" office:value-type="float" office:value="954655.192128198" calcext:value-type="float">
            <text:p>954655.19212819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70925.39237" calcext:value-type="float">
            <text:p>1442770925.39237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1.1471264362335" calcext:value-type="float">
            <text:p>21.1471264362</text:p>
          </table:table-cell>
          <table:table-cell table:formula="of:=[.C927]/([.D927]-[.D926])" office:value-type="float" office:value="951738.702990555" calcext:value-type="float">
            <text:p>951738.70299055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70925.4008" calcext:value-type="float">
            <text:p>1442770925.4008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1.1555640697479" calcext:value-type="float">
            <text:p>21.1555640697</text:p>
          </table:table-cell>
          <table:table-cell table:formula="of:=[.C928]/([.D928]-[.D927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70925.40926" calcext:value-type="float">
            <text:p>1442770925.40926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1.164021730423" calcext:value-type="float">
            <text:p>21.1640217304</text:p>
          </table:table-cell>
          <table:table-cell table:formula="of:=[.C929]/([.D929]-[.D928])" office:value-type="float" office:value="957238.687038394" calcext:value-type="float">
            <text:p>957238.68703839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70925.41767" calcext:value-type="float">
            <text:p>1442770925.41767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1.1724338531494" calcext:value-type="float">
            <text:p>21.1724338531</text:p>
          </table:table-cell>
          <table:table-cell table:formula="of:=[.C930]/([.D930]-[.D929])" office:value-type="float" office:value="962420.576028116" calcext:value-type="float">
            <text:p>962420.5760281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70925.42606" calcext:value-type="float">
            <text:p>1442770925.42606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1.1808223724365" calcext:value-type="float">
            <text:p>21.1808223724</text:p>
          </table:table-cell>
          <table:table-cell table:formula="of:=[.C931]/([.D931]-[.D930])" office:value-type="float" office:value="965128.61482492" calcext:value-type="float">
            <text:p>965128.6148249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70925.43444" calcext:value-type="float">
            <text:p>1442770925.43444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1.1891956329346" calcext:value-type="float">
            <text:p>21.1891956329</text:p>
          </table:table-cell>
          <table:table-cell table:formula="of:=[.C932]/([.D932]-[.D931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70925.44285" calcext:value-type="float">
            <text:p>1442770925.44285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1.1976137161255" calcext:value-type="float">
            <text:p>21.1976137161</text:p>
          </table:table-cell>
          <table:table-cell table:formula="of:=[.C933]/([.D933]-[.D932])" office:value-type="float" office:value="961739.129489068" calcext:value-type="float">
            <text:p>961739.1294890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70925.45133" calcext:value-type="float">
            <text:p>1442770925.45133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1.2060904502869" calcext:value-type="float">
            <text:p>21.2060904503</text:p>
          </table:table-cell>
          <table:table-cell table:formula="of:=[.C934]/([.D934]-[.D933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70925.45981" calcext:value-type="float">
            <text:p>1442770925.45981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1.2145700454712" calcext:value-type="float">
            <text:p>21.2145700455</text:p>
          </table:table-cell>
          <table:table-cell table:formula="of:=[.C935]/([.D935]-[.D934])" office:value-type="float" office:value="954762.559298206" calcext:value-type="float">
            <text:p>954762.5592982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70925.46819" calcext:value-type="float">
            <text:p>1442770925.46819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1.2229487895966" calcext:value-type="float">
            <text:p>21.2229487896</text:p>
          </table:table-cell>
          <table:table-cell table:formula="of:=[.C936]/([.D936]-[.D935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70925.47665" calcext:value-type="float">
            <text:p>1442770925.47665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1.2314140796661" calcext:value-type="float">
            <text:p>21.2314140797</text:p>
          </table:table-cell>
          <table:table-cell table:formula="of:=[.C937]/([.D937]-[.D936])" office:value-type="float" office:value="956375.96980792" calcext:value-type="float">
            <text:p>956375.9698079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70925.48506" calcext:value-type="float">
            <text:p>1442770925.48506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1.2398254871368" calcext:value-type="float">
            <text:p>21.2398254871</text:p>
          </table:table-cell>
          <table:table-cell table:formula="of:=[.C938]/([.D938]-[.D937])" office:value-type="float" office:value="962502.414512472" calcext:value-type="float">
            <text:p>962502.41451247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70925.49352" calcext:value-type="float">
            <text:p>1442770925.49352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1.248277425766" calcext:value-type="float">
            <text:p>21.2482774258</text:p>
          </table:table-cell>
          <table:table-cell table:formula="of:=[.C939]/([.D939]-[.D938])" office:value-type="float" office:value="957886.747080395" calcext:value-type="float">
            <text:p>957886.74708039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70925.50195" calcext:value-type="float">
            <text:p>1442770925.50195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1.2567131519318" calcext:value-type="float">
            <text:p>21.2567131519</text:p>
          </table:table-cell>
          <table:table-cell table:formula="of:=[.C940]/([.D940]-[.D939])" office:value-type="float" office:value="959727.691594596" calcext:value-type="float">
            <text:p>959727.69159459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70925.51041" calcext:value-type="float">
            <text:p>1442770925.51041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1.2651700973511" calcext:value-type="float">
            <text:p>21.2651700974</text:p>
          </table:table-cell>
          <table:table-cell table:formula="of:=[.C941]/([.D941]-[.D940])" office:value-type="float" office:value="957319.646584534" calcext:value-type="float">
            <text:p>957319.6465845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70925.51884" calcext:value-type="float">
            <text:p>1442770925.51884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1.2736034393311" calcext:value-type="float">
            <text:p>21.2736034393</text:p>
          </table:table-cell>
          <table:table-cell table:formula="of:=[.C942]/([.D942]-[.D941])" office:value-type="float" office:value="959999.015718648" calcext:value-type="float">
            <text:p>959999.01571864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70925.52725" calcext:value-type="float">
            <text:p>1442770925.52725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1.2820103168488" calcext:value-type="float">
            <text:p>21.2820103168</text:p>
          </table:table-cell>
          <table:table-cell table:formula="of:=[.C943]/([.D943]-[.D942])" office:value-type="float" office:value="963021.048296985" calcext:value-type="float">
            <text:p>963021.04829698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70925.53566" calcext:value-type="float">
            <text:p>1442770925.53566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1.2904160022736" calcext:value-type="float">
            <text:p>21.2904160023</text:p>
          </table:table-cell>
          <table:table-cell table:formula="of:=[.C944]/([.D944]-[.D943])" office:value-type="float" office:value="963157.623780349" calcext:value-type="float">
            <text:p>963157.62378034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70925.54407" calcext:value-type="float">
            <text:p>1442770925.54407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1.2988317012787" calcext:value-type="float">
            <text:p>21.2988317013</text:p>
          </table:table-cell>
          <table:table-cell table:formula="of:=[.C945]/([.D945]-[.D944])" office:value-type="float" office:value="962011.592271517" calcext:value-type="float">
            <text:p>962011.59227151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70925.55252" calcext:value-type="float">
            <text:p>1442770925.55252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1.3072855472565" calcext:value-type="float">
            <text:p>21.3072855473</text:p>
          </table:table-cell>
          <table:table-cell table:formula="of:=[.C946]/([.D946]-[.D945])" office:value-type="float" office:value="957670.629589937" calcext:value-type="float">
            <text:p>957670.62958993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70925.56098" calcext:value-type="float">
            <text:p>1442770925.56098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1.315744638443" calcext:value-type="float">
            <text:p>21.3157446384</text:p>
          </table:table-cell>
          <table:table-cell table:formula="of:=[.C947]/([.D947]-[.D946])" office:value-type="float" office:value="957076.809019166" calcext:value-type="float">
            <text:p>957076.80901916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70925.5694" calcext:value-type="float">
            <text:p>1442770925.5694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1.3241617679596" calcext:value-type="float">
            <text:p>21.324161768</text:p>
          </table:table-cell>
          <table:table-cell table:formula="of:=[.C948]/([.D948]-[.D947])" office:value-type="float" office:value="961848.096079764" calcext:value-type="float">
            <text:p>961848.0960797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70925.57784" calcext:value-type="float">
            <text:p>1442770925.57784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1.3326015472412" calcext:value-type="float">
            <text:p>21.3326015472</text:p>
          </table:table-cell>
          <table:table-cell table:formula="of:=[.C949]/([.D949]-[.D948])" office:value-type="float" office:value="959266.792395265" calcext:value-type="float">
            <text:p>959266.79239526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70925.58622" calcext:value-type="float">
            <text:p>1442770925.58622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1.3409838676453" calcext:value-type="float">
            <text:p>21.3409838676</text:p>
          </table:table-cell>
          <table:table-cell table:formula="of:=[.C950]/([.D950]-[.D949])" office:value-type="float" office:value="965842.345525912" calcext:value-type="float">
            <text:p>965842.3455259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70925.59457" calcext:value-type="float">
            <text:p>1442770925.59457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1.3493320941925" calcext:value-type="float">
            <text:p>21.3493320942</text:p>
          </table:table-cell>
          <table:table-cell table:formula="of:=[.C951]/([.D951]-[.D950])" office:value-type="float" office:value="969786.81090961" calcext:value-type="float">
            <text:p>969786.810909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70925.60298" calcext:value-type="float">
            <text:p>1442770925.60298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1.3577406406403" calcext:value-type="float">
            <text:p>21.3577406406</text:p>
          </table:table-cell>
          <table:table-cell table:formula="of:=[.C952]/([.D952]-[.D951])" office:value-type="float" office:value="962829.907678349" calcext:value-type="float">
            <text:p>962829.90767834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70925.61139" calcext:value-type="float">
            <text:p>1442770925.61139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1.3661460876465" calcext:value-type="float">
            <text:p>21.3661460876</text:p>
          </table:table-cell>
          <table:table-cell table:formula="of:=[.C953]/([.D953]-[.D952])" office:value-type="float" office:value="963184.943525741" calcext:value-type="float">
            <text:p>963184.94352574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70925.61984" calcext:value-type="float">
            <text:p>1442770925.61984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1.3746020793915" calcext:value-type="float">
            <text:p>21.3746020794</text:p>
          </table:table-cell>
          <table:table-cell table:formula="of:=[.C954]/([.D954]-[.D953])" office:value-type="float" office:value="957427.613950997" calcext:value-type="float">
            <text:p>957427.61395099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70925.62827" calcext:value-type="float">
            <text:p>1442770925.62827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1.3830347061157" calcext:value-type="float">
            <text:p>21.3830347061</text:p>
          </table:table-cell>
          <table:table-cell table:formula="of:=[.C955]/([.D955]-[.D954])" office:value-type="float" office:value="960080.442873703" calcext:value-type="float">
            <text:p>960080.44287370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70925.63675" calcext:value-type="float">
            <text:p>1442770925.63675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1.3915083408356" calcext:value-type="float">
            <text:p>21.3915083408</text:p>
          </table:table-cell>
          <table:table-cell table:formula="of:=[.C956]/([.D956]-[.D955])" office:value-type="float" office:value="955434.151655834" calcext:value-type="float">
            <text:p>955434.15165583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70925.64517" calcext:value-type="float">
            <text:p>1442770925.64517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1.3999338150024" calcext:value-type="float">
            <text:p>21.399933815</text:p>
          </table:table-cell>
          <table:table-cell table:formula="of:=[.C957]/([.D957]-[.D956])" office:value-type="float" office:value="960895.474801211" calcext:value-type="float">
            <text:p>960895.47480121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70925.65365" calcext:value-type="float">
            <text:p>1442770925.65365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1.4084060192108" calcext:value-type="float">
            <text:p>21.4084060192</text:p>
          </table:table-cell>
          <table:table-cell table:formula="of:=[.C958]/([.D958]-[.D957])" office:value-type="float" office:value="955595.474433657" calcext:value-type="float">
            <text:p>955595.4744336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70925.66204" calcext:value-type="float">
            <text:p>1442770925.66204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1.4167981147766" calcext:value-type="float">
            <text:p>21.4167981148</text:p>
          </table:table-cell>
          <table:table-cell table:formula="of:=[.C959]/([.D959]-[.D958])" office:value-type="float" office:value="964717.326742237" calcext:value-type="float">
            <text:p>964717.32674223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70925.67039" calcext:value-type="float">
            <text:p>1442770925.67039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1.4251506328583" calcext:value-type="float">
            <text:p>21.4251506329</text:p>
          </table:table-cell>
          <table:table-cell table:formula="of:=[.C960]/([.D960]-[.D959])" office:value-type="float" office:value="969288.533211543" calcext:value-type="float">
            <text:p>969288.53321154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70925.67869" calcext:value-type="float">
            <text:p>1442770925.67869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1.4334537982941" calcext:value-type="float">
            <text:p>21.4334537983</text:p>
          </table:table-cell>
          <table:table-cell table:formula="of:=[.C961]/([.D961]-[.D960])" office:value-type="float" office:value="975049.824384081" calcext:value-type="float">
            <text:p>975049.82438408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70925.68703" calcext:value-type="float">
            <text:p>1442770925.68703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1.4417943954468" calcext:value-type="float">
            <text:p>21.4417943954</text:p>
          </table:table-cell>
          <table:table-cell table:formula="of:=[.C962]/([.D962]-[.D961])" office:value-type="float" office:value="970673.904010519" calcext:value-type="float">
            <text:p>970673.90401051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70925.69537" calcext:value-type="float">
            <text:p>1442770925.69537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1.4501287937164" calcext:value-type="float">
            <text:p>21.4501287937</text:p>
          </table:table-cell>
          <table:table-cell table:formula="of:=[.C963]/([.D963]-[.D962])" office:value-type="float" office:value="971395.863031725" calcext:value-type="float">
            <text:p>971395.86303172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70925.70381" calcext:value-type="float">
            <text:p>1442770925.70381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1.4585695266724" calcext:value-type="float">
            <text:p>21.4585695267</text:p>
          </table:table-cell>
          <table:table-cell table:formula="of:=[.C964]/([.D964]-[.D963])" office:value-type="float" office:value="959158.409852272" calcext:value-type="float">
            <text:p>959158.40985227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70925.71223" calcext:value-type="float">
            <text:p>1442770925.71223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1.4669885635376" calcext:value-type="float">
            <text:p>21.4669885635</text:p>
          </table:table-cell>
          <table:table-cell table:formula="of:=[.C965]/([.D965]-[.D964])" office:value-type="float" office:value="961630.187584957" calcext:value-type="float">
            <text:p>961630.18758495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70925.72067" calcext:value-type="float">
            <text:p>1442770925.72067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1.4754292964935" calcext:value-type="float">
            <text:p>21.4754292965</text:p>
          </table:table-cell>
          <table:table-cell table:formula="of:=[.C966]/([.D966]-[.D965])" office:value-type="float" office:value="959158.409852272" calcext:value-type="float">
            <text:p>959158.40985227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70925.72904" calcext:value-type="float">
            <text:p>1442770925.72904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1.4838011264801" calcext:value-type="float">
            <text:p>21.4838011265</text:p>
          </table:table-cell>
          <table:table-cell table:formula="of:=[.C967]/([.D967]-[.D966])" office:value-type="float" office:value="967052.605342598" calcext:value-type="float">
            <text:p>967052.60534259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70925.73745" calcext:value-type="float">
            <text:p>1442770925.73745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1.4922122955322" calcext:value-type="float">
            <text:p>21.4922122955</text:p>
          </table:table-cell>
          <table:table-cell table:formula="of:=[.C968]/([.D968]-[.D967])" office:value-type="float" office:value="962529.697100258" calcext:value-type="float">
            <text:p>962529.6971002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70925.74585" calcext:value-type="float">
            <text:p>1442770925.74585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1.5006101131439" calcext:value-type="float">
            <text:p>21.5006101131</text:p>
          </table:table-cell>
          <table:table-cell table:formula="of:=[.C969]/([.D969]-[.D968])" office:value-type="float" office:value="964059.994435454" calcext:value-type="float">
            <text:p>964059.99443545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70925.75421" calcext:value-type="float">
            <text:p>1442770925.75421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1.5089740753174" calcext:value-type="float">
            <text:p>21.5089740753</text:p>
          </table:table-cell>
          <table:table-cell table:formula="of:=[.C970]/([.D970]-[.D969])" office:value-type="float" office:value="967962.292523018" calcext:value-type="float">
            <text:p>967962.292523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70925.76263" calcext:value-type="float">
            <text:p>1442770925.76263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1.5173885822296" calcext:value-type="float">
            <text:p>21.5173885822</text:p>
          </table:table-cell>
          <table:table-cell table:formula="of:=[.C971]/([.D971]-[.D970])" office:value-type="float" office:value="962147.881562916" calcext:value-type="float">
            <text:p>962147.8815629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70925.77101" calcext:value-type="float">
            <text:p>1442770925.77101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1.5257699489594" calcext:value-type="float">
            <text:p>21.525769949</text:p>
          </table:table-cell>
          <table:table-cell table:formula="of:=[.C972]/([.D972]-[.D971])" office:value-type="float" office:value="965952.243955169" calcext:value-type="float">
            <text:p>965952.2439551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70925.77936" calcext:value-type="float">
            <text:p>1442770925.77936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1.5341241359711" calcext:value-type="float">
            <text:p>21.534124136</text:p>
          </table:table-cell>
          <table:table-cell table:formula="of:=[.C973]/([.D973]-[.D972])" office:value-type="float" office:value="969094.896803653" calcext:value-type="float">
            <text:p>969094.89680365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70925.78773" calcext:value-type="float">
            <text:p>1442770925.78773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1.5424921512604" calcext:value-type="float">
            <text:p>21.5424921513</text:p>
          </table:table-cell>
          <table:table-cell table:formula="of:=[.C974]/([.D974]-[.D973])" office:value-type="float" office:value="967493.452162517" calcext:value-type="float">
            <text:p>967493.4521625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70925.79614" calcext:value-type="float">
            <text:p>1442770925.79614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1.5508964061737" calcext:value-type="float">
            <text:p>21.5508964062</text:p>
          </table:table-cell>
          <table:table-cell table:formula="of:=[.C975]/([.D975]-[.D974])" office:value-type="float" office:value="963321.565503546" calcext:value-type="float">
            <text:p>963321.56550354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70925.80452" calcext:value-type="float">
            <text:p>1442770925.80452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21.5592768192291" calcext:value-type="float">
            <text:p>21.5592768192</text:p>
          </table:table-cell>
          <table:table-cell table:formula="of:=[.C976]/([.D976]-[.D975])" office:value-type="float" office:value="966062.167396871" calcext:value-type="float">
            <text:p>966062.16739687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70925.81288" calcext:value-type="float">
            <text:p>1442770925.81288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21.5676400661469" calcext:value-type="float">
            <text:p>21.5676400661</text:p>
          </table:table-cell>
          <table:table-cell table:formula="of:=[.C977]/([.D977]-[.D976])" office:value-type="float" office:value="968045.076230116" calcext:value-type="float">
            <text:p>968045.0762301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70925.82126" calcext:value-type="float">
            <text:p>1442770925.82126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21.5760200023651" calcext:value-type="float">
            <text:p>21.5760200024</text:p>
          </table:table-cell>
          <table:table-cell table:formula="of:=[.C978]/([.D978]-[.D977])" office:value-type="float" office:value="966117.138500057" calcext:value-type="float">
            <text:p>966117.13850005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70925.82961" calcext:value-type="float">
            <text:p>1442770925.82961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21.584370136261" calcext:value-type="float">
            <text:p>21.5843701363</text:p>
          </table:table-cell>
          <table:table-cell table:formula="of:=[.C979]/([.D979]-[.D978])" office:value-type="float" office:value="969565.290923108" calcext:value-type="float">
            <text:p>969565.29092310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70925.83801" calcext:value-type="float">
            <text:p>1442770925.83801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21.5927743911743" calcext:value-type="float">
            <text:p>21.5927743912</text:p>
          </table:table-cell>
          <table:table-cell table:formula="of:=[.C980]/([.D980]-[.D979])" office:value-type="float" office:value="963321.565503546" calcext:value-type="float">
            <text:p>963321.56550354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70925.84636" calcext:value-type="float">
            <text:p>1442770925.84636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21.6011254787445" calcext:value-type="float">
            <text:p>21.6011254787</text:p>
          </table:table-cell>
          <table:table-cell table:formula="of:=[.C981]/([.D981]-[.D980])" office:value-type="float" office:value="969454.568875439" calcext:value-type="float">
            <text:p>969454.56887543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70925.85471" calcext:value-type="float">
            <text:p>1442770925.85471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21.6094739437103" calcext:value-type="float">
            <text:p>21.6094739437</text:p>
          </table:table-cell>
          <table:table-cell table:formula="of:=[.C982]/([.D982]-[.D981])" office:value-type="float" office:value="969759.115375828" calcext:value-type="float">
            <text:p>969759.11537582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70925.86309" calcext:value-type="float">
            <text:p>1442770925.86309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21.6178460121155" calcext:value-type="float">
            <text:p>21.6178460121</text:p>
          </table:table-cell>
          <table:table-cell table:formula="of:=[.C983]/([.D983]-[.D982])" office:value-type="float" office:value="967025.065755375" calcext:value-type="float">
            <text:p>967025.06575537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70925.87144" calcext:value-type="float">
            <text:p>1442770925.87144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21.6261990070343" calcext:value-type="float">
            <text:p>21.626199007</text:p>
          </table:table-cell>
          <table:table-cell table:formula="of:=[.C984]/([.D984]-[.D983])" office:value-type="float" office:value="969233.200627943" calcext:value-type="float">
            <text:p>969233.20062794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70925.87983" calcext:value-type="float">
            <text:p>1442770925.87983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21.6345915794373" calcext:value-type="float">
            <text:p>21.6345915794</text:p>
          </table:table-cell>
          <table:table-cell table:formula="of:=[.C985]/([.D985]-[.D984])" office:value-type="float" office:value="964662.51481492" calcext:value-type="float">
            <text:p>964662.514814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70925.88828" calcext:value-type="float">
            <text:p>1442770925.88828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21.6430373191834" calcext:value-type="float">
            <text:p>21.6430373192</text:p>
          </table:table-cell>
          <table:table-cell table:formula="of:=[.C986]/([.D986]-[.D985])" office:value-type="float" office:value="958589.803071364" calcext:value-type="float">
            <text:p>958589.80307136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70925.89666" calcext:value-type="float">
            <text:p>1442770925.89666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21.6514227390289" calcext:value-type="float">
            <text:p>21.651422739</text:p>
          </table:table-cell>
          <table:table-cell table:formula="of:=[.C987]/([.D987]-[.D986])" office:value-type="float" office:value="965485.348269882" calcext:value-type="float">
            <text:p>965485.34826988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70925.90505" calcext:value-type="float">
            <text:p>1442770925.90505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21.6598124504089" calcext:value-type="float">
            <text:p>21.6598124504</text:p>
          </table:table-cell>
          <table:table-cell table:formula="of:=[.C988]/([.D988]-[.D987])" office:value-type="float" office:value="964991.479837449" calcext:value-type="float">
            <text:p>964991.47983744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70925.91346" calcext:value-type="float">
            <text:p>1442770925.91346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21.6682181358337" calcext:value-type="float">
            <text:p>21.6682181358</text:p>
          </table:table-cell>
          <table:table-cell table:formula="of:=[.C989]/([.D989]-[.D988])" office:value-type="float" office:value="963157.623780349" calcext:value-type="float">
            <text:p>963157.62378034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70925.92187" calcext:value-type="float">
            <text:p>1442770925.92187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21.6766355037689" calcext:value-type="float">
            <text:p>21.6766355038</text:p>
          </table:table-cell>
          <table:table-cell table:formula="of:=[.C990]/([.D990]-[.D989])" office:value-type="float" office:value="961820.852117264" calcext:value-type="float">
            <text:p>961820.8521172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70925.93027" calcext:value-type="float">
            <text:p>1442770925.93027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21.6850295066833" calcext:value-type="float">
            <text:p>21.6850295067</text:p>
          </table:table-cell>
          <table:table-cell table:formula="of:=[.C991]/([.D991]-[.D990])" office:value-type="float" office:value="964498.116397307" calcext:value-type="float">
            <text:p>964498.1163973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70925.93873" calcext:value-type="float">
            <text:p>1442770925.93873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21.6934871673584" calcext:value-type="float">
            <text:p>21.6934871674</text:p>
          </table:table-cell>
          <table:table-cell table:formula="of:=[.C992]/([.D992]-[.D991])" office:value-type="float" office:value="957238.687038394" calcext:value-type="float">
            <text:p>957238.68703839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70925.94719" calcext:value-type="float">
            <text:p>1442770925.94719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21.7019474506378" calcext:value-type="float">
            <text:p>21.7019474506</text:p>
          </table:table-cell>
          <table:table-cell table:formula="of:=[.C993]/([.D993]-[.D992])" office:value-type="float" office:value="956941.952486966" calcext:value-type="float">
            <text:p>956941.95248696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70925.95561" calcext:value-type="float">
            <text:p>1442770925.95561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21.7103722095489" calcext:value-type="float">
            <text:p>21.7103722095</text:p>
          </table:table-cell>
          <table:table-cell table:formula="of:=[.C994]/([.D994]-[.D993])" office:value-type="float" office:value="960977.054109124" calcext:value-type="float">
            <text:p>960977.05410912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70925.96401" calcext:value-type="float">
            <text:p>1442770925.96401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21.7187721729279" calcext:value-type="float">
            <text:p>21.7187721729</text:p>
          </table:table-cell>
          <table:table-cell table:formula="of:=[.C995]/([.D995]-[.D994])" office:value-type="float" office:value="963813.725703906" calcext:value-type="float">
            <text:p>963813.72570390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70925.97241" calcext:value-type="float">
            <text:p>1442770925.97241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21.7271707057953" calcext:value-type="float">
            <text:p>21.7271707058</text:p>
          </table:table-cell>
          <table:table-cell table:formula="of:=[.C996]/([.D996]-[.D995])" office:value-type="float" office:value="963977.890876057" calcext:value-type="float">
            <text:p>963977.89087605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70925.98082" calcext:value-type="float">
            <text:p>1442770925.98082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21.7355763912201" calcext:value-type="float">
            <text:p>21.7355763912</text:p>
          </table:table-cell>
          <table:table-cell table:formula="of:=[.C997]/([.D997]-[.D996])" office:value-type="float" office:value="963157.623780349" calcext:value-type="float">
            <text:p>963157.62378034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70925.98924" calcext:value-type="float">
            <text:p>1442770925.98924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21.7440044879913" calcext:value-type="float">
            <text:p>21.744004488</text:p>
          </table:table-cell>
          <table:table-cell table:formula="of:=[.C998]/([.D998]-[.D997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70925.99771" calcext:value-type="float">
            <text:p>1442770925.99771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21.752473115921" calcext:value-type="float">
            <text:p>21.7524731159</text:p>
          </table:table-cell>
          <table:table-cell table:formula="of:=[.C999]/([.D999]-[.D998])" office:value-type="float" office:value="955999.01981982" calcext:value-type="float">
            <text:p>955999.0198198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70926.00617" calcext:value-type="float">
            <text:p>1442770926.00617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21.7609276771545" calcext:value-type="float">
            <text:p>21.7609276772</text:p>
          </table:table-cell>
          <table:table-cell table:formula="of:=[.C1000]/([.D1000]-[.D999])" office:value-type="float" office:value="957589.610670878" calcext:value-type="float">
            <text:p>957589.61067087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70926.01459" calcext:value-type="float">
            <text:p>1442770926.01459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21.7693524360657" calcext:value-type="float">
            <text:p>21.7693524361</text:p>
          </table:table-cell>
          <table:table-cell table:formula="of:=[.C1001]/([.D1001]-[.D1000])" office:value-type="float" office:value="960977.054109124" calcext:value-type="float">
            <text:p>960977.0541091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70926.02303" calcext:value-type="float">
            <text:p>1442770926.02303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21.77778673172" calcext:value-type="float">
            <text:p>21.7777867317</text:p>
          </table:table-cell>
          <table:table-cell table:formula="of:=[.C1002]/([.D1002]-[.D1001])" office:value-type="float" office:value="959890.467661692" calcext:value-type="float">
            <text:p>959890.46766169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70926.03146" calcext:value-type="float">
            <text:p>1442770926.03146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21.7862236499786" calcext:value-type="float">
            <text:p>21.78622365</text:p>
          </table:table-cell>
          <table:table-cell table:formula="of:=[.C1003]/([.D1003]-[.D1002])" office:value-type="float" office:value="959592.087037613" calcext:value-type="float">
            <text:p>959592.0870376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70926.03988" calcext:value-type="float">
            <text:p>1442770926.03988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21.7946376800537" calcext:value-type="float">
            <text:p>21.7946376801</text:p>
          </table:table-cell>
          <table:table-cell table:formula="of:=[.C1004]/([.D1004]-[.D1003])" office:value-type="float" office:value="962202.408092715" calcext:value-type="float">
            <text:p>962202.4080927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70926.04828" calcext:value-type="float">
            <text:p>1442770926.04828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21.8030395507812" calcext:value-type="float">
            <text:p>21.8030395508</text:p>
          </table:table-cell>
          <table:table-cell table:formula="of:=[.C1005]/([.D1005]-[.D1004])" office:value-type="float" office:value="963594.925766175" calcext:value-type="float">
            <text:p>963594.92576617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70926.05675" calcext:value-type="float">
            <text:p>1442770926.05675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21.8115067481995" calcext:value-type="float">
            <text:p>21.8115067482</text:p>
          </table:table-cell>
          <table:table-cell table:formula="of:=[.C1006]/([.D1006]-[.D1005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70926.06515" calcext:value-type="float">
            <text:p>1442770926.06515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21.8199112415314" calcext:value-type="float">
            <text:p>21.8199112415</text:p>
          </table:table-cell>
          <table:table-cell table:formula="of:=[.C1007]/([.D1007]-[.D1006])" office:value-type="float" office:value="963294.238007432" calcext:value-type="float">
            <text:p>963294.2380074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70926.07356" calcext:value-type="float">
            <text:p>1442770926.07356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21.8283188343048" calcext:value-type="float">
            <text:p>21.8283188343</text:p>
          </table:table-cell>
          <table:table-cell table:formula="of:=[.C1008]/([.D1008]-[.D1007])" office:value-type="float" office:value="962939.121597096" calcext:value-type="float">
            <text:p>962939.12159709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70926.08198" calcext:value-type="float">
            <text:p>1442770926.08198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21.8367404937744" calcext:value-type="float">
            <text:p>21.8367404938</text:p>
          </table:table-cell>
          <table:table-cell table:formula="of:=[.C1009]/([.D1009]-[.D1008])" office:value-type="float" office:value="961330.724570393" calcext:value-type="float">
            <text:p>961330.72457039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70926.09039" calcext:value-type="float">
            <text:p>1442770926.09039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21.8451499938965" calcext:value-type="float">
            <text:p>21.8451499939</text:p>
          </table:table-cell>
          <table:table-cell table:formula="of:=[.C1010]/([.D1010]-[.D1009])" office:value-type="float" office:value="962720.718530279" calcext:value-type="float">
            <text:p>962720.71853027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70926.09887" calcext:value-type="float">
            <text:p>1442770926.09887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21.8536274433136" calcext:value-type="float">
            <text:p>21.8536274433</text:p>
          </table:table-cell>
          <table:table-cell table:formula="of:=[.C1011]/([.D1011]-[.D1010])" office:value-type="float" office:value="955004.22375341" calcext:value-type="float">
            <text:p>955004.2237534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70926.10728" calcext:value-type="float">
            <text:p>1442770926.10728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21.8620426654816" calcext:value-type="float">
            <text:p>21.8620426655</text:p>
          </table:table-cell>
          <table:table-cell table:formula="of:=[.C1012]/([.D1012]-[.D1011])" office:value-type="float" office:value="962066.103354488" calcext:value-type="float">
            <text:p>962066.10335448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70926.11568" calcext:value-type="float">
            <text:p>1442770926.11568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21.8704445362091" calcext:value-type="float">
            <text:p>21.8704445362</text:p>
          </table:table-cell>
          <table:table-cell table:formula="of:=[.C1013]/([.D1013]-[.D1012])" office:value-type="float" office:value="963594.925766175" calcext:value-type="float">
            <text:p>963594.92576617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70926.12409" calcext:value-type="float">
            <text:p>1442770926.12409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21.8788471221924" calcext:value-type="float">
            <text:p>21.8788471222</text:p>
          </table:table-cell>
          <table:table-cell table:formula="of:=[.C1014]/([.D1014]-[.D1013])" office:value-type="float" office:value="963512.901398859" calcext:value-type="float">
            <text:p>963512.90139885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70926.13247" calcext:value-type="float">
            <text:p>1442770926.13247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21.8872330188751" calcext:value-type="float">
            <text:p>21.8872330189</text:p>
          </table:table-cell>
          <table:table-cell table:formula="of:=[.C1015]/([.D1015]-[.D1014])" office:value-type="float" office:value="965430.449037614" calcext:value-type="float">
            <text:p>965430.44903761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70926.14086" calcext:value-type="float">
            <text:p>1442770926.14086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21.8956232070923" calcext:value-type="float">
            <text:p>21.8956232071</text:p>
          </table:table-cell>
          <table:table-cell table:formula="of:=[.C1016]/([.D1016]-[.D1015])" office:value-type="float" office:value="964936.636753716" calcext:value-type="float">
            <text:p>964936.6367537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70926.14925" calcext:value-type="float">
            <text:p>1442770926.14925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21.9040105342865" calcext:value-type="float">
            <text:p>21.9040105343</text:p>
          </table:table-cell>
          <table:table-cell table:formula="of:=[.C1017]/([.D1017]-[.D1016])" office:value-type="float" office:value="965265.788794451" calcext:value-type="float">
            <text:p>965265.78879445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70926.15766" calcext:value-type="float">
            <text:p>1442770926.15766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21.9124190807343" calcext:value-type="float">
            <text:p>21.9124190807</text:p>
          </table:table-cell>
          <table:table-cell table:formula="of:=[.C1018]/([.D1018]-[.D1017])" office:value-type="float" office:value="962829.907678349" calcext:value-type="float">
            <text:p>962829.90767834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70926.16605" calcext:value-type="float">
            <text:p>1442770926.16605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21.9208130836487" calcext:value-type="float">
            <text:p>21.9208130836</text:p>
          </table:table-cell>
          <table:table-cell table:formula="of:=[.C1019]/([.D1019]-[.D1018])" office:value-type="float" office:value="964498.116397307" calcext:value-type="float">
            <text:p>964498.11639730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70926.17448" calcext:value-type="float">
            <text:p>1442770926.17448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21.9292440414429" calcext:value-type="float">
            <text:p>21.9292440414</text:p>
          </table:table-cell>
          <table:table-cell table:formula="of:=[.C1020]/([.D1020]-[.D1019])" office:value-type="float" office:value="960270.49329789" calcext:value-type="float">
            <text:p>960270.4932978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70926.18289" calcext:value-type="float">
            <text:p>1442770926.18289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21.9376463890076" calcext:value-type="float">
            <text:p>21.937646389</text:p>
          </table:table-cell>
          <table:table-cell table:formula="of:=[.C1021]/([.D1021]-[.D1020])" office:value-type="float" office:value="963540.241302991" calcext:value-type="float">
            <text:p>963540.24130299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70926.19127" calcext:value-type="float">
            <text:p>1442770926.19127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21.9460275173187" calcext:value-type="float">
            <text:p>21.9460275173</text:p>
          </table:table-cell>
          <table:table-cell table:formula="of:=[.C1022]/([.D1022]-[.D1021])" office:value-type="float" office:value="965979.722470344" calcext:value-type="float">
            <text:p>965979.72247034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70926.19964" calcext:value-type="float">
            <text:p>1442770926.19964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21.9543995857239" calcext:value-type="float">
            <text:p>21.9543995857</text:p>
          </table:table-cell>
          <table:table-cell table:formula="of:=[.C1023]/([.D1023]-[.D1022])" office:value-type="float" office:value="967025.065755375" calcext:value-type="float">
            <text:p>967025.06575537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70926.20802" calcext:value-type="float">
            <text:p>1442770926.20802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21.9627842903137" calcext:value-type="float">
            <text:p>21.9627842903</text:p>
          </table:table-cell>
          <table:table-cell table:formula="of:=[.C1024]/([.D1024]-[.D1023])" office:value-type="float" office:value="965567.708826206" calcext:value-type="float">
            <text:p>965567.70882620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70926.21642" calcext:value-type="float">
            <text:p>1442770926.21642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21.9711811542511" calcext:value-type="float">
            <text:p>21.9711811543</text:p>
          </table:table-cell>
          <table:table-cell table:formula="of:=[.C1025]/([.D1025]-[.D1024])" office:value-type="float" office:value="964169.487606122" calcext:value-type="float">
            <text:p>964169.4876061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70926.2248" calcext:value-type="float">
            <text:p>1442770926.2248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21.9795606136322" calcext:value-type="float">
            <text:p>21.9795606136</text:p>
          </table:table-cell>
          <table:table-cell table:formula="of:=[.C1026]/([.D1026]-[.D1025])" office:value-type="float" office:value="966172.115859557" calcext:value-type="float">
            <text:p>966172.11585955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70926.23305" calcext:value-type="float">
            <text:p>1442770926.23305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21.9878132343292" calcext:value-type="float">
            <text:p>21.9878132343</text:p>
          </table:table-cell>
          <table:table-cell table:formula="of:=[.C1027]/([.D1027]-[.D1026])" office:value-type="float" office:value="981021.701739181" calcext:value-type="float">
            <text:p>981021.70173918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70926.24146" calcext:value-type="float">
            <text:p>1442770926.24146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21.9962167739868" calcext:value-type="float">
            <text:p>21.996216774</text:p>
          </table:table-cell>
          <table:table-cell table:formula="of:=[.C1028]/([.D1028]-[.D1027])" office:value-type="float" office:value="963403.557295657" calcext:value-type="float">
            <text:p>963403.55729565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70926.24985" calcext:value-type="float">
            <text:p>1442770926.24985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22.0046060085297" calcext:value-type="float">
            <text:p>22.0046060085</text:p>
          </table:table-cell>
          <table:table-cell table:formula="of:=[.C1029]/([.D1029]-[.D1028])" office:value-type="float" office:value="965046.329155654" calcext:value-type="float">
            <text:p>965046.32915565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70926.25824" calcext:value-type="float">
            <text:p>1442770926.25824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22.0129997730255" calcext:value-type="float">
            <text:p>22.012999773</text:p>
          </table:table-cell>
          <table:table-cell table:formula="of:=[.C1030]/([.D1030]-[.D1029])" office:value-type="float" office:value="964525.512242231" calcext:value-type="float">
            <text:p>964525.51224223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70926.26666" calcext:value-type="float">
            <text:p>1442770926.26666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22.0214173793793" calcext:value-type="float">
            <text:p>22.0214173794</text:p>
          </table:table-cell>
          <table:table-cell table:formula="of:=[.C1031]/([.D1031]-[.D1030])" office:value-type="float" office:value="961793.609698068" calcext:value-type="float">
            <text:p>961793.60969806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70926.27506" calcext:value-type="float">
            <text:p>1442770926.27506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22.0298175811768" calcext:value-type="float">
            <text:p>22.0298175812</text:p>
          </table:table-cell>
          <table:table-cell table:formula="of:=[.C1032]/([.D1032]-[.D1031])" office:value-type="float" office:value="963786.370277865" calcext:value-type="float">
            <text:p>963786.37027786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70926.28343" calcext:value-type="float">
            <text:p>1442770926.28343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22.0381915569305" calcext:value-type="float">
            <text:p>22.0381915569</text:p>
          </table:table-cell>
          <table:table-cell table:formula="of:=[.C1033]/([.D1033]-[.D1032])" office:value-type="float" office:value="966804.805512058" calcext:value-type="float">
            <text:p>966804.80551205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70926.29187" calcext:value-type="float">
            <text:p>1442770926.29187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22.0466318130493" calcext:value-type="float">
            <text:p>22.046631813</text:p>
          </table:table-cell>
          <table:table-cell table:formula="of:=[.C1034]/([.D1034]-[.D1033])" office:value-type="float" office:value="959212.598062202" calcext:value-type="float">
            <text:p>959212.59806220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70926.30028" calcext:value-type="float">
            <text:p>1442770926.30028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22.0550391674042" calcext:value-type="float">
            <text:p>22.0550391674</text:p>
          </table:table-cell>
          <table:table-cell table:formula="of:=[.C1035]/([.D1035]-[.D1034])" office:value-type="float" office:value="962966.428948189" calcext:value-type="float">
            <text:p>962966.42894818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70926.30871" calcext:value-type="float">
            <text:p>1442770926.30871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22.0634729862213" calcext:value-type="float">
            <text:p>22.0634729862</text:p>
          </table:table-cell>
          <table:table-cell table:formula="of:=[.C1036]/([.D1036]-[.D1035])" office:value-type="float" office:value="959944.738621586" calcext:value-type="float">
            <text:p>959944.73862158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70926.31707" calcext:value-type="float">
            <text:p>1442770926.31707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22.0718340873718" calcext:value-type="float">
            <text:p>22.0718340874</text:p>
          </table:table-cell>
          <table:table-cell table:formula="of:=[.C1037]/([.D1037]-[.D1036])" office:value-type="float" office:value="968293.51233283" calcext:value-type="float">
            <text:p>968293.5123328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70926.32549" calcext:value-type="float">
            <text:p>1442770926.32549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22.0802459716797" calcext:value-type="float">
            <text:p>22.0802459717</text:p>
          </table:table-cell>
          <table:table-cell table:formula="of:=[.C1038]/([.D1038]-[.D1037])" office:value-type="float" office:value="962447.853976532" calcext:value-type="float">
            <text:p>962447.85397653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70926.33388" calcext:value-type="float">
            <text:p>1442770926.33388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22.0886435508728" calcext:value-type="float">
            <text:p>22.0886435509</text:p>
          </table:table-cell>
          <table:table-cell table:formula="of:=[.C1039]/([.D1039]-[.D1038])" office:value-type="float" office:value="964087.365396627" calcext:value-type="float">
            <text:p>964087.36539662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70926.34231" calcext:value-type="float">
            <text:p>1442770926.34231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22.0970718860626" calcext:value-type="float">
            <text:p>22.0970718861</text:p>
          </table:table-cell>
          <table:table-cell table:formula="of:=[.C1040]/([.D1040]-[.D1039])" office:value-type="float" office:value="960569.29603123" calcext:value-type="float">
            <text:p>960569.2960312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70926.35074" calcext:value-type="float">
            <text:p>1442770926.35074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22.1055040359497" calcext:value-type="float">
            <text:p>22.1055040359</text:p>
          </table:table-cell>
          <table:table-cell table:formula="of:=[.C1041]/([.D1041]-[.D1040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70926.35914" calcext:value-type="float">
            <text:p>1442770926.35914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22.1139049530029" calcext:value-type="float">
            <text:p>22.113904953</text:p>
          </table:table-cell>
          <table:table-cell table:formula="of:=[.C1042]/([.D1042]-[.D1041])" office:value-type="float" office:value="963704.313315927" calcext:value-type="float">
            <text:p>963704.31331592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70926.36756" calcext:value-type="float">
            <text:p>1442770926.36756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22.1223199367523" calcext:value-type="float">
            <text:p>22.1223199368</text:p>
          </table:table-cell>
          <table:table-cell table:formula="of:=[.C1043]/([.D1043]-[.D1042])" office:value-type="float" office:value="962093.361212636" calcext:value-type="float">
            <text:p>962093.36121263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70926.37595" calcext:value-type="float">
            <text:p>1442770926.37595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22.1307065486908" calcext:value-type="float">
            <text:p>22.1307065487</text:p>
          </table:table-cell>
          <table:table-cell table:formula="of:=[.C1044]/([.D1044]-[.D1043])" office:value-type="float" office:value="965348.111894474" calcext:value-type="float">
            <text:p>965348.11189447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70926.3843" calcext:value-type="float">
            <text:p>1442770926.3843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22.1390628814697" calcext:value-type="float">
            <text:p>22.1390628815</text:p>
          </table:table-cell>
          <table:table-cell table:formula="of:=[.C1045]/([.D1045]-[.D1044])" office:value-type="float" office:value="968846.049359468" calcext:value-type="float">
            <text:p>968846.04935946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70926.39272" calcext:value-type="float">
            <text:p>1442770926.39272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22.1474812030792" calcext:value-type="float">
            <text:p>22.1474812031</text:p>
          </table:table-cell>
          <table:table-cell table:formula="of:=[.C1046]/([.D1046]-[.D1045])" office:value-type="float" office:value="961711.891699" calcext:value-type="float">
            <text:p>961711.89169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70926.40112" calcext:value-type="float">
            <text:p>1442770926.40112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22.1558833122253" calcext:value-type="float">
            <text:p>22.1558833122</text:p>
          </table:table-cell>
          <table:table-cell table:formula="of:=[.C1047]/([.D1047]-[.D1046])" office:value-type="float" office:value="963567.582758719" calcext:value-type="float">
            <text:p>963567.58275871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70926.40952" calcext:value-type="float">
            <text:p>1442770926.40952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22.1642782688141" calcext:value-type="float">
            <text:p>22.1642782688</text:p>
          </table:table-cell>
          <table:table-cell table:formula="of:=[.C1048]/([.D1048]-[.D1047])" office:value-type="float" office:value="964388.548578569" calcext:value-type="float">
            <text:p>964388.54857856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70926.41791" calcext:value-type="float">
            <text:p>1442770926.41791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22.1726744174957" calcext:value-type="float">
            <text:p>22.1726744175</text:p>
          </table:table-cell>
          <table:table-cell table:formula="of:=[.C1049]/([.D1049]-[.D1048])" office:value-type="float" office:value="964251.62380736" calcext:value-type="float">
            <text:p>964251.6238073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70926.42629" calcext:value-type="float">
            <text:p>1442770926.42629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22.1810491085052" calcext:value-type="float">
            <text:p>22.1810491085</text:p>
          </table:table-cell>
          <table:table-cell table:formula="of:=[.C1050]/([.D1050]-[.D1049])" office:value-type="float" office:value="966722.233786939" calcext:value-type="float">
            <text:p>966722.23378693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70926.43471" calcext:value-type="float">
            <text:p>1442770926.43471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22.1894721984863" calcext:value-type="float">
            <text:p>22.1894721985</text:p>
          </table:table-cell>
          <table:table-cell table:formula="of:=[.C1051]/([.D1051]-[.D1050])" office:value-type="float" office:value="961167.459707323" calcext:value-type="float">
            <text:p>961167.4597073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70926.44307" calcext:value-type="float">
            <text:p>1442770926.44307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22.1978316307068" calcext:value-type="float">
            <text:p>22.1978316307</text:p>
          </table:table-cell>
          <table:table-cell table:formula="of:=[.C1052]/([.D1052]-[.D1051])" office:value-type="float" office:value="968486.828589356" calcext:value-type="float">
            <text:p>968486.82858935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70926.45145" calcext:value-type="float">
            <text:p>1442770926.45145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22.2062096595764" calcext:value-type="float">
            <text:p>22.2062096596</text:p>
          </table:table-cell>
          <table:table-cell table:formula="of:=[.C1053]/([.D1053]-[.D1052])" office:value-type="float" office:value="966337.085486625" calcext:value-type="float">
            <text:p>966337.08548662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70926.4598" calcext:value-type="float">
            <text:p>1442770926.4598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22.2145586013794" calcext:value-type="float">
            <text:p>22.2145586014</text:p>
          </table:table-cell>
          <table:table-cell table:formula="of:=[.C1054]/([.D1054]-[.D1053])" office:value-type="float" office:value="969703.72905363" calcext:value-type="float">
            <text:p>969703.7290536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70926.46814" calcext:value-type="float">
            <text:p>1442770926.46814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22.2229034900665" calcext:value-type="float">
            <text:p>22.2229034901</text:p>
          </table:table-cell>
          <table:table-cell table:formula="of:=[.C1055]/([.D1055]-[.D1054])" office:value-type="float" office:value="970174.714551013" calcext:value-type="float">
            <text:p>970174.71455101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70926.47654" calcext:value-type="float">
            <text:p>1442770926.47654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22.2313003540039" calcext:value-type="float">
            <text:p>22.231300354</text:p>
          </table:table-cell>
          <table:table-cell table:formula="of:=[.C1056]/([.D1056]-[.D1055])" office:value-type="float" office:value="964169.487606122" calcext:value-type="float">
            <text:p>964169.48760612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70926.48496" calcext:value-type="float">
            <text:p>1442770926.48496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22.2397193908691" calcext:value-type="float">
            <text:p>22.2397193909</text:p>
          </table:table-cell>
          <table:table-cell table:formula="of:=[.C1057]/([.D1057]-[.D1056])" office:value-type="float" office:value="961630.187584957" calcext:value-type="float">
            <text:p>961630.18758495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70926.49332" calcext:value-type="float">
            <text:p>1442770926.49332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22.2480795383453" calcext:value-type="float">
            <text:p>22.2480795383</text:p>
          </table:table-cell>
          <table:table-cell table:formula="of:=[.C1058]/([.D1058]-[.D1057])" office:value-type="float" office:value="968403.969314131" calcext:value-type="float">
            <text:p>968403.96931413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70926.50172" calcext:value-type="float">
            <text:p>1442770926.50172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22.2564814090729" calcext:value-type="float">
            <text:p>22.2564814091</text:p>
          </table:table-cell>
          <table:table-cell table:formula="of:=[.C1059]/([.D1059]-[.D1058])" office:value-type="float" office:value="963594.925766175" calcext:value-type="float">
            <text:p>963594.92576617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70926.5101" calcext:value-type="float">
            <text:p>1442770926.5101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22.2648618221283" calcext:value-type="float">
            <text:p>22.2648618221</text:p>
          </table:table-cell>
          <table:table-cell table:formula="of:=[.C1060]/([.D1060]-[.D1059])" office:value-type="float" office:value="966062.167396871" calcext:value-type="float">
            <text:p>966062.16739687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70926.51868" calcext:value-type="float">
            <text:p>1442770926.51868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22.2734429836273" calcext:value-type="float">
            <text:p>22.2734429836</text:p>
          </table:table-cell>
          <table:table-cell table:formula="of:=[.C1061]/([.D1061]-[.D1060])" office:value-type="float" office:value="943462.024449878" calcext:value-type="float">
            <text:p>943462.02444987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70926.52705" calcext:value-type="float">
            <text:p>1442770926.52705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22.2818121910095" calcext:value-type="float">
            <text:p>22.281812191</text:p>
          </table:table-cell>
          <table:table-cell table:formula="of:=[.C1062]/([.D1062]-[.D1061])" office:value-type="float" office:value="967355.644360881" calcext:value-type="float">
            <text:p>967355.64436088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70926.53544" calcext:value-type="float">
            <text:p>1442770926.53544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22.2902016639709" calcext:value-type="float">
            <text:p>22.290201664</text:p>
          </table:table-cell>
          <table:table-cell table:formula="of:=[.C1063]/([.D1063]-[.D1062])" office:value-type="float" office:value="965018.903717176" calcext:value-type="float">
            <text:p>965018.90371717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70926.54384" calcext:value-type="float">
            <text:p>1442770926.54384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22.2986011505127" calcext:value-type="float">
            <text:p>22.2986011505</text:p>
          </table:table-cell>
          <table:table-cell table:formula="of:=[.C1064]/([.D1064]-[.D1063])" office:value-type="float" office:value="963868.441214874" calcext:value-type="float">
            <text:p>963868.44121487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70926.55218" calcext:value-type="float">
            <text:p>1442770926.55218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22.3069424629211" calcext:value-type="float">
            <text:p>22.3069424629</text:p>
          </table:table-cell>
          <table:table-cell table:formula="of:=[.C1065]/([.D1065]-[.D1064])" office:value-type="float" office:value="970590.67009661" calcext:value-type="float">
            <text:p>970590.6700966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70926.56059" calcext:value-type="float">
            <text:p>1442770926.56059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22.3153519630432" calcext:value-type="float">
            <text:p>22.315351963</text:p>
          </table:table-cell>
          <table:table-cell table:formula="of:=[.C1066]/([.D1066]-[.D1065])" office:value-type="float" office:value="962720.718530279" calcext:value-type="float">
            <text:p>962720.71853027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70926.56896" calcext:value-type="float">
            <text:p>1442770926.56896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22.3237249851227" calcext:value-type="float">
            <text:p>22.3237249851</text:p>
          </table:table-cell>
          <table:table-cell table:formula="of:=[.C1067]/([.D1067]-[.D1066])" office:value-type="float" office:value="966914.923090065" calcext:value-type="float">
            <text:p>966914.92309006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70926.57733" calcext:value-type="float">
            <text:p>1442770926.57733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22.3320915699005" calcext:value-type="float">
            <text:p>22.3320915699</text:p>
          </table:table-cell>
          <table:table-cell table:formula="of:=[.C1068]/([.D1068]-[.D1067])" office:value-type="float" office:value="967658.87336145" calcext:value-type="float">
            <text:p>967658.8733614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70926.58571" calcext:value-type="float">
            <text:p>1442770926.58571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22.3404679298401" calcext:value-type="float">
            <text:p>22.3404679298</text:p>
          </table:table-cell>
          <table:table-cell table:formula="of:=[.C1069]/([.D1069]-[.D1068])" office:value-type="float" office:value="966529.621267754" calcext:value-type="float">
            <text:p>966529.62126775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70926.59407" calcext:value-type="float">
            <text:p>1442770926.59407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22.3488292694092" calcext:value-type="float">
            <text:p>22.3488292694</text:p>
          </table:table-cell>
          <table:table-cell table:formula="of:=[.C1070]/([.D1070]-[.D1069])" office:value-type="float" office:value="968265.902024522" calcext:value-type="float">
            <text:p>968265.90202452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70926.60243" calcext:value-type="float">
            <text:p>1442770926.60243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22.357189655304" calcext:value-type="float">
            <text:p>22.3571896553</text:p>
          </table:table-cell>
          <table:table-cell table:formula="of:=[.C1071]/([.D1071]-[.D1070])" office:value-type="float" office:value="968376.352706325" calcext:value-type="float">
            <text:p>968376.35270632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70926.61081" calcext:value-type="float">
            <text:p>1442770926.61081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22.365567445755" calcext:value-type="float">
            <text:p>22.3655674458</text:p>
          </table:table-cell>
          <table:table-cell table:formula="of:=[.C1072]/([.D1072]-[.D1071])" office:value-type="float" office:value="966364.585901705" calcext:value-type="float">
            <text:p>966364.58590170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70926.61917" calcext:value-type="float">
            <text:p>1442770926.61917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22.3739302158356" calcext:value-type="float">
            <text:p>22.3739302158</text:p>
          </table:table-cell>
          <table:table-cell table:formula="of:=[.C1073]/([.D1073]-[.D1072])" office:value-type="float" office:value="968100.273235261" calcext:value-type="float">
            <text:p>968100.27323526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70926.62755" calcext:value-type="float">
            <text:p>1442770926.62755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22.3823142051697" calcext:value-type="float">
            <text:p>22.3823142052</text:p>
          </table:table-cell>
          <table:table-cell table:formula="of:=[.C1074]/([.D1074]-[.D1073])" office:value-type="float" office:value="965650.083435234" calcext:value-type="float">
            <text:p>965650.08343523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70926.63602" calcext:value-type="float">
            <text:p>1442770926.63602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22.3907771110535" calcext:value-type="float">
            <text:p>22.3907771111</text:p>
          </table:table-cell>
          <table:table-cell table:formula="of:=[.C1075]/([.D1075]-[.D1074])" office:value-type="float" office:value="956645.401848096" calcext:value-type="float">
            <text:p>956645.40184809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70926.64449" calcext:value-type="float">
            <text:p>1442770926.64449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22.3992466926575" calcext:value-type="float">
            <text:p>22.3992466927</text:p>
          </table:table-cell>
          <table:table-cell table:formula="of:=[.C1076]/([.D1076]-[.D1075])" office:value-type="float" office:value="955891.374394775" calcext:value-type="float">
            <text:p>955891.37439477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70926.65286" calcext:value-type="float">
            <text:p>1442770926.65286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22.4076182842255" calcext:value-type="float">
            <text:p>22.4076182842</text:p>
          </table:table-cell>
          <table:table-cell table:formula="of:=[.C1077]/([.D1077]-[.D1076])" office:value-type="float" office:value="967080.146498448" calcext:value-type="float">
            <text:p>967080.14649844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70926.66126" calcext:value-type="float">
            <text:p>1442770926.66126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22.4160177707672" calcext:value-type="float">
            <text:p>22.4160177708</text:p>
          </table:table-cell>
          <table:table-cell table:formula="of:=[.C1078]/([.D1078]-[.D1077])" office:value-type="float" office:value="963868.441214874" calcext:value-type="float">
            <text:p>963868.44121487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70926.66966" calcext:value-type="float">
            <text:p>1442770926.66966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22.4244213104248" calcext:value-type="float">
            <text:p>22.4244213104</text:p>
          </table:table-cell>
          <table:table-cell table:formula="of:=[.C1079]/([.D1079]-[.D1078])" office:value-type="float" office:value="963403.557295657" calcext:value-type="float">
            <text:p>963403.55729565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70926.67808" calcext:value-type="float">
            <text:p>1442770926.67808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22.4328422546387" calcext:value-type="float">
            <text:p>22.4328422546</text:p>
          </table:table-cell>
          <table:table-cell table:formula="of:=[.C1080]/([.D1080]-[.D1079])" office:value-type="float" office:value="961412.377802944" calcext:value-type="float">
            <text:p>961412.37780294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70926.68649" calcext:value-type="float">
            <text:p>1442770926.68649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22.4412536621094" calcext:value-type="float">
            <text:p>22.4412536621</text:p>
          </table:table-cell>
          <table:table-cell table:formula="of:=[.C1081]/([.D1081]-[.D1080])" office:value-type="float" office:value="962502.414512472" calcext:value-type="float">
            <text:p>962502.41451247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70926.69489" calcext:value-type="float">
            <text:p>1442770926.69489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22.4496517181396" calcext:value-type="float">
            <text:p>22.4496517181</text:p>
          </table:table-cell>
          <table:table-cell table:formula="of:=[.C1082]/([.D1082]-[.D1081])" office:value-type="float" office:value="964032.62502839" calcext:value-type="float">
            <text:p>964032.6250283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70926.70329" calcext:value-type="float">
            <text:p>1442770926.70329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22.4580481052399" calcext:value-type="float">
            <text:p>22.4580481052</text:p>
          </table:table-cell>
          <table:table-cell table:formula="of:=[.C1083]/([.D1083]-[.D1082])" office:value-type="float" office:value="964224.243518755" calcext:value-type="float">
            <text:p>964224.24351875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70926.71163" calcext:value-type="float">
            <text:p>1442770926.71163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22.4663858413696" calcext:value-type="float">
            <text:p>22.4663858414</text:p>
          </table:table-cell>
          <table:table-cell table:formula="of:=[.C1084]/([.D1084]-[.D1083])" office:value-type="float" office:value="971006.98247119" calcext:value-type="float">
            <text:p>971006.9824711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70926.72001" calcext:value-type="float">
            <text:p>1442770926.72001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22.4747667312622" calcext:value-type="float">
            <text:p>22.4747667313</text:p>
          </table:table-cell>
          <table:table-cell table:formula="of:=[.C1085]/([.D1085]-[.D1084])" office:value-type="float" office:value="966007.20254893" calcext:value-type="float">
            <text:p>966007.2025489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70926.72841" calcext:value-type="float">
            <text:p>1442770926.72841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22.4831733703613" calcext:value-type="float">
            <text:p>22.4831733704</text:p>
          </table:table-cell>
          <table:table-cell table:formula="of:=[.C1086]/([.D1086]-[.D1085])" office:value-type="float" office:value="963048.360294952" calcext:value-type="float">
            <text:p>963048.36029495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70926.73679" calcext:value-type="float">
            <text:p>1442770926.73679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22.4915521144867" calcext:value-type="float">
            <text:p>22.4915521145</text:p>
          </table:table-cell>
          <table:table-cell table:formula="of:=[.C1087]/([.D1087]-[.D1086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70926.74517" calcext:value-type="float">
            <text:p>1442770926.74517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22.499929189682" calcext:value-type="float">
            <text:p>22.4999291897</text:p>
          </table:table-cell>
          <table:table-cell table:formula="of:=[.C1088]/([.D1088]-[.D1087])" office:value-type="float" office:value="966447.096539162" calcext:value-type="float">
            <text:p>966447.09653916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70926.75353" calcext:value-type="float">
            <text:p>1442770926.75353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22.5082929134369" calcext:value-type="float">
            <text:p>22.5082929134</text:p>
          </table:table-cell>
          <table:table-cell table:formula="of:=[.C1089]/([.D1089]-[.D1088])" office:value-type="float" office:value="967989.885518814" calcext:value-type="float">
            <text:p>967989.88551881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70926.76196" calcext:value-type="float">
            <text:p>1442770926.76196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22.5167186260223" calcext:value-type="float">
            <text:p>22.516718626</text:p>
          </table:table-cell>
          <table:table-cell table:formula="of:=[.C1090]/([.D1090]-[.D1089])" office:value-type="float" office:value="960868.284776457" calcext:value-type="float">
            <text:p>960868.2847764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70926.77034" calcext:value-type="float">
            <text:p>1442770926.77034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22.5251054763794" calcext:value-type="float">
            <text:p>22.5251054764</text:p>
          </table:table-cell>
          <table:table-cell table:formula="of:=[.C1091]/([.D1091]-[.D1090])" office:value-type="float" office:value="965320.669300964" calcext:value-type="float">
            <text:p>965320.66930096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70926.77874" calcext:value-type="float">
            <text:p>1442770926.77874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22.533504486084" calcext:value-type="float">
            <text:p>22.5335044861</text:p>
          </table:table-cell>
          <table:table-cell table:formula="of:=[.C1092]/([.D1092]-[.D1091])" office:value-type="float" office:value="963923.162938572" calcext:value-type="float">
            <text:p>963923.1629385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70926.78716" calcext:value-type="float">
            <text:p>1442770926.78716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22.5419220924377" calcext:value-type="float">
            <text:p>22.5419220924</text:p>
          </table:table-cell>
          <table:table-cell table:formula="of:=[.C1093]/([.D1093]-[.D1092])" office:value-type="float" office:value="961793.609698068" calcext:value-type="float">
            <text:p>961793.60969806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70926.79554" calcext:value-type="float">
            <text:p>1442770926.79554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22.5503039360046" calcext:value-type="float">
            <text:p>22.550303936</text:p>
          </table:table-cell>
          <table:table-cell table:formula="of:=[.C1094]/([.D1094]-[.D1093])" office:value-type="float" office:value="965897.291614518" calcext:value-type="float">
            <text:p>965897.2916145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70926.80393" calcext:value-type="float">
            <text:p>1442770926.80393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22.5586869716644" calcext:value-type="float">
            <text:p>22.5586869717</text:p>
          </table:table-cell>
          <table:table-cell table:formula="of:=[.C1095]/([.D1095]-[.D1094])" office:value-type="float" office:value="965759.93811325" calcext:value-type="float">
            <text:p>965759.9381132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70926.81229" calcext:value-type="float">
            <text:p>1442770926.81229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22.5670552253723" calcext:value-type="float">
            <text:p>22.5670552254</text:p>
          </table:table-cell>
          <table:table-cell table:formula="of:=[.C1096]/([.D1096]-[.D1095])" office:value-type="float" office:value="967465.887461181" calcext:value-type="float">
            <text:p>967465.88746118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70926.82073" calcext:value-type="float">
            <text:p>1442770926.82073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22.5754888057709" calcext:value-type="float">
            <text:p>22.5754888058</text:p>
          </table:table-cell>
          <table:table-cell table:formula="of:=[.C1097]/([.D1097]-[.D1096])" office:value-type="float" office:value="959971.876402906" calcext:value-type="float">
            <text:p>959971.87640290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70926.8292" calcext:value-type="float">
            <text:p>1442770926.8292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22.5839624404907" calcext:value-type="float">
            <text:p>22.5839624405</text:p>
          </table:table-cell>
          <table:table-cell table:formula="of:=[.C1098]/([.D1098]-[.D1097])" office:value-type="float" office:value="955434.151655834" calcext:value-type="float">
            <text:p>955434.15165583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70926.83756" calcext:value-type="float">
            <text:p>1442770926.83756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22.5923180580139" calcext:value-type="float">
            <text:p>22.592318058</text:p>
          </table:table-cell>
          <table:table-cell table:formula="of:=[.C1099]/([.D1099]-[.D1098])" office:value-type="float" office:value="968928.98430634" calcext:value-type="float">
            <text:p>968928.9843063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70926.84591" calcext:value-type="float">
            <text:p>1442770926.84591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22.6006662845612" calcext:value-type="float">
            <text:p>22.6006662846</text:p>
          </table:table-cell>
          <table:table-cell table:formula="of:=[.C1100]/([.D1100]-[.D1099])" office:value-type="float" office:value="969786.81090961" calcext:value-type="float">
            <text:p>969786.8109096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70926.85429" calcext:value-type="float">
            <text:p>1442770926.85429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22.6090457439423" calcext:value-type="float">
            <text:p>22.6090457439</text:p>
          </table:table-cell>
          <table:table-cell table:formula="of:=[.C1101]/([.D1101]-[.D1100])" office:value-type="float" office:value="966172.115859557" calcext:value-type="float">
            <text:p>966172.11585955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70926.86269" calcext:value-type="float">
            <text:p>1442770926.86269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22.6174464225769" calcext:value-type="float">
            <text:p>22.6174464226</text:p>
          </table:table-cell>
          <table:table-cell table:formula="of:=[.C1102]/([.D1102]-[.D1101])" office:value-type="float" office:value="963731.664084007" calcext:value-type="float">
            <text:p>963731.66408400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70926.87106" calcext:value-type="float">
            <text:p>1442770926.87106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22.6258196830749" calcext:value-type="float">
            <text:p>22.6258196831</text:p>
          </table:table-cell>
          <table:table-cell table:formula="of:=[.C1103]/([.D1103]-[.D1102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70926.87944" calcext:value-type="float">
            <text:p>1442770926.87944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22.6341991424561" calcext:value-type="float">
            <text:p>22.6341991425</text:p>
          </table:table-cell>
          <table:table-cell table:formula="of:=[.C1104]/([.D1104]-[.D1103])" office:value-type="float" office:value="966172.115859557" calcext:value-type="float">
            <text:p>966172.11585955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70926.88781" calcext:value-type="float">
            <text:p>1442770926.88781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22.6425702571869" calcext:value-type="float">
            <text:p>22.6425702572</text:p>
          </table:table-cell>
          <table:table-cell table:formula="of:=[.C1105]/([.D1105]-[.D1104])" office:value-type="float" office:value="967135.233516562" calcext:value-type="float">
            <text:p>967135.23351656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70926.89619" calcext:value-type="float">
            <text:p>1442770926.89619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22.6509530544281" calcext:value-type="float">
            <text:p>22.6509530544</text:p>
          </table:table-cell>
          <table:table-cell table:formula="of:=[.C1106]/([.D1106]-[.D1105])" office:value-type="float" office:value="965787.405688282" calcext:value-type="float">
            <text:p>965787.40568828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70926.90462" calcext:value-type="float">
            <text:p>1442770926.90462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22.6593823432922" calcext:value-type="float">
            <text:p>22.6593823433</text:p>
          </table:table-cell>
          <table:table-cell table:formula="of:=[.C1107]/([.D1107]-[.D1106])" office:value-type="float" office:value="960460.618978928" calcext:value-type="float">
            <text:p>960460.61897892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70926.91302" calcext:value-type="float">
            <text:p>1442770926.91302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22.6677756309509" calcext:value-type="float">
            <text:p>22.667775631</text:p>
          </table:table-cell>
          <table:table-cell table:formula="of:=[.C1108]/([.D1108]-[.D1107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70926.92141" calcext:value-type="float">
            <text:p>1442770926.92141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22.6761655807495" calcext:value-type="float">
            <text:p>22.6761655807</text:p>
          </table:table-cell>
          <table:table-cell table:formula="of:=[.C1109]/([.D1109]-[.D1108])" office:value-type="float" office:value="964964.05751634" calcext:value-type="float">
            <text:p>964964.0575163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70926.92978" calcext:value-type="float">
            <text:p>1442770926.92978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22.6845407485962" calcext:value-type="float">
            <text:p>22.6845407486</text:p>
          </table:table-cell>
          <table:table-cell table:formula="of:=[.C1110]/([.D1110]-[.D1109])" office:value-type="float" office:value="966667.193805511" calcext:value-type="float">
            <text:p>966667.19380551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70926.93818" calcext:value-type="float">
            <text:p>1442770926.93818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22.6929414272308" calcext:value-type="float">
            <text:p>22.6929414272</text:p>
          </table:table-cell>
          <table:table-cell table:formula="of:=[.C1111]/([.D1111]-[.D1110])" office:value-type="float" office:value="963731.664084007" calcext:value-type="float">
            <text:p>963731.66408400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70926.94658" calcext:value-type="float">
            <text:p>1442770926.94658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22.7013425827026" calcext:value-type="float">
            <text:p>22.7013425827</text:p>
          </table:table-cell>
          <table:table-cell table:formula="of:=[.C1112]/([.D1112]-[.D1111])" office:value-type="float" office:value="963676.964100235" calcext:value-type="float">
            <text:p>963676.96410023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70926.95501" calcext:value-type="float">
            <text:p>1442770926.95501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22.7097754478455" calcext:value-type="float">
            <text:p>22.7097754478</text:p>
          </table:table-cell>
          <table:table-cell table:formula="of:=[.C1113]/([.D1113]-[.D1112])" office:value-type="float" office:value="960053.298953916" calcext:value-type="float">
            <text:p>960053.29895391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70926.9634" calcext:value-type="float">
            <text:p>1442770926.9634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22.7181622982025" calcext:value-type="float">
            <text:p>22.7181622982</text:p>
          </table:table-cell>
          <table:table-cell table:formula="of:=[.C1114]/([.D1114]-[.D1113])" office:value-type="float" office:value="965320.669300964" calcext:value-type="float">
            <text:p>965320.66930096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70926.97182" calcext:value-type="float">
            <text:p>1442770926.97182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22.7265796661377" calcext:value-type="float">
            <text:p>22.7265796661</text:p>
          </table:table-cell>
          <table:table-cell table:formula="of:=[.C1115]/([.D1115]-[.D1114])" office:value-type="float" office:value="961820.852117264" calcext:value-type="float">
            <text:p>961820.85211726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70926.9802" calcext:value-type="float">
            <text:p>1442770926.9802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22.7349646091461" calcext:value-type="float">
            <text:p>22.7349646091</text:p>
          </table:table-cell>
          <table:table-cell table:formula="of:=[.C1116]/([.D1116]-[.D1115])" office:value-type="float" office:value="965540.253746197" calcext:value-type="float">
            <text:p>965540.25374619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70926.98861" calcext:value-type="float">
            <text:p>1442770926.98861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22.7433688640594" calcext:value-type="float">
            <text:p>22.7433688641</text:p>
          </table:table-cell>
          <table:table-cell table:formula="of:=[.C1117]/([.D1117]-[.D1116])" office:value-type="float" office:value="963321.565503546" calcext:value-type="float">
            <text:p>963321.56550354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70926.997" calcext:value-type="float">
            <text:p>1442770926.997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22.7517621517181" calcext:value-type="float">
            <text:p>22.7517621517</text:p>
          </table:table-cell>
          <table:table-cell table:formula="of:=[.C1118]/([.D1118]-[.D1117])" office:value-type="float" office:value="964580.308601295" calcext:value-type="float">
            <text:p>964580.30860129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70940.00641" calcext:value-type="float">
            <text:p>1442770940.00641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5.7611753940582" calcext:value-type="float">
            <text:p>35.7611753941</text:p>
          </table:table-cell>
          <table:table-cell table:formula="of:=[.C1119]/([.D1119]-[.D1118])" office:value-type="float" office:value="622.318612622049" calcext:value-type="float">
            <text:p>622.318612622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70940.01664" calcext:value-type="float">
            <text:p>1442770940.01664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5.7713968753815" calcext:value-type="float">
            <text:p>35.7713968754</text:p>
          </table:table-cell>
          <table:table-cell table:formula="of:=[.C1120]/([.D1120]-[.D1119])" office:value-type="float" office:value="792057.407725322" calcext:value-type="float">
            <text:p>792057.40772532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70940.02686" calcext:value-type="float">
            <text:p>1442770940.02686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5.7816202640533" calcext:value-type="float">
            <text:p>35.7816202641</text:p>
          </table:table-cell>
          <table:table-cell table:formula="of:=[.C1121]/([.D1121]-[.D1120])" office:value-type="float" office:value="791909.635820896" calcext:value-type="float">
            <text:p>791909.63582089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70940.03711" calcext:value-type="float">
            <text:p>1442770940.03711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5.7918658256531" calcext:value-type="float">
            <text:p>35.7918658257</text:p>
          </table:table-cell>
          <table:table-cell table:formula="of:=[.C1122]/([.D1122]-[.D1121])" office:value-type="float" office:value="790195.824913318" calcext:value-type="float">
            <text:p>790195.82491331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70940.04732" calcext:value-type="float">
            <text:p>1442770940.04732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5.8020792007446" calcext:value-type="float">
            <text:p>35.8020792007</text:p>
          </table:table-cell>
          <table:table-cell table:formula="of:=[.C1123]/([.D1123]-[.D1122])" office:value-type="float" office:value="792686.054064149" calcext:value-type="float">
            <text:p>792686.05406414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70940.05753" calcext:value-type="float">
            <text:p>1442770940.05753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5.8122911453247" calcext:value-type="float">
            <text:p>35.8122911453</text:p>
          </table:table-cell>
          <table:table-cell table:formula="of:=[.C1124]/([.D1124]-[.D1123])" office:value-type="float" office:value="792797.095255883" calcext:value-type="float">
            <text:p>792797.09525588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70940.06886" calcext:value-type="float">
            <text:p>1442770940.06886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5.8236174583435" calcext:value-type="float">
            <text:p>35.8236174583</text:p>
          </table:table-cell>
          <table:table-cell table:formula="of:=[.C1125]/([.D1125]-[.D1124])" office:value-type="float" office:value="714795.713888772" calcext:value-type="float">
            <text:p>714795.71388877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70940.07911" calcext:value-type="float">
            <text:p>1442770940.07911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5.8338696956635" calcext:value-type="float">
            <text:p>35.8338696957</text:p>
          </table:table-cell>
          <table:table-cell table:formula="of:=[.C1126]/([.D1126]-[.D1125])" office:value-type="float" office:value="789681.29076068" calcext:value-type="float">
            <text:p>789681.2907606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70940.08935" calcext:value-type="float">
            <text:p>1442770940.08935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5.8441078662872" calcext:value-type="float">
            <text:p>35.8441078663</text:p>
          </table:table-cell>
          <table:table-cell table:formula="of:=[.C1127]/([.D1127]-[.D1126])" office:value-type="float" office:value="790766.270411252" calcext:value-type="float">
            <text:p>790766.27041125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70940.09965" calcext:value-type="float">
            <text:p>1442770940.09965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5.8544120788574" calcext:value-type="float">
            <text:p>35.8544120789</text:p>
          </table:table-cell>
          <table:table-cell table:formula="of:=[.C1128]/([.D1128]-[.D1127])" office:value-type="float" office:value="785698.076864342" calcext:value-type="float">
            <text:p>785698.07686434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70940.10989" calcext:value-type="float">
            <text:p>1442770940.10989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5.8646483421326" calcext:value-type="float">
            <text:p>35.8646483421</text:p>
          </table:table-cell>
          <table:table-cell table:formula="of:=[.C1129]/([.D1129]-[.D1128])" office:value-type="float" office:value="790913.61587553" calcext:value-type="float">
            <text:p>790913.6158755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70940.12012" calcext:value-type="float">
            <text:p>1442770940.12012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5.8748795986176" calcext:value-type="float">
            <text:p>35.8748795986</text:p>
          </table:table-cell>
          <table:table-cell table:formula="of:=[.C1130]/([.D1130]-[.D1129])" office:value-type="float" office:value="791300.659100972" calcext:value-type="float">
            <text:p>791300.65910097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70940.1304" calcext:value-type="float">
            <text:p>1442770940.1304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5.8851580619812" calcext:value-type="float">
            <text:p>35.885158062</text:p>
          </table:table-cell>
          <table:table-cell table:formula="of:=[.C1131]/([.D1131]-[.D1130])" office:value-type="float" office:value="787666.377119529" calcext:value-type="float">
            <text:p>787666.37711952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70940.14065" calcext:value-type="float">
            <text:p>1442770940.14065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5.8954088687897" calcext:value-type="float">
            <text:p>35.8954088688</text:p>
          </table:table-cell>
          <table:table-cell table:formula="of:=[.C1132]/([.D1132]-[.D1131])" office:value-type="float" office:value="789791.491661821" calcext:value-type="float">
            <text:p>789791.49166182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70940.15093" calcext:value-type="float">
            <text:p>1442770940.15093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5.9056923389435" calcext:value-type="float">
            <text:p>35.9056923389</text:p>
          </table:table-cell>
          <table:table-cell table:formula="of:=[.C1133]/([.D1133]-[.D1132])" office:value-type="float" office:value="787282.880089029" calcext:value-type="float">
            <text:p>787282.88008902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70940.1612" calcext:value-type="float">
            <text:p>1442770940.1612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5.9159557819366" calcext:value-type="float">
            <text:p>35.9159557819</text:p>
          </table:table-cell>
          <table:table-cell table:formula="of:=[.C1134]/([.D1134]-[.D1133])" office:value-type="float" office:value="788819.11317599" calcext:value-type="float">
            <text:p>788819.1131759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70940.17144" calcext:value-type="float">
            <text:p>1442770940.17144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5.9261968135834" calcext:value-type="float">
            <text:p>35.9261968136</text:p>
          </table:table-cell>
          <table:table-cell table:formula="of:=[.C1135]/([.D1135]-[.D1134])" office:value-type="float" office:value="790545.355124086" calcext:value-type="float">
            <text:p>790545.35512408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70940.18166" calcext:value-type="float">
            <text:p>1442770940.18166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5.9364242553711" calcext:value-type="float">
            <text:p>35.9364242554</text:p>
          </table:table-cell>
          <table:table-cell table:formula="of:=[.C1136]/([.D1136]-[.D1135])" office:value-type="float" office:value="791595.803529384" calcext:value-type="float">
            <text:p>791595.80352938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70940.19191" calcext:value-type="float">
            <text:p>1442770940.19191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5.946667432785" calcext:value-type="float">
            <text:p>35.9466674328</text:p>
          </table:table-cell>
          <table:table-cell table:formula="of:=[.C1137]/([.D1137]-[.D1136])" office:value-type="float" office:value="790379.749645043" calcext:value-type="float">
            <text:p>790379.74964504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70940.20219" calcext:value-type="float">
            <text:p>1442770940.20219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5.9569501876831" calcext:value-type="float">
            <text:p>35.9569501877</text:p>
          </table:table-cell>
          <table:table-cell table:formula="of:=[.C1138]/([.D1138]-[.D1137])" office:value-type="float" office:value="787337.642514318" calcext:value-type="float">
            <text:p>787337.64251431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70940.21245" calcext:value-type="float">
            <text:p>1442770940.21245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5.9672076702118" calcext:value-type="float">
            <text:p>35.9672076702</text:p>
          </table:table-cell>
          <table:table-cell table:formula="of:=[.C1139]/([.D1139]-[.D1138])" office:value-type="float" office:value="789277.483764498" calcext:value-type="float">
            <text:p>789277.48376449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70940.22268" calcext:value-type="float">
            <text:p>1442770940.22268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5.9774358272552" calcext:value-type="float">
            <text:p>35.9774358273</text:p>
          </table:table-cell>
          <table:table-cell table:formula="of:=[.C1140]/([.D1140]-[.D1139])" office:value-type="float" office:value="791540.447179487" calcext:value-type="float">
            <text:p>791540.44717948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70940.2329" calcext:value-type="float">
            <text:p>1442770940.2329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5.9876573085785" calcext:value-type="float">
            <text:p>35.9876573086</text:p>
          </table:table-cell>
          <table:table-cell table:formula="of:=[.C1141]/([.D1141]-[.D1140])" office:value-type="float" office:value="792057.407725322" calcext:value-type="float">
            <text:p>792057.40772532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70940.24311" calcext:value-type="float">
            <text:p>1442770940.24311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5.9978721141815" calcext:value-type="float">
            <text:p>35.9978721142</text:p>
          </table:table-cell>
          <table:table-cell table:formula="of:=[.C1142]/([.D1142]-[.D1141])" office:value-type="float" office:value="792575.043973485" calcext:value-type="float">
            <text:p>792575.04397348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70940.25332" calcext:value-type="float">
            <text:p>1442770940.25332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6.0080783367157" calcext:value-type="float">
            <text:p>36.0080783367</text:p>
          </table:table-cell>
          <table:table-cell table:formula="of:=[.C1143]/([.D1143]-[.D1142])" office:value-type="float" office:value="793241.571295085" calcext:value-type="float">
            <text:p>793241.57129508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70940.26354" calcext:value-type="float">
            <text:p>1442770940.26354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6.0182993412018" calcext:value-type="float">
            <text:p>36.0182993412</text:p>
          </table:table-cell>
          <table:table-cell table:formula="of:=[.C1144]/([.D1144]-[.D1143])" office:value-type="float" office:value="792094.359318871" calcext:value-type="float">
            <text:p>792094.35931887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70940.27378" calcext:value-type="float">
            <text:p>1442770940.27378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6.0285396575928" calcext:value-type="float">
            <text:p>36.0285396576</text:p>
          </table:table-cell>
          <table:table-cell table:formula="of:=[.C1145]/([.D1145]-[.D1144])" office:value-type="float" office:value="790600.572373169" calcext:value-type="float">
            <text:p>790600.57237316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70940.284" calcext:value-type="float">
            <text:p>1442770940.284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6.0387580394745" calcext:value-type="float">
            <text:p>36.0387580395</text:p>
          </table:table-cell>
          <table:table-cell table:formula="of:=[.C1146]/([.D1146]-[.D1145])" office:value-type="float" office:value="792297.654728295" calcext:value-type="float">
            <text:p>792297.65472829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70940.29422" calcext:value-type="float">
            <text:p>1442770940.29422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6.0489842891693" calcext:value-type="float">
            <text:p>36.0489842892</text:p>
          </table:table-cell>
          <table:table-cell table:formula="of:=[.C1147]/([.D1147]-[.D1146])" office:value-type="float" office:value="791688.081320526" calcext:value-type="float">
            <text:p>791688.08132052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70940.30452" calcext:value-type="float">
            <text:p>1442770940.30452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6.059276342392" calcext:value-type="float">
            <text:p>36.0592763424</text:p>
          </table:table-cell>
          <table:table-cell table:formula="of:=[.C1148]/([.D1148]-[.D1147])" office:value-type="float" office:value="786626.324684952" calcext:value-type="float">
            <text:p>786626.32468495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70940.31505" calcext:value-type="float">
            <text:p>1442770940.31505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6.0698120594025" calcext:value-type="float">
            <text:p>36.0698120594</text:p>
          </table:table-cell>
          <table:table-cell table:formula="of:=[.C1149]/([.D1149]-[.D1148])" office:value-type="float" office:value="768433.699570038" calcext:value-type="float">
            <text:p>768433.69957003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70940.32539" calcext:value-type="float">
            <text:p>1442770940.32539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6.0801520347595" calcext:value-type="float">
            <text:p>36.0801520348</text:p>
          </table:table-cell>
          <table:table-cell table:formula="of:=[.C1150]/([.D1150]-[.D1149])" office:value-type="float" office:value="782980.589453296" calcext:value-type="float">
            <text:p>782980.58945329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70940.33583" calcext:value-type="float">
            <text:p>1442770940.33583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6.0905866622925" calcext:value-type="float">
            <text:p>36.0905866623</text:p>
          </table:table-cell>
          <table:table-cell table:formula="of:=[.C1151]/([.D1151]-[.D1150])" office:value-type="float" office:value="775878.197322122" calcext:value-type="float">
            <text:p>775878.19732212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70940.34612" calcext:value-type="float">
            <text:p>1442770940.34612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6.1008801460266" calcext:value-type="float">
            <text:p>36.100880146</text:p>
          </table:table-cell>
          <table:table-cell table:formula="of:=[.C1152]/([.D1152]-[.D1151])" office:value-type="float" office:value="786517.005234632" calcext:value-type="float">
            <text:p>786517.0052346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70940.35639" calcext:value-type="float">
            <text:p>1442770940.35639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6.1111469268799" calcext:value-type="float">
            <text:p>36.1111469269</text:p>
          </table:table-cell>
          <table:table-cell table:formula="of:=[.C1153]/([.D1153]-[.D1152])" office:value-type="float" office:value="788562.658120849" calcext:value-type="float">
            <text:p>788562.65812084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70940.36672" calcext:value-type="float">
            <text:p>1442770940.36672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6.1214771270752" calcext:value-type="float">
            <text:p>36.1214771271</text:p>
          </table:table-cell>
          <table:table-cell table:formula="of:=[.C1154]/([.D1154]-[.D1153])" office:value-type="float" office:value="783721.500738552" calcext:value-type="float">
            <text:p>783721.50073855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70940.37715" calcext:value-type="float">
            <text:p>1442770940.37715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6.1319060325623" calcext:value-type="float">
            <text:p>36.1319060326</text:p>
          </table:table-cell>
          <table:table-cell table:formula="of:=[.C1155]/([.D1155]-[.D1154])" office:value-type="float" office:value="776303.899775959" calcext:value-type="float">
            <text:p>776303.89977595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70940.38772" calcext:value-type="float">
            <text:p>1442770940.38772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6.1424841880798" calcext:value-type="float">
            <text:p>36.1424841881</text:p>
          </table:table-cell>
          <table:table-cell table:formula="of:=[.C1156]/([.D1156]-[.D1155])" office:value-type="float" office:value="765350.820050487" calcext:value-type="float">
            <text:p>765350.82005048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70940.39825" calcext:value-type="float">
            <text:p>1442770940.39825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6.1530115604401" calcext:value-type="float">
            <text:p>36.1530115604</text:p>
          </table:table-cell>
          <table:table-cell table:formula="of:=[.C1157]/([.D1157]-[.D1156])" office:value-type="float" office:value="769042.807926622" calcext:value-type="float">
            <text:p>769042.80792662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70940.40859" calcext:value-type="float">
            <text:p>1442770940.40859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6.163348197937" calcext:value-type="float">
            <text:p>36.1633481979</text:p>
          </table:table-cell>
          <table:table-cell table:formula="of:=[.C1158]/([.D1158]-[.D1157])" office:value-type="float" office:value="783233.425994695" calcext:value-type="float">
            <text:p>783233.42599469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70940.41902" calcext:value-type="float">
            <text:p>1442770940.41902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6.1737854480743" calcext:value-type="float">
            <text:p>36.1737854481</text:p>
          </table:table-cell>
          <table:table-cell table:formula="of:=[.C1159]/([.D1159]-[.D1158])" office:value-type="float" office:value="775683.239692076" calcext:value-type="float">
            <text:p>775683.23969207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70940.42965" calcext:value-type="float">
            <text:p>1442770940.42965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6.1844065189362" calcext:value-type="float">
            <text:p>36.1844065189</text:p>
          </table:table-cell>
          <table:table-cell table:formula="of:=[.C1160]/([.D1160]-[.D1159])" office:value-type="float" office:value="762258.354673611" calcext:value-type="float">
            <text:p>762258.35467361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70940.44022" calcext:value-type="float">
            <text:p>1442770940.44022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6.1949763298035" calcext:value-type="float">
            <text:p>36.1949763298</text:p>
          </table:table-cell>
          <table:table-cell table:formula="of:=[.C1161]/([.D1161]-[.D1160])" office:value-type="float" office:value="765955.04892518" calcext:value-type="float">
            <text:p>765955.0489251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70940.45065" calcext:value-type="float">
            <text:p>1442770940.45065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6.2054138183594" calcext:value-type="float">
            <text:p>36.2054138184</text:p>
          </table:table-cell>
          <table:table-cell table:formula="of:=[.C1162]/([.D1162]-[.D1161])" office:value-type="float" office:value="775665.521129334" calcext:value-type="float">
            <text:p>775665.52112933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70940.46109" calcext:value-type="float">
            <text:p>1442770940.46109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6.2158484458923" calcext:value-type="float">
            <text:p>36.2158484459</text:p>
          </table:table-cell>
          <table:table-cell table:formula="of:=[.C1163]/([.D1163]-[.D1162])" office:value-type="float" office:value="775878.197322122" calcext:value-type="float">
            <text:p>775878.19732212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70940.47174" calcext:value-type="float">
            <text:p>1442770940.47174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6.2265000343323" calcext:value-type="float">
            <text:p>36.2265000343</text:p>
          </table:table-cell>
          <table:table-cell table:formula="of:=[.C1164]/([.D1164]-[.D1163])" office:value-type="float" office:value="760074.42886561" calcext:value-type="float">
            <text:p>760074.4288656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70940.48237" calcext:value-type="float">
            <text:p>1442770940.48237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6.2371315956116" calcext:value-type="float">
            <text:p>36.2371315956</text:p>
          </table:table-cell>
          <table:table-cell table:formula="of:=[.C1165]/([.D1165]-[.D1164])" office:value-type="float" office:value="761506.216002871" calcext:value-type="float">
            <text:p>761506.21600287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70940.49312" calcext:value-type="float">
            <text:p>1442770940.49312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6.2478842735291" calcext:value-type="float">
            <text:p>36.2478842735</text:p>
          </table:table-cell>
          <table:table-cell table:formula="of:=[.C1166]/([.D1166]-[.D1165])" office:value-type="float" office:value="752928.71804878" calcext:value-type="float">
            <text:p>752928.7180487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70940.5038" calcext:value-type="float">
            <text:p>1442770940.5038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6.2585620880127" calcext:value-type="float">
            <text:p>36.258562088</text:p>
          </table:table-cell>
          <table:table-cell table:formula="of:=[.C1167]/([.D1167]-[.D1166])" office:value-type="float" office:value="758207.591300853" calcext:value-type="float">
            <text:p>758207.59130085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70940.51432" calcext:value-type="float">
            <text:p>1442770940.51432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6.2690834999084" calcext:value-type="float">
            <text:p>36.2690834999</text:p>
          </table:table-cell>
          <table:table-cell table:formula="of:=[.C1168]/([.D1168]-[.D1167])" office:value-type="float" office:value="769478.476863812" calcext:value-type="float">
            <text:p>769478.47686381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70940.52478" calcext:value-type="float">
            <text:p>1442770940.52478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6.2795374393463" calcext:value-type="float">
            <text:p>36.2795374393</text:p>
          </table:table-cell>
          <table:table-cell table:formula="of:=[.C1169]/([.D1169]-[.D1168])" office:value-type="float" office:value="774444.892102082" calcext:value-type="float">
            <text:p>774444.89210208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70940.53529" calcext:value-type="float">
            <text:p>1442770940.53529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6.290050983429" calcext:value-type="float">
            <text:p>36.2900509834</text:p>
          </table:table-cell>
          <table:table-cell table:formula="of:=[.C1170]/([.D1170]-[.D1169])" office:value-type="float" office:value="770054.316257342" calcext:value-type="float">
            <text:p>770054.31625734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70940.54583" calcext:value-type="float">
            <text:p>1442770940.54583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6.3005936145782" calcext:value-type="float">
            <text:p>36.3005936146</text:p>
          </table:table-cell>
          <table:table-cell table:formula="of:=[.C1171]/([.D1171]-[.D1170])" office:value-type="float" office:value="767929.740247405" calcext:value-type="float">
            <text:p>767929.74024740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70940.55651" calcext:value-type="float">
            <text:p>1442770940.55651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6.3112704753876" calcext:value-type="float">
            <text:p>36.3112704754</text:p>
          </table:table-cell>
          <table:table-cell table:formula="of:=[.C1172]/([.D1172]-[.D1171])" office:value-type="float" office:value="758275.315617882" calcext:value-type="float">
            <text:p>758275.31561788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70940.56697" calcext:value-type="float">
            <text:p>1442770940.56697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6.3217298984528" calcext:value-type="float">
            <text:p>36.3217298985</text:p>
          </table:table-cell>
          <table:table-cell table:formula="of:=[.C1173]/([.D1173]-[.D1172])" office:value-type="float" office:value="774038.869022111" calcext:value-type="float">
            <text:p>774038.86902211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70940.57764" calcext:value-type="float">
            <text:p>1442770940.57764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6.3324027061462" calcext:value-type="float">
            <text:p>36.3324027061</text:p>
          </table:table-cell>
          <table:table-cell table:formula="of:=[.C1174]/([.D1174]-[.D1173])" office:value-type="float" office:value="758563.278990283" calcext:value-type="float">
            <text:p>758563.27899028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70940.58828" calcext:value-type="float">
            <text:p>1442770940.58828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6.3430399894714" calcext:value-type="float">
            <text:p>36.3430399895</text:p>
          </table:table-cell>
          <table:table-cell table:formula="of:=[.C1175]/([.D1175]-[.D1174])" office:value-type="float" office:value="761096.58382643" calcext:value-type="float">
            <text:p>761096.5838264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70940.59898" calcext:value-type="float">
            <text:p>1442770940.59898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6.3537359237671" calcext:value-type="float">
            <text:p>36.3537359238</text:p>
          </table:table-cell>
          <table:table-cell table:formula="of:=[.C1176]/([.D1176]-[.D1175])" office:value-type="float" office:value="756923.123891044" calcext:value-type="float">
            <text:p>756923.12389104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70940.60971" calcext:value-type="float">
            <text:p>1442770940.60971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6.3644716739655" calcext:value-type="float">
            <text:p>36.364471674</text:p>
          </table:table-cell>
          <table:table-cell table:formula="of:=[.C1177]/([.D1177]-[.D1176])" office:value-type="float" office:value="754115.907170934" calcext:value-type="float">
            <text:p>754115.90717093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70940.62039" calcext:value-type="float">
            <text:p>1442770940.62039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6.3751473426819" calcext:value-type="float">
            <text:p>36.3751473427</text:p>
          </table:table-cell>
          <table:table-cell table:formula="of:=[.C1178]/([.D1178]-[.D1177])" office:value-type="float" office:value="758359.988029569" calcext:value-type="float">
            <text:p>758359.98802956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70940.63106" calcext:value-type="float">
            <text:p>1442770940.63106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6.3858194351196" calcext:value-type="float">
            <text:p>36.3858194351</text:p>
          </table:table-cell>
          <table:table-cell table:formula="of:=[.C1179]/([.D1179]-[.D1178])" office:value-type="float" office:value="758614.11876145" calcext:value-type="float">
            <text:p>758614.1187614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70940.64172" calcext:value-type="float">
            <text:p>1442770940.64172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6.3964800834656" calcext:value-type="float">
            <text:p>36.3964800835</text:p>
          </table:table-cell>
          <table:table-cell table:formula="of:=[.C1180]/([.D1180]-[.D1179])" office:value-type="float" office:value="759428.482891265" calcext:value-type="float">
            <text:p>759428.48289126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70940.65222" calcext:value-type="float">
            <text:p>1442770940.65222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6.4069759845734" calcext:value-type="float">
            <text:p>36.4069759846</text:p>
          </table:table-cell>
          <table:table-cell table:formula="of:=[.C1181]/([.D1181]-[.D1180])" office:value-type="float" office:value="771348.730981532" calcext:value-type="float">
            <text:p>771348.73098153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70940.66273" calcext:value-type="float">
            <text:p>1442770940.66273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6.4174952507019" calcext:value-type="float">
            <text:p>36.4174952507</text:p>
          </table:table-cell>
          <table:table-cell table:formula="of:=[.C1182]/([.D1182]-[.D1181])" office:value-type="float" office:value="769635.438544004" calcext:value-type="float">
            <text:p>769635.43854400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70940.67326" calcext:value-type="float">
            <text:p>1442770940.67326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6.4280223846436" calcext:value-type="float">
            <text:p>36.4280223846</text:p>
          </table:table-cell>
          <table:table-cell table:formula="of:=[.C1183]/([.D1183]-[.D1182])" office:value-type="float" office:value="769060.225211759" calcext:value-type="float">
            <text:p>769060.22521175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70940.68391" calcext:value-type="float">
            <text:p>1442770940.68391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6.4386730194092" calcext:value-type="float">
            <text:p>36.4386730194</text:p>
          </table:table-cell>
          <table:table-cell table:formula="of:=[.C1184]/([.D1184]-[.D1183])" office:value-type="float" office:value="760142.487106017" calcext:value-type="float">
            <text:p>760142.48710601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70940.69457" calcext:value-type="float">
            <text:p>1442770940.69457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6.4493353366852" calcext:value-type="float">
            <text:p>36.4493353367</text:p>
          </table:table-cell>
          <table:table-cell table:formula="of:=[.C1185]/([.D1185]-[.D1184])" office:value-type="float" office:value="759309.612575747" calcext:value-type="float">
            <text:p>759309.61257574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70940.70529" calcext:value-type="float">
            <text:p>1442770940.70529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6.4600501060486" calcext:value-type="float">
            <text:p>36.460050106</text:p>
          </table:table-cell>
          <table:table-cell table:formula="of:=[.C1186]/([.D1186]-[.D1185])" office:value-type="float" office:value="755592.558777063" calcext:value-type="float">
            <text:p>755592.55877706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70940.71596" calcext:value-type="float">
            <text:p>1442770940.71596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6.4707183837891" calcext:value-type="float">
            <text:p>36.4707183838</text:p>
          </table:table-cell>
          <table:table-cell table:formula="of:=[.C1187]/([.D1187]-[.D1186])" office:value-type="float" office:value="758885.37934117" calcext:value-type="float">
            <text:p>758885.3793411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70940.72648" calcext:value-type="float">
            <text:p>1442770940.72648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6.4812412261963" calcext:value-type="float">
            <text:p>36.4812412262</text:p>
          </table:table-cell>
          <table:table-cell table:formula="of:=[.C1188]/([.D1188]-[.D1187])" office:value-type="float" office:value="769373.87130687" calcext:value-type="float">
            <text:p>769373.8713068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70940.73718" calcext:value-type="float">
            <text:p>1442770940.73718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6.4919457435608" calcext:value-type="float">
            <text:p>36.4919457436</text:p>
          </table:table-cell>
          <table:table-cell table:formula="of:=[.C1189]/([.D1189]-[.D1188])" office:value-type="float" office:value="756316.209719809" calcext:value-type="float">
            <text:p>756316.20971980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70940.74766" calcext:value-type="float">
            <text:p>1442770940.74766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6.5024170875549" calcext:value-type="float">
            <text:p>36.5024170876</text:p>
          </table:table-cell>
          <table:table-cell table:formula="of:=[.C1190]/([.D1190]-[.D1189])" office:value-type="float" office:value="773157.67723133" calcext:value-type="float">
            <text:p>773157.6772313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70940.75839" calcext:value-type="float">
            <text:p>1442770940.75839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6.5131516456604" calcext:value-type="float">
            <text:p>36.5131516457</text:p>
          </table:table-cell>
          <table:table-cell table:formula="of:=[.C1191]/([.D1191]-[.D1190])" office:value-type="float" office:value="754199.653162758" calcext:value-type="float">
            <text:p>754199.65316275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70940.76905" calcext:value-type="float">
            <text:p>1442770940.76905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6.5238139629364" calcext:value-type="float">
            <text:p>36.5238139629</text:p>
          </table:table-cell>
          <table:table-cell table:formula="of:=[.C1192]/([.D1192]-[.D1191])" office:value-type="float" office:value="759309.612575747" calcext:value-type="float">
            <text:p>759309.61257574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70940.77971" calcext:value-type="float">
            <text:p>1442770940.77971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6.534469127655" calcext:value-type="float">
            <text:p>36.5344691277</text:p>
          </table:table-cell>
          <table:table-cell table:formula="of:=[.C1193]/([.D1193]-[.D1192])" office:value-type="float" office:value="759819.318968025" calcext:value-type="float">
            <text:p>759819.31896802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70940.7902" calcext:value-type="float">
            <text:p>1442770940.7902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6.5449631214142" calcext:value-type="float">
            <text:p>36.5449631214</text:p>
          </table:table-cell>
          <table:table-cell table:formula="of:=[.C1194]/([.D1194]-[.D1193])" office:value-type="float" office:value="771488.928410769" calcext:value-type="float">
            <text:p>771488.92841076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70940.80053" calcext:value-type="float">
            <text:p>1442770940.80053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6.5552899837494" calcext:value-type="float">
            <text:p>36.5552899837</text:p>
          </table:table-cell>
          <table:table-cell table:formula="of:=[.C1195]/([.D1195]-[.D1194])" office:value-type="float" office:value="783974.816087177" calcext:value-type="float">
            <text:p>783974.81608717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70940.81096" calcext:value-type="float">
            <text:p>1442770940.81096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6.5657176971436" calcext:value-type="float">
            <text:p>36.5657176971</text:p>
          </table:table-cell>
          <table:table-cell table:formula="of:=[.C1196]/([.D1196]-[.D1195])" office:value-type="float" office:value="776392.64659213" calcext:value-type="float">
            <text:p>776392.6465921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70940.8214" calcext:value-type="float">
            <text:p>1442770940.8214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6.5761623382568" calcext:value-type="float">
            <text:p>36.5761623383</text:p>
          </table:table-cell>
          <table:table-cell table:formula="of:=[.C1197]/([.D1197]-[.D1196])" office:value-type="float" office:value="775134.340394449" calcext:value-type="float">
            <text:p>775134.34039444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70940.83207" calcext:value-type="float">
            <text:p>1442770940.83207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6.5868349075317" calcext:value-type="float">
            <text:p>36.5868349075</text:p>
          </table:table-cell>
          <table:table-cell table:formula="of:=[.C1198]/([.D1198]-[.D1197])" office:value-type="float" office:value="758580.224823519" calcext:value-type="float">
            <text:p>758580.22482351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70940.84256" calcext:value-type="float">
            <text:p>1442770940.84256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6.5973193645477" calcext:value-type="float">
            <text:p>36.5973193645</text:p>
          </table:table-cell>
          <table:table-cell table:formula="of:=[.C1199]/([.D1199]-[.D1198])" office:value-type="float" office:value="772190.680704946" calcext:value-type="float">
            <text:p>772190.68070494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70940.85324" calcext:value-type="float">
            <text:p>1442770940.85324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6.6079964637756" calcext:value-type="float">
            <text:p>36.6079964638</text:p>
          </table:table-cell>
          <table:table-cell table:formula="of:=[.C1200]/([.D1200]-[.D1199])" office:value-type="float" office:value="758258.383404417" calcext:value-type="float">
            <text:p>758258.38340441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70940.86391" calcext:value-type="float">
            <text:p>1442770940.86391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6.618668794632" calcext:value-type="float">
            <text:p>36.6186687946</text:p>
          </table:table-cell>
          <table:table-cell table:formula="of:=[.C1201]/([.D1201]-[.D1200])" office:value-type="float" office:value="758597.171413891" calcext:value-type="float">
            <text:p>758597.1714138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70940.87433" calcext:value-type="float">
            <text:p>1442770940.87433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6.6290860176086" calcext:value-type="float">
            <text:p>36.6290860176</text:p>
          </table:table-cell>
          <table:table-cell table:formula="of:=[.C1202]/([.D1202]-[.D1201])" office:value-type="float" office:value="777174.494404138" calcext:value-type="float">
            <text:p>777174.49440413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70940.88487" calcext:value-type="float">
            <text:p>1442770940.88487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6.6396291255951" calcext:value-type="float">
            <text:p>36.6396291256</text:p>
          </table:table-cell>
          <table:table-cell table:formula="of:=[.C1203]/([.D1203]-[.D1202])" office:value-type="float" office:value="767895.008796726" calcext:value-type="float">
            <text:p>767895.00879672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70940.89553" calcext:value-type="float">
            <text:p>1442770940.89553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6.6502921581268" calcext:value-type="float">
            <text:p>36.6502921581</text:p>
          </table:table-cell>
          <table:table-cell table:formula="of:=[.C1204]/([.D1204]-[.D1203])" office:value-type="float" office:value="759258.679545658" calcext:value-type="float">
            <text:p>759258.67954565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70940.90618" calcext:value-type="float">
            <text:p>1442770940.90618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6.660936832428" calcext:value-type="float">
            <text:p>36.6609368324</text:p>
          </table:table-cell>
          <table:table-cell table:formula="of:=[.C1205]/([.D1205]-[.D1204])" office:value-type="float" office:value="760568.127399377" calcext:value-type="float">
            <text:p>760568.12739937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70940.91686" calcext:value-type="float">
            <text:p>1442770940.91686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6.671621799469" calcext:value-type="float">
            <text:p>36.6716217995</text:p>
          </table:table-cell>
          <table:table-cell table:formula="of:=[.C1206]/([.D1206]-[.D1205])" office:value-type="float" office:value="757700.044269904" calcext:value-type="float">
            <text:p>757700.04426990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70940.92754" calcext:value-type="float">
            <text:p>1442770940.92754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6.6823041439056" calcext:value-type="float">
            <text:p>36.6823041439</text:p>
          </table:table-cell>
          <table:table-cell table:formula="of:=[.C1207]/([.D1207]-[.D1206])" office:value-type="float" office:value="757886.065930142" calcext:value-type="float">
            <text:p>757886.06593014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70940.93796" calcext:value-type="float">
            <text:p>1442770940.93796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6.6927211284637" calcext:value-type="float">
            <text:p>36.6927211285</text:p>
          </table:table-cell>
          <table:table-cell table:formula="of:=[.C1208]/([.D1208]-[.D1207])" office:value-type="float" office:value="777192.281973817" calcext:value-type="float">
            <text:p>777192.28197381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70940.94866" calcext:value-type="float">
            <text:p>1442770940.94866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6.7034239768982" calcext:value-type="float">
            <text:p>36.7034239769</text:p>
          </table:table-cell>
          <table:table-cell table:formula="of:=[.C1209]/([.D1209]-[.D1208])" office:value-type="float" office:value="756434.144572409" calcext:value-type="float">
            <text:p>756434.14457240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70940.95937" calcext:value-type="float">
            <text:p>1442770940.95937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6.7141346931457" calcext:value-type="float">
            <text:p>36.7141346931</text:p>
          </table:table-cell>
          <table:table-cell table:formula="of:=[.C1210]/([.D1210]-[.D1209])" office:value-type="float" office:value="755878.487757101" calcext:value-type="float">
            <text:p>755878.48775710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70940.97004" calcext:value-type="float">
            <text:p>1442770940.97004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6.7248010635376" calcext:value-type="float">
            <text:p>36.7248010635</text:p>
          </table:table-cell>
          <table:table-cell table:formula="of:=[.C1211]/([.D1211]-[.D1210])" office:value-type="float" office:value="759021.082390809" calcext:value-type="float">
            <text:p>759021.08239080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70940.98071" calcext:value-type="float">
            <text:p>1442770940.98071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6.7354657649994" calcext:value-type="float">
            <text:p>36.735465765</text:p>
          </table:table-cell>
          <table:table-cell table:formula="of:=[.C1212]/([.D1212]-[.D1211])" office:value-type="float" office:value="759139.862377322" calcext:value-type="float">
            <text:p>759139.86237732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70940.99135" calcext:value-type="float">
            <text:p>1442770940.99135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6.7461071014404" calcext:value-type="float">
            <text:p>36.7461071014</text:p>
          </table:table-cell>
          <table:table-cell table:formula="of:=[.C1213]/([.D1213]-[.D1212])" office:value-type="float" office:value="760806.694239688" calcext:value-type="float">
            <text:p>760806.69423968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70941.00281" calcext:value-type="float">
            <text:p>1442770941.00281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6.757572889328" calcext:value-type="float">
            <text:p>36.7575728893</text:p>
          </table:table-cell>
          <table:table-cell table:formula="of:=[.C1214]/([.D1214]-[.D1213])" office:value-type="float" office:value="706100.625564035" calcext:value-type="float">
            <text:p>706100.62556403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70941.01325" calcext:value-type="float">
            <text:p>1442770941.01325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6.7680108547211" calcext:value-type="float">
            <text:p>36.7680108547</text:p>
          </table:table-cell>
          <table:table-cell table:formula="of:=[.C1215]/([.D1215]-[.D1214])" office:value-type="float" office:value="775630.086432161" calcext:value-type="float">
            <text:p>775630.08643216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70941.02372" calcext:value-type="float">
            <text:p>1442770941.02372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6.7784759998322" calcext:value-type="float">
            <text:p>36.7784759998</text:p>
          </table:table-cell>
          <table:table-cell table:formula="of:=[.C1216]/([.D1216]-[.D1215])" office:value-type="float" office:value="773615.646420923" calcext:value-type="float">
            <text:p>773615.64642092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70941.03414" calcext:value-type="float">
            <text:p>1442770941.03414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6.7889018058777" calcext:value-type="float">
            <text:p>36.7889018059</text:p>
          </table:table-cell>
          <table:table-cell table:formula="of:=[.C1217]/([.D1217]-[.D1216])" office:value-type="float" office:value="776534.683711038" calcext:value-type="float">
            <text:p>776534.68371103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70941.04454" calcext:value-type="float">
            <text:p>1442770941.04454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6.7993035316467" calcext:value-type="float">
            <text:p>36.7993035316</text:p>
          </table:table-cell>
          <table:table-cell table:formula="of:=[.C1218]/([.D1218]-[.D1217])" office:value-type="float" office:value="778332.382506647" calcext:value-type="float">
            <text:p>778332.38250664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70941.05495" calcext:value-type="float">
            <text:p>1442770941.05495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6.8097116947174" calcext:value-type="float">
            <text:p>36.8097116947</text:p>
          </table:table-cell>
          <table:table-cell table:formula="of:=[.C1219]/([.D1219]-[.D1218])" office:value-type="float" office:value="777850.994937579" calcext:value-type="float">
            <text:p>777850.99493757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70941.0655" calcext:value-type="float">
            <text:p>1442770941.0655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6.8202567100525" calcext:value-type="float">
            <text:p>36.8202567101</text:p>
          </table:table-cell>
          <table:table-cell table:formula="of:=[.C1220]/([.D1220]-[.D1219])" office:value-type="float" office:value="767756.114404576" calcext:value-type="float">
            <text:p>767756.11440457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70941.07585" calcext:value-type="float">
            <text:p>1442770941.07585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6.8306076526642" calcext:value-type="float">
            <text:p>36.8306076527</text:p>
          </table:table-cell>
          <table:table-cell table:formula="of:=[.C1221]/([.D1221]-[.D1220])" office:value-type="float" office:value="782150.98892088" calcext:value-type="float">
            <text:p>782150.9889208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70941.08628" calcext:value-type="float">
            <text:p>1442770941.08628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6.8410394191742" calcext:value-type="float">
            <text:p>36.8410394192</text:p>
          </table:table-cell>
          <table:table-cell table:formula="of:=[.C1222]/([.D1222]-[.D1221])" office:value-type="float" office:value="776090.990172327" calcext:value-type="float">
            <text:p>776090.99017232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70941.09671" calcext:value-type="float">
            <text:p>1442770941.09671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6.8514754772186" calcext:value-type="float">
            <text:p>36.8514754772</text:p>
          </table:table-cell>
          <table:table-cell table:formula="of:=[.C1223]/([.D1223]-[.D1222])" office:value-type="float" office:value="775771.844649548" calcext:value-type="float">
            <text:p>775771.84464954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70941.10717" calcext:value-type="float">
            <text:p>1442770941.10717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6.8619315624237" calcext:value-type="float">
            <text:p>36.8619315624</text:p>
          </table:table-cell>
          <table:table-cell table:formula="of:=[.C1224]/([.D1224]-[.D1223])" office:value-type="float" office:value="774285.962787304" calcext:value-type="float">
            <text:p>774285.96278730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70941.11761" calcext:value-type="float">
            <text:p>1442770941.11761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6.8723669052124" calcext:value-type="float">
            <text:p>36.8723669052</text:p>
          </table:table-cell>
          <table:table-cell table:formula="of:=[.C1225]/([.D1225]-[.D1224])" office:value-type="float" office:value="775825.01734104" calcext:value-type="float">
            <text:p>775825.0173410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70941.12807" calcext:value-type="float">
            <text:p>1442770941.12807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6.8828268051147" calcext:value-type="float">
            <text:p>36.8828268051</text:p>
          </table:table-cell>
          <table:table-cell table:formula="of:=[.C1226]/([.D1226]-[.D1225])" office:value-type="float" office:value="774003.582786287" calcext:value-type="float">
            <text:p>774003.58278628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70941.1385" calcext:value-type="float">
            <text:p>1442770941.1385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6.8932597637176" calcext:value-type="float">
            <text:p>36.8932597637</text:p>
          </table:table-cell>
          <table:table-cell table:formula="of:=[.C1227]/([.D1227]-[.D1226])" office:value-type="float" office:value="776002.312301469" calcext:value-type="float">
            <text:p>776002.31230146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70941.14899" calcext:value-type="float">
            <text:p>1442770941.14899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6.9037473201752" calcext:value-type="float">
            <text:p>36.9037473202</text:p>
          </table:table-cell>
          <table:table-cell table:formula="of:=[.C1228]/([.D1228]-[.D1227])" office:value-type="float" office:value="771962.471219424" calcext:value-type="float">
            <text:p>771962.47121942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70941.15943" calcext:value-type="float">
            <text:p>1442770941.15943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6.914192199707" calcext:value-type="float">
            <text:p>36.9141921997</text:p>
          </table:table-cell>
          <table:table-cell table:formula="of:=[.C1229]/([.D1229]-[.D1228])" office:value-type="float" office:value="775116.646899039" calcext:value-type="float">
            <text:p>775116.646899039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70941.16987" calcext:value-type="float">
            <text:p>1442770941.16987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6.9246301651001" calcext:value-type="float">
            <text:p>36.9246301651</text:p>
          </table:table-cell>
          <table:table-cell table:formula="of:=[.C1230]/([.D1230]-[.D1229])" office:value-type="float" office:value="775630.086432161" calcext:value-type="float">
            <text:p>775630.08643216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70941.18029" calcext:value-type="float">
            <text:p>1442770941.18029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6.9350507259369" calcext:value-type="float">
            <text:p>36.9350507259</text:p>
          </table:table-cell>
          <table:table-cell table:formula="of:=[.C1231]/([.D1231]-[.D1230])" office:value-type="float" office:value="776925.553892969" calcext:value-type="float">
            <text:p>776925.55389296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70941.19073" calcext:value-type="float">
            <text:p>1442770941.19073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6.9454908370972" calcext:value-type="float">
            <text:p>36.9454908371</text:p>
          </table:table-cell>
          <table:table-cell table:formula="of:=[.C1232]/([.D1232]-[.D1231])" office:value-type="float" office:value="775470.670351001" calcext:value-type="float">
            <text:p>775470.67035100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70941.20117" calcext:value-type="float">
            <text:p>1442770941.20117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6.9559271335602" calcext:value-type="float">
            <text:p>36.9559271336</text:p>
          </table:table-cell>
          <table:table-cell table:formula="of:=[.C1233]/([.D1233]-[.D1232])" office:value-type="float" office:value="775754.1220387" calcext:value-type="float">
            <text:p>775754.122038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70941.2116" calcext:value-type="float">
            <text:p>1442770941.2116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6.9663586616516" calcext:value-type="float">
            <text:p>36.9663586617</text:p>
          </table:table-cell>
          <table:table-cell table:formula="of:=[.C1234]/([.D1234]-[.D1233])" office:value-type="float" office:value="776108.728178639" calcext:value-type="float">
            <text:p>776108.72817863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70941.222" calcext:value-type="float">
            <text:p>1442770941.222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6.9767642021179" calcext:value-type="float">
            <text:p>36.9767642021</text:p>
          </table:table-cell>
          <table:table-cell table:formula="of:=[.C1235]/([.D1235]-[.D1234])" office:value-type="float" office:value="778047.043900651" calcext:value-type="float">
            <text:p>778047.04390065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70941.23241" calcext:value-type="float">
            <text:p>1442770941.23241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6.9871754646301" calcext:value-type="float">
            <text:p>36.9871754646</text:p>
          </table:table-cell>
          <table:table-cell table:formula="of:=[.C1236]/([.D1236]-[.D1235])" office:value-type="float" office:value="777619.428047999" calcext:value-type="float">
            <text:p>777619.42804799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70941.24286" calcext:value-type="float">
            <text:p>1442770941.24286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6.9976165294647" calcext:value-type="float">
            <text:p>36.9976165295</text:p>
          </table:table-cell>
          <table:table-cell table:formula="of:=[.C1237]/([.D1237]-[.D1236])" office:value-type="float" office:value="775399.839791748" calcext:value-type="float">
            <text:p>775399.83979174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70941.25327" calcext:value-type="float">
            <text:p>1442770941.25327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7.0080335140228" calcext:value-type="float">
            <text:p>37.008033514</text:p>
          </table:table-cell>
          <table:table-cell table:formula="of:=[.C1238]/([.D1238]-[.D1237])" office:value-type="float" office:value="777192.281973817" calcext:value-type="float">
            <text:p>777192.28197381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70941.26364" calcext:value-type="float">
            <text:p>1442770941.26364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7.0183959007263" calcext:value-type="float">
            <text:p>37.0183959007</text:p>
          </table:table-cell>
          <table:table-cell table:formula="of:=[.C1239]/([.D1239]-[.D1238])" office:value-type="float" office:value="781287.191036054" calcext:value-type="float">
            <text:p>781287.19103605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70941.27405" calcext:value-type="float">
            <text:p>1442770941.27405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7.0288116931915" calcext:value-type="float">
            <text:p>37.0288116932</text:p>
          </table:table-cell>
          <table:table-cell table:formula="of:=[.C1240]/([.D1240]-[.D1239])" office:value-type="float" office:value="777281.232036991" calcext:value-type="float">
            <text:p>777281.23203699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70941.28441" calcext:value-type="float">
            <text:p>1442770941.28441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7.0391755104065" calcext:value-type="float">
            <text:p>37.0391755104</text:p>
          </table:table-cell>
          <table:table-cell table:formula="of:=[.C1241]/([.D1241]-[.D1240])" office:value-type="float" office:value="781179.350433642" calcext:value-type="float">
            <text:p>781179.35043364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70941.29489" calcext:value-type="float">
            <text:p>1442770941.29489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7.0496473312378" calcext:value-type="float">
            <text:p>37.0496473312</text:p>
          </table:table-cell>
          <table:table-cell table:formula="of:=[.C1242]/([.D1242]-[.D1241])" office:value-type="float" office:value="773122.471290014" calcext:value-type="float">
            <text:p>773122.47129001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70941.30532" calcext:value-type="float">
            <text:p>1442770941.30532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7.0600833892822" calcext:value-type="float">
            <text:p>37.0600833893</text:p>
          </table:table-cell>
          <table:table-cell table:formula="of:=[.C1243]/([.D1243]-[.D1242])" office:value-type="float" office:value="775771.844649548" calcext:value-type="float">
            <text:p>775771.84464954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70941.31579" calcext:value-type="float">
            <text:p>1442770941.31579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7.070553779602" calcext:value-type="float">
            <text:p>37.0705537796</text:p>
          </table:table-cell>
          <table:table-cell table:formula="of:=[.C1244]/([.D1244]-[.D1243])" office:value-type="float" office:value="773228.098733947" calcext:value-type="float">
            <text:p>773228.09873394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70941.32622" calcext:value-type="float">
            <text:p>1442770941.32622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7.0809774398804" calcext:value-type="float">
            <text:p>37.0809774399</text:p>
          </table:table-cell>
          <table:table-cell table:formula="of:=[.C1245]/([.D1245]-[.D1244])" office:value-type="float" office:value="776694.537602928" calcext:value-type="float">
            <text:p>776694.53760292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70941.33662" calcext:value-type="float">
            <text:p>1442770941.33662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7.091383934021" calcext:value-type="float">
            <text:p>37.091383934</text:p>
          </table:table-cell>
          <table:table-cell table:formula="of:=[.C1246]/([.D1246]-[.D1245])" office:value-type="float" office:value="777975.741935484" calcext:value-type="float">
            <text:p>777975.74193548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70941.34707" calcext:value-type="float">
            <text:p>1442770941.34707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7.1018333435059" calcext:value-type="float">
            <text:p>37.1018333435</text:p>
          </table:table-cell>
          <table:table-cell table:formula="of:=[.C1247]/([.D1247]-[.D1246])" office:value-type="float" office:value="774780.623893401" calcext:value-type="float">
            <text:p>774780.62389340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70941.35752" calcext:value-type="float">
            <text:p>1442770941.35752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7.1122841835022" calcext:value-type="float">
            <text:p>37.1122841835</text:p>
          </table:table-cell>
          <table:table-cell table:formula="of:=[.C1248]/([.D1248]-[.D1247])" office:value-type="float" office:value="774674.571884838" calcext:value-type="float">
            <text:p>774674.57188483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70941.36796" calcext:value-type="float">
            <text:p>1442770941.36796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7.1227242946625" calcext:value-type="float">
            <text:p>37.1227242947</text:p>
          </table:table-cell>
          <table:table-cell table:formula="of:=[.C1249]/([.D1249]-[.D1248])" office:value-type="float" office:value="775470.670351001" calcext:value-type="float">
            <text:p>775470.67035100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70941.37843" calcext:value-type="float">
            <text:p>1442770941.37843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7.1331944465637" calcext:value-type="float">
            <text:p>37.1331944466</text:p>
          </table:table-cell>
          <table:table-cell table:formula="of:=[.C1250]/([.D1250]-[.D1249])" office:value-type="float" office:value="773245.706114084" calcext:value-type="float">
            <text:p>773245.70611408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70941.38893" calcext:value-type="float">
            <text:p>1442770941.38893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7.14368891716" calcext:value-type="float">
            <text:p>37.1436889172</text:p>
          </table:table-cell>
          <table:table-cell table:formula="of:=[.C1251]/([.D1251]-[.D1250])" office:value-type="float" office:value="771453.874275848" calcext:value-type="float">
            <text:p>771453.87427584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70941.39944" calcext:value-type="float">
            <text:p>1442770941.39944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7.1542003154755" calcext:value-type="float">
            <text:p>37.1542003155</text:p>
          </table:table-cell>
          <table:table-cell table:formula="of:=[.C1252]/([.D1252]-[.D1251])" office:value-type="float" office:value="770211.512974052" calcext:value-type="float">
            <text:p>770211.51297405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70941.40987" calcext:value-type="float">
            <text:p>1442770941.40987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7.1646263599396" calcext:value-type="float">
            <text:p>37.1646263599</text:p>
          </table:table-cell>
          <table:table-cell table:formula="of:=[.C1253]/([.D1253]-[.D1252])" office:value-type="float" office:value="776516.926229133" calcext:value-type="float">
            <text:p>776516.92622913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70941.4203" calcext:value-type="float">
            <text:p>1442770941.4203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7.1750571727753" calcext:value-type="float">
            <text:p>37.1750571728</text:p>
          </table:table-cell>
          <table:table-cell table:formula="of:=[.C1254]/([.D1254]-[.D1253])" office:value-type="float" office:value="776161.947062857" calcext:value-type="float">
            <text:p>776161.94706285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70941.43078" calcext:value-type="float">
            <text:p>1442770941.43078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7.1855435371399" calcext:value-type="float">
            <text:p>37.1855435371</text:p>
          </table:table-cell>
          <table:table-cell table:formula="of:=[.C1255]/([.D1255]-[.D1254])" office:value-type="float" office:value="772050.228133597" calcext:value-type="float">
            <text:p>772050.22813359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70941.44114" calcext:value-type="float">
            <text:p>1442770941.44114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7.1959040164948" calcext:value-type="float">
            <text:p>37.1959040165</text:p>
          </table:table-cell>
          <table:table-cell table:formula="of:=[.C1256]/([.D1256]-[.D1255])" office:value-type="float" office:value="781431.024830284" calcext:value-type="float">
            <text:p>781431.02483028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70941.45148" calcext:value-type="float">
            <text:p>1442770941.45148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7.2062366008759" calcext:value-type="float">
            <text:p>37.2062366009</text:p>
          </table:table-cell>
          <table:table-cell table:formula="of:=[.C1257]/([.D1257]-[.D1256])" office:value-type="float" office:value="783540.661405695" calcext:value-type="float">
            <text:p>783540.66140569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70941.4618" calcext:value-type="float">
            <text:p>1442770941.4618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7.2165632247925" calcext:value-type="float">
            <text:p>37.2165632248</text:p>
          </table:table-cell>
          <table:table-cell table:formula="of:=[.C1258]/([.D1258]-[.D1257])" office:value-type="float" office:value="783992.916306883" calcext:value-type="float">
            <text:p>783992.91630688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70941.47211" calcext:value-type="float">
            <text:p>1442770941.47211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7.2268702983856" calcext:value-type="float">
            <text:p>37.2268702984</text:p>
          </table:table-cell>
          <table:table-cell table:formula="of:=[.C1259]/([.D1259]-[.D1258])" office:value-type="float" office:value="785479.983900442" calcext:value-type="float">
            <text:p>785479.98390044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70941.48241" calcext:value-type="float">
            <text:p>1442770941.48241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7.2371702194214" calcext:value-type="float">
            <text:p>37.2371702194</text:p>
          </table:table-cell>
          <table:table-cell table:formula="of:=[.C1260]/([.D1260]-[.D1259])" office:value-type="float" office:value="786025.443485104" calcext:value-type="float">
            <text:p>786025.44348510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70941.49273" calcext:value-type="float">
            <text:p>1442770941.49273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7.2474954128265" calcext:value-type="float">
            <text:p>37.2474954128</text:p>
          </table:table-cell>
          <table:table-cell table:formula="of:=[.C1261]/([.D1261]-[.D1260])" office:value-type="float" office:value="784101.53517907" calcext:value-type="float">
            <text:p>784101.5351790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70941.50311" calcext:value-type="float">
            <text:p>1442770941.50311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7.2578732967377" calcext:value-type="float">
            <text:p>37.2578732967</text:p>
          </table:table-cell>
          <table:table-cell table:formula="of:=[.C1262]/([.D1262]-[.D1261])" office:value-type="float" office:value="780120.501378423" calcext:value-type="float">
            <text:p>780120.50137842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70941.51351" calcext:value-type="float">
            <text:p>1442770941.51351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7.2682693004608" calcext:value-type="float">
            <text:p>37.2682693005</text:p>
          </table:table-cell>
          <table:table-cell table:formula="of:=[.C1263]/([.D1263]-[.D1262])" office:value-type="float" office:value="778760.783047427" calcext:value-type="float">
            <text:p>778760.78304742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70941.52393" calcext:value-type="float">
            <text:p>1442770941.52393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7.2786900997162" calcext:value-type="float">
            <text:p>37.2786900997</text:p>
          </table:table-cell>
          <table:table-cell table:formula="of:=[.C1264]/([.D1264]-[.D1263])" office:value-type="float" office:value="776907.778530246" calcext:value-type="float">
            <text:p>776907.77853024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70941.53434" calcext:value-type="float">
            <text:p>1442770941.53434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7.2891030311584" calcext:value-type="float">
            <text:p>37.2891030312</text:p>
          </table:table-cell>
          <table:table-cell table:formula="of:=[.C1265]/([.D1265]-[.D1264])" office:value-type="float" office:value="777494.795283343" calcext:value-type="float">
            <text:p>777494.79528334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70941.54469" calcext:value-type="float">
            <text:p>1442770941.54469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7.2994494438171" calcext:value-type="float">
            <text:p>37.2994494438</text:p>
          </table:table-cell>
          <table:table-cell table:formula="of:=[.C1266]/([.D1266]-[.D1265])" office:value-type="float" office:value="782493.436814453" calcext:value-type="float">
            <text:p>782493.43681445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70941.55509" calcext:value-type="float">
            <text:p>1442770941.55509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7.3098464012146" calcext:value-type="float">
            <text:p>37.3098464012</text:p>
          </table:table-cell>
          <table:table-cell table:formula="of:=[.C1267]/([.D1267]-[.D1266])" office:value-type="float" office:value="778689.350210971" calcext:value-type="float">
            <text:p>778689.35021097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70941.56554" calcext:value-type="float">
            <text:p>1442770941.56554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7.3202958106995" calcext:value-type="float">
            <text:p>37.3202958107</text:p>
          </table:table-cell>
          <table:table-cell table:formula="of:=[.C1268]/([.D1268]-[.D1267])" office:value-type="float" office:value="774780.623893401" calcext:value-type="float">
            <text:p>774780.62389340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70941.57608" calcext:value-type="float">
            <text:p>1442770941.57608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7.3308455944061" calcext:value-type="float">
            <text:p>37.3308455944</text:p>
          </table:table-cell>
          <table:table-cell table:formula="of:=[.C1269]/([.D1269]-[.D1268])" office:value-type="float" office:value="767409.098149111" calcext:value-type="float">
            <text:p>767409.09814911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70941.58648" calcext:value-type="float">
            <text:p>1442770941.58648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7.3412442207336" calcext:value-type="float">
            <text:p>37.3412442207</text:p>
          </table:table-cell>
          <table:table-cell table:formula="of:=[.C1270]/([.D1270]-[.D1269])" office:value-type="float" office:value="778564.374274905" calcext:value-type="float">
            <text:p>778564.37427490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70941.59697" calcext:value-type="float">
            <text:p>1442770941.59697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7.3517334461212" calcext:value-type="float">
            <text:p>37.3517334461</text:p>
          </table:table-cell>
          <table:table-cell table:formula="of:=[.C1271]/([.D1271]-[.D1270])" office:value-type="float" office:value="771839.645050574" calcext:value-type="float">
            <text:p>771839.64505057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70941.60748" calcext:value-type="float">
            <text:p>1442770941.60748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7.362241268158" calcext:value-type="float">
            <text:p>37.3622412682</text:p>
          </table:table-cell>
          <table:table-cell table:formula="of:=[.C1272]/([.D1272]-[.D1271])" office:value-type="float" office:value="770473.650171307" calcext:value-type="float">
            <text:p>770473.65017130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70941.61791" calcext:value-type="float">
            <text:p>1442770941.61791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7.3726682662964" calcext:value-type="float">
            <text:p>37.3726682663</text:p>
          </table:table-cell>
          <table:table-cell table:formula="of:=[.C1273]/([.D1273]-[.D1272])" office:value-type="float" office:value="776445.904422189" calcext:value-type="float">
            <text:p>776445.90442218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70941.6283" calcext:value-type="float">
            <text:p>1442770941.6283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7.3830626010895" calcext:value-type="float">
            <text:p>37.3830626011</text:p>
          </table:table-cell>
          <table:table-cell table:formula="of:=[.C1274]/([.D1274]-[.D1273])" office:value-type="float" office:value="778885.822051976" calcext:value-type="float">
            <text:p>778885.82205197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70941.6387" calcext:value-type="float">
            <text:p>1442770941.6387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7.3934650421143" calcext:value-type="float">
            <text:p>37.3934650421</text:p>
          </table:table-cell>
          <table:table-cell table:formula="of:=[.C1275]/([.D1275]-[.D1274])" office:value-type="float" office:value="778278.865577227" calcext:value-type="float">
            <text:p>778278.86557722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70941.64912" calcext:value-type="float">
            <text:p>1442770941.64912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7.4038758277893" calcext:value-type="float">
            <text:p>37.4038758278</text:p>
          </table:table-cell>
          <table:table-cell table:formula="of:=[.C1276]/([.D1276]-[.D1275])" office:value-type="float" office:value="777655.044748775" calcext:value-type="float">
            <text:p>777655.04474877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70941.65952" calcext:value-type="float">
            <text:p>1442770941.65952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7.4142825603485" calcext:value-type="float">
            <text:p>37.4142825603</text:p>
          </table:table-cell>
          <table:table-cell table:formula="of:=[.C1277]/([.D1277]-[.D1276])" office:value-type="float" office:value="777957.918486105" calcext:value-type="float">
            <text:p>777957.91848610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70941.66993" calcext:value-type="float">
            <text:p>1442770941.66993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7.4246907234192" calcext:value-type="float">
            <text:p>37.4246907234</text:p>
          </table:table-cell>
          <table:table-cell table:formula="of:=[.C1278]/([.D1278]-[.D1277])" office:value-type="float" office:value="777850.994937579" calcext:value-type="float">
            <text:p>777850.99493757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70941.68024" calcext:value-type="float">
            <text:p>1442770941.68024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7.4349975585937" calcext:value-type="float">
            <text:p>37.4349975586</text:p>
          </table:table-cell>
          <table:table-cell table:formula="of:=[.C1279]/([.D1279]-[.D1278])" office:value-type="float" office:value="785498.153689568" calcext:value-type="float">
            <text:p>785498.15368956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70941.69069" calcext:value-type="float">
            <text:p>1442770941.69069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7.445454120636" calcext:value-type="float">
            <text:p>37.4454541206</text:p>
          </table:table-cell>
          <table:table-cell table:formula="of:=[.C1280]/([.D1280]-[.D1279])" office:value-type="float" office:value="774250.654019791" calcext:value-type="float">
            <text:p>774250.65401979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70941.70107" calcext:value-type="float">
            <text:p>1442770941.70107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7.4558262825012" calcext:value-type="float">
            <text:p>37.4558262825</text:p>
          </table:table-cell>
          <table:table-cell table:formula="of:=[.C1281]/([.D1281]-[.D1280])" office:value-type="float" office:value="780550.873115116" calcext:value-type="float">
            <text:p>780550.8731151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70941.71151" calcext:value-type="float">
            <text:p>1442770941.71151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7.4662730693817" calcext:value-type="float">
            <text:p>37.4662730694</text:p>
          </table:table-cell>
          <table:table-cell table:formula="of:=[.C1282]/([.D1282]-[.D1281])" office:value-type="float" office:value="774975.128009677" calcext:value-type="float">
            <text:p>774975.12800967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70941.72186" calcext:value-type="float">
            <text:p>1442770941.72186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7.4766223430634" calcext:value-type="float">
            <text:p>37.4766223431</text:p>
          </table:table-cell>
          <table:table-cell table:formula="of:=[.C1283]/([.D1283]-[.D1282])" office:value-type="float" office:value="782277.119056395" calcext:value-type="float">
            <text:p>782277.11905639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70941.7323" calcext:value-type="float">
            <text:p>1442770941.7323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7.4870622158051" calcext:value-type="float">
            <text:p>37.4870622158</text:p>
          </table:table-cell>
          <table:table-cell table:formula="of:=[.C1284]/([.D1284]-[.D1283])" office:value-type="float" office:value="775488.380012789" calcext:value-type="float">
            <text:p>775488.38001278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70941.74277" calcext:value-type="float">
            <text:p>1442770941.74277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7.4975283145905" calcext:value-type="float">
            <text:p>37.4975283146</text:p>
          </table:table-cell>
          <table:table-cell table:formula="of:=[.C1285]/([.D1285]-[.D1284])" office:value-type="float" office:value="773545.154312269" calcext:value-type="float">
            <text:p>773545.15431226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70941.75317" calcext:value-type="float">
            <text:p>1442770941.75317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7.5079343318939" calcext:value-type="float">
            <text:p>37.5079343319</text:p>
          </table:table-cell>
          <table:table-cell table:formula="of:=[.C1286]/([.D1286]-[.D1285])" office:value-type="float" office:value="778011.391284425" calcext:value-type="float">
            <text:p>778011.39128442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70941.76359" calcext:value-type="float">
            <text:p>1442770941.76359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7.5183494091034" calcext:value-type="float">
            <text:p>37.5183494091</text:p>
          </table:table-cell>
          <table:table-cell table:formula="of:=[.C1287]/([.D1287]-[.D1286])" office:value-type="float" office:value="777334.611848732" calcext:value-type="float">
            <text:p>777334.61184873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70941.77402" calcext:value-type="float">
            <text:p>1442770941.77402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7.5287775993347" calcext:value-type="float">
            <text:p>37.5287775993</text:p>
          </table:table-cell>
          <table:table-cell table:formula="of:=[.C1288]/([.D1288]-[.D1287])" office:value-type="float" office:value="776357.145430851" calcext:value-type="float">
            <text:p>776357.14543085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70941.78441" calcext:value-type="float">
            <text:p>1442770941.78441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7.5391697883606" calcext:value-type="float">
            <text:p>37.5391697884</text:p>
          </table:table-cell>
          <table:table-cell table:formula="of:=[.C1289]/([.D1289]-[.D1288])" office:value-type="float" office:value="779046.645498761" calcext:value-type="float">
            <text:p>779046.645498761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70941.79482" calcext:value-type="float">
            <text:p>1442770941.79482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7.5495803356171" calcext:value-type="float">
            <text:p>37.5495803356</text:p>
          </table:table-cell>
          <table:table-cell table:formula="of:=[.C1290]/([.D1290]-[.D1289])" office:value-type="float" office:value="777672.854322684" calcext:value-type="float">
            <text:p>777672.85432268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70941.80527" calcext:value-type="float">
            <text:p>1442770941.80527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7.5600345134735" calcext:value-type="float">
            <text:p>37.5600345135</text:p>
          </table:table-cell>
          <table:table-cell table:formula="of:=[.C1291]/([.D1291]-[.D1290])" office:value-type="float" office:value="774427.230067506" calcext:value-type="float">
            <text:p>774427.23006750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70941.81575" calcext:value-type="float">
            <text:p>1442770941.81575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7.5705089569092" calcext:value-type="float">
            <text:p>37.5705089569</text:p>
          </table:table-cell>
          <table:table-cell table:formula="of:=[.C1292]/([.D1292]-[.D1291])" office:value-type="float" office:value="772928.895909681" calcext:value-type="float">
            <text:p>772928.89590968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70941.82617" calcext:value-type="float">
            <text:p>1442770941.82617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7.5809304714203" calcext:value-type="float">
            <text:p>37.5809304714</text:p>
          </table:table-cell>
          <table:table-cell table:formula="of:=[.C1293]/([.D1293]-[.D1292])" office:value-type="float" office:value="776854.457321956" calcext:value-type="float">
            <text:p>776854.45732195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70941.83654" calcext:value-type="float">
            <text:p>1442770941.83654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7.5912983417511" calcext:value-type="float">
            <text:p>37.5912983418</text:p>
          </table:table-cell>
          <table:table-cell table:formula="of:=[.C1294]/([.D1294]-[.D1293])" office:value-type="float" office:value="780873.963666467" calcext:value-type="float">
            <text:p>780873.96366646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70941.84692" calcext:value-type="float">
            <text:p>1442770941.84692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7.6016771793365" calcext:value-type="float">
            <text:p>37.6016771793</text:p>
          </table:table-cell>
          <table:table-cell table:formula="of:=[.C1295]/([.D1295]-[.D1294])" office:value-type="float" office:value="780048.81889185" calcext:value-type="float">
            <text:p>780048.8188918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70941.8574" calcext:value-type="float">
            <text:p>1442770941.8574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7.6121654510498" calcext:value-type="float">
            <text:p>37.612165451</text:p>
          </table:table-cell>
          <table:table-cell table:formula="of:=[.C1296]/([.D1296]-[.D1295])" office:value-type="float" office:value="771909.82664636" calcext:value-type="float">
            <text:p>771909.8266463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70941.86779" calcext:value-type="float">
            <text:p>1442770941.86779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7.6225523948669" calcext:value-type="float">
            <text:p>37.6225523949</text:p>
          </table:table-cell>
          <table:table-cell table:formula="of:=[.C1297]/([.D1297]-[.D1296])" office:value-type="float" office:value="779440.049212689" calcext:value-type="float">
            <text:p>779440.04921268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70941.87823" calcext:value-type="float">
            <text:p>1442770941.87823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7.6329925060272" calcext:value-type="float">
            <text:p>37.632992506</text:p>
          </table:table-cell>
          <table:table-cell table:formula="of:=[.C1298]/([.D1298]-[.D1297])" office:value-type="float" office:value="775470.670351001" calcext:value-type="float">
            <text:p>775470.6703510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70941.88863" calcext:value-type="float">
            <text:p>1442770941.88863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7.6433939933777" calcext:value-type="float">
            <text:p>37.6433939934</text:p>
          </table:table-cell>
          <table:table-cell table:formula="of:=[.C1299]/([.D1299]-[.D1298])" office:value-type="float" office:value="778350.223118711" calcext:value-type="float">
            <text:p>778350.22311871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70941.89905" calcext:value-type="float">
            <text:p>1442770941.89905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7.6538071632385" calcext:value-type="float">
            <text:p>37.6538071632</text:p>
          </table:table-cell>
          <table:table-cell table:formula="of:=[.C1300]/([.D1300]-[.D1299])" office:value-type="float" office:value="777476.993863907" calcext:value-type="float">
            <text:p>777476.99386390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70941.90949" calcext:value-type="float">
            <text:p>1442770941.90949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7.664252281189" calcext:value-type="float">
            <text:p>37.6642522812</text:p>
          </table:table-cell>
          <table:table-cell table:formula="of:=[.C1301]/([.D1301]-[.D1300])" office:value-type="float" office:value="775098.954211367" calcext:value-type="float">
            <text:p>775098.95421136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70941.91993" calcext:value-type="float">
            <text:p>1442770941.91993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7.6746926307678" calcext:value-type="float">
            <text:p>37.6746926308</text:p>
          </table:table-cell>
          <table:table-cell table:formula="of:=[.C1302]/([.D1302]-[.D1301])" office:value-type="float" office:value="775452.961498059" calcext:value-type="float">
            <text:p>775452.96149805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70941.93038" calcext:value-type="float">
            <text:p>1442770941.93038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7.6851415634155" calcext:value-type="float">
            <text:p>37.6851415634</text:p>
          </table:table-cell>
          <table:table-cell table:formula="of:=[.C1303]/([.D1303]-[.D1302])" office:value-type="float" office:value="774815.981015835" calcext:value-type="float">
            <text:p>774815.98101583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70941.94087" calcext:value-type="float">
            <text:p>1442770941.94087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7.6956315040588" calcext:value-type="float">
            <text:p>37.6956315041</text:p>
          </table:table-cell>
          <table:table-cell table:formula="of:=[.C1304]/([.D1304]-[.D1303])" office:value-type="float" office:value="771787.017228056" calcext:value-type="float">
            <text:p>771787.01722805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70941.95133" calcext:value-type="float">
            <text:p>1442770941.95133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7.7060897350311" calcext:value-type="float">
            <text:p>37.706089735</text:p>
          </table:table-cell>
          <table:table-cell table:formula="of:=[.C1305]/([.D1305]-[.D1304])" office:value-type="float" office:value="774127.09868916" calcext:value-type="float">
            <text:p>774127.098689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70941.96175" calcext:value-type="float">
            <text:p>1442770941.96175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7.7165079116821" calcext:value-type="float">
            <text:p>37.7165079117</text:p>
          </table:table-cell>
          <table:table-cell table:formula="of:=[.C1306]/([.D1306]-[.D1305])" office:value-type="float" office:value="777103.352266746" calcext:value-type="float">
            <text:p>777103.35226674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70941.9722" calcext:value-type="float">
            <text:p>1442770941.9722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7.7269647121429" calcext:value-type="float">
            <text:p>37.7269647121</text:p>
          </table:table-cell>
          <table:table-cell table:formula="of:=[.C1307]/([.D1307]-[.D1306])" office:value-type="float" office:value="774233.000843612" calcext:value-type="float">
            <text:p>774233.00084361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70941.9827" calcext:value-type="float">
            <text:p>1442770941.9827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7.7374591827393" calcext:value-type="float">
            <text:p>37.7374591827</text:p>
          </table:table-cell>
          <table:table-cell table:formula="of:=[.C1308]/([.D1308]-[.D1307])" office:value-type="float" office:value="771453.874275848" calcext:value-type="float">
            <text:p>771453.87427584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70941.99317" calcext:value-type="float">
            <text:p>1442770941.99317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7.7479269504547" calcext:value-type="float">
            <text:p>37.7479269505</text:p>
          </table:table-cell>
          <table:table-cell table:formula="of:=[.C1309]/([.D1309]-[.D1308])" office:value-type="float" office:value="773421.824029154" calcext:value-type="float">
            <text:p>773421.82402915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70942.00357" calcext:value-type="float">
            <text:p>1442770942.00357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7.7583277225494" calcext:value-type="float">
            <text:p>37.7583277225</text:p>
          </table:table-cell>
          <table:table-cell table:formula="of:=[.C1310]/([.D1310]-[.D1309])" office:value-type="float" office:value="778403.749862461" calcext:value-type="float">
            <text:p>778403.74986246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70942.01203" calcext:value-type="float">
            <text:p>1442770942.01203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7.7667863368988" calcext:value-type="float">
            <text:p>37.7667863369</text:p>
          </table:table-cell>
          <table:table-cell table:formula="of:=[.C1311]/([.D1311]-[.D1310])" office:value-type="float" office:value="957130.762275213" calcext:value-type="float">
            <text:p>957130.76227521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70942.02049" calcext:value-type="float">
            <text:p>1442770942.02049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7.7752547264099" calcext:value-type="float">
            <text:p>37.7752547264</text:p>
          </table:table-cell>
          <table:table-cell table:formula="of:=[.C1312]/([.D1312]-[.D1311])" office:value-type="float" office:value="956025.934964385" calcext:value-type="float">
            <text:p>956025.93496438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70942.02898" calcext:value-type="float">
            <text:p>1442770942.02898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7.7837452888489" calcext:value-type="float">
            <text:p>37.7837452888</text:p>
          </table:table-cell>
          <table:table-cell table:formula="of:=[.C1313]/([.D1313]-[.D1312])" office:value-type="float" office:value="953529.293047287" calcext:value-type="float">
            <text:p>953529.29304728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70942.03749" calcext:value-type="float">
            <text:p>1442770942.03749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7.792248249054" calcext:value-type="float">
            <text:p>37.7922482491</text:p>
          </table:table-cell>
          <table:table-cell table:formula="of:=[.C1314]/([.D1314]-[.D1313])" office:value-type="float" office:value="952138.996859578" calcext:value-type="float">
            <text:p>952138.99685957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70942.04593" calcext:value-type="float">
            <text:p>1442770942.04593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7.8006856441498" calcext:value-type="float">
            <text:p>37.8006856441</text:p>
          </table:table-cell>
          <table:table-cell table:formula="of:=[.C1315]/([.D1315]-[.D1314])" office:value-type="float" office:value="959537.855943938" calcext:value-type="float">
            <text:p>959537.85594393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70942.05442" calcext:value-type="float">
            <text:p>1442770942.05442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7.8091778755188" calcext:value-type="float">
            <text:p>37.8091778755</text:p>
          </table:table-cell>
          <table:table-cell table:formula="of:=[.C1316]/([.D1316]-[.D1315])" office:value-type="float" office:value="953341.901344788" calcext:value-type="float">
            <text:p>953341.90134478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70942.06293" calcext:value-type="float">
            <text:p>1442770942.06293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7.8176956176758" calcext:value-type="float">
            <text:p>37.8176956177</text:p>
          </table:table-cell>
          <table:table-cell table:formula="of:=[.C1317]/([.D1317]-[.D1316])" office:value-type="float" office:value="950486.625538823" calcext:value-type="float">
            <text:p>950486.62553882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70942.07139" calcext:value-type="float">
            <text:p>1442770942.07139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7.8261468410492" calcext:value-type="float">
            <text:p>37.826146841</text:p>
          </table:table-cell>
          <table:table-cell table:formula="of:=[.C1318]/([.D1318]-[.D1317])" office:value-type="float" office:value="957967.816289108" calcext:value-type="float">
            <text:p>957967.81628910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70942.07987" calcext:value-type="float">
            <text:p>1442770942.07987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7.8346297740936" calcext:value-type="float">
            <text:p>37.8346297741</text:p>
          </table:table-cell>
          <table:table-cell table:formula="of:=[.C1319]/([.D1319]-[.D1318])" office:value-type="float" office:value="954386.879820124" calcext:value-type="float">
            <text:p>954386.87982012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70942.08839" calcext:value-type="float">
            <text:p>1442770942.08839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7.8431491851807" calcext:value-type="float">
            <text:p>37.8431491852</text:p>
          </table:table-cell>
          <table:table-cell table:formula="of:=[.C1320]/([.D1320]-[.D1319])" office:value-type="float" office:value="950300.427727871" calcext:value-type="float">
            <text:p>950300.42772787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70942.09689" calcext:value-type="float">
            <text:p>1442770942.09689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7.8516550064087" calcext:value-type="float">
            <text:p>37.8516550064</text:p>
          </table:table-cell>
          <table:table-cell table:formula="of:=[.C1321]/([.D1321]-[.D1320])" office:value-type="float" office:value="951818.734835744" calcext:value-type="float">
            <text:p>951818.73483574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70942.10535" calcext:value-type="float">
            <text:p>1442770942.10535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7.8601112365723" calcext:value-type="float">
            <text:p>37.8601112366</text:p>
          </table:table-cell>
          <table:table-cell table:formula="of:=[.C1322]/([.D1322]-[.D1321])" office:value-type="float" office:value="957400.619826322" calcext:value-type="float">
            <text:p>957400.61982632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70942.11382" calcext:value-type="float">
            <text:p>1442770942.11382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7.8685834407806" calcext:value-type="float">
            <text:p>37.8685834408</text:p>
          </table:table-cell>
          <table:table-cell table:formula="of:=[.C1323]/([.D1323]-[.D1322])" office:value-type="float" office:value="955595.474433657" calcext:value-type="float">
            <text:p>955595.47443365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70942.1223" calcext:value-type="float">
            <text:p>1442770942.1223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7.8770592212677" calcext:value-type="float">
            <text:p>37.8770592213</text:p>
          </table:table-cell>
          <table:table-cell table:formula="of:=[.C1324]/([.D1324]-[.D1323])" office:value-type="float" office:value="955192.269592124" calcext:value-type="float">
            <text:p>955192.26959212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70942.13073" calcext:value-type="float">
            <text:p>1442770942.13073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7.8854956626892" calcext:value-type="float">
            <text:p>37.8854956627</text:p>
          </table:table-cell>
          <table:table-cell table:formula="of:=[.C1325]/([.D1325]-[.D1324])" office:value-type="float" office:value="959646.324261693" calcext:value-type="float">
            <text:p>959646.32426169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70942.13918" calcext:value-type="float">
            <text:p>1442770942.13918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7.8939445018768" calcext:value-type="float">
            <text:p>37.8939445019</text:p>
          </table:table-cell>
          <table:table-cell table:formula="of:=[.C1326]/([.D1326]-[.D1325])" office:value-type="float" office:value="958238.146118464" calcext:value-type="float">
            <text:p>958238.14611846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70942.14764" calcext:value-type="float">
            <text:p>1442770942.14764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7.9023959636688" calcext:value-type="float">
            <text:p>37.9023959637</text:p>
          </table:table-cell>
          <table:table-cell table:formula="of:=[.C1327]/([.D1327]-[.D1326])" office:value-type="float" office:value="957940.791694877" calcext:value-type="float">
            <text:p>957940.79169487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70942.15607" calcext:value-type="float">
            <text:p>1442770942.15607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7.910829782486" calcext:value-type="float">
            <text:p>37.9108297825</text:p>
          </table:table-cell>
          <table:table-cell table:formula="of:=[.C1328]/([.D1328]-[.D1327])" office:value-type="float" office:value="959944.738621586" calcext:value-type="float">
            <text:p>959944.73862158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70942.16454" calcext:value-type="float">
            <text:p>1442770942.16454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7.9192991256714" calcext:value-type="float">
            <text:p>37.9192991257</text:p>
          </table:table-cell>
          <table:table-cell table:formula="of:=[.C1329]/([.D1329]-[.D1328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70942.17298" calcext:value-type="float">
            <text:p>1442770942.17298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7.927738904953" calcext:value-type="float">
            <text:p>37.927738905</text:p>
          </table:table-cell>
          <table:table-cell table:formula="of:=[.C1330]/([.D1330]-[.D1329])" office:value-type="float" office:value="959266.792395265" calcext:value-type="float">
            <text:p>959266.79239526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70942.18145" calcext:value-type="float">
            <text:p>1442770942.18145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7.9362061023712" calcext:value-type="float">
            <text:p>37.9362061024</text:p>
          </table:table-cell>
          <table:table-cell table:formula="of:=[.C1331]/([.D1331]-[.D1330])" office:value-type="float" office:value="956160.533423439" calcext:value-type="float">
            <text:p>956160.53342343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70942.18987" calcext:value-type="float">
            <text:p>1442770942.18987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7.9446341991425" calcext:value-type="float">
            <text:p>37.9446341991</text:p>
          </table:table-cell>
          <table:table-cell table:formula="of:=[.C1332]/([.D1332]-[.D1331])" office:value-type="float" office:value="960596.469137199" calcext:value-type="float">
            <text:p>960596.46913719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70942.19836" calcext:value-type="float">
            <text:p>1442770942.19836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7.9531164169312" calcext:value-type="float">
            <text:p>37.9531164169</text:p>
          </table:table-cell>
          <table:table-cell table:formula="of:=[.C1333]/([.D1333]-[.D1332])" office:value-type="float" office:value="954467.357674902" calcext:value-type="float">
            <text:p>954467.35767490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70942.20676" calcext:value-type="float">
            <text:p>1442770942.20676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7.9615185260773" calcext:value-type="float">
            <text:p>37.9615185261</text:p>
          </table:table-cell>
          <table:table-cell table:formula="of:=[.C1334]/([.D1334]-[.D1333])" office:value-type="float" office:value="963567.582758719" calcext:value-type="float">
            <text:p>963567.58275871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70942.21519" calcext:value-type="float">
            <text:p>1442770942.21519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7.9699535369873" calcext:value-type="float">
            <text:p>37.969953537</text:p>
          </table:table-cell>
          <table:table-cell table:formula="of:=[.C1335]/([.D1335]-[.D1334])" office:value-type="float" office:value="959809.072726759" calcext:value-type="float">
            <text:p>959809.07272675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70942.22367" calcext:value-type="float">
            <text:p>1442770942.22367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7.9784328937531" calcext:value-type="float">
            <text:p>37.9784328938</text:p>
          </table:table-cell>
          <table:table-cell table:formula="of:=[.C1336]/([.D1336]-[.D1335])" office:value-type="float" office:value="954789.404864333" calcext:value-type="float">
            <text:p>954789.40486433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70942.23213" calcext:value-type="float">
            <text:p>1442770942.23213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7.9868929386139" calcext:value-type="float">
            <text:p>37.9868929386</text:p>
          </table:table-cell>
          <table:table-cell table:formula="of:=[.C1337]/([.D1337]-[.D1336])" office:value-type="float" office:value="956968.920753016" calcext:value-type="float">
            <text:p>956968.92075301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70942.24059" calcext:value-type="float">
            <text:p>1442770942.24059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7.9953489303589" calcext:value-type="float">
            <text:p>37.9953489304</text:p>
          </table:table-cell>
          <table:table-cell table:formula="of:=[.C1338]/([.D1338]-[.D1337])" office:value-type="float" office:value="957427.613950997" calcext:value-type="float">
            <text:p>957427.61395099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70942.24914" calcext:value-type="float">
            <text:p>1442770942.24914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8.0038983821869" calcext:value-type="float">
            <text:p>38.0038983822</text:p>
          </table:table-cell>
          <table:table-cell table:formula="of:=[.C1339]/([.D1339]-[.D1338])" office:value-type="float" office:value="946961.297972615" calcext:value-type="float">
            <text:p>946961.29797261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70942.2576" calcext:value-type="float">
            <text:p>1442770942.2576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8.0123586654663" calcext:value-type="float">
            <text:p>38.0123586655</text:p>
          </table:table-cell>
          <table:table-cell table:formula="of:=[.C1340]/([.D1340]-[.D1339])" office:value-type="float" office:value="956941.952486966" calcext:value-type="float">
            <text:p>956941.95248696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70942.26612" calcext:value-type="float">
            <text:p>1442770942.26612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8.0208852291107" calcext:value-type="float">
            <text:p>38.0208852291</text:p>
          </table:table-cell>
          <table:table-cell table:formula="of:=[.C1341]/([.D1341]-[.D1340])" office:value-type="float" office:value="949503.262701675" calcext:value-type="float">
            <text:p>949503.26270167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70942.27461" calcext:value-type="float">
            <text:p>1442770942.27461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8.0293748378754" calcext:value-type="float">
            <text:p>38.0293748379</text:p>
          </table:table-cell>
          <table:table-cell table:formula="of:=[.C1342]/([.D1342]-[.D1341])" office:value-type="float" office:value="953636.407099528" calcext:value-type="float">
            <text:p>953636.40709952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70942.28309" calcext:value-type="float">
            <text:p>1442770942.28309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8.0378503799438" calcext:value-type="float">
            <text:p>38.0378503799</text:p>
          </table:table-cell>
          <table:table-cell table:formula="of:=[.C1343]/([.D1343]-[.D1342])" office:value-type="float" office:value="955219.139328814" calcext:value-type="float">
            <text:p>955219.13932881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70942.29157" calcext:value-type="float">
            <text:p>1442770942.29157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8.0463333129883" calcext:value-type="float">
            <text:p>38.046333313</text:p>
          </table:table-cell>
          <table:table-cell table:formula="of:=[.C1344]/([.D1344]-[.D1343])" office:value-type="float" office:value="954386.879820124" calcext:value-type="float">
            <text:p>954386.87982012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70942.30001" calcext:value-type="float">
            <text:p>1442770942.30001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8.0547678470612" calcext:value-type="float">
            <text:p>38.0547678471</text:p>
          </table:table-cell>
          <table:table-cell table:formula="of:=[.C1345]/([.D1345]-[.D1344])" office:value-type="float" office:value="959863.334482856" calcext:value-type="float">
            <text:p>959863.33448285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70942.30848" calcext:value-type="float">
            <text:p>1442770942.30848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8.0632371902466" calcext:value-type="float">
            <text:p>38.0632371902</text:p>
          </table:table-cell>
          <table:table-cell table:formula="of:=[.C1346]/([.D1346]-[.D1345])" office:value-type="float" office:value="955918.28347831" calcext:value-type="float">
            <text:p>955918.2834783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70942.31693" calcext:value-type="float">
            <text:p>1442770942.31693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8.0716862678528" calcext:value-type="float">
            <text:p>38.0716862679</text:p>
          </table:table-cell>
          <table:table-cell table:formula="of:=[.C1347]/([.D1347]-[.D1346])" office:value-type="float" office:value="958211.106270106" calcext:value-type="float">
            <text:p>958211.10627010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70942.32539" calcext:value-type="float">
            <text:p>1442770942.32539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8.0801522731781" calcext:value-type="float">
            <text:p>38.0801522732</text:p>
          </table:table-cell>
          <table:table-cell table:formula="of:=[.C1348]/([.D1348]-[.D1347])" office:value-type="float" office:value="956295.169787941" calcext:value-type="float">
            <text:p>956295.16978794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70942.33382" calcext:value-type="float">
            <text:p>1442770942.33382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8.0885810852051" calcext:value-type="float">
            <text:p>38.0885810852</text:p>
          </table:table-cell>
          <table:table-cell table:formula="of:=[.C1349]/([.D1349]-[.D1348])" office:value-type="float" office:value="960514.954431024" calcext:value-type="float">
            <text:p>960514.95443102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70942.34228" calcext:value-type="float">
            <text:p>1442770942.34228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8.0970416069031" calcext:value-type="float">
            <text:p>38.0970416069</text:p>
          </table:table-cell>
          <table:table-cell table:formula="of:=[.C1350]/([.D1350]-[.D1349])" office:value-type="float" office:value="956914.985740856" calcext:value-type="float">
            <text:p>956914.98574085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70942.3508" calcext:value-type="float">
            <text:p>1442770942.3508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8.1055583953857" calcext:value-type="float">
            <text:p>38.1055583954</text:p>
          </table:table-cell>
          <table:table-cell table:formula="of:=[.C1351]/([.D1351]-[.D1350])" office:value-type="float" office:value="950593.057051677" calcext:value-type="float">
            <text:p>950593.05705167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70942.35925" calcext:value-type="float">
            <text:p>1442770942.35925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8.1140143871307" calcext:value-type="float">
            <text:p>38.1140143871</text:p>
          </table:table-cell>
          <table:table-cell table:formula="of:=[.C1352]/([.D1352]-[.D1351])" office:value-type="float" office:value="957427.613950997" calcext:value-type="float">
            <text:p>957427.61395099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70942.36771" calcext:value-type="float">
            <text:p>1442770942.36771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8.1224730014801" calcext:value-type="float">
            <text:p>38.1224730015</text:p>
          </table:table-cell>
          <table:table-cell table:formula="of:=[.C1353]/([.D1353]-[.D1352])" office:value-type="float" office:value="957130.762275213" calcext:value-type="float">
            <text:p>957130.76227521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70942.37618" calcext:value-type="float">
            <text:p>1442770942.37618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8.1309449672699" calcext:value-type="float">
            <text:p>38.1309449673</text:p>
          </table:table-cell>
          <table:table-cell table:formula="of:=[.C1354]/([.D1354]-[.D1353])" office:value-type="float" office:value="955622.366859909" calcext:value-type="float">
            <text:p>955622.36685990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70942.38477" calcext:value-type="float">
            <text:p>1442770942.38477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8.1395297050476" calcext:value-type="float">
            <text:p>38.139529705</text:p>
          </table:table-cell>
          <table:table-cell table:formula="of:=[.C1355]/([.D1355]-[.D1354])" office:value-type="float" office:value="943068.991696059" calcext:value-type="float">
            <text:p>943068.99169605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70942.39323" calcext:value-type="float">
            <text:p>1442770942.39323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8.1479954719543" calcext:value-type="float">
            <text:p>38.147995472</text:p>
          </table:table-cell>
          <table:table-cell table:formula="of:=[.C1356]/([.D1356]-[.D1355])" office:value-type="float" office:value="956322.101610905" calcext:value-type="float">
            <text:p>956322.10161090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70942.40168" calcext:value-type="float">
            <text:p>1442770942.40168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8.1564428806305" calcext:value-type="float">
            <text:p>38.1564428806</text:p>
          </table:table-cell>
          <table:table-cell table:formula="of:=[.C1357]/([.D1357]-[.D1356])" office:value-type="float" office:value="958400.41726172" calcext:value-type="float">
            <text:p>958400.4172617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70942.41017" calcext:value-type="float">
            <text:p>1442770942.41017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8.1649324893951" calcext:value-type="float">
            <text:p>38.1649324894</text:p>
          </table:table-cell>
          <table:table-cell table:formula="of:=[.C1358]/([.D1358]-[.D1357])" office:value-type="float" office:value="953636.407099528" calcext:value-type="float">
            <text:p>953636.40709952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70942.41869" calcext:value-type="float">
            <text:p>1442770942.41869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8.1734476089478" calcext:value-type="float">
            <text:p>38.1734476089</text:p>
          </table:table-cell>
          <table:table-cell table:formula="of:=[.C1359]/([.D1359]-[.D1358])" office:value-type="float" office:value="950779.369564609" calcext:value-type="float">
            <text:p>950779.36956460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70942.42712" calcext:value-type="float">
            <text:p>1442770942.42712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8.1818797588348" calcext:value-type="float">
            <text:p>38.1818797588</text:p>
          </table:table-cell>
          <table:table-cell table:formula="of:=[.C1360]/([.D1360]-[.D1359])" office:value-type="float" office:value="960134.735318235" calcext:value-type="float">
            <text:p>960134.73531823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70942.43564" calcext:value-type="float">
            <text:p>1442770942.43564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8.1904039382935" calcext:value-type="float">
            <text:p>38.1904039383</text:p>
          </table:table-cell>
          <table:table-cell table:formula="of:=[.C1361]/([.D1361]-[.D1360])" office:value-type="float" office:value="949768.835734064" calcext:value-type="float">
            <text:p>949768.83573406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70942.4441" calcext:value-type="float">
            <text:p>1442770942.4441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8.1988613605499" calcext:value-type="float">
            <text:p>38.1988613606</text:p>
          </table:table-cell>
          <table:table-cell table:formula="of:=[.C1362]/([.D1362]-[.D1361])" office:value-type="float" office:value="957265.67203225" calcext:value-type="float">
            <text:p>957265.6720322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70942.45258" calcext:value-type="float">
            <text:p>1442770942.45258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8.2073380947113" calcext:value-type="float">
            <text:p>38.2073380947</text:p>
          </table:table-cell>
          <table:table-cell table:formula="of:=[.C1363]/([.D1363]-[.D1362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70942.46111" calcext:value-type="float">
            <text:p>1442770942.46111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8.2158703804016" calcext:value-type="float">
            <text:p>38.2158703804</text:p>
          </table:table-cell>
          <table:table-cell table:formula="of:=[.C1364]/([.D1364]-[.D1363])" office:value-type="float" office:value="948866.492972308" calcext:value-type="float">
            <text:p>948866.49297230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70942.46956" calcext:value-type="float">
            <text:p>1442770942.46956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8.2243163585663" calcext:value-type="float">
            <text:p>38.2243163586</text:p>
          </table:table-cell>
          <table:table-cell table:formula="of:=[.C1365]/([.D1365]-[.D1364])" office:value-type="float" office:value="958562.743373324" calcext:value-type="float">
            <text:p>958562.74337332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70942.47801" calcext:value-type="float">
            <text:p>1442770942.47801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8.2327704429626" calcext:value-type="float">
            <text:p>38.232770443</text:p>
          </table:table-cell>
          <table:table-cell table:formula="of:=[.C1366]/([.D1366]-[.D1365])" office:value-type="float" office:value="957643.621760343" calcext:value-type="float">
            <text:p>957643.62176034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70942.48641" calcext:value-type="float">
            <text:p>1442770942.48641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8.2411658763885" calcext:value-type="float">
            <text:p>38.2411658764</text:p>
          </table:table-cell>
          <table:table-cell table:formula="of:=[.C1367]/([.D1367]-[.D1366])" office:value-type="float" office:value="964333.774003919" calcext:value-type="float">
            <text:p>964333.77400391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70942.49494" calcext:value-type="float">
            <text:p>1442770942.49494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8.2497045993805" calcext:value-type="float">
            <text:p>38.2497045994</text:p>
          </table:table-cell>
          <table:table-cell table:formula="of:=[.C1368]/([.D1368]-[.D1367])" office:value-type="float" office:value="948151.14714916" calcext:value-type="float">
            <text:p>948151.1471491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70942.50338" calcext:value-type="float">
            <text:p>1442770942.50338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8.2581422328949" calcext:value-type="float">
            <text:p>38.2581422329</text:p>
          </table:table-cell>
          <table:table-cell table:formula="of:=[.C1369]/([.D1369]-[.D1368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70942.51186" calcext:value-type="float">
            <text:p>1442770942.51186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8.2666256427765" calcext:value-type="float">
            <text:p>38.2666256428</text:p>
          </table:table-cell>
          <table:table-cell table:formula="of:=[.C1370]/([.D1370]-[.D1369])" office:value-type="float" office:value="954333.23545613" calcext:value-type="float">
            <text:p>954333.2354561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70942.52042" calcext:value-type="float">
            <text:p>1442770942.52042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8.275182723999" calcext:value-type="float">
            <text:p>38.275182724</text:p>
          </table:table-cell>
          <table:table-cell table:formula="of:=[.C1371]/([.D1371]-[.D1370])" office:value-type="float" office:value="946116.998244685" calcext:value-type="float">
            <text:p>946116.99824468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70942.5289" calcext:value-type="float">
            <text:p>1442770942.5289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8.2836630344391" calcext:value-type="float">
            <text:p>38.2836630344</text:p>
          </table:table-cell>
          <table:table-cell table:formula="of:=[.C1372]/([.D1372]-[.D1371])" office:value-type="float" office:value="954682.03165678" calcext:value-type="float">
            <text:p>954682.0316567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70942.53737" calcext:value-type="float">
            <text:p>1442770942.53737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8.2921330928802" calcext:value-type="float">
            <text:p>38.2921330929</text:p>
          </table:table-cell>
          <table:table-cell table:formula="of:=[.C1373]/([.D1373]-[.D1372])" office:value-type="float" office:value="955837.560772392" calcext:value-type="float">
            <text:p>955837.56077239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70942.54583" calcext:value-type="float">
            <text:p>1442770942.54583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8.3005883693695" calcext:value-type="float">
            <text:p>38.3005883694</text:p>
          </table:table-cell>
          <table:table-cell table:formula="of:=[.C1374]/([.D1374]-[.D1373])" office:value-type="float" office:value="957508.605459057" calcext:value-type="float">
            <text:p>957508.60545905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70942.55425" calcext:value-type="float">
            <text:p>1442770942.55425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8.309006690979" calcext:value-type="float">
            <text:p>38.309006691</text:p>
          </table:table-cell>
          <table:table-cell table:formula="of:=[.C1375]/([.D1375]-[.D1374])" office:value-type="float" office:value="961711.891699" calcext:value-type="float">
            <text:p>961711.89169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70942.56271" calcext:value-type="float">
            <text:p>1442770942.56271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8.3174719810486" calcext:value-type="float">
            <text:p>38.317471981</text:p>
          </table:table-cell>
          <table:table-cell table:formula="of:=[.C1376]/([.D1376]-[.D1375])" office:value-type="float" office:value="956375.96980792" calcext:value-type="float">
            <text:p>956375.9698079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70942.57119" calcext:value-type="float">
            <text:p>1442770942.57119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8.3259541988373" calcext:value-type="float">
            <text:p>38.3259541988</text:p>
          </table:table-cell>
          <table:table-cell table:formula="of:=[.C1377]/([.D1377]-[.D1376])" office:value-type="float" office:value="954467.357674902" calcext:value-type="float">
            <text:p>954467.35767490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70942.57961" calcext:value-type="float">
            <text:p>1442770942.57961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8.334367275238" calcext:value-type="float">
            <text:p>38.3343672752</text:p>
          </table:table-cell>
          <table:table-cell table:formula="of:=[.C1378]/([.D1378]-[.D1377])" office:value-type="float" office:value="962311.479695072" calcext:value-type="float">
            <text:p>962311.47969507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70942.58805" calcext:value-type="float">
            <text:p>1442770942.58805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8.3428084850311" calcext:value-type="float">
            <text:p>38.342808485</text:p>
          </table:table-cell>
          <table:table-cell table:formula="of:=[.C1379]/([.D1379]-[.D1378])" office:value-type="float" office:value="959104.22776444" calcext:value-type="float">
            <text:p>959104.2277644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70942.59655" calcext:value-type="float">
            <text:p>1442770942.59655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8.3513116836548" calcext:value-type="float">
            <text:p>38.3513116837</text:p>
          </table:table-cell>
          <table:table-cell table:formula="of:=[.C1380]/([.D1380]-[.D1379])" office:value-type="float" office:value="952112.300126174" calcext:value-type="float">
            <text:p>952112.30012617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70942.60503" calcext:value-type="float">
            <text:p>1442770942.60503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8.3597865104675" calcext:value-type="float">
            <text:p>38.3597865105</text:p>
          </table:table-cell>
          <table:table-cell table:formula="of:=[.C1381]/([.D1381]-[.D1380])" office:value-type="float" office:value="955299.757609858" calcext:value-type="float">
            <text:p>955299.75760985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70942.61349" calcext:value-type="float">
            <text:p>1442770942.61349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8.3682544231415" calcext:value-type="float">
            <text:p>38.3682544231</text:p>
          </table:table-cell>
          <table:table-cell table:formula="of:=[.C1382]/([.D1382]-[.D1381])" office:value-type="float" office:value="956079.769800377" calcext:value-type="float">
            <text:p>956079.76980037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70942.62193" calcext:value-type="float">
            <text:p>1442770942.62193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8.3766911029816" calcext:value-type="float">
            <text:p>38.376691103</text:p>
          </table:table-cell>
          <table:table-cell table:formula="of:=[.C1383]/([.D1383]-[.D1382])" office:value-type="float" office:value="959619.204883287" calcext:value-type="float">
            <text:p>959619.20488328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70942.6304" calcext:value-type="float">
            <text:p>1442770942.6304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8.3851637840271" calcext:value-type="float">
            <text:p>38.385163784</text:p>
          </table:table-cell>
          <table:table-cell table:formula="of:=[.C1384]/([.D1384]-[.D1383])" office:value-type="float" office:value="955541.69412162" calcext:value-type="float">
            <text:p>955541.6941216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70942.63884" calcext:value-type="float">
            <text:p>1442770942.63884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8.3935971260071" calcext:value-type="float">
            <text:p>38.393597126</text:p>
          </table:table-cell>
          <table:table-cell table:formula="of:=[.C1385]/([.D1385]-[.D1384])" office:value-type="float" office:value="959999.015718648" calcext:value-type="float">
            <text:p>959999.01571864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70942.64728" calcext:value-type="float">
            <text:p>1442770942.64728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8.4020421504974" calcext:value-type="float">
            <text:p>38.4020421505</text:p>
          </table:table-cell>
          <table:table-cell table:formula="of:=[.C1386]/([.D1386]-[.D1385])" office:value-type="float" office:value="958670.991332825" calcext:value-type="float">
            <text:p>958670.99133282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70942.65581" calcext:value-type="float">
            <text:p>1442770942.65581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8.4105665683746" calcext:value-type="float">
            <text:p>38.4105665684</text:p>
          </table:table-cell>
          <table:table-cell table:formula="of:=[.C1387]/([.D1387]-[.D1386])" office:value-type="float" office:value="949742.271745819" calcext:value-type="float">
            <text:p>949742.27174581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70942.66421" calcext:value-type="float">
            <text:p>1442770942.66421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8.4189689159393" calcext:value-type="float">
            <text:p>38.4189689159</text:p>
          </table:table-cell>
          <table:table-cell table:formula="of:=[.C1388]/([.D1388]-[.D1387])" office:value-type="float" office:value="963540.241302991" calcext:value-type="float">
            <text:p>963540.24130299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70942.67263" calcext:value-type="float">
            <text:p>1442770942.67263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8.4273927211761" calcext:value-type="float">
            <text:p>38.4273927212</text:p>
          </table:table-cell>
          <table:table-cell table:formula="of:=[.C1389]/([.D1389]-[.D1388])" office:value-type="float" office:value="961085.848069738" calcext:value-type="float">
            <text:p>961085.84806973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70942.68106" calcext:value-type="float">
            <text:p>1442770942.68106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8.4358162879944" calcext:value-type="float">
            <text:p>38.435816288</text:p>
          </table:table-cell>
          <table:table-cell table:formula="of:=[.C1390]/([.D1390]-[.D1389])" office:value-type="float" office:value="961113.050408989" calcext:value-type="float">
            <text:p>961113.05040898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70942.68942" calcext:value-type="float">
            <text:p>1442770942.68942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8.4441797733307" calcext:value-type="float">
            <text:p>38.4441797733</text:p>
          </table:table-cell>
          <table:table-cell table:formula="of:=[.C1391]/([.D1391]-[.D1390])" office:value-type="float" office:value="968017.480087802" calcext:value-type="float">
            <text:p>968017.48008780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70942.69794" calcext:value-type="float">
            <text:p>1442770942.69794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8.4526994228363" calcext:value-type="float">
            <text:p>38.4526994228</text:p>
          </table:table-cell>
          <table:table-cell table:formula="of:=[.C1392]/([.D1392]-[.D1391])" office:value-type="float" office:value="950273.833995635" calcext:value-type="float">
            <text:p>950273.83399563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70942.70639" calcext:value-type="float">
            <text:p>1442770942.70639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8.4611511230469" calcext:value-type="float">
            <text:p>38.461151123</text:p>
          </table:table-cell>
          <table:table-cell table:formula="of:=[.C1393]/([.D1393]-[.D1392])" office:value-type="float" office:value="957913.768625349" calcext:value-type="float">
            <text:p>957913.76862534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70942.71478" calcext:value-type="float">
            <text:p>1442770942.71478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8.4695365428925" calcext:value-type="float">
            <text:p>38.4695365429</text:p>
          </table:table-cell>
          <table:table-cell table:formula="of:=[.C1394]/([.D1394]-[.D1393])" office:value-type="float" office:value="965485.348269882" calcext:value-type="float">
            <text:p>965485.34826988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70942.72323" calcext:value-type="float">
            <text:p>1442770942.72323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8.4779925346375" calcext:value-type="float">
            <text:p>38.4779925346</text:p>
          </table:table-cell>
          <table:table-cell table:formula="of:=[.C1395]/([.D1395]-[.D1394])" office:value-type="float" office:value="957427.613950997" calcext:value-type="float">
            <text:p>957427.61395099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70942.73164" calcext:value-type="float">
            <text:p>1442770942.73164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8.4864032268524" calcext:value-type="float">
            <text:p>38.4864032269</text:p>
          </table:table-cell>
          <table:table-cell table:formula="of:=[.C1396]/([.D1396]-[.D1395])" office:value-type="float" office:value="962584.266916121" calcext:value-type="float">
            <text:p>962584.26691612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70942.74008" calcext:value-type="float">
            <text:p>1442770942.74008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8.4948425292969" calcext:value-type="float">
            <text:p>38.4948425293</text:p>
          </table:table-cell>
          <table:table-cell table:formula="of:=[.C1397]/([.D1397]-[.D1396])" office:value-type="float" office:value="959320.992852502" calcext:value-type="float">
            <text:p>959320.99285250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70942.74865" calcext:value-type="float">
            <text:p>1442770942.74865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8.5034067630768" calcext:value-type="float">
            <text:p>38.5034067631</text:p>
          </table:table-cell>
          <table:table-cell table:formula="of:=[.C1398]/([.D1398]-[.D1397])" office:value-type="float" office:value="945326.833440049" calcext:value-type="float">
            <text:p>945326.83344004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70942.75717" calcext:value-type="float">
            <text:p>1442770942.75717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8.5119321346283" calcext:value-type="float">
            <text:p>38.5119321346</text:p>
          </table:table-cell>
          <table:table-cell table:formula="of:=[.C1399]/([.D1399]-[.D1398])" office:value-type="float" office:value="949636.030650484" calcext:value-type="float">
            <text:p>949636.03065048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70942.76565" calcext:value-type="float">
            <text:p>1442770942.76565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8.5204126834869" calcext:value-type="float">
            <text:p>38.5204126835</text:p>
          </table:table-cell>
          <table:table-cell table:formula="of:=[.C1400]/([.D1400]-[.D1399])" office:value-type="float" office:value="954655.192128198" calcext:value-type="float">
            <text:p>954655.19212819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70942.77411" calcext:value-type="float">
            <text:p>1442770942.77411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8.5288672447205" calcext:value-type="float">
            <text:p>38.5288672447</text:p>
          </table:table-cell>
          <table:table-cell table:formula="of:=[.C1401]/([.D1401]-[.D1400])" office:value-type="float" office:value="957589.610670878" calcext:value-type="float">
            <text:p>957589.6106708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70942.78264" calcext:value-type="float">
            <text:p>1442770942.78264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8.537401676178" calcext:value-type="float">
            <text:p>38.5374016762</text:p>
          </table:table-cell>
          <table:table-cell table:formula="of:=[.C1402]/([.D1402]-[.D1401])" office:value-type="float" office:value="948627.924460834" calcext:value-type="float">
            <text:p>948627.92446083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70942.79111" calcext:value-type="float">
            <text:p>1442770942.79111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8.5458657741547" calcext:value-type="float">
            <text:p>38.5458657742</text:p>
          </table:table-cell>
          <table:table-cell table:formula="of:=[.C1403]/([.D1403]-[.D1402])" office:value-type="float" office:value="956510.666854455" calcext:value-type="float">
            <text:p>956510.66685445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70942.79958" calcext:value-type="float">
            <text:p>1442770942.79958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8.5543429851532" calcext:value-type="float">
            <text:p>38.5543429852</text:p>
          </table:table-cell>
          <table:table-cell table:formula="of:=[.C1404]/([.D1404]-[.D1403])" office:value-type="float" office:value="955031.082911464" calcext:value-type="float">
            <text:p>955031.08291146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70942.80808" calcext:value-type="float">
            <text:p>1442770942.80808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8.5628428459167" calcext:value-type="float">
            <text:p>38.5628428459</text:p>
          </table:table-cell>
          <table:table-cell table:formula="of:=[.C1405]/([.D1405]-[.D1404])" office:value-type="float" office:value="952486.190681888" calcext:value-type="float">
            <text:p>952486.19068188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70942.81656" calcext:value-type="float">
            <text:p>1442770942.81656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8.5713195800781" calcext:value-type="float">
            <text:p>38.5713195801</text:p>
          </table:table-cell>
          <table:table-cell table:formula="of:=[.C1406]/([.D1406]-[.D1405])" office:value-type="float" office:value="955084.805760252" calcext:value-type="float">
            <text:p>955084.80576025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70942.82503" calcext:value-type="float">
            <text:p>1442770942.82503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8.5797953605652" calcext:value-type="float">
            <text:p>38.5797953606</text:p>
          </table:table-cell>
          <table:table-cell table:formula="of:=[.C1407]/([.D1407]-[.D1406])" office:value-type="float" office:value="955192.269592124" calcext:value-type="float">
            <text:p>955192.26959212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70942.83353" calcext:value-type="float">
            <text:p>1442770942.83353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8.5882942676544" calcext:value-type="float">
            <text:p>38.5882942677</text:p>
          </table:table-cell>
          <table:table-cell table:formula="of:=[.C1408]/([.D1408]-[.D1407])" office:value-type="float" office:value="952593.070496816" calcext:value-type="float">
            <text:p>952593.07049681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70942.84201" calcext:value-type="float">
            <text:p>1442770942.84201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8.5967729091644" calcext:value-type="float">
            <text:p>38.5967729092</text:p>
          </table:table-cell>
          <table:table-cell table:formula="of:=[.C1409]/([.D1409]-[.D1408])" office:value-type="float" office:value="954869.95062145" calcext:value-type="float">
            <text:p>954869.9506214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70942.8507" calcext:value-type="float">
            <text:p>1442770942.8507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8.6054604053497" calcext:value-type="float">
            <text:p>38.6054604053</text:p>
          </table:table-cell>
          <table:table-cell table:formula="of:=[.C1410]/([.D1410]-[.D1409])" office:value-type="float" office:value="931914.078269938" calcext:value-type="float">
            <text:p>931914.07826993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70942.8591" calcext:value-type="float">
            <text:p>1442770942.8591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8.6138625144958" calcext:value-type="float">
            <text:p>38.6138625145</text:p>
          </table:table-cell>
          <table:table-cell table:formula="of:=[.C1411]/([.D1411]-[.D1410])" office:value-type="float" office:value="963567.582758719" calcext:value-type="float">
            <text:p>963567.58275871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70942.86759" calcext:value-type="float">
            <text:p>1442770942.86759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8.6223549842834" calcext:value-type="float">
            <text:p>38.6223549843</text:p>
          </table:table-cell>
          <table:table-cell table:formula="of:=[.C1412]/([.D1412]-[.D1411])" office:value-type="float" office:value="953315.137113981" calcext:value-type="float">
            <text:p>953315.13711398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70942.87604" calcext:value-type="float">
            <text:p>1442770942.87604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8.6307988166809" calcext:value-type="float">
            <text:p>38.6307988167</text:p>
          </table:table-cell>
          <table:table-cell table:formula="of:=[.C1413]/([.D1413]-[.D1412])" office:value-type="float" office:value="958806.335667495" calcext:value-type="float">
            <text:p>958806.33566749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70942.88445" calcext:value-type="float">
            <text:p>1442770942.88445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8.6392147541046" calcext:value-type="float">
            <text:p>38.6392147541</text:p>
          </table:table-cell>
          <table:table-cell table:formula="of:=[.C1414]/([.D1414]-[.D1413])" office:value-type="float" office:value="961984.339046432" calcext:value-type="float">
            <text:p>961984.33904643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70942.89294" calcext:value-type="float">
            <text:p>1442770942.89294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8.6477010250092" calcext:value-type="float">
            <text:p>38.647701025</text:p>
          </table:table-cell>
          <table:table-cell table:formula="of:=[.C1415]/([.D1415]-[.D1414])" office:value-type="float" office:value="954011.49587009" calcext:value-type="float">
            <text:p>954011.4958700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70942.90138" calcext:value-type="float">
            <text:p>1442770942.90138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8.6561405658722" calcext:value-type="float">
            <text:p>38.6561405659</text:p>
          </table:table-cell>
          <table:table-cell table:formula="of:=[.C1416]/([.D1416]-[.D1415])" office:value-type="float" office:value="959293.891858297" calcext:value-type="float">
            <text:p>959293.89185829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70942.9098" calcext:value-type="float">
            <text:p>1442770942.9098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8.6645565032959" calcext:value-type="float">
            <text:p>38.6645565033</text:p>
          </table:table-cell>
          <table:table-cell table:formula="of:=[.C1417]/([.D1417]-[.D1416])" office:value-type="float" office:value="961984.339046432" calcext:value-type="float">
            <text:p>961984.33904643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70942.91825" calcext:value-type="float">
            <text:p>1442770942.91825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8.6730136871338" calcext:value-type="float">
            <text:p>38.6730136871</text:p>
          </table:table-cell>
          <table:table-cell table:formula="of:=[.C1418]/([.D1418]-[.D1417])" office:value-type="float" office:value="957292.658547587" calcext:value-type="float">
            <text:p>957292.65854758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70942.92672" calcext:value-type="float">
            <text:p>1442770942.92672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8.6814787387848" calcext:value-type="float">
            <text:p>38.6814787388</text:p>
          </table:table-cell>
          <table:table-cell table:formula="of:=[.C1419]/([.D1419]-[.D1418])" office:value-type="float" office:value="956402.906182228" calcext:value-type="float">
            <text:p>956402.90618222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70942.93516" calcext:value-type="float">
            <text:p>1442770942.93516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8.6899163722992" calcext:value-type="float">
            <text:p>38.6899163723</text:p>
          </table:table-cell>
          <table:table-cell table:formula="of:=[.C1420]/([.D1420]-[.D1419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70942.94357" calcext:value-type="float">
            <text:p>1442770942.94357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8.6983299255371" calcext:value-type="float">
            <text:p>38.6983299255</text:p>
          </table:table-cell>
          <table:table-cell table:formula="of:=[.C1421]/([.D1421]-[.D1420])" office:value-type="float" office:value="962256.940803083" calcext:value-type="float">
            <text:p>962256.94080308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70942.95205" calcext:value-type="float">
            <text:p>1442770942.95205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8.7068068981171" calcext:value-type="float">
            <text:p>38.7068068981</text:p>
          </table:table-cell>
          <table:table-cell table:formula="of:=[.C1422]/([.D1422]-[.D1421])" office:value-type="float" office:value="955057.943580368" calcext:value-type="float">
            <text:p>955057.94358036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70942.96051" calcext:value-type="float">
            <text:p>1442770942.96051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8.7152690887451" calcext:value-type="float">
            <text:p>38.7152690887</text:p>
          </table:table-cell>
          <table:table-cell table:formula="of:=[.C1423]/([.D1423]-[.D1422])" office:value-type="float" office:value="956726.261065562" calcext:value-type="float">
            <text:p>956726.26106556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70942.96899" calcext:value-type="float">
            <text:p>1442770942.96899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8.7237529754639" calcext:value-type="float">
            <text:p>38.7237529755</text:p>
          </table:table-cell>
          <table:table-cell table:formula="of:=[.C1424]/([.D1424]-[.D1423])" office:value-type="float" office:value="954279.597122302" calcext:value-type="float">
            <text:p>954279.59712230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70942.97742" calcext:value-type="float">
            <text:p>1442770942.97742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8.7321846485138" calcext:value-type="float">
            <text:p>38.7321846485</text:p>
          </table:table-cell>
          <table:table-cell table:formula="of:=[.C1425]/([.D1425]-[.D1424])" office:value-type="float" office:value="960189.033903577" calcext:value-type="float">
            <text:p>960189.03390357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70942.98589" calcext:value-type="float">
            <text:p>1442770942.98589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8.7406516075134" calcext:value-type="float">
            <text:p>38.7406516075</text:p>
          </table:table-cell>
          <table:table-cell table:formula="of:=[.C1426]/([.D1426]-[.D1425])" office:value-type="float" office:value="956187.457663391" calcext:value-type="float">
            <text:p>956187.45766339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70942.9943" calcext:value-type="float">
            <text:p>1442770942.9943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8.7490634918213" calcext:value-type="float">
            <text:p>38.7490634918</text:p>
          </table:table-cell>
          <table:table-cell table:formula="of:=[.C1427]/([.D1427]-[.D1426])" office:value-type="float" office:value="962447.853976532" calcext:value-type="float">
            <text:p>962447.85397653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70943.00368" calcext:value-type="float">
            <text:p>1442770943.00368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8.7584393024445" calcext:value-type="float">
            <text:p>38.7584393024</text:p>
          </table:table-cell>
          <table:table-cell table:formula="of:=[.C1428]/([.D1428]-[.D1427])" office:value-type="float" office:value="863498.66965035" calcext:value-type="float">
            <text:p>863498.6696503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70943.01198" calcext:value-type="float">
            <text:p>1442770943.01198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8.7667438983917" calcext:value-type="float">
            <text:p>38.7667438984</text:p>
          </table:table-cell>
          <table:table-cell table:formula="of:=[.C1429]/([.D1429]-[.D1428])" office:value-type="float" office:value="974881.866789159" calcext:value-type="float">
            <text:p>974881.86678915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70943.02037" calcext:value-type="float">
            <text:p>1442770943.02037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8.775132894516" calcext:value-type="float">
            <text:p>38.7751328945</text:p>
          </table:table-cell>
          <table:table-cell table:formula="of:=[.C1430]/([.D1430]-[.D1429])" office:value-type="float" office:value="965073.756153015" calcext:value-type="float">
            <text:p>965073.75615301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70943.02869" calcext:value-type="float">
            <text:p>1442770943.02869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8.7834556102753" calcext:value-type="float">
            <text:p>38.7834556103</text:p>
          </table:table-cell>
          <table:table-cell table:formula="of:=[.C1431]/([.D1431]-[.D1430])" office:value-type="float" office:value="972759.40139796" calcext:value-type="float">
            <text:p>972759.4013979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70943.03702" calcext:value-type="float">
            <text:p>1442770943.03702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8.7917847633362" calcext:value-type="float">
            <text:p>38.7917847633</text:p>
          </table:table-cell>
          <table:table-cell table:formula="of:=[.C1432]/([.D1432]-[.D1431])" office:value-type="float" office:value="972007.590782883" calcext:value-type="float">
            <text:p>972007.59078288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70943.04534" calcext:value-type="float">
            <text:p>1442770943.04534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8.8000967502594" calcext:value-type="float">
            <text:p>38.8000967503</text:p>
          </table:table-cell>
          <table:table-cell table:formula="of:=[.C1433]/([.D1433]-[.D1432])" office:value-type="float" office:value="974015.006855406" calcext:value-type="float">
            <text:p>974015.00685540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70943.05365" calcext:value-type="float">
            <text:p>1442770943.05365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8.8084154129028" calcext:value-type="float">
            <text:p>38.8084154129</text:p>
          </table:table-cell>
          <table:table-cell table:formula="of:=[.C1434]/([.D1434]-[.D1433])" office:value-type="float" office:value="973233.360580092" calcext:value-type="float">
            <text:p>973233.36058009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70943.06195" calcext:value-type="float">
            <text:p>1442770943.06195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8.8167085647583" calcext:value-type="float">
            <text:p>38.8167085648</text:p>
          </table:table-cell>
          <table:table-cell table:formula="of:=[.C1435]/([.D1435]-[.D1434])" office:value-type="float" office:value="976227.149954002" calcext:value-type="float">
            <text:p>976227.14995400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70943.07026" calcext:value-type="float">
            <text:p>1442770943.07026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8.8250186443329" calcext:value-type="float">
            <text:p>38.8250186443</text:p>
          </table:table-cell>
          <table:table-cell table:formula="of:=[.C1436]/([.D1436]-[.D1435])" office:value-type="float" office:value="974238.565026539" calcext:value-type="float">
            <text:p>974238.56502653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70943.07857" calcext:value-type="float">
            <text:p>1442770943.07857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8.8333277702332" calcext:value-type="float">
            <text:p>38.8333277702</text:p>
          </table:table-cell>
          <table:table-cell table:formula="of:=[.C1437]/([.D1437]-[.D1436])" office:value-type="float" office:value="974350.382600212" calcext:value-type="float">
            <text:p>974350.38260021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70943.08696" calcext:value-type="float">
            <text:p>1442770943.08696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8.8417193889618" calcext:value-type="float">
            <text:p>38.841719389</text:p>
          </table:table-cell>
          <table:table-cell table:formula="of:=[.C1438]/([.D1438]-[.D1437])" office:value-type="float" office:value="964772.144898713" calcext:value-type="float">
            <text:p>964772.14489871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70943.09528" calcext:value-type="float">
            <text:p>1442770943.09528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8.850040435791" calcext:value-type="float">
            <text:p>38.8500404358</text:p>
          </table:table-cell>
          <table:table-cell table:formula="of:=[.C1439]/([.D1439]-[.D1438])" office:value-type="float" office:value="972954.505143119" calcext:value-type="float">
            <text:p>972954.50514311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70943.10361" calcext:value-type="float">
            <text:p>1442770943.10361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8.8583745956421" calcext:value-type="float">
            <text:p>38.8583745956</text:p>
          </table:table-cell>
          <table:table-cell table:formula="of:=[.C1440]/([.D1440]-[.D1439])" office:value-type="float" office:value="971423.652134112" calcext:value-type="float">
            <text:p>971423.65213411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70943.11223" calcext:value-type="float">
            <text:p>1442770943.11223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8.8669893741608" calcext:value-type="float">
            <text:p>38.8669893742</text:p>
          </table:table-cell>
          <table:table-cell table:formula="of:=[.C1441]/([.D1441]-[.D1440])" office:value-type="float" office:value="939780.399745385" calcext:value-type="float">
            <text:p>939780.39974538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70943.12066" calcext:value-type="float">
            <text:p>1442770943.12066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8.8754236698151" calcext:value-type="float">
            <text:p>38.8754236698</text:p>
          </table:table-cell>
          <table:table-cell table:formula="of:=[.C1442]/([.D1442]-[.D1441])" office:value-type="float" office:value="959890.467661692" calcext:value-type="float">
            <text:p>959890.46766169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70943.12903" calcext:value-type="float">
            <text:p>1442770943.12903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8.8837871551514" calcext:value-type="float">
            <text:p>38.8837871552</text:p>
          </table:table-cell>
          <table:table-cell table:formula="of:=[.C1443]/([.D1443]-[.D1442])" office:value-type="float" office:value="968017.480087802" calcext:value-type="float">
            <text:p>968017.48008780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70943.13737" calcext:value-type="float">
            <text:p>1442770943.13737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8.8921327590942" calcext:value-type="float">
            <text:p>38.8921327591</text:p>
          </table:table-cell>
          <table:table-cell table:formula="of:=[.C1444]/([.D1444]-[.D1443])" office:value-type="float" office:value="970091.566221003" calcext:value-type="float">
            <text:p>970091.56622100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70943.14576" calcext:value-type="float">
            <text:p>1442770943.14576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8.9005243778229" calcext:value-type="float">
            <text:p>38.9005243778</text:p>
          </table:table-cell>
          <table:table-cell table:formula="of:=[.C1445]/([.D1445]-[.D1444])" office:value-type="float" office:value="964772.144898713" calcext:value-type="float">
            <text:p>964772.14489871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70943.15408" calcext:value-type="float">
            <text:p>1442770943.15408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8.9088444709778" calcext:value-type="float">
            <text:p>38.908844471</text:p>
          </table:table-cell>
          <table:table-cell table:formula="of:=[.C1446]/([.D1446]-[.D1445])" office:value-type="float" office:value="973066.028139955" calcext:value-type="float">
            <text:p>973066.02813995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70943.1624" calcext:value-type="float">
            <text:p>1442770943.1624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8.9171602725983" calcext:value-type="float">
            <text:p>38.9171602726</text:p>
          </table:table-cell>
          <table:table-cell table:formula="of:=[.C1447]/([.D1447]-[.D1446])" office:value-type="float" office:value="973568.198170819" calcext:value-type="float">
            <text:p>973568.19817081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70943.17075" calcext:value-type="float">
            <text:p>1442770943.17075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8.9255073070526" calcext:value-type="float">
            <text:p>38.9255073071</text:p>
          </table:table-cell>
          <table:table-cell table:formula="of:=[.C1448]/([.D1448]-[.D1447])" office:value-type="float" office:value="969925.312310768" calcext:value-type="float">
            <text:p>969925.31231076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70943.17908" calcext:value-type="float">
            <text:p>1442770943.17908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8.9338383674622" calcext:value-type="float">
            <text:p>38.9338383675</text:p>
          </table:table-cell>
          <table:table-cell table:formula="of:=[.C1449]/([.D1449]-[.D1448])" office:value-type="float" office:value="971785.05520419" calcext:value-type="float">
            <text:p>971785.0552041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70943.18737" calcext:value-type="float">
            <text:p>1442770943.18737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8.9421303272247" calcext:value-type="float">
            <text:p>38.9421303272</text:p>
          </table:table-cell>
          <table:table-cell table:formula="of:=[.C1450]/([.D1450]-[.D1449])" office:value-type="float" office:value="976367.497167831" calcext:value-type="float">
            <text:p>976367.49716783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70943.1957" calcext:value-type="float">
            <text:p>1442770943.1957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8.9504628181457" calcext:value-type="float">
            <text:p>38.9504628181</text:p>
          </table:table-cell>
          <table:table-cell table:formula="of:=[.C1451]/([.D1451]-[.D1450])" office:value-type="float" office:value="971618.220378265" calcext:value-type="float">
            <text:p>971618.22037826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70943.20398" calcext:value-type="float">
            <text:p>1442770943.20398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8.9587376117706" calcext:value-type="float">
            <text:p>38.9587376118</text:p>
          </table:table-cell>
          <table:table-cell table:formula="of:=[.C1452]/([.D1452]-[.D1451])" office:value-type="float" office:value="978392.980781975" calcext:value-type="float">
            <text:p>978392.98078197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70943.2123" calcext:value-type="float">
            <text:p>1442770943.2123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8.9670600891113" calcext:value-type="float">
            <text:p>38.9670600891</text:p>
          </table:table-cell>
          <table:table-cell table:formula="of:=[.C1453]/([.D1453]-[.D1452])" office:value-type="float" office:value="972787.268570774" calcext:value-type="float">
            <text:p>972787.26857077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70943.22065" calcext:value-type="float">
            <text:p>1442770943.22065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8.9754128456116" calcext:value-type="float">
            <text:p>38.9754128456</text:p>
          </table:table-cell>
          <table:table-cell table:formula="of:=[.C1454]/([.D1454]-[.D1453])" office:value-type="float" office:value="969260.866130045" calcext:value-type="float">
            <text:p>969260.86613004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70943.229" calcext:value-type="float">
            <text:p>1442770943.229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8.9837646484375" calcext:value-type="float">
            <text:p>38.9837646484</text:p>
          </table:table-cell>
          <table:table-cell table:formula="of:=[.C1455]/([.D1455]-[.D1454])" office:value-type="float" office:value="969371.543933771" calcext:value-type="float">
            <text:p>969371.54393377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70943.23731" calcext:value-type="float">
            <text:p>1442770943.23731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8.9920747280121" calcext:value-type="float">
            <text:p>38.992074728</text:p>
          </table:table-cell>
          <table:table-cell table:formula="of:=[.C1456]/([.D1456]-[.D1455])" office:value-type="float" office:value="974238.565026539" calcext:value-type="float">
            <text:p>974238.56502653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70943.24563" calcext:value-type="float">
            <text:p>1442770943.24563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9.0003886222839" calcext:value-type="float">
            <text:p>39.0003886223</text:p>
          </table:table-cell>
          <table:table-cell table:formula="of:=[.C1457]/([.D1457]-[.D1456])" office:value-type="float" office:value="973791.55126036" calcext:value-type="float">
            <text:p>973791.5512603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70943.25395" calcext:value-type="float">
            <text:p>1442770943.25395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9.0087089538574" calcext:value-type="float">
            <text:p>39.0087089539</text:p>
          </table:table-cell>
          <table:table-cell table:formula="of:=[.C1458]/([.D1458]-[.D1457])" office:value-type="float" office:value="973038.144993983" calcext:value-type="float">
            <text:p>973038.14499398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70943.26224" calcext:value-type="float">
            <text:p>1442770943.26224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9.017005443573" calcext:value-type="float">
            <text:p>39.0170054436</text:p>
          </table:table-cell>
          <table:table-cell table:formula="of:=[.C1459]/([.D1459]-[.D1458])" office:value-type="float" office:value="975834.392321398" calcext:value-type="float">
            <text:p>975834.39232139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70943.27052" calcext:value-type="float">
            <text:p>1442770943.27052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9.0252788066864" calcext:value-type="float">
            <text:p>39.0252788067</text:p>
          </table:table-cell>
          <table:table-cell table:formula="of:=[.C1460]/([.D1460]-[.D1459])" office:value-type="float" office:value="978562.150485577" calcext:value-type="float">
            <text:p>978562.15048557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70943.2789" calcext:value-type="float">
            <text:p>1442770943.2789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9.0336573123932" calcext:value-type="float">
            <text:p>39.0336573124</text:p>
          </table:table-cell>
          <table:table-cell table:formula="of:=[.C1461]/([.D1461]-[.D1460])" office:value-type="float" office:value="966282.089351773" calcext:value-type="float">
            <text:p>966282.08935177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70943.28724" calcext:value-type="float">
            <text:p>1442770943.28724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9.042001247406" calcext:value-type="float">
            <text:p>39.0420012474</text:p>
          </table:table-cell>
          <table:table-cell table:formula="of:=[.C1462]/([.D1462]-[.D1461])" office:value-type="float" office:value="970285.601165814" calcext:value-type="float">
            <text:p>970285.60116581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70943.29556" calcext:value-type="float">
            <text:p>1442770943.29556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9.0503203868866" calcext:value-type="float">
            <text:p>39.0503203869</text:p>
          </table:table-cell>
          <table:table-cell table:formula="of:=[.C1463]/([.D1463]-[.D1462])" office:value-type="float" office:value="973177.57670593" calcext:value-type="float">
            <text:p>973177.5767059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70943.30391" calcext:value-type="float">
            <text:p>1442770943.30391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9.0586669445038" calcext:value-type="float">
            <text:p>39.0586669445</text:p>
          </table:table-cell>
          <table:table-cell table:formula="of:=[.C1464]/([.D1464]-[.D1463])" office:value-type="float" office:value="969980.723948812" calcext:value-type="float">
            <text:p>969980.72394881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70943.31225" calcext:value-type="float">
            <text:p>1442770943.31225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9.0670146942139" calcext:value-type="float">
            <text:p>39.0670146942</text:p>
          </table:table-cell>
          <table:table-cell table:formula="of:=[.C1465]/([.D1465]-[.D1464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70943.3207" calcext:value-type="float">
            <text:p>1442770943.3207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9.0754635334015" calcext:value-type="float">
            <text:p>39.0754635334</text:p>
          </table:table-cell>
          <table:table-cell table:formula="of:=[.C1466]/([.D1466]-[.D1465])" office:value-type="float" office:value="958238.146118464" calcext:value-type="float">
            <text:p>958238.14611846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70943.32909" calcext:value-type="float">
            <text:p>1442770943.32909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9.0838530063629" calcext:value-type="float">
            <text:p>39.0838530064</text:p>
          </table:table-cell>
          <table:table-cell table:formula="of:=[.C1467]/([.D1467]-[.D1466])" office:value-type="float" office:value="965018.903717176" calcext:value-type="float">
            <text:p>965018.90371717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70943.33751" calcext:value-type="float">
            <text:p>1442770943.33751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9.0922665596008" calcext:value-type="float">
            <text:p>39.0922665596</text:p>
          </table:table-cell>
          <table:table-cell table:formula="of:=[.C1468]/([.D1468]-[.D1467])" office:value-type="float" office:value="962256.940803083" calcext:value-type="float">
            <text:p>962256.94080308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70943.34588" calcext:value-type="float">
            <text:p>1442770943.34588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9.1006405353546" calcext:value-type="float">
            <text:p>39.1006405354</text:p>
          </table:table-cell>
          <table:table-cell table:formula="of:=[.C1469]/([.D1469]-[.D1468])" office:value-type="float" office:value="966804.805512058" calcext:value-type="float">
            <text:p>966804.80551205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70943.35421" calcext:value-type="float">
            <text:p>1442770943.35421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9.1089699268341" calcext:value-type="float">
            <text:p>39.1089699268</text:p>
          </table:table-cell>
          <table:table-cell table:formula="of:=[.C1470]/([.D1470]-[.D1469])" office:value-type="float" office:value="971979.768261965" calcext:value-type="float">
            <text:p>971979.76826196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70943.36256" calcext:value-type="float">
            <text:p>1442770943.36256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9.1173188686371" calcext:value-type="float">
            <text:p>39.1173188686</text:p>
          </table:table-cell>
          <table:table-cell table:formula="of:=[.C1471]/([.D1471]-[.D1470])" office:value-type="float" office:value="969703.72905363" calcext:value-type="float">
            <text:p>969703.7290536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70943.37092" calcext:value-type="float">
            <text:p>1442770943.37092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9.1256828308105" calcext:value-type="float">
            <text:p>39.1256828308</text:p>
          </table:table-cell>
          <table:table-cell table:formula="of:=[.C1472]/([.D1472]-[.D1471])" office:value-type="float" office:value="967962.292523018" calcext:value-type="float">
            <text:p>967962.29252301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70943.37922" calcext:value-type="float">
            <text:p>1442770943.37922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9.1339826583862" calcext:value-type="float">
            <text:p>39.1339826584</text:p>
          </table:table-cell>
          <table:table-cell table:formula="of:=[.C1473]/([.D1473]-[.D1472])" office:value-type="float" office:value="975441.95059175" calcext:value-type="float">
            <text:p>975441.9505917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70943.38758" calcext:value-type="float">
            <text:p>1442770943.38758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9.1423456668854" calcext:value-type="float">
            <text:p>39.1423456669</text:p>
          </table:table-cell>
          <table:table-cell table:formula="of:=[.C1474]/([.D1474]-[.D1473])" office:value-type="float" office:value="968072.673945891" calcext:value-type="float">
            <text:p>968072.67394589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70943.39601" calcext:value-type="float">
            <text:p>1442770943.39601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9.1507687568665" calcext:value-type="float">
            <text:p>39.1507687569</text:p>
          </table:table-cell>
          <table:table-cell table:formula="of:=[.C1475]/([.D1475]-[.D1474])" office:value-type="float" office:value="961167.459707323" calcext:value-type="float">
            <text:p>961167.45970732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70943.40445" calcext:value-type="float">
            <text:p>1442770943.40445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9.1592073440552" calcext:value-type="float">
            <text:p>39.1592073441</text:p>
          </table:table-cell>
          <table:table-cell table:formula="of:=[.C1476]/([.D1476]-[.D1475])" office:value-type="float" office:value="959402.30502345" calcext:value-type="float">
            <text:p>959402.3050234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70943.4128" calcext:value-type="float">
            <text:p>1442770943.4128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9.1675608158112" calcext:value-type="float">
            <text:p>39.1675608158</text:p>
          </table:table-cell>
          <table:table-cell table:formula="of:=[.C1477]/([.D1477]-[.D1476])" office:value-type="float" office:value="969177.87436139" calcext:value-type="float">
            <text:p>969177.8743613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70943.42113" calcext:value-type="float">
            <text:p>1442770943.42113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9.1758909225464" calcext:value-type="float">
            <text:p>39.1758909225</text:p>
          </table:table-cell>
          <table:table-cell table:formula="of:=[.C1478]/([.D1478]-[.D1477])" office:value-type="float" office:value="971896.310255016" calcext:value-type="float">
            <text:p>971896.31025501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70943.42944" calcext:value-type="float">
            <text:p>1442770943.42944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9.1842052936554" calcext:value-type="float">
            <text:p>39.1842052937</text:p>
          </table:table-cell>
          <table:table-cell table:formula="of:=[.C1479]/([.D1479]-[.D1478])" office:value-type="float" office:value="973735.703380839" calcext:value-type="float">
            <text:p>973735.70338083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70943.43778" calcext:value-type="float">
            <text:p>1442770943.43778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9.1925432682037" calcext:value-type="float">
            <text:p>39.1925432682</text:p>
          </table:table-cell>
          <table:table-cell table:formula="of:=[.C1480]/([.D1480]-[.D1479])" office:value-type="float" office:value="970979.217202333" calcext:value-type="float">
            <text:p>970979.21720233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70943.44614" calcext:value-type="float">
            <text:p>1442770943.44614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9.2009000778198" calcext:value-type="float">
            <text:p>39.2009000778</text:p>
          </table:table-cell>
          <table:table-cell table:formula="of:=[.C1481]/([.D1481]-[.D1480])" office:value-type="float" office:value="968790.767281961" calcext:value-type="float">
            <text:p>968790.76728196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70943.45445" calcext:value-type="float">
            <text:p>1442770943.45445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9.2092113494873" calcext:value-type="float">
            <text:p>39.2092113495</text:p>
          </table:table-cell>
          <table:table-cell table:formula="of:=[.C1482]/([.D1482]-[.D1481])" office:value-type="float" office:value="974098.829145152" calcext:value-type="float">
            <text:p>974098.82914515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70943.46287" calcext:value-type="float">
            <text:p>1442770943.46287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9.2176327705383" calcext:value-type="float">
            <text:p>39.2176327705</text:p>
          </table:table-cell>
          <table:table-cell table:formula="of:=[.C1483]/([.D1483]-[.D1482])" office:value-type="float" office:value="961357.940773456" calcext:value-type="float">
            <text:p>961357.94077345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70943.4712" calcext:value-type="float">
            <text:p>1442770943.4712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9.2259593009949" calcext:value-type="float">
            <text:p>39.225959301</text:p>
          </table:table-cell>
          <table:table-cell table:formula="of:=[.C1484]/([.D1484]-[.D1483])" office:value-type="float" office:value="972313.743671974" calcext:value-type="float">
            <text:p>972313.74367197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70943.47955" calcext:value-type="float">
            <text:p>1442770943.47955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9.2343077659607" calcext:value-type="float">
            <text:p>39.234307766</text:p>
          </table:table-cell>
          <table:table-cell table:formula="of:=[.C1485]/([.D1485]-[.D1484])" office:value-type="float" office:value="969759.115375828" calcext:value-type="float">
            <text:p>969759.11537582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70943.4879" calcext:value-type="float">
            <text:p>1442770943.4879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9.2426600456238" calcext:value-type="float">
            <text:p>39.2426600456</text:p>
          </table:table-cell>
          <table:table-cell table:formula="of:=[.C1486]/([.D1486]-[.D1485])" office:value-type="float" office:value="969316.201872574" calcext:value-type="float">
            <text:p>969316.20187257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70943.49629" calcext:value-type="float">
            <text:p>1442770943.49629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9.2510483264923" calcext:value-type="float">
            <text:p>39.2510483265</text:p>
          </table:table-cell>
          <table:table-cell table:formula="of:=[.C1487]/([.D1487]-[.D1486])" office:value-type="float" office:value="965156.04649973" calcext:value-type="float">
            <text:p>965156.0464997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70943.50468" calcext:value-type="float">
            <text:p>1442770943.50468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9.2594456672668" calcext:value-type="float">
            <text:p>39.2594456673</text:p>
          </table:table-cell>
          <table:table-cell table:formula="of:=[.C1488]/([.D1488]-[.D1487])" office:value-type="float" office:value="964114.737912041" calcext:value-type="float">
            <text:p>964114.73791204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70943.51308" calcext:value-type="float">
            <text:p>1442770943.51308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9.2678368091583" calcext:value-type="float">
            <text:p>39.2678368092</text:p>
          </table:table-cell>
          <table:table-cell table:formula="of:=[.C1489]/([.D1489]-[.D1488])" office:value-type="float" office:value="964826.96928541" calcext:value-type="float">
            <text:p>964826.9692854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70943.52142" calcext:value-type="float">
            <text:p>1442770943.52142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9.2761826515198" calcext:value-type="float">
            <text:p>39.2761826515</text:p>
          </table:table-cell>
          <table:table-cell table:formula="of:=[.C1490]/([.D1490]-[.D1489])" office:value-type="float" office:value="970063.853278103" calcext:value-type="float">
            <text:p>970063.85327810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70943.52983" calcext:value-type="float">
            <text:p>1442770943.52983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9.2845859527588" calcext:value-type="float">
            <text:p>39.2845859528</text:p>
          </table:table-cell>
          <table:table-cell table:formula="of:=[.C1491]/([.D1491]-[.D1490])" office:value-type="float" office:value="963430.890994723" calcext:value-type="float">
            <text:p>963430.89099472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70943.5382" calcext:value-type="float">
            <text:p>1442770943.5382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9.2929630279541" calcext:value-type="float">
            <text:p>39.292963028</text:p>
          </table:table-cell>
          <table:table-cell table:formula="of:=[.C1492]/([.D1492]-[.D1491])" office:value-type="float" office:value="966447.096539162" calcext:value-type="float">
            <text:p>966447.09653916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70943.54652" calcext:value-type="float">
            <text:p>1442770943.54652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9.3012840747833" calcext:value-type="float">
            <text:p>39.3012840748</text:p>
          </table:table-cell>
          <table:table-cell table:formula="of:=[.C1493]/([.D1493]-[.D1492])" office:value-type="float" office:value="972954.505143119" calcext:value-type="float">
            <text:p>972954.50514311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70943.55485" calcext:value-type="float">
            <text:p>1442770943.55485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9.3096117973328" calcext:value-type="float">
            <text:p>39.3096117973</text:p>
          </table:table-cell>
          <table:table-cell table:formula="of:=[.C1494]/([.D1494]-[.D1493])" office:value-type="float" office:value="972174.55936328" calcext:value-type="float">
            <text:p>972174.5593632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70943.56322" calcext:value-type="float">
            <text:p>1442770943.56322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9.3179850578308" calcext:value-type="float">
            <text:p>39.3179850578</text:p>
          </table:table-cell>
          <table:table-cell table:formula="of:=[.C1495]/([.D1495]-[.D1494])" office:value-type="float" office:value="966887.391343964" calcext:value-type="float">
            <text:p>966887.39134396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70943.57154" calcext:value-type="float">
            <text:p>1442770943.57154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9.3263053894043" calcext:value-type="float">
            <text:p>39.3263053894</text:p>
          </table:table-cell>
          <table:table-cell table:formula="of:=[.C1496]/([.D1496]-[.D1495])" office:value-type="float" office:value="973038.144993983" calcext:value-type="float">
            <text:p>973038.14499398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70943.57988" calcext:value-type="float">
            <text:p>1442770943.57988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9.3346362113953" calcext:value-type="float">
            <text:p>39.3346362114</text:p>
          </table:table-cell>
          <table:table-cell table:formula="of:=[.C1497]/([.D1497]-[.D1496])" office:value-type="float" office:value="971812.866578902" calcext:value-type="float">
            <text:p>971812.86657890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70943.58824" calcext:value-type="float">
            <text:p>1442770943.58824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9.3429996967316" calcext:value-type="float">
            <text:p>39.3429996967</text:p>
          </table:table-cell>
          <table:table-cell table:formula="of:=[.C1498]/([.D1498]-[.D1497])" office:value-type="float" office:value="968017.480087802" calcext:value-type="float">
            <text:p>968017.48008780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70943.59655" calcext:value-type="float">
            <text:p>1442770943.59655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9.3513145446777" calcext:value-type="float">
            <text:p>39.3513145447</text:p>
          </table:table-cell>
          <table:table-cell table:formula="of:=[.C1499]/([.D1499]-[.D1498])" office:value-type="float" office:value="973679.86190681" calcext:value-type="float">
            <text:p>973679.8619068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70943.6049" calcext:value-type="float">
            <text:p>1442770943.6049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9.3596625328064" calcext:value-type="float">
            <text:p>39.3596625328</text:p>
          </table:table-cell>
          <table:table-cell table:formula="of:=[.C1500]/([.D1500]-[.D1499])" office:value-type="float" office:value="969814.508025361" calcext:value-type="float">
            <text:p>969814.50802536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70943.61327" calcext:value-type="float">
            <text:p>1442770943.61327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9.3680336475372" calcext:value-type="float">
            <text:p>39.3680336475</text:p>
          </table:table-cell>
          <table:table-cell table:formula="of:=[.C1501]/([.D1501]-[.D1500])" office:value-type="float" office:value="967135.233516562" calcext:value-type="float">
            <text:p>967135.23351656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70943.62163" calcext:value-type="float">
            <text:p>1442770943.62163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9.3763871192932" calcext:value-type="float">
            <text:p>39.3763871193</text:p>
          </table:table-cell>
          <table:table-cell table:formula="of:=[.C1502]/([.D1502]-[.D1501])" office:value-type="float" office:value="969177.87436139" calcext:value-type="float">
            <text:p>969177.8743613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70943.62988" calcext:value-type="float">
            <text:p>1442770943.62988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9.3846452236176" calcext:value-type="float">
            <text:p>39.3846452236</text:p>
          </table:table-cell>
          <table:table-cell table:formula="of:=[.C1503]/([.D1503]-[.D1502])" office:value-type="float" office:value="980370.274099951" calcext:value-type="float">
            <text:p>980370.27409995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70943.63818" calcext:value-type="float">
            <text:p>1442770943.63818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9.3929381370544" calcext:value-type="float">
            <text:p>39.3929381371</text:p>
          </table:table-cell>
          <table:table-cell table:formula="of:=[.C1504]/([.D1504]-[.D1503])" office:value-type="float" office:value="976255.216168818" calcext:value-type="float">
            <text:p>976255.21616881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70943.64644" calcext:value-type="float">
            <text:p>1442770943.64644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9.4012007713318" calcext:value-type="float">
            <text:p>39.4012007713</text:p>
          </table:table-cell>
          <table:table-cell table:formula="of:=[.C1505]/([.D1505]-[.D1504])" office:value-type="float" office:value="979832.790397045" calcext:value-type="float">
            <text:p>979832.79039704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70943.65488" calcext:value-type="float">
            <text:p>1442770943.65488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9.4096386432648" calcext:value-type="float">
            <text:p>39.4096386433</text:p>
          </table:table-cell>
          <table:table-cell table:formula="of:=[.C1506]/([.D1506]-[.D1505])" office:value-type="float" office:value="959483.630979628" calcext:value-type="float">
            <text:p>959483.63097962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70943.6632" calcext:value-type="float">
            <text:p>1442770943.6632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9.4179604053497" calcext:value-type="float">
            <text:p>39.4179604053</text:p>
          </table:table-cell>
          <table:table-cell table:formula="of:=[.C1507]/([.D1507]-[.D1506])" office:value-type="float" office:value="972870.879669952" calcext:value-type="float">
            <text:p>972870.87966995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70943.6715" calcext:value-type="float">
            <text:p>1442770943.6715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9.4262626171112" calcext:value-type="float">
            <text:p>39.4262626171</text:p>
          </table:table-cell>
          <table:table-cell table:formula="of:=[.C1508]/([.D1508]-[.D1507])" office:value-type="float" office:value="975161.828269485" calcext:value-type="float">
            <text:p>975161.82826948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70943.67985" calcext:value-type="float">
            <text:p>1442770943.67985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9.4346129894257" calcext:value-type="float">
            <text:p>39.4346129894</text:p>
          </table:table-cell>
          <table:table-cell table:formula="of:=[.C1509]/([.D1509]-[.D1508])" office:value-type="float" office:value="969537.608040201" calcext:value-type="float">
            <text:p>969537.60804020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70943.68822" calcext:value-type="float">
            <text:p>1442770943.68822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9.4429812431335" calcext:value-type="float">
            <text:p>39.4429812431</text:p>
          </table:table-cell>
          <table:table-cell table:formula="of:=[.C1510]/([.D1510]-[.D1509])" office:value-type="float" office:value="967465.887461181" calcext:value-type="float">
            <text:p>967465.88746118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70943.69663" calcext:value-type="float">
            <text:p>1442770943.69663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9.4513874053955" calcext:value-type="float">
            <text:p>39.4513874054</text:p>
          </table:table-cell>
          <table:table-cell table:formula="of:=[.C1511]/([.D1511]-[.D1510])" office:value-type="float" office:value="963102.988938681" calcext:value-type="float">
            <text:p>963102.98893868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70943.70503" calcext:value-type="float">
            <text:p>1442770943.70503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9.4597878456116" calcext:value-type="float">
            <text:p>39.4597878456</text:p>
          </table:table-cell>
          <table:table-cell table:formula="of:=[.C1512]/([.D1512]-[.D1511])" office:value-type="float" office:value="963759.016404609" calcext:value-type="float">
            <text:p>963759.01640460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70943.7134" calcext:value-type="float">
            <text:p>1442770943.7134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9.4681596755981" calcext:value-type="float">
            <text:p>39.4681596756</text:p>
          </table:table-cell>
          <table:table-cell table:formula="of:=[.C1513]/([.D1513]-[.D1512])" office:value-type="float" office:value="967052.605342598" calcext:value-type="float">
            <text:p>967052.60534259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70943.72174" calcext:value-type="float">
            <text:p>1442770943.72174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9.476496219635" calcext:value-type="float">
            <text:p>39.4764962196</text:p>
          </table:table-cell>
          <table:table-cell table:formula="of:=[.C1514]/([.D1514]-[.D1513])" office:value-type="float" office:value="971145.832637419" calcext:value-type="float">
            <text:p>971145.83263741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70943.73012" calcext:value-type="float">
            <text:p>1442770943.73012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9.4848778247833" calcext:value-type="float">
            <text:p>39.4848778248</text:p>
          </table:table-cell>
          <table:table-cell table:formula="of:=[.C1515]/([.D1515]-[.D1514])" office:value-type="float" office:value="965924.767003271" calcext:value-type="float">
            <text:p>965924.76700327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70943.73846" calcext:value-type="float">
            <text:p>1442770943.73846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9.4932227134705" calcext:value-type="float">
            <text:p>39.4932227135</text:p>
          </table:table-cell>
          <table:table-cell table:formula="of:=[.C1516]/([.D1516]-[.D1515])" office:value-type="float" office:value="970174.714551013" calcext:value-type="float">
            <text:p>970174.71455101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70943.74685" calcext:value-type="float">
            <text:p>1442770943.74685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9.501615524292" calcext:value-type="float">
            <text:p>39.5016155243</text:p>
          </table:table-cell>
          <table:table-cell table:formula="of:=[.C1517]/([.D1517]-[.D1516])" office:value-type="float" office:value="964635.111186865" calcext:value-type="float">
            <text:p>964635.11118686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70943.75516" calcext:value-type="float">
            <text:p>1442770943.75516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9.5099201202393" calcext:value-type="float">
            <text:p>39.5099201202</text:p>
          </table:table-cell>
          <table:table-cell table:formula="of:=[.C1518]/([.D1518]-[.D1517])" office:value-type="float" office:value="974881.866789159" calcext:value-type="float">
            <text:p>974881.86678915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70943.76343" calcext:value-type="float">
            <text:p>1442770943.76343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9.5181930065155" calcext:value-type="float">
            <text:p>39.5181930065</text:p>
          </table:table-cell>
          <table:table-cell table:formula="of:=[.C1519]/([.D1519]-[.D1518])" office:value-type="float" office:value="978618.553387706" calcext:value-type="float">
            <text:p>978618.55338770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70943.77176" calcext:value-type="float">
            <text:p>1442770943.77176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9.5265245437622" calcext:value-type="float">
            <text:p>39.5265245438</text:p>
          </table:table-cell>
          <table:table-cell table:formula="of:=[.C1520]/([.D1520]-[.D1519])" office:value-type="float" office:value="971729.437229933" calcext:value-type="float">
            <text:p>971729.43722993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70943.78012" calcext:value-type="float">
            <text:p>1442770943.78012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9.5348794460297" calcext:value-type="float">
            <text:p>39.534879446</text:p>
          </table:table-cell>
          <table:table-cell table:formula="of:=[.C1521]/([.D1521]-[.D1520])" office:value-type="float" office:value="969011.933453186" calcext:value-type="float">
            <text:p>969011.93345318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70943.78845" calcext:value-type="float">
            <text:p>1442770943.78845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9.5432069301605" calcext:value-type="float">
            <text:p>39.5432069302</text:p>
          </table:table-cell>
          <table:table-cell table:formula="of:=[.C1522]/([.D1522]-[.D1521])" office:value-type="float" office:value="972202.393037105" calcext:value-type="float">
            <text:p>972202.39303710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70943.79676" calcext:value-type="float">
            <text:p>1442770943.79676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9.5515167713165" calcext:value-type="float">
            <text:p>39.5515167713</text:p>
          </table:table-cell>
          <table:table-cell table:formula="of:=[.C1523]/([.D1523]-[.D1522])" office:value-type="float" office:value="974266.517013829" calcext:value-type="float">
            <text:p>974266.51701382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70943.80505" calcext:value-type="float">
            <text:p>1442770943.80505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9.5598130226135" calcext:value-type="float">
            <text:p>39.5598130226</text:p>
          </table:table-cell>
          <table:table-cell table:formula="of:=[.C1524]/([.D1524]-[.D1523])" office:value-type="float" office:value="975862.435957123" calcext:value-type="float">
            <text:p>975862.43595712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70943.81337" calcext:value-type="float">
            <text:p>1442770943.81337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9.5681281089783" calcext:value-type="float">
            <text:p>39.568128109</text:p>
          </table:table-cell>
          <table:table-cell table:formula="of:=[.C1525]/([.D1525]-[.D1524])" office:value-type="float" office:value="973651.94357151" calcext:value-type="float">
            <text:p>973651.9435715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70943.82167" calcext:value-type="float">
            <text:p>1442770943.82167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9.5764346122742" calcext:value-type="float">
            <text:p>39.5764346123</text:p>
          </table:table-cell>
          <table:table-cell table:formula="of:=[.C1526]/([.D1526]-[.D1525])" office:value-type="float" office:value="974658.013318025" calcext:value-type="float">
            <text:p>974658.01331802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70943.82998" calcext:value-type="float">
            <text:p>1442770943.82998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9.5847420692444" calcext:value-type="float">
            <text:p>39.5847420692</text:p>
          </table:table-cell>
          <table:table-cell table:formula="of:=[.C1527]/([.D1527]-[.D1526])" office:value-type="float" office:value="974546.125129147" calcext:value-type="float">
            <text:p>974546.12512914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70943.83828" calcext:value-type="float">
            <text:p>1442770943.83828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9.5930366516113" calcext:value-type="float">
            <text:p>39.5930366516</text:p>
          </table:table-cell>
          <table:table-cell table:formula="of:=[.C1528]/([.D1528]-[.D1527])" office:value-type="float" office:value="976058.786547859" calcext:value-type="float">
            <text:p>976058.78654785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70943.84661" calcext:value-type="float">
            <text:p>1442770943.84661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9.6013658046722" calcext:value-type="float">
            <text:p>39.6013658047</text:p>
          </table:table-cell>
          <table:table-cell table:formula="of:=[.C1529]/([.D1529]-[.D1528])" office:value-type="float" office:value="972007.590782883" calcext:value-type="float">
            <text:p>972007.59078288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70943.85494" calcext:value-type="float">
            <text:p>1442770943.85494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9.6097042560577" calcext:value-type="float">
            <text:p>39.6097042561</text:p>
          </table:table-cell>
          <table:table-cell table:formula="of:=[.C1530]/([.D1530]-[.D1529])" office:value-type="float" office:value="970923.691427918" calcext:value-type="float">
            <text:p>970923.69142791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70943.86328" calcext:value-type="float">
            <text:p>1442770943.86328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9.6180384159088" calcext:value-type="float">
            <text:p>39.6180384159</text:p>
          </table:table-cell>
          <table:table-cell table:formula="of:=[.C1531]/([.D1531]-[.D1530])" office:value-type="float" office:value="971423.652134112" calcext:value-type="float">
            <text:p>971423.65213411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70943.87163" calcext:value-type="float">
            <text:p>1442770943.87163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9.6263861656189" calcext:value-type="float">
            <text:p>39.6263861656</text:p>
          </table:table-cell>
          <table:table-cell table:formula="of:=[.C1532]/([.D1532]-[.D1531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70943.87998" calcext:value-type="float">
            <text:p>1442770943.87998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9.6347382068634" calcext:value-type="float">
            <text:p>39.6347382069</text:p>
          </table:table-cell>
          <table:table-cell table:formula="of:=[.C1533]/([.D1533]-[.D1532])" office:value-type="float" office:value="969343.872113271" calcext:value-type="float">
            <text:p>969343.87211327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70943.88831" calcext:value-type="float">
            <text:p>1442770943.88831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9.6430699825287" calcext:value-type="float">
            <text:p>39.6430699825</text:p>
          </table:table-cell>
          <table:table-cell table:formula="of:=[.C1534]/([.D1534]-[.D1533])" office:value-type="float" office:value="971701.630630115" calcext:value-type="float">
            <text:p>971701.63063011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70943.89669" calcext:value-type="float">
            <text:p>1442770943.89669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9.6514480113983" calcext:value-type="float">
            <text:p>39.6514480114</text:p>
          </table:table-cell>
          <table:table-cell table:formula="of:=[.C1535]/([.D1535]-[.D1534])" office:value-type="float" office:value="966337.085486625" calcext:value-type="float">
            <text:p>966337.08548662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70943.90503" calcext:value-type="float">
            <text:p>1442770943.90503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9.6597955226898" calcext:value-type="float">
            <text:p>39.6597955227</text:p>
          </table:table-cell>
          <table:table-cell table:formula="of:=[.C1536]/([.D1536]-[.D1535])" office:value-type="float" office:value="969869.907003313" calcext:value-type="float">
            <text:p>969869.90700331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70943.91337" calcext:value-type="float">
            <text:p>1442770943.91337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9.6681308746338" calcext:value-type="float">
            <text:p>39.6681308746</text:p>
          </table:table-cell>
          <table:table-cell table:formula="of:=[.C1537]/([.D1537]-[.D1536])" office:value-type="float" office:value="971284.722519379" calcext:value-type="float">
            <text:p>971284.72251937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70943.92173" calcext:value-type="float">
            <text:p>1442770943.92173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9.6764883995056" calcext:value-type="float">
            <text:p>39.6764883995</text:p>
          </table:table-cell>
          <table:table-cell table:formula="of:=[.C1538]/([.D1538]-[.D1537])" office:value-type="float" office:value="968707.85599361" calcext:value-type="float">
            <text:p>968707.8559936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70943.93008" calcext:value-type="float">
            <text:p>1442770943.93008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9.6848404407501" calcext:value-type="float">
            <text:p>39.6848404408</text:p>
          </table:table-cell>
          <table:table-cell table:formula="of:=[.C1539]/([.D1539]-[.D1538])" office:value-type="float" office:value="969343.872113271" calcext:value-type="float">
            <text:p>969343.87211327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70943.93841" calcext:value-type="float">
            <text:p>1442770943.93841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9.6931743621826" calcext:value-type="float">
            <text:p>39.6931743622</text:p>
          </table:table-cell>
          <table:table-cell table:formula="of:=[.C1540]/([.D1540]-[.D1539])" office:value-type="float" office:value="971451.442826491" calcext:value-type="float">
            <text:p>971451.44282649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70943.94677" calcext:value-type="float">
            <text:p>1442770943.94677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9.7015328407288" calcext:value-type="float">
            <text:p>39.7015328407</text:p>
          </table:table-cell>
          <table:table-cell table:formula="of:=[.C1541]/([.D1541]-[.D1540])" office:value-type="float" office:value="968597.329682241" calcext:value-type="float">
            <text:p>968597.32968224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70943.95517" calcext:value-type="float">
            <text:p>1442770943.95517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9.7099349498749" calcext:value-type="float">
            <text:p>39.7099349499</text:p>
          </table:table-cell>
          <table:table-cell table:formula="of:=[.C1542]/([.D1542]-[.D1541])" office:value-type="float" office:value="963567.582758719" calcext:value-type="float">
            <text:p>963567.58275871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70943.9635" calcext:value-type="float">
            <text:p>1442770943.9635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9.7182562351227" calcext:value-type="float">
            <text:p>39.7182562351</text:p>
          </table:table-cell>
          <table:table-cell table:formula="of:=[.C1543]/([.D1543]-[.D1542])" office:value-type="float" office:value="972926.628388058" calcext:value-type="float">
            <text:p>972926.62838805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70943.9719" calcext:value-type="float">
            <text:p>1442770943.9719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9.7266602516174" calcext:value-type="float">
            <text:p>39.7266602516</text:p>
          </table:table-cell>
          <table:table-cell table:formula="of:=[.C1544]/([.D1544]-[.D1543])" office:value-type="float" office:value="963348.8945502" calcext:value-type="float">
            <text:p>963348.894550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70943.98028" calcext:value-type="float">
            <text:p>1442770943.98028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9.7350397109985" calcext:value-type="float">
            <text:p>39.735039711</text:p>
          </table:table-cell>
          <table:table-cell table:formula="of:=[.C1545]/([.D1545]-[.D1544])" office:value-type="float" office:value="966172.115859557" calcext:value-type="float">
            <text:p>966172.11585955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70943.98871" calcext:value-type="float">
            <text:p>1442770943.98871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9.7434675693512" calcext:value-type="float">
            <text:p>39.7434675694</text:p>
          </table:table-cell>
          <table:table-cell table:formula="of:=[.C1546]/([.D1546]-[.D1545])" office:value-type="float" office:value="960623.643780588" calcext:value-type="float">
            <text:p>960623.64378058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70943.99707" calcext:value-type="float">
            <text:p>1442770943.99707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9.7518320083618" calcext:value-type="float">
            <text:p>39.7518320084</text:p>
          </table:table-cell>
          <table:table-cell table:formula="of:=[.C1547]/([.D1547]-[.D1546])" office:value-type="float" office:value="967907.111250463" calcext:value-type="float">
            <text:p>967907.11125046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70944.00542" calcext:value-type="float">
            <text:p>1442770944.00542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9.7601797580719" calcext:value-type="float">
            <text:p>39.7601797581</text:p>
          </table:table-cell>
          <table:table-cell table:formula="of:=[.C1548]/([.D1548]-[.D1547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70944.01382" calcext:value-type="float">
            <text:p>1442770944.01382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9.7685811519623" calcext:value-type="float">
            <text:p>39.768581152</text:p>
          </table:table-cell>
          <table:table-cell table:formula="of:=[.C1549]/([.D1549]-[.D1548])" office:value-type="float" office:value="963649.616436801" calcext:value-type="float">
            <text:p>963649.61643680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70944.02217" calcext:value-type="float">
            <text:p>1442770944.02217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9.7769265174866" calcext:value-type="float">
            <text:p>39.7769265175</text:p>
          </table:table-cell>
          <table:table-cell table:formula="of:=[.C1550]/([.D1550]-[.D1549])" office:value-type="float" office:value="970119.280747364" calcext:value-type="float">
            <text:p>970119.28074736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70944.03052" calcext:value-type="float">
            <text:p>1442770944.03052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9.7852780818939" calcext:value-type="float">
            <text:p>39.7852780819</text:p>
          </table:table-cell>
          <table:table-cell table:formula="of:=[.C1551]/([.D1551]-[.D1550])" office:value-type="float" office:value="969399.217334209" calcext:value-type="float">
            <text:p>969399.21733420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70944.03893" calcext:value-type="float">
            <text:p>1442770944.03893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9.793693780899" calcext:value-type="float">
            <text:p>39.7936937809</text:p>
          </table:table-cell>
          <table:table-cell table:formula="of:=[.C1552]/([.D1552]-[.D1551])" office:value-type="float" office:value="962011.592271517" calcext:value-type="float">
            <text:p>962011.59227151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70944.04727" calcext:value-type="float">
            <text:p>1442770944.04727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9.8020355701446" calcext:value-type="float">
            <text:p>39.8020355701</text:p>
          </table:table-cell>
          <table:table-cell table:formula="of:=[.C1553]/([.D1553]-[.D1552])" office:value-type="float" office:value="970535.188750429" calcext:value-type="float">
            <text:p>970535.18875042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70944.05561" calcext:value-type="float">
            <text:p>1442770944.05561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9.8103671073914" calcext:value-type="float">
            <text:p>39.8103671074</text:p>
          </table:table-cell>
          <table:table-cell table:formula="of:=[.C1554]/([.D1554]-[.D1553])" office:value-type="float" office:value="971729.437229933" calcext:value-type="float">
            <text:p>971729.43722993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70944.06396" calcext:value-type="float">
            <text:p>1442770944.06396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9.8187208175659" calcext:value-type="float">
            <text:p>39.8187208176</text:p>
          </table:table-cell>
          <table:table-cell table:formula="of:=[.C1555]/([.D1555]-[.D1554])" office:value-type="float" office:value="969150.213596667" calcext:value-type="float">
            <text:p>969150.21359666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70944.0724" calcext:value-type="float">
            <text:p>1442770944.0724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9.8271610736847" calcext:value-type="float">
            <text:p>39.8271610737</text:p>
          </table:table-cell>
          <table:table-cell table:formula="of:=[.C1556]/([.D1556]-[.D1555])" office:value-type="float" office:value="959212.598062202" calcext:value-type="float">
            <text:p>959212.59806220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70944.08074" calcext:value-type="float">
            <text:p>1442770944.08074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9.8354966640472" calcext:value-type="float">
            <text:p>39.835496664</text:p>
          </table:table-cell>
          <table:table-cell table:formula="of:=[.C1557]/([.D1557]-[.D1556])" office:value-type="float" office:value="971256.94136491" calcext:value-type="float">
            <text:p>971256.9413649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70944.08909" calcext:value-type="float">
            <text:p>1442770944.08909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9.8438503742218" calcext:value-type="float">
            <text:p>39.8438503742</text:p>
          </table:table-cell>
          <table:table-cell table:formula="of:=[.C1558]/([.D1558]-[.D1557])" office:value-type="float" office:value="969150.213596667" calcext:value-type="float">
            <text:p>969150.21359666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70944.0975" calcext:value-type="float">
            <text:p>1442770944.0975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9.8522570133209" calcext:value-type="float">
            <text:p>39.8522570133</text:p>
          </table:table-cell>
          <table:table-cell table:formula="of:=[.C1559]/([.D1559]-[.D1558])" office:value-type="float" office:value="963048.360294952" calcext:value-type="float">
            <text:p>963048.36029495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70944.10585" calcext:value-type="float">
            <text:p>1442770944.10585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9.8606104850769" calcext:value-type="float">
            <text:p>39.8606104851</text:p>
          </table:table-cell>
          <table:table-cell table:formula="of:=[.C1560]/([.D1560]-[.D1559])" office:value-type="float" office:value="969177.87436139" calcext:value-type="float">
            <text:p>969177.8743613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70944.11427" calcext:value-type="float">
            <text:p>1442770944.11427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9.8690333366394" calcext:value-type="float">
            <text:p>39.8690333366</text:p>
          </table:table-cell>
          <table:table-cell table:formula="of:=[.C1561]/([.D1561]-[.D1560])" office:value-type="float" office:value="961194.666666667" calcext:value-type="float">
            <text:p>961194.66666666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70944.12283" calcext:value-type="float">
            <text:p>1442770944.12283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9.8775899410248" calcext:value-type="float">
            <text:p>39.877589941</text:p>
          </table:table-cell>
          <table:table-cell table:formula="of:=[.C1562]/([.D1562]-[.D1561])" office:value-type="float" office:value="946169.722867731" calcext:value-type="float">
            <text:p>946169.72286773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70944.13123" calcext:value-type="float">
            <text:p>1442770944.13123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9.8859865665436" calcext:value-type="float">
            <text:p>39.8859865665</text:p>
          </table:table-cell>
          <table:table-cell table:formula="of:=[.C1563]/([.D1563]-[.D1562])" office:value-type="float" office:value="964196.864785053" calcext:value-type="float">
            <text:p>964196.86478505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70944.13961" calcext:value-type="float">
            <text:p>1442770944.13961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9.8943719863892" calcext:value-type="float">
            <text:p>39.8943719864</text:p>
          </table:table-cell>
          <table:table-cell table:formula="of:=[.C1564]/([.D1564]-[.D1563])" office:value-type="float" office:value="965485.348269882" calcext:value-type="float">
            <text:p>965485.34826988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70944.14798" calcext:value-type="float">
            <text:p>1442770944.14798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9.9027359485626" calcext:value-type="float">
            <text:p>39.9027359486</text:p>
          </table:table-cell>
          <table:table-cell table:formula="of:=[.C1565]/([.D1565]-[.D1564])" office:value-type="float" office:value="967962.292523018" calcext:value-type="float">
            <text:p>967962.29252301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70944.15631" calcext:value-type="float">
            <text:p>1442770944.15631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9.9110686779022" calcext:value-type="float">
            <text:p>39.9110686779</text:p>
          </table:table-cell>
          <table:table-cell table:formula="of:=[.C1566]/([.D1566]-[.D1565])" office:value-type="float" office:value="971590.420143062" calcext:value-type="float">
            <text:p>971590.42014306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70944.16482" calcext:value-type="float">
            <text:p>1442770944.16482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9.9195792675018" calcext:value-type="float">
            <text:p>39.9195792675</text:p>
          </table:table-cell>
          <table:table-cell table:formula="of:=[.C1567]/([.D1567]-[.D1566])" office:value-type="float" office:value="951285.443298969" calcext:value-type="float">
            <text:p>951285.44329896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70944.17317" calcext:value-type="float">
            <text:p>1442770944.17317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9.9279263019562" calcext:value-type="float">
            <text:p>39.927926302</text:p>
          </table:table-cell>
          <table:table-cell table:formula="of:=[.C1568]/([.D1568]-[.D1567])" office:value-type="float" office:value="969925.312310768" calcext:value-type="float">
            <text:p>969925.31231076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70944.1815" calcext:value-type="float">
            <text:p>1442770944.1815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9.93625831604" calcext:value-type="float">
            <text:p>39.936258316</text:p>
          </table:table-cell>
          <table:table-cell table:formula="of:=[.C1569]/([.D1569]-[.D1568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42770944.18985" calcext:value-type="float">
            <text:p>1442770944.18985</text:p>
          </table:table-cell>
          <table:table-cell office:value-type="float" office:value="8096" calcext:value-type="float">
            <text:p>8096</text:p>
          </table:table-cell>
          <table:table-cell table:formula="of:=[.B1570]-[.B$2]" office:value-type="float" office:value="39.9446060657501" calcext:value-type="float">
            <text:p>39.9446060658</text:p>
          </table:table-cell>
          <table:table-cell table:formula="of:=[.C1570]/([.D1570]-[.D1569])" office:value-type="float" office:value="969842.206723217" calcext:value-type="float">
            <text:p>969842.2067232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42770944.19821" calcext:value-type="float">
            <text:p>1442770944.19821</text:p>
          </table:table-cell>
          <table:table-cell office:value-type="float" office:value="8096" calcext:value-type="float">
            <text:p>8096</text:p>
          </table:table-cell>
          <table:table-cell table:formula="of:=[.B1571]-[.B$2]" office:value-type="float" office:value="39.9529721736908" calcext:value-type="float">
            <text:p>39.9529721737</text:p>
          </table:table-cell>
          <table:table-cell table:formula="of:=[.C1571]/([.D1571]-[.D1570])" office:value-type="float" office:value="967714.026332288" calcext:value-type="float">
            <text:p>967714.02633228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42770944.20656" calcext:value-type="float">
            <text:p>1442770944.20656</text:p>
          </table:table-cell>
          <table:table-cell office:value-type="float" office:value="8096" calcext:value-type="float">
            <text:p>8096</text:p>
          </table:table-cell>
          <table:table-cell table:formula="of:=[.B1572]-[.B$2]" office:value-type="float" office:value="39.9613189697266" calcext:value-type="float">
            <text:p>39.9613189697</text:p>
          </table:table-cell>
          <table:table-cell table:formula="of:=[.C1572]/([.D1572]-[.D1571])" office:value-type="float" office:value="969953.017338399" calcext:value-type="float">
            <text:p>969953.01733839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42770944.21496" calcext:value-type="float">
            <text:p>1442770944.21496</text:p>
          </table:table-cell>
          <table:table-cell office:value-type="float" office:value="8096" calcext:value-type="float">
            <text:p>8096</text:p>
          </table:table-cell>
          <table:table-cell table:formula="of:=[.B1573]-[.B$2]" office:value-type="float" office:value="39.969723701477" calcext:value-type="float">
            <text:p>39.9697237015</text:p>
          </table:table-cell>
          <table:table-cell table:formula="of:=[.C1573]/([.D1573]-[.D1572])" office:value-type="float" office:value="963266.912061727" calcext:value-type="float">
            <text:p>963266.91206172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42770944.22333" calcext:value-type="float">
            <text:p>1442770944.22333</text:p>
          </table:table-cell>
          <table:table-cell office:value-type="float" office:value="8096" calcext:value-type="float">
            <text:p>8096</text:p>
          </table:table-cell>
          <table:table-cell table:formula="of:=[.B1574]-[.B$2]" office:value-type="float" office:value="39.978093624115" calcext:value-type="float">
            <text:p>39.9780936241</text:p>
          </table:table-cell>
          <table:table-cell table:formula="of:=[.C1574]/([.D1574]-[.D1573])" office:value-type="float" office:value="967272.97852219" calcext:value-type="float">
            <text:p>967272.9785221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42770944.23169" calcext:value-type="float">
            <text:p>1442770944.23169</text:p>
          </table:table-cell>
          <table:table-cell office:value-type="float" office:value="8096" calcext:value-type="float">
            <text:p>8096</text:p>
          </table:table-cell>
          <table:table-cell table:formula="of:=[.B1575]-[.B$2]" office:value-type="float" office:value="39.9864504337311" calcext:value-type="float">
            <text:p>39.9864504337</text:p>
          </table:table-cell>
          <table:table-cell table:formula="of:=[.C1575]/([.D1575]-[.D1574])" office:value-type="float" office:value="968790.767281961" calcext:value-type="float">
            <text:p>968790.76728196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42770944.24005" calcext:value-type="float">
            <text:p>1442770944.24005</text:p>
          </table:table-cell>
          <table:table-cell office:value-type="float" office:value="8096" calcext:value-type="float">
            <text:p>8096</text:p>
          </table:table-cell>
          <table:table-cell table:formula="of:=[.B1576]-[.B$2]" office:value-type="float" office:value="39.9948074817657" calcext:value-type="float">
            <text:p>39.9948074818</text:p>
          </table:table-cell>
          <table:table-cell table:formula="of:=[.C1576]/([.D1576]-[.D1575])" office:value-type="float" office:value="968763.128608924" calcext:value-type="float">
            <text:p>968763.12860892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42770944.24842" calcext:value-type="float">
            <text:p>1442770944.24842</text:p>
          </table:table-cell>
          <table:table-cell office:value-type="float" office:value="8096" calcext:value-type="float">
            <text:p>8096</text:p>
          </table:table-cell>
          <table:table-cell table:formula="of:=[.B1577]-[.B$2]" office:value-type="float" office:value="40.0031774044037" calcext:value-type="float">
            <text:p>40.0031774044</text:p>
          </table:table-cell>
          <table:table-cell table:formula="of:=[.C1577]/([.D1577]-[.D1576])" office:value-type="float" office:value="967272.97852219" calcext:value-type="float">
            <text:p>967272.97852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46:32.240373391</dc:date>
    <meta:editing-duration>PT1M54S</meta:editing-duration>
    <meta:editing-cycles>1</meta:editing-cycles>
    <meta:document-statistic meta:table-count="1" meta:cell-count="788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28cm" svg:height="15.44cm" xlink:href=".." xlink:type="simple" chart:class="chart:scatter" chart:style-name="ch1">
        <chart:legend chart:legend-position="end" svg:x="19.861cm" svg:y="7.421cm" style:legend-expansion="high" chart:style-name="ch2"/>
        <chart:plot-area chart:style-name="ch3" table:cell-range-address="'source_1.sender_i.routed_msg_pub.network'.D1:'source_1.sender_i.routed_msg_pub.network'.E1577" chart:data-source-has-labels="row" svg:x="0.468cm" svg:y="0.308cm" svg:width="18.925cm" svg:height="14.824cm">
          <chartooo:coordinate-region svg:x="1.83cm" svg:y="0.507cm" svg:width="17.191cm" svg:height="13.9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1.sender_i.routed_msg_pub.network'.E2:'source_1.sender_i.routed_msg_pub.network'.E1577" chart:label-cell-address="'source_1.sender_i.routed_msg_pub.network'.E1:'source_1.sender_i.routed_msg_pub.network'.E1" chart:class="chart:scatter">
            <chart:domain table:cell-range-address="'source_1.sender_i.routed_msg_pub.network'.D2:'source_1.sender_i.routed_msg_pub.network'.D1577"/>
            <chart:data-point chart:repeated="15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1.sender_i.routed_msg_pub.network'.E1:'source_1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1.sender_i.routed_msg_pub.network'.D2:'source_1.sender_i.routed_msg_pub.network'.D1577</svg:desc>
                </draw:g>
              </table:table-cell>
              <table:table-cell office:value-type="float" office:value="0">
                <text:p>0</text:p>
                <draw:g>
                  <svg:desc>'source_1.sender_i.routed_msg_pub.network'.E2:'source_1.sender_i.routed_msg_pub.network'.E1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20374488830566">
                <text:p>0.00820374488830566</text:p>
              </table:table-cell>
              <table:table-cell office:value-type="float" office:value="986866.37751751">
                <text:p>986866.3775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3817405700684">
                <text:p>0.0163817405700684</text:p>
              </table:table-cell>
              <table:table-cell office:value-type="float" office:value="989973.62129384">
                <text:p>989973.62129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552583694458">
                <text:p>0.024552583694458</text:p>
              </table:table-cell>
              <table:table-cell office:value-type="float" office:value="990840.220127805">
                <text:p>990840.22012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7095985412598">
                <text:p>0.0327095985412598</text:p>
              </table:table-cell>
              <table:table-cell office:value-type="float" office:value="992519.953935638">
                <text:p>992519.953935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8494472503662">
                <text:p>0.0408494472503662</text:p>
              </table:table-cell>
              <table:table-cell office:value-type="float" office:value="994613.080577605">
                <text:p>994613.080577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89606857299805">
                <text:p>0.0489606857299805</text:p>
              </table:table-cell>
              <table:table-cell office:value-type="float" office:value="998121.312836189">
                <text:p>998121.312836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238994598389">
                <text:p>0.0571238994598389</text:p>
              </table:table-cell>
              <table:table-cell office:value-type="float" office:value="991766.266070855">
                <text:p>991766.266070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260648727417">
                <text:p>0.065260648727417</text:p>
              </table:table-cell>
              <table:table-cell office:value-type="float" office:value="994991.947491796">
                <text:p>994991.947491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34362602233887">
                <text:p>0.0734362602233887</text:p>
              </table:table-cell>
              <table:table-cell office:value-type="float" office:value="990262.319092473">
                <text:p>990262.3190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15649032592773">
                <text:p>0.0815649032592773</text:p>
              </table:table-cell>
              <table:table-cell office:value-type="float" office:value="995984.196163548">
                <text:p>995984.196163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96930694580078">
                <text:p>0.0896930694580078</text:p>
              </table:table-cell>
              <table:table-cell office:value-type="float" office:value="996042.625366655">
                <text:p>996042.625366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8102684020996">
                <text:p>0.0978102684020996</text:p>
              </table:table-cell>
              <table:table-cell office:value-type="float" office:value="997388.39170534">
                <text:p>997388.39170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926990509033">
                <text:p>0.105926990509033</text:p>
              </table:table-cell>
              <table:table-cell office:value-type="float" office:value="997446.985783104">
                <text:p>997446.985783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042520523071">
                <text:p>0.114042520523071</text:p>
              </table:table-cell>
              <table:table-cell office:value-type="float" office:value="997593.501101678">
                <text:p>997593.50110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158765792847">
                <text:p>0.122158765792847</text:p>
              </table:table-cell>
              <table:table-cell office:value-type="float" office:value="997505.586745785">
                <text:p>997505.586745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0274057388306">
                <text:p>0.130274057388306</text:p>
              </table:table-cell>
              <table:table-cell office:value-type="float" office:value="997622.809330748">
                <text:p>997622.809330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414859771729">
                <text:p>0.138414859771729</text:p>
              </table:table-cell>
              <table:table-cell office:value-type="float" office:value="994496.564182164">
                <text:p>994496.564182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6552801132202">
                <text:p>0.146552801132202</text:p>
              </table:table-cell>
              <table:table-cell office:value-type="float" office:value="994846.195294876">
                <text:p>994846.195294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679536819458">
                <text:p>0.154679536819458</text:p>
              </table:table-cell>
              <table:table-cell office:value-type="float" office:value="996217.954116059">
                <text:p>996217.954116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794351577759">
                <text:p>0.162794351577759</text:p>
              </table:table-cell>
              <table:table-cell office:value-type="float" office:value="997681.430955459">
                <text:p>997681.430955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0918703079224">
                <text:p>0.170918703079224</text:p>
              </table:table-cell>
              <table:table-cell office:value-type="float" office:value="996510.305904449">
                <text:p>996510.305904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9034471511841">
                <text:p>0.179034471511841</text:p>
              </table:table-cell>
              <table:table-cell office:value-type="float" office:value="997564.194594595">
                <text:p>997564.194594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7148094177246">
                <text:p>0.187148094177246</text:p>
              </table:table-cell>
              <table:table-cell office:value-type="float" office:value="997828.015162646">
                <text:p>997828.015162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5367336273193">
                <text:p>0.195367336273193</text:p>
              </table:table-cell>
              <table:table-cell office:value-type="float" office:value="985005.661774091">
                <text:p>985005.66177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3668832778931">
                <text:p>0.203668832778931</text:p>
              </table:table-cell>
              <table:table-cell office:value-type="float" office:value="975245.848071455">
                <text:p>975245.848071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1833715438843">
                <text:p>0.211833715438843</text:p>
              </table:table-cell>
              <table:table-cell office:value-type="float" office:value="991563.545640367">
                <text:p>991563.545640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9997406005859">
                <text:p>0.219997406005859</text:p>
              </table:table-cell>
              <table:table-cell office:value-type="float" office:value="991708.337490143">
                <text:p>991708.337490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8172540664673">
                <text:p>0.228172540664673</text:p>
              </table:table-cell>
              <table:table-cell office:value-type="float" office:value="990320.078859109">
                <text:p>990320.078859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301898956299">
                <text:p>0.236301898956299</text:p>
              </table:table-cell>
              <table:table-cell office:value-type="float" office:value="995896.565211016">
                <text:p>995896.565211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4412899017334">
                <text:p>0.244412899017334</text:p>
              </table:table-cell>
              <table:table-cell office:value-type="float" office:value="998150.652087008">
                <text:p>998150.652087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2517461776733">
                <text:p>0.252517461776733</text:p>
              </table:table-cell>
              <table:table-cell office:value-type="float" office:value="998943.46436031">
                <text:p>998943.46436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0617971420288">
                <text:p>0.260617971420288</text:p>
              </table:table-cell>
              <table:table-cell office:value-type="float" office:value="999443.288909819">
                <text:p>999443.288909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876974105835">
                <text:p>0.26876974105835</text:p>
              </table:table-cell>
              <table:table-cell office:value-type="float" office:value="993158.58512474">
                <text:p>993158.585124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6914596557617">
                <text:p>0.276914596557617</text:p>
              </table:table-cell>
              <table:table-cell office:value-type="float" office:value="994001.67390668">
                <text:p>994001.67390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5067558288574">
                <text:p>0.285067558288574</text:p>
              </table:table-cell>
              <table:table-cell office:value-type="float" office:value="993013.369516903">
                <text:p>993013.369516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233633041382">
                <text:p>0.293233633041382</text:p>
              </table:table-cell>
              <table:table-cell office:value-type="float" office:value="991418.796064349">
                <text:p>991418.796064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1412582397461">
                <text:p>0.301412582397461</text:p>
              </table:table-cell>
              <table:table-cell office:value-type="float" office:value="989858.189301851">
                <text:p>989858.189301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9596300125122">
                <text:p>0.309596300125122</text:p>
              </table:table-cell>
              <table:table-cell office:value-type="float" office:value="989281.432891479">
                <text:p>989281.432891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7793369293213">
                <text:p>0.317793369293213</text:p>
              </table:table-cell>
              <table:table-cell office:value-type="float" office:value="987670.084756115">
                <text:p>987670.084756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5981378555298">
                <text:p>0.325981378555298</text:p>
              </table:table-cell>
              <table:table-cell office:value-type="float" office:value="988762.926477011">
                <text:p>988762.926477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4163904190063">
                <text:p>0.334163904190063</text:p>
              </table:table-cell>
              <table:table-cell office:value-type="float" office:value="989425.558974359">
                <text:p>989425.55897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2329263687134">
                <text:p>0.342329263687134</text:p>
              </table:table-cell>
              <table:table-cell office:value-type="float" office:value="991505.640738145">
                <text:p>991505.640738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0518941879272">
                <text:p>0.350518941879272</text:p>
              </table:table-cell>
              <table:table-cell office:value-type="float" office:value="988561.431848617">
                <text:p>988561.431848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8673334121704">
                <text:p>0.358673334121704</text:p>
              </table:table-cell>
              <table:table-cell office:value-type="float" office:value="992839.166832349">
                <text:p>992839.166832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6857051849365">
                <text:p>0.366857051849365</text:p>
              </table:table-cell>
              <table:table-cell office:value-type="float" office:value="989281.432891479">
                <text:p>989281.432891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144004821777">
                <text:p>0.375144004821777</text:p>
              </table:table-cell>
              <table:table-cell office:value-type="float" office:value="976957.396397952">
                <text:p>976957.396397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3544921875">
                <text:p>0.383544921875</text:p>
              </table:table-cell>
              <table:table-cell office:value-type="float" office:value="963704.313315927">
                <text:p>963704.3133159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1825675964355">
                <text:p>0.391825675964355</text:p>
              </table:table-cell>
              <table:table-cell office:value-type="float" office:value="977688.7361511">
                <text:p>977688.7361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0019884109497">
                <text:p>0.400019884109497</text:p>
              </table:table-cell>
              <table:table-cell office:value-type="float" office:value="988014.931595333">
                <text:p>988014.931595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8200979232788">
                <text:p>0.408200979232788</text:p>
              </table:table-cell>
              <table:table-cell office:value-type="float" office:value="989598.565716617">
                <text:p>989598.565716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6379928588867">
                <text:p>0.416379928588867</text:p>
              </table:table-cell>
              <table:table-cell office:value-type="float" office:value="989858.189301851">
                <text:p>989858.189301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455792427063">
                <text:p>0.42455792427063</text:p>
              </table:table-cell>
              <table:table-cell office:value-type="float" office:value="989973.62129384">
                <text:p>989973.62129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2710647583008">
                <text:p>0.432710647583008</text:p>
              </table:table-cell>
              <table:table-cell office:value-type="float" office:value="993042.409241117">
                <text:p>993042.409241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0873146057129">
                <text:p>0.440873146057129</text:p>
              </table:table-cell>
              <table:table-cell office:value-type="float" office:value="991853.1716322">
                <text:p>991853.1716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9036121368408">
                <text:p>0.449036121368408</text:p>
              </table:table-cell>
              <table:table-cell office:value-type="float" office:value="991795.232899118">
                <text:p>991795.232899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7195997238159">
                <text:p>0.457195997238159</text:p>
              </table:table-cell>
              <table:table-cell office:value-type="float" office:value="992171.955704894">
                <text:p>992171.955704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5352058410645">
                <text:p>0.465352058410645</text:p>
              </table:table-cell>
              <table:table-cell office:value-type="float" office:value="992636.007600339">
                <text:p>992636.007600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3515272140503">
                <text:p>0.473515272140503</text:p>
              </table:table-cell>
              <table:table-cell office:value-type="float" office:value="991766.266070855">
                <text:p>991766.26607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1667280197144">
                <text:p>0.481667280197144</text:p>
              </table:table-cell>
              <table:table-cell office:value-type="float" office:value="993129.538605522">
                <text:p>993129.538605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981785774231">
                <text:p>0.48981785774231</text:p>
              </table:table-cell>
              <table:table-cell office:value-type="float" office:value="993303.843210671">
                <text:p>993303.843210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7962236404419">
                <text:p>0.497962236404419</text:p>
              </table:table-cell>
              <table:table-cell office:value-type="float" office:value="994059.870725995">
                <text:p>994059.870725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6122350692749">
                <text:p>0.506122350692749</text:p>
              </table:table-cell>
              <table:table-cell office:value-type="float" office:value="992142.966867294">
                <text:p>992142.966867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429295539856">
                <text:p>0.51429295539856</text:p>
              </table:table-cell>
              <table:table-cell office:value-type="float" office:value="990869.132885906">
                <text:p>990869.132885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2485017776489">
                <text:p>0.522485017776489</text:p>
              </table:table-cell>
              <table:table-cell office:value-type="float" office:value="988273.724796275">
                <text:p>988273.724796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0763626098633">
                <text:p>0.530763626098633</text:p>
              </table:table-cell>
              <table:table-cell office:value-type="float" office:value="977942.147395098">
                <text:p>977942.147395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8927316665649">
                <text:p>0.538927316665649</text:p>
              </table:table-cell>
              <table:table-cell office:value-type="float" office:value="991708.337490143">
                <text:p>991708.337490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7052383422852">
                <text:p>0.547052383422852</text:p>
              </table:table-cell>
              <table:table-cell office:value-type="float" office:value="996422.582352769">
                <text:p>996422.582352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5188417434692">
                <text:p>0.555188417434692</text:p>
              </table:table-cell>
              <table:table-cell office:value-type="float" office:value="995079.419311355">
                <text:p>995079.419311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3318014144897">
                <text:p>0.563318014144897</text:p>
              </table:table-cell>
              <table:table-cell office:value-type="float" office:value="995867.358320136">
                <text:p>995867.358320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1436882019043">
                <text:p>0.571436882019043</text:p>
              </table:table-cell>
              <table:table-cell office:value-type="float" office:value="997183.366634364">
                <text:p>997183.366634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9563140869141">
                <text:p>0.579563140869141</text:p>
              </table:table-cell>
              <table:table-cell office:value-type="float" office:value="996276.410749912">
                <text:p>996276.410749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7748765945435">
                <text:p>0.587748765945435</text:p>
              </table:table-cell>
              <table:table-cell office:value-type="float" office:value="989050.918474937">
                <text:p>989050.9184749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5941543579102">
                <text:p>0.595941543579102</text:p>
              </table:table-cell>
              <table:table-cell office:value-type="float" office:value="988187.445333644">
                <text:p>988187.4453336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4121685028076">
                <text:p>0.604121685028076</text:p>
              </table:table-cell>
              <table:table-cell office:value-type="float" office:value="989713.937161178">
                <text:p>989713.937161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2308979034424">
                <text:p>0.612308979034424</text:p>
              </table:table-cell>
              <table:table-cell office:value-type="float" office:value="988849.306464764">
                <text:p>988849.306464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0530366897583">
                <text:p>0.620530366897583</text:p>
              </table:table-cell>
              <table:table-cell office:value-type="float" office:value="984748.57709596">
                <text:p>984748.577095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28718852996826">
                <text:p>0.628718852996826</text:p>
              </table:table-cell>
              <table:table-cell office:value-type="float" office:value="988705.348202067">
                <text:p>988705.348202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36929512023926">
                <text:p>0.636929512023926</text:p>
              </table:table-cell>
              <table:table-cell office:value-type="float" office:value="986035.344212788">
                <text:p>986035.344212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45136594772339">
                <text:p>0.645136594772339</text:p>
              </table:table-cell>
              <table:table-cell office:value-type="float" office:value="986465.014205618">
                <text:p>986465.014205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3343439102173">
                <text:p>0.653343439102173</text:p>
              </table:table-cell>
              <table:table-cell office:value-type="float" office:value="986493.672186393">
                <text:p>986493.672186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1707162857056">
                <text:p>0.661707162857056</text:p>
              </table:table-cell>
              <table:table-cell office:value-type="float" office:value="967989.885518814">
                <text:p>967989.885518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9913291931152">
                <text:p>0.669913291931152</text:p>
              </table:table-cell>
              <table:table-cell office:value-type="float" office:value="986579.656120166">
                <text:p>986579.656120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8128004074097">
                <text:p>0.678128004074097</text:p>
              </table:table-cell>
              <table:table-cell office:value-type="float" office:value="985548.837149906">
                <text:p>985548.837149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6340093612671">
                <text:p>0.686340093612671</text:p>
              </table:table-cell>
              <table:table-cell office:value-type="float" office:value="985863.581001045">
                <text:p>985863.581001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454288482666">
                <text:p>0.69454288482666</text:p>
              </table:table-cell>
              <table:table-cell office:value-type="float" office:value="986981.112745241">
                <text:p>986981.1127452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2771902084351">
                <text:p>0.702771902084351</text:p>
              </table:table-cell>
              <table:table-cell office:value-type="float" office:value="983835.584064899">
                <text:p>983835.584064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0939645767212">
                <text:p>0.710939645767212</text:p>
              </table:table-cell>
              <table:table-cell office:value-type="float" office:value="991216.217642594">
                <text:p>991216.2176425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19192981719971">
                <text:p>0.719192981719971</text:p>
              </table:table-cell>
              <table:table-cell office:value-type="float" office:value="980936.683825866">
                <text:p>980936.6838258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7457761764526">
                <text:p>0.727457761764526</text:p>
              </table:table-cell>
              <table:table-cell office:value-type="float" office:value="979578.398499928">
                <text:p>979578.3984999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5678672790527">
                <text:p>0.735678672790527</text:p>
              </table:table-cell>
              <table:table-cell office:value-type="float" office:value="984805.695426467">
                <text:p>984805.695426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43885517120361">
                <text:p>0.743885517120361</text:p>
              </table:table-cell>
              <table:table-cell office:value-type="float" office:value="986493.672186393">
                <text:p>986493.67218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52100229263306">
                <text:p>0.752100229263306</text:p>
              </table:table-cell>
              <table:table-cell office:value-type="float" office:value="985548.837149906">
                <text:p>985548.837149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0416507720947">
                <text:p>0.760416507720947</text:p>
              </table:table-cell>
              <table:table-cell office:value-type="float" office:value="973512.375906654">
                <text:p>973512.375906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8748760223389">
                <text:p>0.768748760223389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7095317840576">
                <text:p>0.777095317840576</text:p>
              </table:table-cell>
              <table:table-cell office:value-type="float" office:value="969980.723948812">
                <text:p>969980.723948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5453796386719">
                <text:p>0.785453796386719</text:p>
              </table:table-cell>
              <table:table-cell office:value-type="float" office:value="968597.329682241">
                <text:p>968597.329682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93776750564575">
                <text:p>0.793776750564575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0208420753479">
                <text:p>0.80208420753479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0410261154175">
                <text:p>0.810410261154175</text:p>
              </table:table-cell>
              <table:table-cell office:value-type="float" office:value="972369.428555066">
                <text:p>972369.4285550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18738460540772">
                <text:p>0.818738460540772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7176094055176">
                <text:p>0.827176094055176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35571765899658">
                <text:p>0.835571765899658</text:p>
              </table:table-cell>
              <table:table-cell office:value-type="float" office:value="964306.38904981">
                <text:p>964306.38904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3997240066528">
                <text:p>0.843997240066528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2427482604981">
                <text:p>0.852427482604981</text:p>
              </table:table-cell>
              <table:table-cell office:value-type="float" office:value="960351.96651489">
                <text:p>960351.966514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0855579376221">
                <text:p>0.860855579376221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69264125823975">
                <text:p>0.869264125823975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764835357666">
                <text:p>0.87764835357666</text:p>
              </table:table-cell>
              <table:table-cell office:value-type="float" office:value="965622.623670591">
                <text:p>965622.623670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6098384857178">
                <text:p>0.886098384857178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4511222839356">
                <text:p>0.894511222839356</text:p>
              </table:table-cell>
              <table:table-cell office:value-type="float" office:value="962338.751459502">
                <text:p>962338.751459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2947425842285">
                <text:p>0.902947425842285</text:p>
              </table:table-cell>
              <table:table-cell office:value-type="float" office:value="959673.44517296">
                <text:p>959673.44517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1400079727173">
                <text:p>0.911400079727173</text:p>
              </table:table-cell>
              <table:table-cell office:value-type="float" office:value="957805.691591685">
                <text:p>957805.691591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19790744781494">
                <text:p>0.919790744781494</text:p>
              </table:table-cell>
              <table:table-cell office:value-type="float" office:value="964881.79990339">
                <text:p>964881.799903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28202152252197">
                <text:p>0.928202152252197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6692237854004">
                <text:p>0.936692237854004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5149183273315">
                <text:p>0.945149183273315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35813331604">
                <text:p>0.9535813331604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2019443511963">
                <text:p>0.962019443511963</text:p>
              </table:table-cell>
              <table:table-cell office:value-type="float" office:value="959456.52079566">
                <text:p>959456.52079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0430135726929">
                <text:p>0.970430135726929</text:p>
              </table:table-cell>
              <table:table-cell office:value-type="float" office:value="962584.266916121">
                <text:p>962584.266916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78857755661011">
                <text:p>0.978857755661011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7326383590698">
                <text:p>0.987326383590698</text:p>
              </table:table-cell>
              <table:table-cell office:value-type="float" office:value="955999.01981982">
                <text:p>955999.01981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763063430786">
                <text:p>0.995763063430786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0420188903809">
                <text:p>1.00420188903809</text:p>
              </table:table-cell>
              <table:table-cell office:value-type="float" office:value="959375.199434948">
                <text:p>959375.199434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264524459839">
                <text:p>1.01264524459839</text:p>
              </table:table-cell>
              <table:table-cell office:value-type="float" office:value="958860.484102332">
                <text:p>958860.484102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106356620789">
                <text:p>1.02106356620789</text:p>
              </table:table-cell>
              <table:table-cell office:value-type="float" office:value="961711.891699">
                <text:p>961711.8916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2953743934631">
                <text:p>1.02953743934631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3795218467712">
                <text:p>1.03795218467712</text:p>
              </table:table-cell>
              <table:table-cell office:value-type="float" office:value="962120.620615402">
                <text:p>962120.6206154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4643678665161">
                <text:p>1.04643678665161</text:p>
              </table:table-cell>
              <table:table-cell office:value-type="float" office:value="954199.1509259">
                <text:p>954199.1509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5485391616821">
                <text:p>1.05485391616821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6338500976563">
                <text:p>1.06338500976563</text:p>
              </table:table-cell>
              <table:table-cell office:value-type="float" office:value="948999.082890839">
                <text:p>948999.0828908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174110412598">
                <text:p>1.07174110412598</text:p>
              </table:table-cell>
              <table:table-cell office:value-type="float" office:value="968873.692764209">
                <text:p>968873.692764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019304275513">
                <text:p>1.08019304275513</text:p>
              </table:table-cell>
              <table:table-cell office:value-type="float" office:value="957886.747080395">
                <text:p>957886.747080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852529525757">
                <text:p>1.08852529525757</text:p>
              </table:table-cell>
              <table:table-cell office:value-type="float" office:value="971646.022204418">
                <text:p>971646.022204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9692907333374">
                <text:p>1.09692907333374</text:p>
              </table:table-cell>
              <table:table-cell office:value-type="float" office:value="963376.225147526">
                <text:p>963376.2251475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0538268089294">
                <text:p>1.10538268089294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1381769180298">
                <text:p>1.11381769180298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2217688560486">
                <text:p>1.12217688560486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053703308105">
                <text:p>1.13053703308105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3888692855835">
                <text:p>1.13888692855835</text:p>
              </table:table-cell>
              <table:table-cell office:value-type="float" office:value="969592.9753869">
                <text:p>969592.97538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4724946022034">
                <text:p>1.14724946022034</text:p>
              </table:table-cell>
              <table:table-cell office:value-type="float" office:value="968127.874098361">
                <text:p>968127.874098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5567207336426">
                <text:p>1.15567207336426</text:p>
              </table:table-cell>
              <table:table-cell office:value-type="float" office:value="961221.875166303">
                <text:p>961221.8751663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403126716614">
                <text:p>1.16403126716614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7239761352539">
                <text:p>1.17239761352539</text:p>
              </table:table-cell>
              <table:table-cell office:value-type="float" office:value="967686.449061013">
                <text:p>967686.449061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8073105812073">
                <text:p>1.18073105812073</text:p>
              </table:table-cell>
              <table:table-cell office:value-type="float" office:value="971507.028981775">
                <text:p>971507.028981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18902707099915">
                <text:p>1.18902707099915</text:p>
              </table:table-cell>
              <table:table-cell office:value-type="float" office:value="975890.481204736">
                <text:p>975890.4812047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733953475952">
                <text:p>1.19733953475952</text:p>
              </table:table-cell>
              <table:table-cell office:value-type="float" office:value="973959.133342894">
                <text:p>973959.1333428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0572376251221">
                <text:p>1.20572376251221</text:p>
              </table:table-cell>
              <table:table-cell office:value-type="float" office:value="965622.623670591">
                <text:p>965622.623670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1408796310425">
                <text:p>1.21408796310425</text:p>
              </table:table-cell>
              <table:table-cell office:value-type="float" office:value="967934.701100279">
                <text:p>967934.7011002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240209579468">
                <text:p>1.22240209579468</text:p>
              </table:table-cell>
              <table:table-cell office:value-type="float" office:value="973763.626519844">
                <text:p>973763.626519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3075675964355">
                <text:p>1.23075675964355</text:p>
              </table:table-cell>
              <table:table-cell office:value-type="float" office:value="969039.586324981">
                <text:p>969039.5863249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3902487754822">
                <text:p>1.23902487754822</text:p>
              </table:table-cell>
              <table:table-cell office:value-type="float" office:value="979182.94022319">
                <text:p>979182.94022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4744820594788">
                <text:p>1.24744820594788</text:p>
              </table:table-cell>
              <table:table-cell office:value-type="float" office:value="961140.25428814">
                <text:p>961140.254288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559072971344">
                <text:p>1.2559072971344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6426458358765">
                <text:p>1.26426458358765</text:p>
              </table:table-cell>
              <table:table-cell office:value-type="float" office:value="968735.491512852">
                <text:p>968735.491512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7272391319275">
                <text:p>1.27272391319275</text:p>
              </table:table-cell>
              <table:table-cell office:value-type="float" office:value="957049.834672078">
                <text:p>957049.8346720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8113198280334">
                <text:p>1.28113198280334</text:p>
              </table:table-cell>
              <table:table-cell office:value-type="float" office:value="962884.511540861">
                <text:p>962884.511540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8956270217896">
                <text:p>1.28956270217896</text:p>
              </table:table-cell>
              <table:table-cell office:value-type="float" office:value="960297.649500863">
                <text:p>960297.6495008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9793357849121">
                <text:p>1.29793357849121</text:p>
              </table:table-cell>
              <table:table-cell office:value-type="float" office:value="967162.779379094">
                <text:p>967162.7793790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633878707886">
                <text:p>1.30633878707886</text:p>
              </table:table-cell>
              <table:table-cell office:value-type="float" office:value="963212.264821013">
                <text:p>963212.2648210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1484150886536">
                <text:p>1.31484150886536</text:p>
              </table:table-cell>
              <table:table-cell office:value-type="float" office:value="952165.695090149">
                <text:p>952165.6950901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2322406768799">
                <text:p>1.32322406768799</text:p>
              </table:table-cell>
              <table:table-cell office:value-type="float" office:value="965814.874825792">
                <text:p>965814.8748257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317551612854">
                <text:p>1.3317551612854</text:p>
              </table:table-cell>
              <table:table-cell office:value-type="float" office:value="948999.082890839">
                <text:p>948999.0828908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4026598930359">
                <text:p>1.34026598930359</text:p>
              </table:table-cell>
              <table:table-cell office:value-type="float" office:value="951258.794408494">
                <text:p>951258.7944084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4869408607483">
                <text:p>1.34869408607483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715389251709">
                <text:p>1.35715389251709</text:p>
              </table:table-cell>
              <table:table-cell office:value-type="float" office:value="956995.890539131">
                <text:p>956995.8905391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6563062667847">
                <text:p>1.36563062667847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7398529052734">
                <text:p>1.37398529052734</text:p>
              </table:table-cell>
              <table:table-cell office:value-type="float" office:value="969039.586324981">
                <text:p>969039.5863249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8250350952148">
                <text:p>1.38250350952148</text:p>
              </table:table-cell>
              <table:table-cell office:value-type="float" office:value="950433.418719212">
                <text:p>950433.4187192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9097094535828">
                <text:p>1.39097094535828</text:p>
              </table:table-cell>
              <table:table-cell office:value-type="float" office:value="956133.610699704">
                <text:p>956133.610699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9950656890869">
                <text:p>1.39950656890869</text:p>
              </table:table-cell>
              <table:table-cell office:value-type="float" office:value="948495.438227983">
                <text:p>948495.4382279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0796899795532">
                <text:p>1.40796899795532</text:p>
              </table:table-cell>
              <table:table-cell office:value-type="float" office:value="956699.306474334">
                <text:p>956699.306474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1646766662598">
                <text:p>1.41646766662598</text:p>
              </table:table-cell>
              <table:table-cell office:value-type="float" office:value="952619.794198508">
                <text:p>952619.794198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2496848106384">
                <text:p>1.42496848106384</text:p>
              </table:table-cell>
              <table:table-cell office:value-type="float" office:value="952379.334847847">
                <text:p>952379.334847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3350124359131">
                <text:p>1.43350124359131</text:p>
              </table:table-cell>
              <table:table-cell office:value-type="float" office:value="948813.467378245">
                <text:p>948813.467378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4192719459534">
                <text:p>1.44192719459534</text:p>
              </table:table-cell>
              <table:table-cell office:value-type="float" office:value="960841.096290427">
                <text:p>960841.096290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504222869873">
                <text:p>1.4504222869873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5885801315308">
                <text:p>1.45885801315308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673182964325">
                <text:p>1.4673182964325</text:p>
              </table:table-cell>
              <table:table-cell office:value-type="float" office:value="956941.952486966">
                <text:p>956941.952486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758141040802">
                <text:p>1.4758141040802</text:p>
              </table:table-cell>
              <table:table-cell office:value-type="float" office:value="952940.595610933">
                <text:p>952940.595610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843065738678">
                <text:p>1.4843065738678</text:p>
              </table:table-cell>
              <table:table-cell office:value-type="float" office:value="953315.137113981">
                <text:p>953315.137113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9274969100952">
                <text:p>1.49274969100952</text:p>
              </table:table-cell>
              <table:table-cell office:value-type="float" office:value="958887.560613334">
                <text:p>958887.560613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0118613243103">
                <text:p>1.50118613243103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0971150398254">
                <text:p>1.50971150398254</text:p>
              </table:table-cell>
              <table:table-cell office:value-type="float" office:value="949636.030650484">
                <text:p>949636.0306504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1819396018982">
                <text:p>1.51819396018982</text:p>
              </table:table-cell>
              <table:table-cell office:value-type="float" office:value="954440.530215302">
                <text:p>954440.5302153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2667593955994">
                <text:p>1.52667593955994</text:p>
              </table:table-cell>
              <table:table-cell office:value-type="float" office:value="954494.18664268">
                <text:p>954494.186642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3516507148743">
                <text:p>1.53516507148743</text:p>
              </table:table-cell>
              <table:table-cell office:value-type="float" office:value="953689.973150593">
                <text:p>953689.9731505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4363822937012">
                <text:p>1.54363822937012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5209970474243">
                <text:p>1.55209970474243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6059145927429">
                <text:p>1.56059145927429</text:p>
              </table:table-cell>
              <table:table-cell office:value-type="float" office:value="953395.434315074">
                <text:p>953395.4343150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6908512115479">
                <text:p>1.56908512115479</text:p>
              </table:table-cell>
              <table:table-cell office:value-type="float" office:value="953181.338498246">
                <text:p>953181.338498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7754707336426">
                <text:p>1.57754707336426</text:p>
              </table:table-cell>
              <table:table-cell office:value-type="float" office:value="956753.217175702">
                <text:p>956753.2171757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8599281311035">
                <text:p>1.58599281311035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447979927063">
                <text:p>1.59447979927063</text:p>
              </table:table-cell>
              <table:table-cell office:value-type="float" office:value="953931.094867545">
                <text:p>953931.0948675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0291194915771">
                <text:p>1.60291194915771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114673614502">
                <text:p>1.6114673614502</text:p>
              </table:table-cell>
              <table:table-cell office:value-type="float" office:value="946301.560138223">
                <text:p>946301.560138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199471950531">
                <text:p>1.6199471950531</text:p>
              </table:table-cell>
              <table:table-cell office:value-type="float" office:value="954735.715241657">
                <text:p>954735.7152416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2831997871399">
                <text:p>1.62831997871399</text:p>
              </table:table-cell>
              <table:table-cell office:value-type="float" office:value="966942.456404123">
                <text:p>966942.4564041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3674783706665">
                <text:p>1.63674783706665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4521646499634">
                <text:p>1.64521646499634</text:p>
              </table:table-cell>
              <table:table-cell office:value-type="float" office:value="955999.01981982">
                <text:p>955999.019819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5365195274353">
                <text:p>1.65365195274353</text:p>
              </table:table-cell>
              <table:table-cell office:value-type="float" office:value="959754.817105226">
                <text:p>959754.8171052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6206955909729">
                <text:p>1.66206955909729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7054843902588">
                <text:p>1.67054843902588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7898988723755">
                <text:p>1.67898988723755</text:p>
              </table:table-cell>
              <table:table-cell office:value-type="float" office:value="959077.139015986">
                <text:p>959077.1390159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8746376037598">
                <text:p>1.68746376037598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9594883918762">
                <text:p>1.69594883918762</text:p>
              </table:table-cell>
              <table:table-cell office:value-type="float" office:value="954145.527663042">
                <text:p>954145.527663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0440244674683">
                <text:p>1.70440244674683</text:p>
              </table:table-cell>
              <table:table-cell office:value-type="float" office:value="957697.638942945">
                <text:p>957697.6389429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1287798881531">
                <text:p>1.71287798881531</text:p>
              </table:table-cell>
              <table:table-cell office:value-type="float" office:value="955219.139328814">
                <text:p>955219.139328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2133302688599">
                <text:p>1.72133302688599</text:p>
              </table:table-cell>
              <table:table-cell office:value-type="float" office:value="957535.605673519">
                <text:p>957535.6056735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2982811927795">
                <text:p>1.72982811927795</text:p>
              </table:table-cell>
              <table:table-cell office:value-type="float" office:value="953020.829726923">
                <text:p>953020.8297269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3827981948853">
                <text:p>1.73827981948853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74672818183899">
                <text:p>1.74672818183899</text:p>
              </table:table-cell>
              <table:table-cell office:value-type="float" office:value="958292.230393679">
                <text:p>958292.2303936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5517988204956">
                <text:p>1.75517988204956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6345324516296">
                <text:p>1.76345324516296</text:p>
              </table:table-cell>
              <table:table-cell office:value-type="float" office:value="978562.150485577">
                <text:p>978562.1504855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7194547653198">
                <text:p>1.77194547653198</text:p>
              </table:table-cell>
              <table:table-cell office:value-type="float" office:value="953341.901344788">
                <text:p>953341.901344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8037738800049">
                <text:p>1.78037738800049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8882169723511">
                <text:p>1.78882169723511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9729127883911">
                <text:p>1.79729127883911</text:p>
              </table:table-cell>
              <table:table-cell office:value-type="float" office:value="955891.374394775">
                <text:p>955891.374394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0577492713928">
                <text:p>1.80577492713928</text:p>
              </table:table-cell>
              <table:table-cell office:value-type="float" office:value="954306.415535508">
                <text:p>954306.4155355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1417870521545">
                <text:p>1.81417870521545</text:p>
              </table:table-cell>
              <table:table-cell office:value-type="float" office:value="963376.225147526">
                <text:p>963376.2251475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2259798049927">
                <text:p>1.82259798049927</text:p>
              </table:table-cell>
              <table:table-cell office:value-type="float" office:value="961602.955965225">
                <text:p>961602.9559652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3105611801147">
                <text:p>1.83105611801147</text:p>
              </table:table-cell>
              <table:table-cell office:value-type="float" office:value="957184.721614613">
                <text:p>957184.721614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3952593803406">
                <text:p>1.83952593803406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4800291061401">
                <text:p>1.84800291061401</text:p>
              </table:table-cell>
              <table:table-cell office:value-type="float" office:value="955057.943580368">
                <text:p>955057.9435803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643482208252">
                <text:p>1.85643482208252</text:p>
              </table:table-cell>
              <table:table-cell office:value-type="float" office:value="960161.883843239">
                <text:p>960161.8838432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6481928825378">
                <text:p>1.86481928825378</text:p>
              </table:table-cell>
              <table:table-cell office:value-type="float" office:value="965595.165467626">
                <text:p>965595.1654676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7323951721191">
                <text:p>1.87323951721191</text:p>
              </table:table-cell>
              <table:table-cell office:value-type="float" office:value="961494.044907552">
                <text:p>961494.0449075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817093372345">
                <text:p>1.8817093372345</text:p>
              </table:table-cell>
              <table:table-cell office:value-type="float" office:value="955864.466826179">
                <text:p>955864.4668261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9015769958496">
                <text:p>1.89015769958496</text:p>
              </table:table-cell>
              <table:table-cell office:value-type="float" office:value="958292.230393679">
                <text:p>958292.230393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9859867095947">
                <text:p>1.89859867095947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070463180542">
                <text:p>1.9070463180542</text:p>
              </table:table-cell>
              <table:table-cell office:value-type="float" office:value="958373.368254685">
                <text:p>958373.3682546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1556835174561">
                <text:p>1.91556835174561</text:p>
              </table:table-cell>
              <table:table-cell office:value-type="float" office:value="950007.978513876">
                <text:p>950007.9785138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2395782470703">
                <text:p>1.92395782470703</text:p>
              </table:table-cell>
              <table:table-cell office:value-type="float" office:value="965018.903717176">
                <text:p>965018.9037171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3240547180176">
                <text:p>1.93240547180176</text:p>
              </table:table-cell>
              <table:table-cell office:value-type="float" office:value="958373.368254685">
                <text:p>958373.3682546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4090723991394">
                <text:p>1.94090723991394</text:p>
              </table:table-cell>
              <table:table-cell office:value-type="float" office:value="952272.502986623">
                <text:p>952272.5029866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4941854476929">
                <text:p>1.94941854476929</text:p>
              </table:table-cell>
              <table:table-cell office:value-type="float" office:value="951205.501106474">
                <text:p>951205.5011064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5789575576782">
                <text:p>1.95789575576782</text:p>
              </table:table-cell>
              <table:table-cell office:value-type="float" office:value="955031.082911464">
                <text:p>955031.0829114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6634078025818">
                <text:p>1.96634078025818</text:p>
              </table:table-cell>
              <table:table-cell office:value-type="float" office:value="958670.991332825">
                <text:p>958670.9913328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7476768493652">
                <text:p>1.97476768493652</text:p>
              </table:table-cell>
              <table:table-cell office:value-type="float" office:value="960732.357730938">
                <text:p>960732.357730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8322081565857">
                <text:p>1.98322081565857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9169111251831">
                <text:p>1.99169111251831</text:p>
              </table:table-cell>
              <table:table-cell office:value-type="float" office:value="955810.656233287">
                <text:p>955810.6562332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00011873245239">
                <text:p>2.00011873245239</text:p>
              </table:table-cell>
              <table:table-cell office:value-type="float" office:value="960650.819961525">
                <text:p>960650.819961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0853371620178">
                <text:p>2.00853371620178</text:p>
              </table:table-cell>
              <table:table-cell office:value-type="float" office:value="962093.361212636">
                <text:p>962093.3612126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1700758934021">
                <text:p>2.01700758934021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2551555633545">
                <text:p>2.02551555633545</text:p>
              </table:table-cell>
              <table:table-cell office:value-type="float" office:value="951578.679669329">
                <text:p>951578.6796693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03399205207825">
                <text:p>2.03399205207825</text:p>
              </table:table-cell>
              <table:table-cell office:value-type="float" office:value="955111.669451242">
                <text:p>955111.6694512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4246520996094">
                <text:p>2.04246520996094</text:p>
              </table:table-cell>
              <table:table-cell office:value-type="float" office:value="955487.919862686">
                <text:p>955487.9198626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5095410346985">
                <text:p>2.05095410346985</text:p>
              </table:table-cell>
              <table:table-cell office:value-type="float" office:value="953716.758432804">
                <text:p>953716.7584328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5950117111206">
                <text:p>2.05950117111206</text:p>
              </table:table-cell>
              <table:table-cell office:value-type="float" office:value="947225.450751764">
                <text:p>947225.450751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6796145439148">
                <text:p>2.06796145439148</text:p>
              </table:table-cell>
              <table:table-cell office:value-type="float" office:value="956941.952486966">
                <text:p>956941.9524869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7647132873535">
                <text:p>2.07647132873535</text:p>
              </table:table-cell>
              <table:table-cell office:value-type="float" office:value="951365.398929762">
                <text:p>951365.3989297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8494424819946">
                <text:p>2.08494424819946</text:p>
              </table:table-cell>
              <table:table-cell office:value-type="float" office:value="955514.806235579">
                <text:p>955514.8062355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934522151947">
                <text:p>2.0934522151947</text:p>
              </table:table-cell>
              <table:table-cell office:value-type="float" office:value="951578.679669329">
                <text:p>951578.6796693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10190439224243">
                <text:p>2.10190439224243</text:p>
              </table:table-cell>
              <table:table-cell office:value-type="float" office:value="957859.727059886">
                <text:p>957859.7270598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11035656929016">
                <text:p>2.11035656929016</text:p>
              </table:table-cell>
              <table:table-cell office:value-type="float" office:value="957859.727059886">
                <text:p>957859.7270598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1882495880127">
                <text:p>2.11882495880127</text:p>
              </table:table-cell>
              <table:table-cell office:value-type="float" office:value="956025.934964385">
                <text:p>956025.9349643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273021697998">
                <text:p>2.1273021697998</text:p>
              </table:table-cell>
              <table:table-cell office:value-type="float" office:value="955031.082911464">
                <text:p>955031.082911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3579225540161">
                <text:p>2.13579225540161</text:p>
              </table:table-cell>
              <table:table-cell office:value-type="float" office:value="953582.847065431">
                <text:p>953582.8470654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4444494247437">
                <text:p>2.14444494247437</text:p>
              </table:table-cell>
              <table:table-cell office:value-type="float" office:value="935663.098864764">
                <text:p>935663.098864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5288305282593">
                <text:p>2.15288305282593</text:p>
              </table:table-cell>
              <table:table-cell office:value-type="float" office:value="959456.52079566">
                <text:p>959456.520795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6135859489441">
                <text:p>2.16135859489441</text:p>
              </table:table-cell>
              <table:table-cell office:value-type="float" office:value="955219.139328814">
                <text:p>955219.1393288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17024612426758">
                <text:p>2.17024612426758</text:p>
              </table:table-cell>
              <table:table-cell office:value-type="float" office:value="910939.324087239">
                <text:p>910939.3240872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7871689796448">
                <text:p>2.17871689796448</text:p>
              </table:table-cell>
              <table:table-cell office:value-type="float" office:value="955756.851698613">
                <text:p>955756.8516986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8721294403076">
                <text:p>2.18721294403076</text:p>
              </table:table-cell>
              <table:table-cell office:value-type="float" office:value="952913.853907675">
                <text:p>952913.8539076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9570207595825">
                <text:p>2.19570207595825</text:p>
              </table:table-cell>
              <table:table-cell office:value-type="float" office:value="953689.973150593">
                <text:p>953689.9731505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0417380332947">
                <text:p>2.20417380332947</text:p>
              </table:table-cell>
              <table:table-cell office:value-type="float" office:value="955649.26079982">
                <text:p>955649.26079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21265912055969">
                <text:p>2.21265912055969</text:p>
              </table:table-cell>
              <table:table-cell office:value-type="float" office:value="954118.718291655">
                <text:p>954118.7182916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2113394737244">
                <text:p>2.22113394737244</text:p>
              </table:table-cell>
              <table:table-cell office:value-type="float" office:value="955299.757609858">
                <text:p>955299.7576098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22961258888245">
                <text:p>2.22961258888245</text:p>
              </table:table-cell>
              <table:table-cell office:value-type="float" office:value="954869.95062145">
                <text:p>954869.950621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2380735874176">
                <text:p>2.2380735874176</text:p>
              </table:table-cell>
              <table:table-cell office:value-type="float" office:value="956861.056807935">
                <text:p>956861.0568079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24656438827515">
                <text:p>2.24656438827515</text:p>
              </table:table-cell>
              <table:table-cell office:value-type="float" office:value="953502.518293881">
                <text:p>953502.5182938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5504469871521">
                <text:p>2.25504469871521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26355862617493">
                <text:p>2.26355862617493</text:p>
              </table:table-cell>
              <table:table-cell office:value-type="float" office:value="950912.494651358">
                <text:p>950912.4946513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7204036712646">
                <text:p>2.27204036712646</text:p>
              </table:table-cell>
              <table:table-cell office:value-type="float" office:value="954521.017118763">
                <text:p>954521.0171187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28050112724304">
                <text:p>2.28050112724304</text:p>
              </table:table-cell>
              <table:table-cell office:value-type="float" office:value="956888.020514555">
                <text:p>956888.0205145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8895282745361">
                <text:p>2.28895282745361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29746437072754">
                <text:p>2.29746437072754</text:p>
              </table:table-cell>
              <table:table-cell office:value-type="float" office:value="951178.856694678">
                <text:p>951178.8566946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0591320991516">
                <text:p>2.30591320991516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31439900398254">
                <text:p>2.31439900398254</text:p>
              </table:table-cell>
              <table:table-cell office:value-type="float" office:value="954065.10406833">
                <text:p>954065.104068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32284450531006">
                <text:p>2.32284450531006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3131170272827">
                <text:p>2.33131170272827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33979558944702">
                <text:p>2.33979558944702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34823393821716">
                <text:p>2.34823393821716</text:p>
              </table:table-cell>
              <table:table-cell office:value-type="float" office:value="959429.412143644">
                <text:p>959429.4121436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35668063163757">
                <text:p>2.35668063163757</text:p>
              </table:table-cell>
              <table:table-cell office:value-type="float" office:value="958481.573444733">
                <text:p>958481.5734447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36515116691589">
                <text:p>2.36515116691589</text:p>
              </table:table-cell>
              <table:table-cell office:value-type="float" office:value="955783.753208737">
                <text:p>955783.7532087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7358117103577">
                <text:p>2.37358117103577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3820526599884">
                <text:p>2.3820526599884</text:p>
              </table:table-cell>
              <table:table-cell office:value-type="float" office:value="955676.156253518">
                <text:p>955676.1562535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3905029296875">
                <text:p>2.3905029296875</text:p>
              </table:table-cell>
              <table:table-cell office:value-type="float" office:value="958075.929915639">
                <text:p>958075.9299156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39893960952759">
                <text:p>2.39893960952759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0732073783875">
                <text:p>2.40732073783875</text:p>
              </table:table-cell>
              <table:table-cell office:value-type="float" office:value="965979.722470344">
                <text:p>965979.722470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1571164131165">
                <text:p>2.41571164131165</text:p>
              </table:table-cell>
              <table:table-cell office:value-type="float" office:value="964854.383815423">
                <text:p>964854.3838154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2418551445007">
                <text:p>2.42418551445007</text:p>
              </table:table-cell>
              <table:table-cell office:value-type="float" office:value="955407.26982162">
                <text:p>955407.26982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3267345428467">
                <text:p>2.43267345428467</text:p>
              </table:table-cell>
              <table:table-cell office:value-type="float" office:value="953823.91460914">
                <text:p>953823.914609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411313533783">
                <text:p>2.4411313533783</text:p>
              </table:table-cell>
              <table:table-cell office:value-type="float" office:value="957211.703565891">
                <text:p>957211.7035658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44964385032654">
                <text:p>2.44964385032654</text:p>
              </table:table-cell>
              <table:table-cell office:value-type="float" office:value="951072.293972664">
                <text:p>951072.2939726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45808243751526">
                <text:p>2.45808243751526</text:p>
              </table:table-cell>
              <table:table-cell office:value-type="float" office:value="959402.30502345">
                <text:p>959402.305023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6651482582092">
                <text:p>2.46651482582092</text:p>
              </table:table-cell>
              <table:table-cell office:value-type="float" office:value="960107.588328433">
                <text:p>960107.5883284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7501349449158">
                <text:p>2.47501349449158</text:p>
              </table:table-cell>
              <table:table-cell office:value-type="float" office:value="952619.794198508">
                <text:p>952619.7941985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8356318473816">
                <text:p>2.48356318473816</text:p>
              </table:table-cell>
              <table:table-cell office:value-type="float" office:value="946934.890797546">
                <text:p>946934.8907975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9200487136841">
                <text:p>2.49200487136841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0056505203247">
                <text:p>2.50056505203247</text:p>
              </table:table-cell>
              <table:table-cell office:value-type="float" office:value="945774.431372549">
                <text:p>945774.4313725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089967250824">
                <text:p>2.5089967250824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1746940612793">
                <text:p>2.51746940612793</text:p>
              </table:table-cell>
              <table:table-cell office:value-type="float" office:value="955541.69412162">
                <text:p>955541.69412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2591133117676">
                <text:p>2.52591133117676</text:p>
              </table:table-cell>
              <table:table-cell office:value-type="float" office:value="959022.966109354">
                <text:p>959022.9661093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343189239502">
                <text:p>2.5343189239502</text:p>
              </table:table-cell>
              <table:table-cell office:value-type="float" office:value="962939.121597096">
                <text:p>962939.121597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4272961616516">
                <text:p>2.54272961616516</text:p>
              </table:table-cell>
              <table:table-cell office:value-type="float" office:value="962584.266916121">
                <text:p>962584.266916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511646270752">
                <text:p>2.5511646270752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55964994430542">
                <text:p>2.55964994430542</text:p>
              </table:table-cell>
              <table:table-cell office:value-type="float" office:value="954118.718291655">
                <text:p>954118.7182916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56807994842529">
                <text:p>2.56807994842529</text:p>
              </table:table-cell>
              <table:table-cell office:value-type="float" office:value="960379.127326206">
                <text:p>960379.1273262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7656359672546">
                <text:p>2.57656359672546</text:p>
              </table:table-cell>
              <table:table-cell office:value-type="float" office:value="954306.415535508">
                <text:p>954306.4155355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8505964279175">
                <text:p>2.58505964279175</text:p>
              </table:table-cell>
              <table:table-cell office:value-type="float" office:value="952913.853907675">
                <text:p>952913.8539076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59397172927856">
                <text:p>2.59397172927856</text:p>
              </table:table-cell>
              <table:table-cell office:value-type="float" office:value="908429.245157839">
                <text:p>908429.2451578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60244178771973">
                <text:p>2.60244178771973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61087656021118">
                <text:p>2.61087656021118</text:p>
              </table:table-cell>
              <table:table-cell office:value-type="float" office:value="959836.202837922">
                <text:p>959836.2028379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61935424804687">
                <text:p>2.61935424804687</text:p>
              </table:table-cell>
              <table:table-cell office:value-type="float" office:value="954977.36610608">
                <text:p>954977.366106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62779116630554">
                <text:p>2.62779116630554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63625741004944">
                <text:p>2.63625741004944</text:p>
              </table:table-cell>
              <table:table-cell office:value-type="float" office:value="956268.239481836">
                <text:p>956268.2394818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6447422504425">
                <text:p>2.6447422504425</text:p>
              </table:table-cell>
              <table:table-cell office:value-type="float" office:value="954172.338541081">
                <text:p>954172.3385410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65322875976562">
                <text:p>2.65322875976562</text:p>
              </table:table-cell>
              <table:table-cell office:value-type="float" office:value="953984.69403006">
                <text:p>953984.694030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6617739200592">
                <text:p>2.6617739200592</text:p>
              </table:table-cell>
              <table:table-cell office:value-type="float" office:value="947436.879104936">
                <text:p>947436.8791049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6702253818512">
                <text:p>2.6702253818512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67866945266724">
                <text:p>2.67866945266724</text:p>
              </table:table-cell>
              <table:table-cell office:value-type="float" office:value="958779.2637434">
                <text:p>958779.26374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68712854385376">
                <text:p>2.68712854385376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69556021690369">
                <text:p>2.69556021690369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70402908325195">
                <text:p>2.70402908325195</text:p>
              </table:table-cell>
              <table:table-cell office:value-type="float" office:value="955972.106190704">
                <text:p>955972.1061907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71256637573242">
                <text:p>2.71256637573242</text:p>
              </table:table-cell>
              <table:table-cell office:value-type="float" office:value="948310.019660411">
                <text:p>948310.0196604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72099447250366">
                <text:p>2.72099447250366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72938776016235">
                <text:p>2.72938776016235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73792314529419">
                <text:p>2.73792314529419</text:p>
              </table:table-cell>
              <table:table-cell office:value-type="float" office:value="948521.932513967">
                <text:p>948521.9325139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74639916419983">
                <text:p>2.74639916419983</text:p>
              </table:table-cell>
              <table:table-cell office:value-type="float" office:value="955165.40136705">
                <text:p>955165.401367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75483465194702">
                <text:p>2.75483465194702</text:p>
              </table:table-cell>
              <table:table-cell office:value-type="float" office:value="959754.817105226">
                <text:p>959754.8171052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7652552127838">
                <text:p>15.7652552127838</text:p>
              </table:table-cell>
              <table:table-cell office:value-type="float" office:value="622.270430240365">
                <text:p>622.2704302403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7758448123932">
                <text:p>15.7758448123932</text:p>
              </table:table-cell>
              <table:table-cell office:value-type="float" office:value="764523.711815562">
                <text:p>764523.711815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7862248420715">
                <text:p>15.7862248420715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7966086864471">
                <text:p>15.7966086864471</text:p>
              </table:table-cell>
              <table:table-cell office:value-type="float" office:value="779672.701857507">
                <text:p>779672.7018575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80690741539">
                <text:p>15.80690741539</text:p>
              </table:table-cell>
              <table:table-cell office:value-type="float" office:value="786116.427076581">
                <text:p>786116.4270765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8172681331635">
                <text:p>15.8172681331635</text:p>
              </table:table-cell>
              <table:table-cell office:value-type="float" office:value="781413.042709868">
                <text:p>781413.042709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8279016017914">
                <text:p>15.8279016017914</text:p>
              </table:table-cell>
              <table:table-cell office:value-type="float" office:value="761369.622959641">
                <text:p>761369.6229596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838285446167">
                <text:p>15.838285446167</text:p>
              </table:table-cell>
              <table:table-cell office:value-type="float" office:value="779672.701857507">
                <text:p>779672.7018575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8486890792847">
                <text:p>15.8486890792847</text:p>
              </table:table-cell>
              <table:table-cell office:value-type="float" office:value="778189.687047392">
                <text:p>778189.6870473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8592524528503">
                <text:p>15.8592524528503</text:p>
              </table:table-cell>
              <table:table-cell office:value-type="float" office:value="766421.820611204">
                <text:p>766421.8206112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8696343898773">
                <text:p>15.8696343898773</text:p>
              </table:table-cell>
              <table:table-cell office:value-type="float" office:value="779815.941761396">
                <text:p>779815.9417613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8800365924835">
                <text:p>15.8800365924835</text:p>
              </table:table-cell>
              <table:table-cell office:value-type="float" office:value="778296.703735961">
                <text:p>778296.7037359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8904688358307">
                <text:p>15.8904688358307</text:p>
              </table:table-cell>
              <table:table-cell office:value-type="float" office:value="776055.51659201">
                <text:p>776055.516592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9009366035461">
                <text:p>15.9009366035461</text:p>
              </table:table-cell>
              <table:table-cell office:value-type="float" office:value="773421.824029154">
                <text:p>773421.8240291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9113461971283">
                <text:p>15.9113461971283</text:p>
              </table:table-cell>
              <table:table-cell office:value-type="float" office:value="777744.100776437">
                <text:p>777744.1007764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9219138622284">
                <text:p>15.9219138622284</text:p>
              </table:table-cell>
              <table:table-cell office:value-type="float" office:value="766110.576301778">
                <text:p>766110.5763017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9323310852051">
                <text:p>15.9323310852051</text:p>
              </table:table-cell>
              <table:table-cell office:value-type="float" office:value="777174.494404138">
                <text:p>777174.4944041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942821264267">
                <text:p>15.942821264267</text:p>
              </table:table-cell>
              <table:table-cell office:value-type="float" office:value="771769.476215369">
                <text:p>771769.4762153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9532761573792">
                <text:p>15.9532761573792</text:p>
              </table:table-cell>
              <table:table-cell office:value-type="float" office:value="774374.248797063">
                <text:p>774374.2487970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9636995792389">
                <text:p>15.9636995792389</text:p>
              </table:table-cell>
              <table:table-cell office:value-type="float" office:value="776712.303209131">
                <text:p>776712.3032091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9740812778473">
                <text:p>15.9740812778473</text:p>
              </table:table-cell>
              <table:table-cell office:value-type="float" office:value="779833.85045012">
                <text:p>779833.850450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9843757152557">
                <text:p>15.9843757152557</text:p>
              </table:table-cell>
              <table:table-cell office:value-type="float" office:value="786444.142479967">
                <text:p>786444.1424799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9946942329407">
                <text:p>15.9946942329407</text:p>
              </table:table-cell>
              <table:table-cell office:value-type="float" office:value="784608.821460755">
                <text:p>784608.8214607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005074262619">
                <text:p>16.005074262619</text:p>
              </table:table-cell>
              <table:table-cell office:value-type="float" office:value="779959.234306452">
                <text:p>779959.2343064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0154650211334">
                <text:p>16.0154650211334</text:p>
              </table:table-cell>
              <table:table-cell office:value-type="float" office:value="779153.898031297">
                <text:p>779153.8980312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0258429050446">
                <text:p>16.0258429050446</text:p>
              </table:table-cell>
              <table:table-cell office:value-type="float" office:value="780120.501378423">
                <text:p>780120.5013784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0362248420715">
                <text:p>16.0362248420715</text:p>
              </table:table-cell>
              <table:table-cell office:value-type="float" office:value="779815.941761396">
                <text:p>779815.9417613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0466229915619">
                <text:p>16.0466229915619</text:p>
              </table:table-cell>
              <table:table-cell office:value-type="float" office:value="778600.077591544">
                <text:p>778600.077591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0569972991943">
                <text:p>16.0569972991943</text:p>
              </table:table-cell>
              <table:table-cell office:value-type="float" office:value="780389.428078965">
                <text:p>780389.4280789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0674197673798">
                <text:p>16.0674197673798</text:p>
              </table:table-cell>
              <table:table-cell office:value-type="float" office:value="776783.373761867">
                <text:p>776783.3737618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0778117179871">
                <text:p>16.0778117179871</text:p>
              </table:table-cell>
              <table:table-cell office:value-type="float" office:value="779064.518870305">
                <text:p>779064.5188703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0885937213898">
                <text:p>16.0885937213898</text:p>
              </table:table-cell>
              <table:table-cell office:value-type="float" office:value="750880.861154722">
                <text:p>750880.8611547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0990586280823">
                <text:p>16.0990586280823</text:p>
              </table:table-cell>
              <table:table-cell office:value-type="float" office:value="773633.271455585">
                <text:p>773633.2714555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1098437309265">
                <text:p>16.1098437309265</text:p>
              </table:table-cell>
              <table:table-cell office:value-type="float" office:value="750665.071712795">
                <text:p>750665.0717127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1205141544342">
                <text:p>16.1205141544342</text:p>
              </table:table-cell>
              <table:table-cell office:value-type="float" office:value="758732.771399844">
                <text:p>758732.7713998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1309983730316">
                <text:p>16.1309983730316</text:p>
              </table:table-cell>
              <table:table-cell office:value-type="float" office:value="772208.240869605">
                <text:p>772208.2408696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1417074203491">
                <text:p>16.1417074203491</text:p>
              </table:table-cell>
              <table:table-cell office:value-type="float" office:value="755996.286127747">
                <text:p>755996.286127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1523821353912">
                <text:p>16.1523821353912</text:p>
              </table:table-cell>
              <table:table-cell office:value-type="float" office:value="758427.73957519">
                <text:p>758427.739575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1627423763275">
                <text:p>16.1627423763275</text:p>
              </table:table-cell>
              <table:table-cell office:value-type="float" office:value="781449.00777834">
                <text:p>781449.007778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1731221675873">
                <text:p>16.1731221675873</text:p>
              </table:table-cell>
              <table:table-cell office:value-type="float" office:value="779977.149577361">
                <text:p>779977.1495773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1838483810425">
                <text:p>16.1838483810425</text:p>
              </table:table-cell>
              <table:table-cell office:value-type="float" office:value="754786.3963191">
                <text:p>754786.39631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1943528652191">
                <text:p>16.1943528652191</text:p>
              </table:table-cell>
              <table:table-cell office:value-type="float" office:value="770718.472593568">
                <text:p>770718.4725935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2049634456635">
                <text:p>16.2049634456635</text:p>
              </table:table-cell>
              <table:table-cell office:value-type="float" office:value="763011.980586015">
                <text:p>763011.9805860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2153978347778">
                <text:p>16.2153978347778</text:p>
              </table:table-cell>
              <table:table-cell office:value-type="float" office:value="775895.925602651">
                <text:p>775895.9256026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2260768413544">
                <text:p>16.2260768413544</text:p>
              </table:table-cell>
              <table:table-cell office:value-type="float" office:value="758122.952914648">
                <text:p>758122.9529146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2367582321167">
                <text:p>16.2367582321167</text:p>
              </table:table-cell>
              <table:table-cell office:value-type="float" office:value="757953.732818464">
                <text:p>757953.732818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2472083568573">
                <text:p>16.2472083568573</text:p>
              </table:table-cell>
              <table:table-cell office:value-type="float" office:value="774727.594259771">
                <text:p>774727.5942597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257794380188">
                <text:p>16.257794380188</text:p>
              </table:table-cell>
              <table:table-cell office:value-type="float" office:value="764781.991036238">
                <text:p>764781.9910362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2683560848236">
                <text:p>16.2683560848236</text:p>
              </table:table-cell>
              <table:table-cell office:value-type="float" office:value="766542.928373101">
                <text:p>766542.9283731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2789027690887">
                <text:p>16.2789027690887</text:p>
              </table:table-cell>
              <table:table-cell office:value-type="float" office:value="767634.623021973">
                <text:p>767634.6230219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2894113063812">
                <text:p>16.2894113063812</text:p>
              </table:table-cell>
              <table:table-cell office:value-type="float" office:value="770421.208458118">
                <text:p>770421.2084581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2998251914978">
                <text:p>16.2998251914978</text:p>
              </table:table-cell>
              <table:table-cell office:value-type="float" office:value="777423.594496211">
                <text:p>777423.5944962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3105330467224">
                <text:p>16.3105330467224</text:p>
              </table:table-cell>
              <table:table-cell office:value-type="float" office:value="756080.450302814">
                <text:p>756080.4503028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3210577964783">
                <text:p>16.3210577964783</text:p>
              </table:table-cell>
              <table:table-cell office:value-type="float" office:value="769234.441464299">
                <text:p>769234.4414642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3317971229553">
                <text:p>16.3317971229553</text:p>
              </table:table-cell>
              <table:table-cell office:value-type="float" office:value="753864.780747713">
                <text:p>753864.7807477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3425385951996">
                <text:p>16.3425385951996</text:p>
              </table:table-cell>
              <table:table-cell office:value-type="float" office:value="753714.185159701">
                <text:p>753714.1851597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3530523777008">
                <text:p>16.3530523777008</text:p>
              </table:table-cell>
              <table:table-cell office:value-type="float" office:value="770036.853916277">
                <text:p>770036.8539162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3638219833374">
                <text:p>16.3638219833374</text:p>
              </table:table-cell>
              <table:table-cell office:value-type="float" office:value="751745.260986031">
                <text:p>751745.2609860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3742647171021">
                <text:p>16.3742647171021</text:p>
              </table:table-cell>
              <table:table-cell office:value-type="float" office:value="775275.917442922">
                <text:p>775275.9174429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3846914768219">
                <text:p>16.3846914768219</text:p>
              </table:table-cell>
              <table:table-cell office:value-type="float" office:value="776463.658655935">
                <text:p>776463.6586559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3951065540314">
                <text:p>16.3951065540314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4054837226868">
                <text:p>16.4054837226868</text:p>
              </table:table-cell>
              <table:table-cell office:value-type="float" office:value="780174.271889719">
                <text:p>780174.2718897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4158685207367">
                <text:p>16.4158685207367</text:p>
              </table:table-cell>
              <table:table-cell office:value-type="float" office:value="779601.101636936">
                <text:p>779601.1016369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4262194633484">
                <text:p>16.4262194633484</text:p>
              </table:table-cell>
              <table:table-cell office:value-type="float" office:value="782150.98892088">
                <text:p>782150.988920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4365482330322">
                <text:p>16.4365482330322</text:p>
              </table:table-cell>
              <table:table-cell office:value-type="float" office:value="783830.044411615">
                <text:p>783830.0444116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4468951225281">
                <text:p>16.4468951225281</text:p>
              </table:table-cell>
              <table:table-cell office:value-type="float" office:value="782457.37554726">
                <text:p>782457.37554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4572441577911">
                <text:p>16.4572441577911</text:p>
              </table:table-cell>
              <table:table-cell office:value-type="float" office:value="782295.140968047">
                <text:p>782295.1409680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4676549434662">
                <text:p>16.4676549434662</text:p>
              </table:table-cell>
              <table:table-cell office:value-type="float" office:value="777655.044748775">
                <text:p>777655.0447487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4780027866364">
                <text:p>16.4780027866364</text:p>
              </table:table-cell>
              <table:table-cell office:value-type="float" office:value="782385.262983273">
                <text:p>782385.2629832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4883098602295">
                <text:p>16.4883098602295</text:p>
              </table:table-cell>
              <table:table-cell office:value-type="float" office:value="785479.983900442">
                <text:p>785479.9839004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4986300468445">
                <text:p>16.4986300468445</text:p>
              </table:table-cell>
              <table:table-cell office:value-type="float" office:value="784481.938363443">
                <text:p>784481.9383634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508945941925">
                <text:p>16.508945941925</text:p>
              </table:table-cell>
              <table:table-cell office:value-type="float" office:value="784808.292132754">
                <text:p>784808.2921327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5192551612854">
                <text:p>16.5192551612854</text:p>
              </table:table-cell>
              <table:table-cell office:value-type="float" office:value="785316.493617021">
                <text:p>785316.4936170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5295751094818">
                <text:p>16.5295751094818</text:p>
              </table:table-cell>
              <table:table-cell office:value-type="float" office:value="784500.062007624">
                <text:p>784500.0620076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5398800373077">
                <text:p>16.5398800373077</text:p>
              </table:table-cell>
              <table:table-cell office:value-type="float" office:value="785643.54227014">
                <text:p>785643.542270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5501794815063">
                <text:p>16.5501794815063</text:p>
              </table:table-cell>
              <table:table-cell office:value-type="float" office:value="786061.834394315">
                <text:p>786061.8343943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5605139732361">
                <text:p>16.5605139732361</text:p>
              </table:table-cell>
              <table:table-cell office:value-type="float" office:value="783396.050016149">
                <text:p>783396.0500161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5708346366882">
                <text:p>16.5708346366882</text:p>
              </table:table-cell>
              <table:table-cell office:value-type="float" office:value="784445.693587137">
                <text:p>784445.6935871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5811562538147">
                <text:p>16.5811562538147</text:p>
              </table:table-cell>
              <table:table-cell office:value-type="float" office:value="784373.214081124">
                <text:p>784373.2140811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5914599895477">
                <text:p>16.5914599895477</text:p>
              </table:table-cell>
              <table:table-cell office:value-type="float" office:value="785734.437466738">
                <text:p>785734.4374667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6017770767212">
                <text:p>16.6017770767212</text:p>
              </table:table-cell>
              <table:table-cell office:value-type="float" office:value="784717.61107388">
                <text:p>784717.61107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6120965480804">
                <text:p>16.6120965480804</text:p>
              </table:table-cell>
              <table:table-cell office:value-type="float" office:value="784536.311808331">
                <text:p>784536.3118083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622386932373">
                <text:p>16.622386932373</text:p>
              </table:table-cell>
              <table:table-cell office:value-type="float" office:value="786753.902458238">
                <text:p>786753.9024582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6326928138733">
                <text:p>16.6326928138733</text:p>
              </table:table-cell>
              <table:table-cell office:value-type="float" office:value="785570.84125295">
                <text:p>785570.841252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6430141925812">
                <text:p>16.6430141925812</text:p>
              </table:table-cell>
              <table:table-cell office:value-type="float" office:value="784391.332701947">
                <text:p>784391.3327019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6533639431">
                <text:p>16.6533639431</text:p>
              </table:table-cell>
              <table:table-cell office:value-type="float" office:value="782241.077724027">
                <text:p>782241.0777240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6637666225433">
                <text:p>16.6637666225433</text:p>
              </table:table-cell>
              <table:table-cell office:value-type="float" office:value="778261.028236157">
                <text:p>778261.0282361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6741089820862">
                <text:p>16.6741089820862</text:p>
              </table:table-cell>
              <table:table-cell office:value-type="float" office:value="782800.091841675">
                <text:p>782800.0918416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6844391822815">
                <text:p>16.6844391822815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694785118103">
                <text:p>16.694785118103</text:p>
              </table:table-cell>
              <table:table-cell office:value-type="float" office:value="782529.501405724">
                <text:p>782529.5014057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705146074295">
                <text:p>16.705146074295</text:p>
              </table:table-cell>
              <table:table-cell office:value-type="float" office:value="781395.061417033">
                <text:p>781395.0614170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7155106067657">
                <text:p>16.7155106067657</text:p>
              </table:table-cell>
              <table:table-cell office:value-type="float" office:value="781125.441295547">
                <text:p>781125.4412955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7258589267731">
                <text:p>16.7258589267731</text:p>
              </table:table-cell>
              <table:table-cell office:value-type="float" office:value="782349.211685559">
                <text:p>782349.2116855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7362036705017">
                <text:p>16.7362036705017</text:p>
              </table:table-cell>
              <table:table-cell office:value-type="float" office:value="782619.677429763">
                <text:p>782619.6774297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7465703487396">
                <text:p>16.7465703487396</text:p>
              </table:table-cell>
              <table:table-cell office:value-type="float" office:value="780963.758515214">
                <text:p>780963.7585152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7569708824158">
                <text:p>16.7569708824158</text:p>
              </table:table-cell>
              <table:table-cell office:value-type="float" office:value="778421.593746418">
                <text:p>778421.5937464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.767409324646">
                <text:p>16.767409324646</text:p>
              </table:table-cell>
              <table:table-cell office:value-type="float" office:value="775594.654972363">
                <text:p>775594.6549723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.7778804302216">
                <text:p>16.7778804302216</text:p>
              </table:table-cell>
              <table:table-cell office:value-type="float" office:value="773175.281404404">
                <text:p>773175.2814044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.7882874011993">
                <text:p>16.7882874011993</text:p>
              </table:table-cell>
              <table:table-cell office:value-type="float" office:value="777940.095853379">
                <text:p>777940.0958533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.7986931800842">
                <text:p>16.7986931800842</text:p>
              </table:table-cell>
              <table:table-cell office:value-type="float" office:value="778029.217184099">
                <text:p>778029.2171840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8091547489166">
                <text:p>16.8091547489166</text:p>
              </table:table-cell>
              <table:table-cell office:value-type="float" office:value="773880.106292304">
                <text:p>773880.1062923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.8194916248322">
                <text:p>16.8194916248322</text:p>
              </table:table-cell>
              <table:table-cell office:value-type="float" office:value="783215.360826645">
                <text:p>783215.3608266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.8298819065094">
                <text:p>16.8298819065094</text:p>
              </table:table-cell>
              <table:table-cell office:value-type="float" office:value="779189.655438274">
                <text:p>779189.6554382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.8402600288391">
                <text:p>16.8402600288391</text:p>
              </table:table-cell>
              <table:table-cell office:value-type="float" office:value="780102.579521698">
                <text:p>780102.5795216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.8506379127502">
                <text:p>16.8506379127502</text:p>
              </table:table-cell>
              <table:table-cell office:value-type="float" office:value="780120.501378423">
                <text:p>780120.5013784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8610174655914">
                <text:p>16.8610174655914</text:p>
              </table:table-cell>
              <table:table-cell office:value-type="float" office:value="779995.065671299">
                <text:p>779995.0656712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.8713989257812">
                <text:p>16.8713989257812</text:p>
              </table:table-cell>
              <table:table-cell office:value-type="float" office:value="779851.759961417">
                <text:p>779851.7599614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881795167923">
                <text:p>16.881795167923</text:p>
              </table:table-cell>
              <table:table-cell office:value-type="float" office:value="778742.923609678">
                <text:p>778742.9236096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.8921806812286">
                <text:p>16.8921806812286</text:p>
              </table:table-cell>
              <table:table-cell office:value-type="float" office:value="779547.41010101">
                <text:p>779547.41010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9025037288666">
                <text:p>16.9025037288666</text:p>
              </table:table-cell>
              <table:table-cell office:value-type="float" office:value="784264.519931637">
                <text:p>784264.5199316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.9128715991974">
                <text:p>16.9128715991974</text:p>
              </table:table-cell>
              <table:table-cell office:value-type="float" office:value="780873.963666467">
                <text:p>780873.9636664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.9232640266418">
                <text:p>16.9232640266418</text:p>
              </table:table-cell>
              <table:table-cell office:value-type="float" office:value="779028.772947303">
                <text:p>779028.7729473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.9336822032928">
                <text:p>16.9336822032928</text:p>
              </table:table-cell>
              <table:table-cell office:value-type="float" office:value="777103.352266746">
                <text:p>777103.3522667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.944103717804">
                <text:p>16.944103717804</text:p>
              </table:table-cell>
              <table:table-cell office:value-type="float" office:value="776854.457321956">
                <text:p>776854.4573219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9545505046844">
                <text:p>16.9545505046844</text:p>
              </table:table-cell>
              <table:table-cell office:value-type="float" office:value="774975.128009677">
                <text:p>774975.1280096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.9649839401245">
                <text:p>16.9649839401245</text:p>
              </table:table-cell>
              <table:table-cell office:value-type="float" office:value="775966.846827084">
                <text:p>775966.8468270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.9754648208618">
                <text:p>16.9754648208618</text:p>
              </table:table-cell>
              <table:table-cell office:value-type="float" office:value="772454.167060965">
                <text:p>772454.1670609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9858841896057">
                <text:p>16.9858841896057</text:p>
              </table:table-cell>
              <table:table-cell office:value-type="float" office:value="777014.442908791">
                <text:p>777014.4429087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.9964172840118">
                <text:p>16.9964172840118</text:p>
              </table:table-cell>
              <table:table-cell office:value-type="float" office:value="768625.029629462">
                <text:p>768625.0296294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0068764686584">
                <text:p>17.0068764686584</text:p>
              </table:table-cell>
              <table:table-cell office:value-type="float" office:value="774056.513346554">
                <text:p>774056.5133465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.0173017978668">
                <text:p>17.0173017978668</text:p>
              </table:table-cell>
              <table:table-cell office:value-type="float" office:value="776570.201111441">
                <text:p>776570.2011114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.0277791023254">
                <text:p>17.0277791023254</text:p>
              </table:table-cell>
              <table:table-cell office:value-type="float" office:value="772717.833291615">
                <text:p>772717.8332916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.038179397583">
                <text:p>17.038179397583</text:p>
              </table:table-cell>
              <table:table-cell office:value-type="float" office:value="778439.438448489">
                <text:p>778439.4384484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048579454422">
                <text:p>17.048579454422</text:p>
              </table:table-cell>
              <table:table-cell office:value-type="float" office:value="778457.283968731">
                <text:p>778457.2839687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.0589914321899">
                <text:p>17.0589914321899</text:p>
              </table:table-cell>
              <table:table-cell office:value-type="float" office:value="777566.009113599">
                <text:p>777566.0091135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.0694978237152">
                <text:p>17.0694978237152</text:p>
              </table:table-cell>
              <table:table-cell office:value-type="float" office:value="770578.555018495">
                <text:p>770578.5550184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0799705982208">
                <text:p>17.0799705982208</text:p>
              </table:table-cell>
              <table:table-cell office:value-type="float" office:value="773052.069025179">
                <text:p>773052.0690251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.0903346538544">
                <text:p>17.0903346538544</text:p>
              </table:table-cell>
              <table:table-cell office:value-type="float" office:value="781161.37989418">
                <text:p>781161.379894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.1007401943207">
                <text:p>17.1007401943207</text:p>
              </table:table-cell>
              <table:table-cell office:value-type="float" office:value="778047.043900651">
                <text:p>778047.0439006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.1111829280853">
                <text:p>17.1111829280853</text:p>
              </table:table-cell>
              <table:table-cell office:value-type="float" office:value="775275.917442922">
                <text:p>775275.9174429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.1215875148773">
                <text:p>17.1215875148773</text:p>
              </table:table-cell>
              <table:table-cell office:value-type="float" office:value="778118.358936755">
                <text:p>778118.3589367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.1319754123688">
                <text:p>17.1319754123688</text:p>
              </table:table-cell>
              <table:table-cell office:value-type="float" office:value="779368.491714482">
                <text:p>779368.4917144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.1423904895782">
                <text:p>17.1423904895782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.1528489589691">
                <text:p>17.1528489589691</text:p>
              </table:table-cell>
              <table:table-cell office:value-type="float" office:value="774109.451146674">
                <text:p>774109.4511466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.1632540225983">
                <text:p>17.1632540225983</text:p>
              </table:table-cell>
              <table:table-cell office:value-type="float" office:value="778082.699784611">
                <text:p>778082.6997846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1736867427826">
                <text:p>17.1736867427826</text:p>
              </table:table-cell>
              <table:table-cell office:value-type="float" office:value="776020.046254399">
                <text:p>776020.0462543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1841354370117">
                <text:p>17.1841354370117</text:p>
              </table:table-cell>
              <table:table-cell office:value-type="float" office:value="774833.660787222">
                <text:p>774833.6607872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.1946549415588">
                <text:p>17.1946549415588</text:p>
              </table:table-cell>
              <table:table-cell office:value-type="float" office:value="769617.995195141">
                <text:p>769617.9951951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2050764560699">
                <text:p>17.2050764560699</text:p>
              </table:table-cell>
              <table:table-cell office:value-type="float" office:value="776854.457321956">
                <text:p>776854.4573219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2155413627625">
                <text:p>17.2155413627625</text:p>
              </table:table-cell>
              <table:table-cell office:value-type="float" office:value="773633.271455585">
                <text:p>773633.2714555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2259802818298">
                <text:p>17.2259802818298</text:p>
              </table:table-cell>
              <table:table-cell office:value-type="float" office:value="775559.226749498">
                <text:p>775559.2267494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2363972663879">
                <text:p>17.2363972663879</text:p>
              </table:table-cell>
              <table:table-cell office:value-type="float" office:value="777192.281973817">
                <text:p>777192.2819738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.2468094825745">
                <text:p>17.2468094825745</text:p>
              </table:table-cell>
              <table:table-cell office:value-type="float" office:value="777548.204433046">
                <text:p>777548.2044330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.2572078704834">
                <text:p>17.2572078704834</text:p>
              </table:table-cell>
              <table:table-cell office:value-type="float" office:value="778582.225523914">
                <text:p>778582.2255239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2676510810852">
                <text:p>17.2676510810852</text:p>
              </table:table-cell>
              <table:table-cell office:value-type="float" office:value="775240.518332496">
                <text:p>775240.5183324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2779681682587">
                <text:p>17.2779681682587</text:p>
              </table:table-cell>
              <table:table-cell office:value-type="float" office:value="784717.61107388">
                <text:p>784717.611073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2883367538452">
                <text:p>17.2883367538452</text:p>
              </table:table-cell>
              <table:table-cell office:value-type="float" office:value="780820.096668123">
                <text:p>780820.0966681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2986316680908">
                <text:p>17.2986316680908</text:p>
              </table:table-cell>
              <table:table-cell office:value-type="float" office:value="786407.716164891">
                <text:p>786407.7161648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3089981079102">
                <text:p>17.3089981079102</text:p>
              </table:table-cell>
              <table:table-cell office:value-type="float" office:value="780981.719963202">
                <text:p>780981.7199632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3193717002869">
                <text:p>17.3193717002869</text:p>
              </table:table-cell>
              <table:table-cell office:value-type="float" office:value="780443.235669961">
                <text:p>780443.2356699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3297476768494">
                <text:p>17.3297476768494</text:p>
              </table:table-cell>
              <table:table-cell office:value-type="float" office:value="780263.905882353">
                <text:p>780263.9058823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3401834964752">
                <text:p>17.3401834964752</text:p>
              </table:table-cell>
              <table:table-cell office:value-type="float" office:value="775789.568070184">
                <text:p>775789.5680701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3506672382355">
                <text:p>17.3506672382355</text:p>
              </table:table-cell>
              <table:table-cell office:value-type="float" office:value="772243.363595015">
                <text:p>772243.3635950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3611371517181">
                <text:p>17.3611371517181</text:p>
              </table:table-cell>
              <table:table-cell office:value-type="float" office:value="773263.314296124">
                <text:p>773263.3142961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.3715960979462">
                <text:p>17.3715960979462</text:p>
              </table:table-cell>
              <table:table-cell office:value-type="float" office:value="774074.158475426">
                <text:p>774074.1584754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3820281028748">
                <text:p>17.3820281028748</text:p>
              </table:table-cell>
              <table:table-cell office:value-type="float" office:value="776073.252976803">
                <text:p>776073.2529768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3924624919891">
                <text:p>17.3924624919891</text:p>
              </table:table-cell>
              <table:table-cell office:value-type="float" office:value="775895.925602651">
                <text:p>775895.9256026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4028780460358">
                <text:p>17.4028780460358</text:p>
              </table:table-cell>
              <table:table-cell office:value-type="float" office:value="777299.024492973">
                <text:p>777299.0244929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4132902622223">
                <text:p>17.4132902622223</text:p>
              </table:table-cell>
              <table:table-cell office:value-type="float" office:value="777548.204433046">
                <text:p>777548.2044330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4237751960754">
                <text:p>17.4237751960754</text:p>
              </table:table-cell>
              <table:table-cell office:value-type="float" office:value="772155.562771449">
                <text:p>772155.5627714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4341831207275">
                <text:p>17.4341831207275</text:p>
              </table:table-cell>
              <table:table-cell office:value-type="float" office:value="777868.813487882">
                <text:p>777868.8134878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4446120262146">
                <text:p>17.4446120262146</text:p>
              </table:table-cell>
              <table:table-cell office:value-type="float" office:value="776303.899775959">
                <text:p>776303.8997759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4551427364349">
                <text:p>17.4551427364349</text:p>
              </table:table-cell>
              <table:table-cell office:value-type="float" office:value="768799.048744595">
                <text:p>768799.0487445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4655621051788">
                <text:p>17.4655621051788</text:p>
              </table:table-cell>
              <table:table-cell office:value-type="float" office:value="777014.442908791">
                <text:p>777014.4429087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.4759967327118">
                <text:p>17.4759967327118</text:p>
              </table:table-cell>
              <table:table-cell office:value-type="float" office:value="775878.197322122">
                <text:p>775878.1973221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4864208698273">
                <text:p>17.4864208698273</text:p>
              </table:table-cell>
              <table:table-cell office:value-type="float" office:value="776659.008828507">
                <text:p>776659.0088285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.4968364238739">
                <text:p>17.4968364238739</text:p>
              </table:table-cell>
              <table:table-cell office:value-type="float" office:value="777299.024492973">
                <text:p>777299.0244929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.5072793960571">
                <text:p>17.5072793960571</text:p>
              </table:table-cell>
              <table:table-cell office:value-type="float" office:value="775258.217483619">
                <text:p>775258.2174836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.5177226066589">
                <text:p>17.5177226066589</text:p>
              </table:table-cell>
              <table:table-cell office:value-type="float" office:value="775240.518332496">
                <text:p>775240.5183324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5282061100006">
                <text:p>17.5282061100006</text:p>
              </table:table-cell>
              <table:table-cell office:value-type="float" office:value="772260.926155875">
                <text:p>772260.926155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.5387315750122">
                <text:p>17.5387315750122</text:p>
              </table:table-cell>
              <table:table-cell office:value-type="float" office:value="769182.168301357">
                <text:p>769182.1683013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.5491971969604">
                <text:p>17.5491971969604</text:p>
              </table:table-cell>
              <table:table-cell office:value-type="float" office:value="773580.398760707">
                <text:p>773580.3987607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.5595781803131">
                <text:p>17.5595781803131</text:p>
              </table:table-cell>
              <table:table-cell office:value-type="float" office:value="779887.581451965">
                <text:p>779887.5814519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.5699548721313">
                <text:p>17.5699548721313</text:p>
              </table:table-cell>
              <table:table-cell office:value-type="float" office:value="780210.123015417">
                <text:p>780210.1230154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5803868770599">
                <text:p>17.5803868770599</text:p>
              </table:table-cell>
              <table:table-cell office:value-type="float" office:value="776073.252976803">
                <text:p>776073.252976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.5908269882202">
                <text:p>17.5908269882202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.6012687683105">
                <text:p>17.6012687683105</text:p>
              </table:table-cell>
              <table:table-cell office:value-type="float" office:value="775346.725363047">
                <text:p>775346.7253630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.611743927002">
                <text:p>17.611743927002</text:p>
              </table:table-cell>
              <table:table-cell office:value-type="float" office:value="772876.119446468">
                <text:p>772876.1194464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6221752166748">
                <text:p>17.6221752166748</text:p>
              </table:table-cell>
              <table:table-cell office:value-type="float" office:value="776126.466995795">
                <text:p>776126.4669957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6326112747192">
                <text:p>17.6326112747192</text:p>
              </table:table-cell>
              <table:table-cell office:value-type="float" office:value="775771.844649548">
                <text:p>775771.8446495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6431403160095">
                <text:p>17.6431403160095</text:p>
              </table:table-cell>
              <table:table-cell office:value-type="float" office:value="768920.909016802">
                <text:p>768920.9090168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6535973548889">
                <text:p>17.6535973548889</text:p>
              </table:table-cell>
              <table:table-cell office:value-type="float" office:value="774215.348472412">
                <text:p>774215.348472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6640121936798">
                <text:p>17.6640121936798</text:p>
              </table:table-cell>
              <table:table-cell office:value-type="float" office:value="777352.406748621">
                <text:p>777352.4067486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6747858524323">
                <text:p>17.6747858524323</text:p>
              </table:table-cell>
              <table:table-cell office:value-type="float" office:value="751462.449853944">
                <text:p>751462.449853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6852192878723">
                <text:p>17.6852192878723</text:p>
              </table:table-cell>
              <table:table-cell office:value-type="float" office:value="775966.846827084">
                <text:p>775966.8468270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6957275867462">
                <text:p>17.6957275867462</text:p>
              </table:table-cell>
              <table:table-cell office:value-type="float" office:value="770438.688235962">
                <text:p>770438.688235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7061922550201">
                <text:p>17.7061922550201</text:p>
              </table:table-cell>
              <table:table-cell office:value-type="float" office:value="773650.897293356">
                <text:p>773650.8972933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7166321277618">
                <text:p>17.7166321277618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7270312309265">
                <text:p>17.7270312309265</text:p>
              </table:table-cell>
              <table:table-cell office:value-type="float" office:value="778528.674232524">
                <text:p>778528.6742325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7375140190125">
                <text:p>17.7375140190125</text:p>
              </table:table-cell>
              <table:table-cell office:value-type="float" office:value="772313.618631732">
                <text:p>772313.6186317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7480361461639">
                <text:p>17.7480361461639</text:p>
              </table:table-cell>
              <table:table-cell office:value-type="float" office:value="769426.170529989">
                <text:p>769426.1705299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7573401927948">
                <text:p>17.7573401927948</text:p>
              </table:table-cell>
              <table:table-cell office:value-type="float" office:value="870159.009430094">
                <text:p>870159.0094300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7658281326294">
                <text:p>17.7658281326294</text:p>
              </table:table-cell>
              <table:table-cell office:value-type="float" office:value="953823.91460914">
                <text:p>953823.914609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774307012558">
                <text:p>17.774307012558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7827599048614">
                <text:p>17.7827599048614</text:p>
              </table:table-cell>
              <table:table-cell office:value-type="float" office:value="957778.676143736">
                <text:p>957778.6761437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7912204265594">
                <text:p>17.7912204265594</text:p>
              </table:table-cell>
              <table:table-cell office:value-type="float" office:value="956914.985740856">
                <text:p>956914.9857408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7996594905853">
                <text:p>17.7996594905853</text:p>
              </table:table-cell>
              <table:table-cell office:value-type="float" office:value="959348.095378009">
                <text:p>959348.0953780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8081204891205">
                <text:p>17.8081204891205</text:p>
              </table:table-cell>
              <table:table-cell office:value-type="float" office:value="956861.056807935">
                <text:p>956861.0568079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8165736198425">
                <text:p>17.8165736198425</text:p>
              </table:table-cell>
              <table:table-cell office:value-type="float" office:value="957751.662219715">
                <text:p>957751.6622197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825012922287">
                <text:p>17.825012922287</text:p>
              </table:table-cell>
              <table:table-cell office:value-type="float" office:value="959320.992852502">
                <text:p>959320.9928525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8334794044495">
                <text:p>17.8334794044495</text:p>
              </table:table-cell>
              <table:table-cell office:value-type="float" office:value="956241.310692461">
                <text:p>956241.3106924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420701026917">
                <text:p>17.8420701026917</text:p>
              </table:table-cell>
              <table:table-cell office:value-type="float" office:value="942414.664298402">
                <text:p>942414.6642984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506717681885">
                <text:p>17.8506717681885</text:p>
              </table:table-cell>
              <table:table-cell office:value-type="float" office:value="941213.071234547">
                <text:p>941213.071234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592443466187">
                <text:p>17.8592443466187</text:p>
              </table:table-cell>
              <table:table-cell office:value-type="float" office:value="944406.641005674">
                <text:p>944406.6410056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677697181702">
                <text:p>17.8677697181702</text:p>
              </table:table-cell>
              <table:table-cell office:value-type="float" office:value="949636.030650484">
                <text:p>949636.0306504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762900829315">
                <text:p>17.8762900829315</text:p>
              </table:table-cell>
              <table:table-cell office:value-type="float" office:value="950194.061728741">
                <text:p>950194.0617287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8847365379334">
                <text:p>17.8847365379334</text:p>
              </table:table-cell>
              <table:table-cell office:value-type="float" office:value="958508.628560138">
                <text:p>958508.6285601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893205165863">
                <text:p>17.893205165863</text:p>
              </table:table-cell>
              <table:table-cell office:value-type="float" office:value="955999.01981982">
                <text:p>955999.019819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01712179184">
                <text:p>17.901712179184</text:p>
              </table:table-cell>
              <table:table-cell office:value-type="float" office:value="951685.355903702">
                <text:p>951685.3559037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101629257202">
                <text:p>17.9101629257202</text:p>
              </table:table-cell>
              <table:table-cell office:value-type="float" office:value="958021.870052194">
                <text:p>958021.8700521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9185574054718">
                <text:p>17.9185574054718</text:p>
              </table:table-cell>
              <table:table-cell office:value-type="float" office:value="964443.329376012">
                <text:p>964443.3293760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9269077777863">
                <text:p>17.9269077777863</text:p>
              </table:table-cell>
              <table:table-cell office:value-type="float" office:value="969537.608040201">
                <text:p>969537.6080402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9352650642395">
                <text:p>17.9352650642395</text:p>
              </table:table-cell>
              <table:table-cell office:value-type="float" office:value="968735.491512852">
                <text:p>968735.4915128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9436233043671">
                <text:p>17.9436233043671</text:p>
              </table:table-cell>
              <table:table-cell office:value-type="float" office:value="968624.958895513">
                <text:p>968624.9588955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9520316123962">
                <text:p>17.9520316123962</text:p>
              </table:table-cell>
              <table:table-cell office:value-type="float" office:value="962857.208835455">
                <text:p>962857.2088354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9604682922363">
                <text:p>17.9604682922363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9688816070557">
                <text:p>17.9688816070557</text:p>
              </table:table-cell>
              <table:table-cell office:value-type="float" office:value="962284.209476309">
                <text:p>962284.2094763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9772884845734">
                <text:p>17.9772884845734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.9857125282288">
                <text:p>17.9857125282288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9941062927246">
                <text:p>17.9941062927246</text:p>
              </table:table-cell>
              <table:table-cell office:value-type="float" office:value="964525.512242231">
                <text:p>964525.5122422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0025126934052">
                <text:p>18.0025126934052</text:p>
              </table:table-cell>
              <table:table-cell office:value-type="float" office:value="963075.67384214">
                <text:p>963075.673842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0108952522278">
                <text:p>18.0108952522278</text:p>
              </table:table-cell>
              <table:table-cell office:value-type="float" office:value="965814.874825792">
                <text:p>965814.8748257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0193312168121">
                <text:p>18.0193312168121</text:p>
              </table:table-cell>
              <table:table-cell office:value-type="float" office:value="959700.567617217">
                <text:p>959700.5676172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0277791023254">
                <text:p>18.0277791023254</text:p>
              </table:table-cell>
              <table:table-cell office:value-type="float" office:value="958346.320774419">
                <text:p>958346.3207744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0362026691437">
                <text:p>18.0362026691437</text:p>
              </table:table-cell>
              <table:table-cell office:value-type="float" office:value="961113.050408989">
                <text:p>961113.0504089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0446538925171">
                <text:p>18.0446538925171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0530781745911">
                <text:p>18.0530781745911</text:p>
              </table:table-cell>
              <table:table-cell office:value-type="float" office:value="961031.448010415">
                <text:p>961031.4480104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061473608017">
                <text:p>18.061473608017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0698764324188">
                <text:p>18.0698764324188</text:p>
              </table:table-cell>
              <table:table-cell office:value-type="float" office:value="963485.563046192">
                <text:p>963485.5630461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07834649086">
                <text:p>18.07834649086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0867505073547">
                <text:p>18.0867505073547</text:p>
              </table:table-cell>
              <table:table-cell office:value-type="float" office:value="963348.8945502">
                <text:p>963348.89455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0952317714691">
                <text:p>18.0952317714691</text:p>
              </table:table-cell>
              <table:table-cell office:value-type="float" office:value="954574.682596351">
                <text:p>954574.6825963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10369181633">
                <text:p>18.10369181633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1121578216553">
                <text:p>18.1121578216553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120619058609">
                <text:p>18.120619058609</text:p>
              </table:table-cell>
              <table:table-cell office:value-type="float" office:value="956834.094620868">
                <text:p>956834.0946208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1291224956512">
                <text:p>18.1291224956512</text:p>
              </table:table-cell>
              <table:table-cell office:value-type="float" office:value="952085.604889811">
                <text:p>952085.6048898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1375806331635">
                <text:p>18.1375806331635</text:p>
              </table:table-cell>
              <table:table-cell office:value-type="float" office:value="957184.721614613">
                <text:p>957184.7216146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1460785865784">
                <text:p>18.1460785865784</text:p>
              </table:table-cell>
              <table:table-cell office:value-type="float" office:value="952699.974300704">
                <text:p>952699.9743007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1545243263245">
                <text:p>18.1545243263245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.162960767746">
                <text:p>18.162960767746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.1714727878571">
                <text:p>18.1714727878571</text:p>
              </table:table-cell>
              <table:table-cell office:value-type="float" office:value="951125.572348888">
                <text:p>951125.5723488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.1798329353333">
                <text:p>18.1798329353333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.1881816387177">
                <text:p>18.1881816387177</text:p>
              </table:table-cell>
              <table:table-cell office:value-type="float" office:value="969731.42142388">
                <text:p>969731.421423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.196528673172">
                <text:p>18.196528673172</text:p>
              </table:table-cell>
              <table:table-cell office:value-type="float" office:value="969925.312310768">
                <text:p>969925.3123107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2048592567444">
                <text:p>18.2048592567444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2132103443146">
                <text:p>18.2132103443146</text:p>
              </table:table-cell>
              <table:table-cell office:value-type="float" office:value="969454.568875439">
                <text:p>969454.568875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2215504646301">
                <text:p>18.2215504646301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229903459549">
                <text:p>18.229903459549</text:p>
              </table:table-cell>
              <table:table-cell office:value-type="float" office:value="969233.200627943">
                <text:p>969233.2006279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2382452487946">
                <text:p>18.2382452487946</text:p>
              </table:table-cell>
              <table:table-cell office:value-type="float" office:value="970535.188750429">
                <text:p>970535.1887504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2465751171112">
                <text:p>18.2465751171112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2549571990967">
                <text:p>18.2549571990967</text:p>
              </table:table-cell>
              <table:table-cell office:value-type="float" office:value="965869.817788776">
                <text:p>965869.8177887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2634809017181">
                <text:p>18.2634809017181</text:p>
              </table:table-cell>
              <table:table-cell office:value-type="float" office:value="949821.968168723">
                <text:p>949821.9681687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2720060348511">
                <text:p>18.2720060348511</text:p>
              </table:table-cell>
              <table:table-cell office:value-type="float" office:value="949662.58869592">
                <text:p>949662.588695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2804713249207">
                <text:p>18.2804713249207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2889308929443">
                <text:p>18.2889308929443</text:p>
              </table:table-cell>
              <table:table-cell office:value-type="float" office:value="957022.861845443">
                <text:p>957022.8618454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2974381446838">
                <text:p>18.2974381446838</text:p>
              </table:table-cell>
              <table:table-cell office:value-type="float" office:value="951658.684602881">
                <text:p>951658.6846028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3058574199677">
                <text:p>18.3058574199677</text:p>
              </table:table-cell>
              <table:table-cell office:value-type="float" office:value="961602.955965225">
                <text:p>961602.9559652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3143246173859">
                <text:p>18.3143246173859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3227918148041">
                <text:p>18.3227918148041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3312718868256">
                <text:p>18.3312718868256</text:p>
              </table:table-cell>
              <table:table-cell office:value-type="float" office:value="954708.872694557">
                <text:p>954708.8726945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3397521972656">
                <text:p>18.3397521972656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3482263088226">
                <text:p>18.3482263088226</text:p>
              </table:table-cell>
              <table:table-cell office:value-type="float" office:value="955380.389500042">
                <text:p>955380.3895000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3567016124725">
                <text:p>18.3567016124725</text:p>
              </table:table-cell>
              <table:table-cell office:value-type="float" office:value="955246.010577248">
                <text:p>955246.0105772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3651649951935">
                <text:p>18.3651649951935</text:p>
              </table:table-cell>
              <table:table-cell office:value-type="float" office:value="956591.50329596">
                <text:p>956591.503295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3736188411713">
                <text:p>18.3736188411713</text:p>
              </table:table-cell>
              <table:table-cell office:value-type="float" office:value="957670.629589937">
                <text:p>957670.6295899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3821048736572">
                <text:p>18.3821048736572</text:p>
              </table:table-cell>
              <table:table-cell office:value-type="float" office:value="954038.299216138">
                <text:p>954038.2992161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3906202316284">
                <text:p>18.3906202316284</text:p>
              </table:table-cell>
              <table:table-cell office:value-type="float" office:value="950752.749020047">
                <text:p>950752.7490200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3990597724915">
                <text:p>18.3990597724915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4075751304626">
                <text:p>18.4075751304626</text:p>
              </table:table-cell>
              <table:table-cell office:value-type="float" office:value="950752.749020047">
                <text:p>950752.7490200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4160535335541">
                <text:p>18.4160535335541</text:p>
              </table:table-cell>
              <table:table-cell office:value-type="float" office:value="954896.802227159">
                <text:p>954896.8022271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4245045185089">
                <text:p>18.4245045185089</text:p>
              </table:table-cell>
              <table:table-cell office:value-type="float" office:value="957994.84240817">
                <text:p>957994.842408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4329500198364">
                <text:p>18.4329500198364</text:p>
              </table:table-cell>
              <table:table-cell office:value-type="float" office:value="958616.864297208">
                <text:p>958616.8642972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4414548873901">
                <text:p>18.4414548873901</text:p>
              </table:table-cell>
              <table:table-cell office:value-type="float" office:value="951925.464902445">
                <text:p>951925.4649024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4498393535614">
                <text:p>18.4498393535614</text:p>
              </table:table-cell>
              <table:table-cell office:value-type="float" office:value="965595.165467626">
                <text:p>965595.1654676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4582388401032">
                <text:p>18.4582388401032</text:p>
              </table:table-cell>
              <table:table-cell office:value-type="float" office:value="963868.441214874">
                <text:p>963868.4412148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4666786193848">
                <text:p>18.4666786193848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475152015686">
                <text:p>18.475152015686</text:p>
              </table:table-cell>
              <table:table-cell office:value-type="float" office:value="955461.035002814">
                <text:p>955461.0350028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4836006164551">
                <text:p>18.4836006164551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4920959472656">
                <text:p>18.4920959472656</text:p>
              </table:table-cell>
              <table:table-cell office:value-type="float" office:value="952994.083520431">
                <text:p>952994.0835204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5006239414215">
                <text:p>18.5006239414215</text:p>
              </table:table-cell>
              <table:table-cell office:value-type="float" office:value="949343.990159076">
                <text:p>949343.9901590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.5090923309326">
                <text:p>18.5090923309326</text:p>
              </table:table-cell>
              <table:table-cell office:value-type="float" office:value="956025.934964385">
                <text:p>956025.9349643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.5176103115082">
                <text:p>18.5176103115082</text:p>
              </table:table-cell>
              <table:table-cell office:value-type="float" office:value="950460.021384387">
                <text:p>950460.0213843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.5260670185089">
                <text:p>18.5260670185089</text:p>
              </table:table-cell>
              <table:table-cell office:value-type="float" office:value="957346.63614322">
                <text:p>957346.636143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.534627199173">
                <text:p>18.534627199173</text:p>
              </table:table-cell>
              <table:table-cell office:value-type="float" office:value="945774.431372549">
                <text:p>945774.4313725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.5431411266327">
                <text:p>18.5431411266327</text:p>
              </table:table-cell>
              <table:table-cell office:value-type="float" office:value="950912.494651358">
                <text:p>950912.4946513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.5516231060028">
                <text:p>18.5516231060028</text:p>
              </table:table-cell>
              <table:table-cell office:value-type="float" office:value="954494.18664268">
                <text:p>954494.186642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.5601401329041">
                <text:p>18.5601401329041</text:p>
              </table:table-cell>
              <table:table-cell office:value-type="float" office:value="950566.446938947">
                <text:p>950566.4469389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.5686752796173">
                <text:p>18.5686752796173</text:p>
              </table:table-cell>
              <table:table-cell office:value-type="float" office:value="948548.42828012">
                <text:p>948548.428280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577152967453">
                <text:p>18.577152967453</text:p>
              </table:table-cell>
              <table:table-cell office:value-type="float" office:value="954977.36610608">
                <text:p>954977.366106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.5856516361237">
                <text:p>18.5856516361237</text:p>
              </table:table-cell>
              <table:table-cell office:value-type="float" office:value="952619.794198508">
                <text:p>952619.7941985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.5941305160522">
                <text:p>18.5941305160522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.6026477813721">
                <text:p>18.6026477813721</text:p>
              </table:table-cell>
              <table:table-cell office:value-type="float" office:value="950539.838315978">
                <text:p>950539.8383159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.6111652851105">
                <text:p>18.6111652851105</text:p>
              </table:table-cell>
              <table:table-cell office:value-type="float" office:value="950513.231182645">
                <text:p>950513.2311826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.6196320056915">
                <text:p>18.6196320056915</text:p>
              </table:table-cell>
              <table:table-cell office:value-type="float" office:value="956214.383419689">
                <text:p>956214.3834196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.628121137619">
                <text:p>18.628121137619</text:p>
              </table:table-cell>
              <table:table-cell office:value-type="float" office:value="953689.973150593">
                <text:p>953689.97315059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.6365871429443">
                <text:p>18.6365871429443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.6450588703156">
                <text:p>18.6450588703156</text:p>
              </table:table-cell>
              <table:table-cell office:value-type="float" office:value="955649.26079982">
                <text:p>955649.260799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.6535608768463">
                <text:p>18.6535608768463</text:p>
              </table:table-cell>
              <table:table-cell office:value-type="float" office:value="952245.798766124">
                <text:p>952245.7987661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.6620609760284">
                <text:p>18.6620609760284</text:p>
              </table:table-cell>
              <table:table-cell office:value-type="float" office:value="952459.474475485">
                <text:p>952459.4744754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6705424785614">
                <text:p>18.6705424785614</text:p>
              </table:table-cell>
              <table:table-cell office:value-type="float" office:value="954547.849103278">
                <text:p>954547.8491032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.6789910793304">
                <text:p>18.6789910793304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.6875355243683">
                <text:p>18.6875355243683</text:p>
              </table:table-cell>
              <table:table-cell office:value-type="float" office:value="947516.189073051">
                <text:p>947516.1890730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6960172653198">
                <text:p>18.6960172653198</text:p>
              </table:table-cell>
              <table:table-cell office:value-type="float" office:value="954521.017118763">
                <text:p>954521.0171187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.7044913768768">
                <text:p>18.7044913768768</text:p>
              </table:table-cell>
              <table:table-cell office:value-type="float" office:value="955380.389500042">
                <text:p>955380.3895000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.7130107879639">
                <text:p>18.7130107879639</text:p>
              </table:table-cell>
              <table:table-cell office:value-type="float" office:value="950300.427727871">
                <text:p>950300.42772787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.7214801311493">
                <text:p>18.7214801311493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.7299363613129">
                <text:p>18.7299363613129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.7384130954742">
                <text:p>18.7384130954742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.7468957901001">
                <text:p>18.7468957901001</text:p>
              </table:table-cell>
              <table:table-cell office:value-type="float" office:value="954413.704263751">
                <text:p>954413.7042637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.7554306983948">
                <text:p>18.7554306983948</text:p>
              </table:table-cell>
              <table:table-cell office:value-type="float" office:value="948574.925526566">
                <text:p>948574.925526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.7637565135956">
                <text:p>18.7637565135956</text:p>
              </table:table-cell>
              <table:table-cell office:value-type="float" office:value="972397.273388505">
                <text:p>972397.2733885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.7721109390259">
                <text:p>18.7721109390259</text:p>
              </table:table-cell>
              <table:table-cell office:value-type="float" office:value="969067.240775092">
                <text:p>969067.2407750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.7804682254791">
                <text:p>18.7804682254791</text:p>
              </table:table-cell>
              <table:table-cell office:value-type="float" office:value="968735.491512852">
                <text:p>968735.4915128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.7887980937958">
                <text:p>18.7887980937958</text:p>
              </table:table-cell>
              <table:table-cell office:value-type="float" office:value="971924.127998168">
                <text:p>971924.1279981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.7971858978271">
                <text:p>18.7971858978271</text:p>
              </table:table-cell>
              <table:table-cell office:value-type="float" office:value="965210.914527728">
                <text:p>965210.9145277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8055465221405">
                <text:p>18.8055465221405</text:p>
              </table:table-cell>
              <table:table-cell office:value-type="float" office:value="968348.737673596">
                <text:p>968348.7376735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.8139011859894">
                <text:p>18.8139011859894</text:p>
              </table:table-cell>
              <table:table-cell office:value-type="float" office:value="969039.586324981">
                <text:p>969039.5863249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.8222136497498">
                <text:p>18.8222136497498</text:p>
              </table:table-cell>
              <table:table-cell office:value-type="float" office:value="973959.133342894">
                <text:p>973959.1333428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8305025100708">
                <text:p>18.8305025100708</text:p>
              </table:table-cell>
              <table:table-cell office:value-type="float" office:value="976732.588851177">
                <text:p>976732.5888511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.8388209342957">
                <text:p>18.8388209342957</text:p>
              </table:table-cell>
              <table:table-cell office:value-type="float" office:value="973261.254915449">
                <text:p>973261.2549154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8471655845642">
                <text:p>18.8471655845642</text:p>
              </table:table-cell>
              <table:table-cell office:value-type="float" office:value="970202.433828571">
                <text:p>970202.4338285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8554735183716">
                <text:p>18.8554735183716</text:p>
              </table:table-cell>
              <table:table-cell office:value-type="float" office:value="974490.190667509">
                <text:p>974490.1906675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8637971878052">
                <text:p>18.8637971878052</text:p>
              </table:table-cell>
              <table:table-cell office:value-type="float" office:value="972647.948670944">
                <text:p>972647.9486709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8721225261688">
                <text:p>18.8721225261688</text:p>
              </table:table-cell>
              <table:table-cell office:value-type="float" office:value="972452.967839858">
                <text:p>972452.9678398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8804688453674">
                <text:p>18.8804688453674</text:p>
              </table:table-cell>
              <table:table-cell office:value-type="float" office:value="970008.432142143">
                <text:p>970008.4321421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8888056278229">
                <text:p>18.8888056278229</text:p>
              </table:table-cell>
              <table:table-cell office:value-type="float" office:value="971118.05942746">
                <text:p>971118.059427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8971452713013">
                <text:p>18.8971452713013</text:p>
              </table:table-cell>
              <table:table-cell office:value-type="float" office:value="970784.904771434">
                <text:p>970784.9047714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9054567813873">
                <text:p>18.9054567813873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9137649536133">
                <text:p>18.9137649536133</text:p>
              </table:table-cell>
              <table:table-cell office:value-type="float" office:value="974462.225844406">
                <text:p>974462.2258444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9220471382141">
                <text:p>18.9220471382141</text:p>
              </table:table-cell>
              <table:table-cell office:value-type="float" office:value="977519.868271058">
                <text:p>977519.8682710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93035364151">
                <text:p>18.93035364151</text:p>
              </table:table-cell>
              <table:table-cell office:value-type="float" office:value="974658.013318025">
                <text:p>974658.0133180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9386622905731">
                <text:p>18.9386622905731</text:p>
              </table:table-cell>
              <table:table-cell office:value-type="float" office:value="974406.301012941">
                <text:p>974406.3010129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9469876289368">
                <text:p>18.9469876289368</text:p>
              </table:table-cell>
              <table:table-cell office:value-type="float" office:value="972452.967839858">
                <text:p>972452.9678398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9554448127747">
                <text:p>18.9554448127747</text:p>
              </table:table-cell>
              <table:table-cell office:value-type="float" office:value="957292.658547587">
                <text:p>957292.6585475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9638094902039">
                <text:p>18.9638094902039</text:p>
              </table:table-cell>
              <table:table-cell office:value-type="float" office:value="967879.522973435">
                <text:p>967879.5229734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9721169471741">
                <text:p>18.9721169471741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980443239212">
                <text:p>18.980443239212</text:p>
              </table:table-cell>
              <table:table-cell office:value-type="float" office:value="972341.585316267">
                <text:p>972341.585316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9887652397156">
                <text:p>18.9887652397156</text:p>
              </table:table-cell>
              <table:table-cell office:value-type="float" office:value="972843.007706632">
                <text:p>972843.0077066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.9970965385437">
                <text:p>18.9970965385437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.0054309368134">
                <text:p>19.0054309368134</text:p>
              </table:table-cell>
              <table:table-cell office:value-type="float" office:value="971395.863031725">
                <text:p>971395.8630317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.0136961936951">
                <text:p>19.0136961936951</text:p>
              </table:table-cell>
              <table:table-cell office:value-type="float" office:value="979521.884904953">
                <text:p>979521.8849049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.0219757556915">
                <text:p>19.0219757556915</text:p>
              </table:table-cell>
              <table:table-cell office:value-type="float" office:value="977829.503959455">
                <text:p>977829.5039594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.0302670001984">
                <text:p>19.0302670001984</text:p>
              </table:table-cell>
              <table:table-cell office:value-type="float" office:value="976451.724867725">
                <text:p>976451.7248677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.0385427474976">
                <text:p>19.0385427474976</text:p>
              </table:table-cell>
              <table:table-cell office:value-type="float" office:value="978280.233470658">
                <text:p>978280.2334706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.0468218326569">
                <text:p>19.0468218326569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.0551009178162">
                <text:p>19.0551009178162</text:p>
              </table:table-cell>
              <table:table-cell office:value-type="float" office:value="977885.822433405">
                <text:p>977885.8224334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.0633780956268">
                <text:p>19.0633780956268</text:p>
              </table:table-cell>
              <table:table-cell office:value-type="float" office:value="978111.161217847">
                <text:p>978111.1612178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.0716569423676">
                <text:p>19.0716569423676</text:p>
              </table:table-cell>
              <table:table-cell office:value-type="float" office:value="977913.984103214">
                <text:p>977913.9841032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.079948425293">
                <text:p>19.079948425293</text:p>
              </table:table-cell>
              <table:table-cell office:value-type="float" office:value="976423.647353136">
                <text:p>976423.6473531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.0882396697998">
                <text:p>19.0882396697998</text:p>
              </table:table-cell>
              <table:table-cell office:value-type="float" office:value="976451.724867725">
                <text:p>976451.7248677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.09654545784">
                <text:p>19.09654545784</text:p>
              </table:table-cell>
              <table:table-cell office:value-type="float" office:value="974741.94632144">
                <text:p>974741.946321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.1048717498779">
                <text:p>19.1048717498779</text:p>
              </table:table-cell>
              <table:table-cell office:value-type="float" office:value="972341.585316267">
                <text:p>972341.5853162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.1132180690765">
                <text:p>19.1132180690765</text:p>
              </table:table-cell>
              <table:table-cell office:value-type="float" office:value="970008.432142143">
                <text:p>970008.4321421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1216063499451">
                <text:p>19.1216063499451</text:p>
              </table:table-cell>
              <table:table-cell office:value-type="float" office:value="965156.04649973">
                <text:p>965156.046499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1299264431">
                <text:p>19.1299264431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1382682323456">
                <text:p>19.1382682323456</text:p>
              </table:table-cell>
              <table:table-cell office:value-type="float" office:value="970535.188750429">
                <text:p>970535.1887504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1466062068939">
                <text:p>19.1466062068939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.154949426651">
                <text:p>19.154949426651</text:p>
              </table:table-cell>
              <table:table-cell office:value-type="float" office:value="970368.782762759">
                <text:p>970368.7827627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.163298368454">
                <text:p>19.163298368454</text:p>
              </table:table-cell>
              <table:table-cell office:value-type="float" office:value="969703.72905363">
                <text:p>969703.729053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.1718995571136">
                <text:p>19.1718995571136</text:p>
              </table:table-cell>
              <table:table-cell office:value-type="float" office:value="941265.250692982">
                <text:p>941265.25069298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1805098056793">
                <text:p>19.1805098056793</text:p>
              </table:table-cell>
              <table:table-cell office:value-type="float" office:value="940274.82926289">
                <text:p>940274.829262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.1887857913971">
                <text:p>19.1887857913971</text:p>
              </table:table-cell>
              <table:table-cell office:value-type="float" office:value="978252.050702927">
                <text:p>978252.05070292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.197065114975">
                <text:p>19.197065114975</text:p>
              </table:table-cell>
              <table:table-cell office:value-type="float" office:value="977857.662385532">
                <text:p>977857.6623855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.2053184509277">
                <text:p>19.2053184509277</text:p>
              </table:table-cell>
              <table:table-cell office:value-type="float" office:value="980936.683825866">
                <text:p>980936.6838258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.2136435508728">
                <text:p>19.2136435508728</text:p>
              </table:table-cell>
              <table:table-cell office:value-type="float" office:value="972480.817458045">
                <text:p>972480.8174580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.2219607830048">
                <text:p>19.2219607830048</text:p>
              </table:table-cell>
              <table:table-cell office:value-type="float" office:value="973400.750580479">
                <text:p>973400.7505804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.2303085327148">
                <text:p>19.2303085327148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.2386419773102">
                <text:p>19.2386419773102</text:p>
              </table:table-cell>
              <table:table-cell office:value-type="float" office:value="971507.028981775">
                <text:p>971507.0289817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.2469546794891">
                <text:p>19.2469546794891</text:p>
              </table:table-cell>
              <table:table-cell office:value-type="float" office:value="973931.19899042">
                <text:p>973931.198990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2552797794342">
                <text:p>19.2552797794342</text:p>
              </table:table-cell>
              <table:table-cell office:value-type="float" office:value="972480.817458045">
                <text:p>972480.8174580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.2635951042175">
                <text:p>19.2635951042175</text:p>
              </table:table-cell>
              <table:table-cell office:value-type="float" office:value="973624.026837171">
                <text:p>973624.0268371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.2718873023987">
                <text:p>19.2718873023987</text:p>
              </table:table-cell>
              <table:table-cell office:value-type="float" office:value="976339.424496837">
                <text:p>976339.4244968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.2801876068115">
                <text:p>19.2801876068115</text:p>
              </table:table-cell>
              <table:table-cell office:value-type="float" office:value="975385.913253289">
                <text:p>975385.9132532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.2885091304779">
                <text:p>19.2885091304779</text:p>
              </table:table-cell>
              <table:table-cell office:value-type="float" office:value="972898.753230381">
                <text:p>972898.75323038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.2968230247498">
                <text:p>19.2968230247498</text:p>
              </table:table-cell>
              <table:table-cell office:value-type="float" office:value="973791.55126036">
                <text:p>973791.551260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.3051247596741">
                <text:p>19.3051247596741</text:p>
              </table:table-cell>
              <table:table-cell office:value-type="float" office:value="975217.839862148">
                <text:p>975217.8398621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.3135035037994">
                <text:p>19.3135035037994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.3218536376953">
                <text:p>19.3218536376953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.3302011489868">
                <text:p>19.3302011489868</text:p>
              </table:table-cell>
              <table:table-cell office:value-type="float" office:value="969869.907003313">
                <text:p>969869.9070033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.3385791778564">
                <text:p>19.3385791778564</text:p>
              </table:table-cell>
              <table:table-cell office:value-type="float" office:value="966337.085486625">
                <text:p>966337.0854866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.3469285964966">
                <text:p>19.3469285964966</text:p>
              </table:table-cell>
              <table:table-cell office:value-type="float" office:value="969648.349057681">
                <text:p>969648.3490576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.3553509712219">
                <text:p>19.3553509712219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.3636772632599">
                <text:p>19.3636772632599</text:p>
              </table:table-cell>
              <table:table-cell office:value-type="float" office:value="972341.585316267">
                <text:p>972341.5853162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.3720698356628">
                <text:p>19.3720698356628</text:p>
              </table:table-cell>
              <table:table-cell office:value-type="float" office:value="964662.51481492">
                <text:p>964662.514814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.3804121017456">
                <text:p>19.3804121017456</text:p>
              </table:table-cell>
              <table:table-cell office:value-type="float" office:value="970479.713746785">
                <text:p>970479.7137467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.3887612819672">
                <text:p>19.3887612819672</text:p>
              </table:table-cell>
              <table:table-cell office:value-type="float" office:value="969676.038264942">
                <text:p>969676.0382649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.3970966339111">
                <text:p>19.3970966339111</text:p>
              </table:table-cell>
              <table:table-cell office:value-type="float" office:value="971284.722519379">
                <text:p>971284.7225193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4054753780365">
                <text:p>19.4054753780365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.4138081073761">
                <text:p>19.4138081073761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.4221773147583">
                <text:p>19.4221773147583</text:p>
              </table:table-cell>
              <table:table-cell office:value-type="float" office:value="967355.644360881">
                <text:p>967355.6443608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.430520772934">
                <text:p>19.430520772934</text:p>
              </table:table-cell>
              <table:table-cell office:value-type="float" office:value="970341.05397914">
                <text:p>970341.053979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438850402832">
                <text:p>19.438850402832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.4471924304962">
                <text:p>19.4471924304962</text:p>
              </table:table-cell>
              <table:table-cell office:value-type="float" office:value="970507.450455858">
                <text:p>970507.4504558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.4555497169495">
                <text:p>19.4555497169495</text:p>
              </table:table-cell>
              <table:table-cell office:value-type="float" office:value="968735.491512852">
                <text:p>968735.4915128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.4638833999634">
                <text:p>19.4638833999634</text:p>
              </table:table-cell>
              <table:table-cell office:value-type="float" office:value="971479.235109">
                <text:p>971479.23510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.4722676277161">
                <text:p>19.4722676277161</text:p>
              </table:table-cell>
              <table:table-cell office:value-type="float" office:value="965622.623670591">
                <text:p>965622.6236705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4806818962097">
                <text:p>19.4806818962097</text:p>
              </table:table-cell>
              <table:table-cell office:value-type="float" office:value="962175.14405531">
                <text:p>962175.144055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4890322685242">
                <text:p>19.4890322685242</text:p>
              </table:table-cell>
              <table:table-cell office:value-type="float" office:value="969537.608040201">
                <text:p>969537.6080402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4974110126495">
                <text:p>19.4974110126495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.5057520866394">
                <text:p>19.5057520866394</text:p>
              </table:table-cell>
              <table:table-cell office:value-type="float" office:value="970618.413148492">
                <text:p>970618.4131484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5141036510468">
                <text:p>19.5141036510468</text:p>
              </table:table-cell>
              <table:table-cell office:value-type="float" office:value="969399.217334209">
                <text:p>969399.2173342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.5224924087524">
                <text:p>19.5224924087524</text:p>
              </table:table-cell>
              <table:table-cell office:value-type="float" office:value="965101.184709393">
                <text:p>965101.1847093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.5308709144592">
                <text:p>19.5308709144592</text:p>
              </table:table-cell>
              <table:table-cell office:value-type="float" office:value="966282.089351773">
                <text:p>966282.0893517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.5392694473267">
                <text:p>19.5392694473267</text:p>
              </table:table-cell>
              <table:table-cell office:value-type="float" office:value="963977.890876057">
                <text:p>963977.8908760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.5476706027985">
                <text:p>19.5476706027985</text:p>
              </table:table-cell>
              <table:table-cell office:value-type="float" office:value="963676.964100235">
                <text:p>963676.9641002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.5559887886047">
                <text:p>19.5559887886047</text:p>
              </table:table-cell>
              <table:table-cell office:value-type="float" office:value="973289.150849838">
                <text:p>973289.1508498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.5643923282623">
                <text:p>19.5643923282623</text:p>
              </table:table-cell>
              <table:table-cell office:value-type="float" office:value="963403.557295657">
                <text:p>963403.5572956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.5727272033691">
                <text:p>19.5727272033691</text:p>
              </table:table-cell>
              <table:table-cell office:value-type="float" office:value="971340.289596384">
                <text:p>971340.2895963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.5811018943787">
                <text:p>19.5811018943787</text:p>
              </table:table-cell>
              <table:table-cell office:value-type="float" office:value="966722.233786939">
                <text:p>966722.2337869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5895130634308">
                <text:p>19.5895130634308</text:p>
              </table:table-cell>
              <table:table-cell office:value-type="float" office:value="962529.697100258">
                <text:p>962529.6971002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5979287624359">
                <text:p>19.5979287624359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6062104701996">
                <text:p>19.6062104701996</text:p>
              </table:table-cell>
              <table:table-cell office:value-type="float" office:value="977576.151082451">
                <text:p>977576.1510824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6145536899567">
                <text:p>19.6145536899567</text:p>
              </table:table-cell>
              <table:table-cell office:value-type="float" office:value="970368.782762759">
                <text:p>970368.7827627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6229226589203">
                <text:p>19.6229226589203</text:p>
              </table:table-cell>
              <table:table-cell office:value-type="float" office:value="967383.202780468">
                <text:p>967383.2027804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631227016449">
                <text:p>19.631227016449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6395704746246">
                <text:p>19.6395704746246</text:p>
              </table:table-cell>
              <table:table-cell office:value-type="float" office:value="970341.05397914">
                <text:p>970341.053979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.6479613780975">
                <text:p>19.6479613780975</text:p>
              </table:table-cell>
              <table:table-cell office:value-type="float" office:value="964854.383815423">
                <text:p>964854.3838154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.6562407016754">
                <text:p>19.6562407016754</text:p>
              </table:table-cell>
              <table:table-cell office:value-type="float" office:value="977857.662385532">
                <text:p>977857.6623855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6645910739899">
                <text:p>19.6645910739899</text:p>
              </table:table-cell>
              <table:table-cell office:value-type="float" office:value="969537.608040201">
                <text:p>969537.6080402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.6729924678802">
                <text:p>19.6729924678802</text:p>
              </table:table-cell>
              <table:table-cell office:value-type="float" office:value="963649.616436801">
                <text:p>963649.6164368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.6813373565674">
                <text:p>19.6813373565674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6897537708282">
                <text:p>19.6897537708282</text:p>
              </table:table-cell>
              <table:table-cell office:value-type="float" office:value="961929.837228407">
                <text:p>961929.8372284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.6981246471405">
                <text:p>19.6981246471405</text:p>
              </table:table-cell>
              <table:table-cell office:value-type="float" office:value="967162.779379094">
                <text:p>967162.7793790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.7065138816834">
                <text:p>19.7065138816834</text:p>
              </table:table-cell>
              <table:table-cell office:value-type="float" office:value="965046.329155654">
                <text:p>965046.3291556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.7148542404175">
                <text:p>19.7148542404175</text:p>
              </table:table-cell>
              <table:table-cell office:value-type="float" office:value="970701.651820936">
                <text:p>970701.6518209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.7231948375702">
                <text:p>19.7231948375702</text:p>
              </table:table-cell>
              <table:table-cell office:value-type="float" office:value="970673.904010519">
                <text:p>970673.9040105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7315073013306">
                <text:p>19.7315073013306</text:p>
              </table:table-cell>
              <table:table-cell office:value-type="float" office:value="973959.133342894">
                <text:p>973959.1333428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7398951053619">
                <text:p>19.7398951053619</text:p>
              </table:table-cell>
              <table:table-cell office:value-type="float" office:value="965210.914527728">
                <text:p>965210.9145277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7482352256775">
                <text:p>19.7482352256775</text:p>
              </table:table-cell>
              <table:table-cell office:value-type="float" office:value="970729.401217804">
                <text:p>970729.4012178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7565150260925">
                <text:p>19.7565150260925</text:p>
              </table:table-cell>
              <table:table-cell office:value-type="float" office:value="977801.347155033">
                <text:p>977801.3471550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7648255825043">
                <text:p>19.7648255825043</text:p>
              </table:table-cell>
              <table:table-cell office:value-type="float" office:value="974182.665863385">
                <text:p>974182.66586338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773181438446">
                <text:p>19.773181438446</text:p>
              </table:table-cell>
              <table:table-cell office:value-type="float" office:value="968901.337746455">
                <text:p>968901.3377464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781506061554">
                <text:p>19.781506061554</text:p>
              </table:table-cell>
              <table:table-cell office:value-type="float" office:value="972536.521480124">
                <text:p>972536.5214801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789831161499">
                <text:p>19.789831161499</text:p>
              </table:table-cell>
              <table:table-cell office:value-type="float" office:value="972480.817458045">
                <text:p>972480.8174580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7981514930725">
                <text:p>19.7981514930725</text:p>
              </table:table-cell>
              <table:table-cell office:value-type="float" office:value="973038.144993983">
                <text:p>973038.14499398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8064188957214">
                <text:p>19.8064188957214</text:p>
              </table:table-cell>
              <table:table-cell office:value-type="float" office:value="979267.654400738">
                <text:p>979267.6544007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814709186554">
                <text:p>19.814709186554</text:p>
              </table:table-cell>
              <table:table-cell office:value-type="float" office:value="976564.051075578">
                <text:p>976564.0510755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8230187892914">
                <text:p>19.8230187892914</text:p>
              </table:table-cell>
              <table:table-cell office:value-type="float" office:value="974294.470605113">
                <text:p>974294.4706051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8313724994659">
                <text:p>19.8313724994659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8396649360657">
                <text:p>19.8396649360657</text:p>
              </table:table-cell>
              <table:table-cell office:value-type="float" office:value="976311.353440097">
                <text:p>976311.3534400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8479697704315">
                <text:p>19.8479697704315</text:p>
              </table:table-cell>
              <table:table-cell office:value-type="float" office:value="974853.8794821">
                <text:p>974853.87948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8562800884247">
                <text:p>19.8562800884247</text:p>
              </table:table-cell>
              <table:table-cell office:value-type="float" office:value="974210.614643103">
                <text:p>974210.6146431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864572763443">
                <text:p>19.864572763443</text:p>
              </table:table-cell>
              <table:table-cell office:value-type="float" office:value="976283.28399747">
                <text:p>976283.283997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8728795051575">
                <text:p>19.8728795051575</text:p>
              </table:table-cell>
              <table:table-cell office:value-type="float" office:value="974630.03886226">
                <text:p>974630.038862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8811655044556">
                <text:p>19.8811655044556</text:p>
              </table:table-cell>
              <table:table-cell office:value-type="float" office:value="977069.838982563">
                <text:p>977069.8389825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8894693851471">
                <text:p>19.8894693851471</text:p>
              </table:table-cell>
              <table:table-cell office:value-type="float" office:value="974965.838353097">
                <text:p>974965.8383530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8977499008179">
                <text:p>19.8977499008179</text:p>
              </table:table-cell>
              <table:table-cell office:value-type="float" office:value="977716.8864703">
                <text:p>977716.88647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9060616493225">
                <text:p>19.9060616493225</text:p>
              </table:table-cell>
              <table:table-cell office:value-type="float" office:value="974042.946015719">
                <text:p>974042.9460157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9143660068512">
                <text:p>19.9143660068512</text:p>
              </table:table-cell>
              <table:table-cell office:value-type="float" office:value="974909.855703253">
                <text:p>974909.8557032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9226665496826">
                <text:p>19.9226665496826</text:p>
              </table:table-cell>
              <table:table-cell office:value-type="float" office:value="975357.89699842">
                <text:p>975357.896998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.9310142993927">
                <text:p>19.9310142993927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.9394006729126">
                <text:p>19.9394006729126</text:p>
              </table:table-cell>
              <table:table-cell office:value-type="float" office:value="965375.55604833">
                <text:p>965375.5560483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.9477121829987">
                <text:p>19.9477121829987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.9560413360596">
                <text:p>19.9560413360596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.9643852710724">
                <text:p>19.9643852710724</text:p>
              </table:table-cell>
              <table:table-cell office:value-type="float" office:value="970285.601165814">
                <text:p>970285.6011658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.9727168083191">
                <text:p>19.9727168083191</text:p>
              </table:table-cell>
              <table:table-cell office:value-type="float" office:value="971729.437229933">
                <text:p>971729.4372299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.9810411930084">
                <text:p>19.9810411930084</text:p>
              </table:table-cell>
              <table:table-cell office:value-type="float" office:value="972564.375884291">
                <text:p>972564.375884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.989401102066">
                <text:p>19.989401102066</text:p>
              </table:table-cell>
              <table:table-cell office:value-type="float" office:value="968431.587497148">
                <text:p>968431.5874971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.9977676868439">
                <text:p>19.9977676868439</text:p>
              </table:table-cell>
              <table:table-cell office:value-type="float" office:value="967658.87336145">
                <text:p>967658.873361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0061058998108">
                <text:p>20.0061058998108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0144596099854">
                <text:p>20.0144596099854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0228478908539">
                <text:p>20.0228478908539</text:p>
              </table:table-cell>
              <table:table-cell office:value-type="float" office:value="965156.04649973">
                <text:p>965156.046499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0311861038208">
                <text:p>20.0311861038208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0395157337189">
                <text:p>20.0395157337189</text:p>
              </table:table-cell>
              <table:table-cell office:value-type="float" office:value="971951.947333772">
                <text:p>971951.9473337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0478537082672">
                <text:p>20.0478537082672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0561923980713">
                <text:p>20.0561923980713</text:p>
              </table:table-cell>
              <table:table-cell office:value-type="float" office:value="970895.930922087">
                <text:p>970895.9309220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0645039081573">
                <text:p>20.0645039081573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0728352069855">
                <text:p>20.0728352069855</text:p>
              </table:table-cell>
              <table:table-cell office:value-type="float" office:value="971757.245421246">
                <text:p>971757.24542124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0811891555786">
                <text:p>20.0811891555786</text:p>
              </table:table-cell>
              <table:table-cell office:value-type="float" office:value="969122.554410799">
                <text:p>969122.5544107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0895438194275">
                <text:p>20.0895438194275</text:p>
              </table:table-cell>
              <table:table-cell office:value-type="float" office:value="969039.586324981">
                <text:p>969039.5863249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0979111194611">
                <text:p>20.0979111194611</text:p>
              </table:table-cell>
              <table:table-cell office:value-type="float" office:value="967576.155691694">
                <text:p>967576.1556916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1062233448029">
                <text:p>20.1062233448029</text:p>
              </table:table-cell>
              <table:table-cell office:value-type="float" office:value="973987.069297843">
                <text:p>973987.0692978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1145124435425">
                <text:p>20.1145124435425</text:p>
              </table:table-cell>
              <table:table-cell office:value-type="float" office:value="976704.495182213">
                <text:p>976704.4951822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1228067874908">
                <text:p>20.1228067874908</text:p>
              </table:table-cell>
              <table:table-cell office:value-type="float" office:value="976086.843082584">
                <text:p>976086.8430825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1311542987823">
                <text:p>20.1311542987823</text:p>
              </table:table-cell>
              <table:table-cell office:value-type="float" office:value="969869.907003313">
                <text:p>969869.9070033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1394963264465">
                <text:p>20.1394963264465</text:p>
              </table:table-cell>
              <table:table-cell office:value-type="float" office:value="970507.450455858">
                <text:p>970507.4504558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1478228569031">
                <text:p>20.1478228569031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1561510562897">
                <text:p>20.1561510562897</text:p>
              </table:table-cell>
              <table:table-cell office:value-type="float" office:value="972118.896796542">
                <text:p>972118.8967965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1644876003265">
                <text:p>20.1644876003265</text:p>
              </table:table-cell>
              <table:table-cell office:value-type="float" office:value="971145.832637419">
                <text:p>971145.83263741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1728723049164">
                <text:p>20.1728723049164</text:p>
              </table:table-cell>
              <table:table-cell office:value-type="float" office:value="965567.708826206">
                <text:p>965567.7088262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181316614151">
                <text:p>20.181316614151</text:p>
              </table:table-cell>
              <table:table-cell office:value-type="float" office:value="958752.193348015">
                <text:p>958752.1933480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1897323131561">
                <text:p>20.1897323131561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1980807781219">
                <text:p>20.1980807781219</text:p>
              </table:table-cell>
              <table:table-cell office:value-type="float" office:value="969759.115375828">
                <text:p>969759.1153758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2063827514648">
                <text:p>20.2063827514648</text:p>
              </table:table-cell>
              <table:table-cell office:value-type="float" office:value="975189.833261538">
                <text:p>975189.8332615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2146906852722">
                <text:p>20.2146906852722</text:p>
              </table:table-cell>
              <table:table-cell office:value-type="float" office:value="974490.190667509">
                <text:p>974490.1906675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2230286598206">
                <text:p>20.2230286598206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231418132782">
                <text:p>20.231418132782</text:p>
              </table:table-cell>
              <table:table-cell office:value-type="float" office:value="965018.903717176">
                <text:p>965018.9037171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2397217750549">
                <text:p>20.2397217750549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2480578422546">
                <text:p>20.2480578422546</text:p>
              </table:table-cell>
              <table:table-cell office:value-type="float" office:value="971201.383823361">
                <text:p>971201.3838233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2563807964325">
                <text:p>20.2563807964325</text:p>
              </table:table-cell>
              <table:table-cell office:value-type="float" office:value="972731.535821708">
                <text:p>972731.5358217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264669418335">
                <text:p>20.264669418335</text:p>
              </table:table-cell>
              <table:table-cell office:value-type="float" office:value="976760.684136344">
                <text:p>976760.6841363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2729730606079">
                <text:p>20.2729730606079</text:p>
              </table:table-cell>
              <table:table-cell office:value-type="float" office:value="974993.832089124">
                <text:p>974993.8320891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2814149856567">
                <text:p>20.2814149856567</text:p>
              </table:table-cell>
              <table:table-cell office:value-type="float" office:value="959022.966109354">
                <text:p>959022.9661093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.289767742157">
                <text:p>20.289767742157</text:p>
              </table:table-cell>
              <table:table-cell office:value-type="float" office:value="969260.866130045">
                <text:p>969260.8661300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.2981300354004">
                <text:p>20.2981300354004</text:p>
              </table:table-cell>
              <table:table-cell office:value-type="float" office:value="968155.476535325">
                <text:p>968155.4765353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.3064472675323">
                <text:p>20.3064472675323</text:p>
              </table:table-cell>
              <table:table-cell office:value-type="float" office:value="973400.750580479">
                <text:p>973400.7505804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.3148965835571">
                <text:p>20.3148965835571</text:p>
              </table:table-cell>
              <table:table-cell office:value-type="float" office:value="958184.067947741">
                <text:p>958184.0679477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.3232524394989">
                <text:p>20.3232524394989</text:p>
              </table:table-cell>
              <table:table-cell office:value-type="float" office:value="968901.337746455">
                <text:p>968901.3377464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.3315830230713">
                <text:p>20.3315830230713</text:p>
              </table:table-cell>
              <table:table-cell office:value-type="float" office:value="971840.67954552">
                <text:p>971840.679545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.3398995399475">
                <text:p>20.3398995399475</text:p>
              </table:table-cell>
              <table:table-cell office:value-type="float" office:value="973484.467175047">
                <text:p>973484.4671750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.3482728004456">
                <text:p>20.3482728004456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.3566145896912">
                <text:p>20.3566145896912</text:p>
              </table:table-cell>
              <table:table-cell office:value-type="float" office:value="970535.188750429">
                <text:p>970535.1887504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36496758461">
                <text:p>20.36496758461</text:p>
              </table:table-cell>
              <table:table-cell office:value-type="float" office:value="969233.200627943">
                <text:p>969233.2006279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.3732769489288">
                <text:p>20.3732769489288</text:p>
              </table:table-cell>
              <table:table-cell office:value-type="float" office:value="974322.425800528">
                <text:p>974322.4258005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.3817112445831">
                <text:p>20.3817112445831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.3900351524353">
                <text:p>20.3900351524353</text:p>
              </table:table-cell>
              <table:table-cell office:value-type="float" office:value="972620.089479564">
                <text:p>972620.0894795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.3983800411224">
                <text:p>20.3983800411224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.4067544937134">
                <text:p>20.4067544937134</text:p>
              </table:table-cell>
              <table:table-cell office:value-type="float" office:value="966749.756128114">
                <text:p>966749.7561281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.4151518344879">
                <text:p>20.4151518344879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.4235045909882">
                <text:p>20.4235045909882</text:p>
              </table:table-cell>
              <table:table-cell office:value-type="float" office:value="969260.866130045">
                <text:p>969260.8661300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.4318392276764">
                <text:p>20.4318392276764</text:p>
              </table:table-cell>
              <table:table-cell office:value-type="float" office:value="971368.075519194">
                <text:p>971368.07551919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.4401245117187">
                <text:p>20.4401245117187</text:p>
              </table:table-cell>
              <table:table-cell office:value-type="float" office:value="977154.187908262">
                <text:p>977154.1879082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.448460817337">
                <text:p>20.448460817337</text:p>
              </table:table-cell>
              <table:table-cell office:value-type="float" office:value="971173.607436008">
                <text:p>971173.6074360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.4568405151367">
                <text:p>20.4568405151367</text:p>
              </table:table-cell>
              <table:table-cell office:value-type="float" office:value="966144.626397701">
                <text:p>966144.6263977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.4652149677277">
                <text:p>20.4652149677277</text:p>
              </table:table-cell>
              <table:table-cell office:value-type="float" office:value="966749.756128114">
                <text:p>966749.7561281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.4736952781677">
                <text:p>20.4736952781677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.4820151329041">
                <text:p>20.4820151329041</text:p>
              </table:table-cell>
              <table:table-cell office:value-type="float" office:value="973093.912883998">
                <text:p>973093.9128839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.4903309345245">
                <text:p>20.4903309345245</text:p>
              </table:table-cell>
              <table:table-cell office:value-type="float" office:value="973568.198170819">
                <text:p>973568.1981708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4986283779144">
                <text:p>20.4986283779144</text:p>
              </table:table-cell>
              <table:table-cell office:value-type="float" office:value="975722.233894604">
                <text:p>975722.2338946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.5069653987884">
                <text:p>20.5069653987884</text:p>
              </table:table-cell>
              <table:table-cell office:value-type="float" office:value="971090.287805994">
                <text:p>971090.2878059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.5154180526733">
                <text:p>20.5154180526733</text:p>
              </table:table-cell>
              <table:table-cell office:value-type="float" office:value="957805.691591685">
                <text:p>957805.6915916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.5238156318665">
                <text:p>20.5238156318665</text:p>
              </table:table-cell>
              <table:table-cell office:value-type="float" office:value="964087.365396627">
                <text:p>964087.3653966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5321748256683">
                <text:p>20.5321748256683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.5405292510986">
                <text:p>20.5405292510986</text:p>
              </table:table-cell>
              <table:table-cell office:value-type="float" office:value="969067.240775092">
                <text:p>969067.2407750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.5488662719727">
                <text:p>20.5488662719727</text:p>
              </table:table-cell>
              <table:table-cell office:value-type="float" office:value="971090.287805994">
                <text:p>971090.2878059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.5572049617767">
                <text:p>20.5572049617767</text:p>
              </table:table-cell>
              <table:table-cell office:value-type="float" office:value="970895.930922087">
                <text:p>970895.9309220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5657217502594">
                <text:p>20.5657217502594</text:p>
              </table:table-cell>
              <table:table-cell office:value-type="float" office:value="950593.057051677">
                <text:p>950593.05705167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.5740027427673">
                <text:p>20.5740027427673</text:p>
              </table:table-cell>
              <table:table-cell office:value-type="float" office:value="977660.587452855">
                <text:p>977660.5874528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5823271274567">
                <text:p>20.5823271274567</text:p>
              </table:table-cell>
              <table:table-cell office:value-type="float" office:value="972564.375884291">
                <text:p>972564.3758842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5907323360443">
                <text:p>20.5907323360443</text:p>
              </table:table-cell>
              <table:table-cell office:value-type="float" office:value="963212.264821013">
                <text:p>963212.2648210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5991468429565">
                <text:p>20.5991468429565</text:p>
              </table:table-cell>
              <table:table-cell office:value-type="float" office:value="962147.881562916">
                <text:p>962147.8815629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6074306964874">
                <text:p>20.6074306964874</text:p>
              </table:table-cell>
              <table:table-cell office:value-type="float" office:value="977322.929457476">
                <text:p>977322.9294574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6157929897308">
                <text:p>20.6157929897308</text:p>
              </table:table-cell>
              <table:table-cell office:value-type="float" office:value="968155.476535325">
                <text:p>968155.4765353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.6241781711578">
                <text:p>20.6241781711578</text:p>
              </table:table-cell>
              <table:table-cell office:value-type="float" office:value="965512.800227467">
                <text:p>965512.8002274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6324923038483">
                <text:p>20.6324923038483</text:p>
              </table:table-cell>
              <table:table-cell office:value-type="float" office:value="973763.626519844">
                <text:p>973763.6265198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.6408889293671">
                <text:p>20.6408889293671</text:p>
              </table:table-cell>
              <table:table-cell office:value-type="float" office:value="964196.864785053">
                <text:p>964196.8647850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.64928150177">
                <text:p>20.64928150177</text:p>
              </table:table-cell>
              <table:table-cell office:value-type="float" office:value="964662.51481492">
                <text:p>964662.514814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6576547622681">
                <text:p>20.6576547622681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6659774780273">
                <text:p>20.6659774780273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.6742446422577">
                <text:p>20.6742446422577</text:p>
              </table:table-cell>
              <table:table-cell office:value-type="float" office:value="979295.895717376">
                <text:p>979295.89571737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.6825828552246">
                <text:p>20.6825828552246</text:p>
              </table:table-cell>
              <table:table-cell office:value-type="float" office:value="970951.453521288">
                <text:p>970951.4535212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.6909024715424">
                <text:p>20.6909024715424</text:p>
              </table:table-cell>
              <table:table-cell office:value-type="float" office:value="973121.79922625">
                <text:p>973121.799226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.6992700099945">
                <text:p>20.6992700099945</text:p>
              </table:table-cell>
              <table:table-cell office:value-type="float" office:value="967548.586277638">
                <text:p>967548.5862776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.7076623439789">
                <text:p>20.7076623439789</text:p>
              </table:table-cell>
              <table:table-cell office:value-type="float" office:value="964689.92">
                <text:p>964689.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.716020822525">
                <text:p>20.716020822525</text:p>
              </table:table-cell>
              <table:table-cell office:value-type="float" office:value="968597.329682241">
                <text:p>968597.3296822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7243664264679">
                <text:p>20.7243664264679</text:p>
              </table:table-cell>
              <table:table-cell office:value-type="float" office:value="970091.566221003">
                <text:p>970091.5662210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.7327637672424">
                <text:p>20.7327637672424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.7411530017853">
                <text:p>20.7411530017853</text:p>
              </table:table-cell>
              <table:table-cell office:value-type="float" office:value="965046.329155654">
                <text:p>965046.3291556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.7495214939117">
                <text:p>20.7495214939117</text:p>
              </table:table-cell>
              <table:table-cell office:value-type="float" office:value="967438.324330484">
                <text:p>967438.3243304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.7579591274261">
                <text:p>20.7579591274261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.7664539813995">
                <text:p>20.7664539813995</text:p>
              </table:table-cell>
              <table:table-cell office:value-type="float" office:value="953047.577434746">
                <text:p>953047.5774347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.7748472690582">
                <text:p>20.7748472690582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.7833790779114">
                <text:p>20.7833790779114</text:p>
              </table:table-cell>
              <table:table-cell office:value-type="float" office:value="948919.524493503">
                <text:p>948919.5244935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.79185795784">
                <text:p>20.79185795784</text:p>
              </table:table-cell>
              <table:table-cell office:value-type="float" office:value="954843.100525827">
                <text:p>954843.1005258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.800304889679">
                <text:p>20.800304889679</text:p>
              </table:table-cell>
              <table:table-cell office:value-type="float" office:value="958454.519856615">
                <text:p>958454.5198566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.808723449707">
                <text:p>20.808723449707</text:p>
              </table:table-cell>
              <table:table-cell office:value-type="float" office:value="961684.655451713">
                <text:p>961684.6554517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.8171625137329">
                <text:p>20.8171625137329</text:p>
              </table:table-cell>
              <table:table-cell office:value-type="float" office:value="959348.095378009">
                <text:p>959348.09537800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.8256301879883">
                <text:p>20.8256301879883</text:p>
              </table:table-cell>
              <table:table-cell office:value-type="float" office:value="956106.68949206">
                <text:p>956106.689492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.8340945243835">
                <text:p>20.8340945243835</text:p>
              </table:table-cell>
              <table:table-cell office:value-type="float" office:value="956483.724409893">
                <text:p>956483.7244098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.8426351547241">
                <text:p>20.8426351547241</text:p>
              </table:table-cell>
              <table:table-cell office:value-type="float" office:value="947939.399921836">
                <text:p>947939.3999218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.8511066436768">
                <text:p>20.8511066436768</text:p>
              </table:table-cell>
              <table:table-cell office:value-type="float" office:value="955676.156253518">
                <text:p>955676.1562535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.8595330715179">
                <text:p>20.8595330715179</text:p>
              </table:table-cell>
              <table:table-cell office:value-type="float" office:value="960786.723934018">
                <text:p>960786.7239340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.8680050373077">
                <text:p>20.8680050373077</text:p>
              </table:table-cell>
              <table:table-cell office:value-type="float" office:value="955622.366859909">
                <text:p>955622.3668599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.8764274120331">
                <text:p>20.8764274120331</text:p>
              </table:table-cell>
              <table:table-cell office:value-type="float" office:value="961249.085206364">
                <text:p>961249.0852063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.8849263191223">
                <text:p>20.8849263191223</text:p>
              </table:table-cell>
              <table:table-cell office:value-type="float" office:value="952593.070496816">
                <text:p>952593.0704968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.8934438228607">
                <text:p>20.8934438228607</text:p>
              </table:table-cell>
              <table:table-cell office:value-type="float" office:value="950513.231182645">
                <text:p>950513.2311826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.9018406867981">
                <text:p>20.9018406867981</text:p>
              </table:table-cell>
              <table:table-cell office:value-type="float" office:value="964169.487606122">
                <text:p>964169.4876061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.9102885723114">
                <text:p>20.9102885723114</text:p>
              </table:table-cell>
              <table:table-cell office:value-type="float" office:value="958346.320774419">
                <text:p>958346.32077441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.9187300205231">
                <text:p>20.9187300205231</text:p>
              </table:table-cell>
              <table:table-cell office:value-type="float" office:value="959077.139015986">
                <text:p>959077.1390159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.9271867275238">
                <text:p>20.9271867275238</text:p>
              </table:table-cell>
              <table:table-cell office:value-type="float" office:value="957346.63614322">
                <text:p>957346.636143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.9357233047485">
                <text:p>20.9357233047485</text:p>
              </table:table-cell>
              <table:table-cell office:value-type="float" office:value="948389.475883257">
                <text:p>948389.4758832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.9441752433777">
                <text:p>20.9441752433777</text:p>
              </table:table-cell>
              <table:table-cell office:value-type="float" office:value="957886.747080395">
                <text:p>957886.7470803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.9526348114014">
                <text:p>20.9526348114014</text:p>
              </table:table-cell>
              <table:table-cell office:value-type="float" office:value="957022.861845443">
                <text:p>957022.8618454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.9610555171967">
                <text:p>20.9610555171967</text:p>
              </table:table-cell>
              <table:table-cell office:value-type="float" office:value="961439.598629633">
                <text:p>961439.5986296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.9695110321045">
                <text:p>20.9695110321045</text:p>
              </table:table-cell>
              <table:table-cell office:value-type="float" office:value="957481.606767235">
                <text:p>957481.6067672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.9779460430145">
                <text:p>20.9779460430145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.9863572120666">
                <text:p>20.9863572120666</text:p>
              </table:table-cell>
              <table:table-cell office:value-type="float" office:value="962529.697100258">
                <text:p>962529.6971002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.994785785675">
                <text:p>20.994785785675</text:p>
              </table:table-cell>
              <table:table-cell office:value-type="float" office:value="960542.124462548">
                <text:p>960542.1244625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1.0032472610474">
                <text:p>21.0032472610474</text:p>
              </table:table-cell>
              <table:table-cell office:value-type="float" office:value="956807.133953226">
                <text:p>956807.1339532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1.0116314888">
                <text:p>21.0116314888</text:p>
              </table:table-cell>
              <table:table-cell office:value-type="float" office:value="965622.623670591">
                <text:p>965622.6236705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0200881958008">
                <text:p>21.0200881958008</text:p>
              </table:table-cell>
              <table:table-cell office:value-type="float" office:value="957346.63614322">
                <text:p>957346.636143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.0285964012146">
                <text:p>21.0285964012146</text:p>
              </table:table-cell>
              <table:table-cell office:value-type="float" office:value="951552.014347363">
                <text:p>951552.0143473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.0370869636536">
                <text:p>21.0370869636536</text:p>
              </table:table-cell>
              <table:table-cell office:value-type="float" office:value="953529.293047287">
                <text:p>953529.2930472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.0455355644226">
                <text:p>21.0455355644226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.0539765357971">
                <text:p>21.0539765357971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0624139308929">
                <text:p>21.0624139308929</text:p>
              </table:table-cell>
              <table:table-cell office:value-type="float" office:value="959537.855943938">
                <text:p>959537.8559439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.0709185600281">
                <text:p>21.0709185600281</text:p>
              </table:table-cell>
              <table:table-cell office:value-type="float" office:value="951952.151159205">
                <text:p>951952.1511592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1.0793852806091">
                <text:p>21.0793852806091</text:p>
              </table:table-cell>
              <table:table-cell office:value-type="float" office:value="956214.383419689">
                <text:p>956214.3834196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.0878348350525">
                <text:p>21.0878348350525</text:p>
              </table:table-cell>
              <table:table-cell office:value-type="float" office:value="958157.031151242">
                <text:p>958157.0311512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.0962982177734">
                <text:p>21.0962982177734</text:p>
              </table:table-cell>
              <table:table-cell office:value-type="float" office:value="956591.50329596">
                <text:p>956591.503295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.1047697067261">
                <text:p>21.1047697067261</text:p>
              </table:table-cell>
              <table:table-cell office:value-type="float" office:value="955676.156253518">
                <text:p>955676.1562535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1.1132113933563">
                <text:p>21.1132113933563</text:p>
              </table:table-cell>
              <table:table-cell office:value-type="float" office:value="959050.051797667">
                <text:p>959050.0517976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1.1217110157013">
                <text:p>21.1217110157013</text:p>
              </table:table-cell>
              <table:table-cell office:value-type="float" office:value="952512.908387097">
                <text:p>952512.9083870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1.1301393508911">
                <text:p>21.1301393508911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.1386198997498">
                <text:p>21.1386198997498</text:p>
              </table:table-cell>
              <table:table-cell office:value-type="float" office:value="954655.192128198">
                <text:p>954655.1921281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.1471264362335">
                <text:p>21.1471264362335</text:p>
              </table:table-cell>
              <table:table-cell office:value-type="float" office:value="951738.702990555">
                <text:p>951738.7029905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.1555640697479">
                <text:p>21.1555640697479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.164021730423">
                <text:p>21.164021730423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.1724338531494">
                <text:p>21.1724338531494</text:p>
              </table:table-cell>
              <table:table-cell office:value-type="float" office:value="962420.576028116">
                <text:p>962420.5760281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.1808223724365">
                <text:p>21.1808223724365</text:p>
              </table:table-cell>
              <table:table-cell office:value-type="float" office:value="965128.61482492">
                <text:p>965128.614824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.1891956329346">
                <text:p>21.1891956329346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.1976137161255">
                <text:p>21.1976137161255</text:p>
              </table:table-cell>
              <table:table-cell office:value-type="float" office:value="961739.129489068">
                <text:p>961739.1294890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.2060904502869">
                <text:p>21.2060904502869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.2145700454712">
                <text:p>21.2145700454712</text:p>
              </table:table-cell>
              <table:table-cell office:value-type="float" office:value="954762.559298206">
                <text:p>954762.5592982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2229487895966">
                <text:p>21.2229487895966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.2314140796661">
                <text:p>21.2314140796661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.2398254871368">
                <text:p>21.2398254871368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.248277425766">
                <text:p>21.248277425766</text:p>
              </table:table-cell>
              <table:table-cell office:value-type="float" office:value="957886.747080395">
                <text:p>957886.7470803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.2567131519318">
                <text:p>21.2567131519318</text:p>
              </table:table-cell>
              <table:table-cell office:value-type="float" office:value="959727.691594596">
                <text:p>959727.6915945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.2651700973511">
                <text:p>21.2651700973511</text:p>
              </table:table-cell>
              <table:table-cell office:value-type="float" office:value="957319.646584534">
                <text:p>957319.6465845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.2736034393311">
                <text:p>21.2736034393311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.2820103168488">
                <text:p>21.2820103168488</text:p>
              </table:table-cell>
              <table:table-cell office:value-type="float" office:value="963021.048296985">
                <text:p>963021.0482969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.2904160022736">
                <text:p>21.2904160022736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.2988317012787">
                <text:p>21.2988317012787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.3072855472565">
                <text:p>21.3072855472565</text:p>
              </table:table-cell>
              <table:table-cell office:value-type="float" office:value="957670.629589937">
                <text:p>957670.6295899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.315744638443">
                <text:p>21.315744638443</text:p>
              </table:table-cell>
              <table:table-cell office:value-type="float" office:value="957076.809019166">
                <text:p>957076.80901916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.3241617679596">
                <text:p>21.3241617679596</text:p>
              </table:table-cell>
              <table:table-cell office:value-type="float" office:value="961848.096079764">
                <text:p>961848.0960797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.3326015472412">
                <text:p>21.3326015472412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.3409838676453">
                <text:p>21.3409838676453</text:p>
              </table:table-cell>
              <table:table-cell office:value-type="float" office:value="965842.345525912">
                <text:p>965842.3455259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.3493320941925">
                <text:p>21.3493320941925</text:p>
              </table:table-cell>
              <table:table-cell office:value-type="float" office:value="969786.81090961">
                <text:p>969786.810909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.3577406406403">
                <text:p>21.3577406406403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.3661460876465">
                <text:p>21.3661460876465</text:p>
              </table:table-cell>
              <table:table-cell office:value-type="float" office:value="963184.943525741">
                <text:p>963184.94352574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.3746020793915">
                <text:p>21.3746020793915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.3830347061157">
                <text:p>21.3830347061157</text:p>
              </table:table-cell>
              <table:table-cell office:value-type="float" office:value="960080.442873703">
                <text:p>960080.4428737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.3915083408356">
                <text:p>21.3915083408356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.3999338150024">
                <text:p>21.3999338150024</text:p>
              </table:table-cell>
              <table:table-cell office:value-type="float" office:value="960895.474801211">
                <text:p>960895.4748012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.4084060192108">
                <text:p>21.4084060192108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.4167981147766">
                <text:p>21.4167981147766</text:p>
              </table:table-cell>
              <table:table-cell office:value-type="float" office:value="964717.326742237">
                <text:p>964717.3267422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.4251506328583">
                <text:p>21.4251506328583</text:p>
              </table:table-cell>
              <table:table-cell office:value-type="float" office:value="969288.533211543">
                <text:p>969288.5332115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.4334537982941">
                <text:p>21.4334537982941</text:p>
              </table:table-cell>
              <table:table-cell office:value-type="float" office:value="975049.824384081">
                <text:p>975049.8243840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.4417943954468">
                <text:p>21.4417943954468</text:p>
              </table:table-cell>
              <table:table-cell office:value-type="float" office:value="970673.904010519">
                <text:p>970673.9040105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.4501287937164">
                <text:p>21.4501287937164</text:p>
              </table:table-cell>
              <table:table-cell office:value-type="float" office:value="971395.863031725">
                <text:p>971395.8630317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.4585695266724">
                <text:p>21.4585695266724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.4669885635376">
                <text:p>21.4669885635376</text:p>
              </table:table-cell>
              <table:table-cell office:value-type="float" office:value="961630.187584957">
                <text:p>961630.1875849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.4754292964935">
                <text:p>21.4754292964935</text:p>
              </table:table-cell>
              <table:table-cell office:value-type="float" office:value="959158.409852272">
                <text:p>959158.4098522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.4838011264801">
                <text:p>21.4838011264801</text:p>
              </table:table-cell>
              <table:table-cell office:value-type="float" office:value="967052.605342598">
                <text:p>967052.6053425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.4922122955322">
                <text:p>21.4922122955322</text:p>
              </table:table-cell>
              <table:table-cell office:value-type="float" office:value="962529.697100258">
                <text:p>962529.6971002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.5006101131439">
                <text:p>21.5006101131439</text:p>
              </table:table-cell>
              <table:table-cell office:value-type="float" office:value="964059.994435454">
                <text:p>964059.99443545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.5089740753174">
                <text:p>21.5089740753174</text:p>
              </table:table-cell>
              <table:table-cell office:value-type="float" office:value="967962.292523018">
                <text:p>967962.2925230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.5173885822296">
                <text:p>21.5173885822296</text:p>
              </table:table-cell>
              <table:table-cell office:value-type="float" office:value="962147.881562916">
                <text:p>962147.8815629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.5257699489594">
                <text:p>21.5257699489594</text:p>
              </table:table-cell>
              <table:table-cell office:value-type="float" office:value="965952.243955169">
                <text:p>965952.2439551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.5341241359711">
                <text:p>21.5341241359711</text:p>
              </table:table-cell>
              <table:table-cell office:value-type="float" office:value="969094.896803653">
                <text:p>969094.89680365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.5424921512604">
                <text:p>21.5424921512604</text:p>
              </table:table-cell>
              <table:table-cell office:value-type="float" office:value="967493.452162517">
                <text:p>967493.4521625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.5508964061737">
                <text:p>21.5508964061737</text:p>
              </table:table-cell>
              <table:table-cell office:value-type="float" office:value="963321.565503546">
                <text:p>963321.5655035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.5592768192291">
                <text:p>21.5592768192291</text:p>
              </table:table-cell>
              <table:table-cell office:value-type="float" office:value="966062.167396871">
                <text:p>966062.1673968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.5676400661469">
                <text:p>21.5676400661469</text:p>
              </table:table-cell>
              <table:table-cell office:value-type="float" office:value="968045.076230116">
                <text:p>968045.0762301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.5760200023651">
                <text:p>21.5760200023651</text:p>
              </table:table-cell>
              <table:table-cell office:value-type="float" office:value="966117.138500057">
                <text:p>966117.1385000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.584370136261">
                <text:p>21.584370136261</text:p>
              </table:table-cell>
              <table:table-cell office:value-type="float" office:value="969565.290923108">
                <text:p>969565.2909231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.5927743911743">
                <text:p>21.5927743911743</text:p>
              </table:table-cell>
              <table:table-cell office:value-type="float" office:value="963321.565503546">
                <text:p>963321.5655035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.6011254787445">
                <text:p>21.6011254787445</text:p>
              </table:table-cell>
              <table:table-cell office:value-type="float" office:value="969454.568875439">
                <text:p>969454.5688754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.6094739437103">
                <text:p>21.6094739437103</text:p>
              </table:table-cell>
              <table:table-cell office:value-type="float" office:value="969759.115375828">
                <text:p>969759.1153758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.6178460121155">
                <text:p>21.6178460121155</text:p>
              </table:table-cell>
              <table:table-cell office:value-type="float" office:value="967025.065755375">
                <text:p>967025.06575537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.6261990070343">
                <text:p>21.6261990070343</text:p>
              </table:table-cell>
              <table:table-cell office:value-type="float" office:value="969233.200627943">
                <text:p>969233.2006279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.6345915794373">
                <text:p>21.6345915794373</text:p>
              </table:table-cell>
              <table:table-cell office:value-type="float" office:value="964662.51481492">
                <text:p>964662.514814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.6430373191834">
                <text:p>21.6430373191834</text:p>
              </table:table-cell>
              <table:table-cell office:value-type="float" office:value="958589.803071364">
                <text:p>958589.8030713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.6514227390289">
                <text:p>21.6514227390289</text:p>
              </table:table-cell>
              <table:table-cell office:value-type="float" office:value="965485.348269882">
                <text:p>965485.3482698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.6598124504089">
                <text:p>21.6598124504089</text:p>
              </table:table-cell>
              <table:table-cell office:value-type="float" office:value="964991.479837449">
                <text:p>964991.4798374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6682181358337">
                <text:p>21.6682181358337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.6766355037689">
                <text:p>21.6766355037689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.6850295066833">
                <text:p>21.6850295066833</text:p>
              </table:table-cell>
              <table:table-cell office:value-type="float" office:value="964498.116397307">
                <text:p>964498.11639730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.6934871673584">
                <text:p>21.6934871673584</text:p>
              </table:table-cell>
              <table:table-cell office:value-type="float" office:value="957238.687038394">
                <text:p>957238.6870383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.7019474506378">
                <text:p>21.7019474506378</text:p>
              </table:table-cell>
              <table:table-cell office:value-type="float" office:value="956941.952486966">
                <text:p>956941.9524869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.7103722095489">
                <text:p>21.7103722095489</text:p>
              </table:table-cell>
              <table:table-cell office:value-type="float" office:value="960977.054109124">
                <text:p>960977.0541091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.7187721729279">
                <text:p>21.7187721729279</text:p>
              </table:table-cell>
              <table:table-cell office:value-type="float" office:value="963813.725703906">
                <text:p>963813.7257039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.7271707057953">
                <text:p>21.7271707057953</text:p>
              </table:table-cell>
              <table:table-cell office:value-type="float" office:value="963977.890876057">
                <text:p>963977.8908760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.7355763912201">
                <text:p>21.7355763912201</text:p>
              </table:table-cell>
              <table:table-cell office:value-type="float" office:value="963157.623780349">
                <text:p>963157.6237803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.7440044879913">
                <text:p>21.7440044879913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.752473115921">
                <text:p>21.752473115921</text:p>
              </table:table-cell>
              <table:table-cell office:value-type="float" office:value="955999.01981982">
                <text:p>955999.019819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.7609276771545">
                <text:p>21.7609276771545</text:p>
              </table:table-cell>
              <table:table-cell office:value-type="float" office:value="957589.610670878">
                <text:p>957589.6106708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7693524360657">
                <text:p>21.7693524360657</text:p>
              </table:table-cell>
              <table:table-cell office:value-type="float" office:value="960977.054109124">
                <text:p>960977.0541091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.77778673172">
                <text:p>21.77778673172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.7862236499786">
                <text:p>21.7862236499786</text:p>
              </table:table-cell>
              <table:table-cell office:value-type="float" office:value="959592.087037613">
                <text:p>959592.08703761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.7946376800537">
                <text:p>21.7946376800537</text:p>
              </table:table-cell>
              <table:table-cell office:value-type="float" office:value="962202.408092715">
                <text:p>962202.4080927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.8030395507812">
                <text:p>21.8030395507812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.8115067481995">
                <text:p>21.8115067481995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.8199112415314">
                <text:p>21.8199112415314</text:p>
              </table:table-cell>
              <table:table-cell office:value-type="float" office:value="963294.238007432">
                <text:p>963294.23800743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.8283188343048">
                <text:p>21.8283188343048</text:p>
              </table:table-cell>
              <table:table-cell office:value-type="float" office:value="962939.121597096">
                <text:p>962939.1215970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.8367404937744">
                <text:p>21.8367404937744</text:p>
              </table:table-cell>
              <table:table-cell office:value-type="float" office:value="961330.724570393">
                <text:p>961330.7245703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.8451499938965">
                <text:p>21.8451499938965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.8536274433136">
                <text:p>21.8536274433136</text:p>
              </table:table-cell>
              <table:table-cell office:value-type="float" office:value="955004.22375341">
                <text:p>955004.2237534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.8620426654816">
                <text:p>21.8620426654816</text:p>
              </table:table-cell>
              <table:table-cell office:value-type="float" office:value="962066.103354488">
                <text:p>962066.10335448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.8704445362091">
                <text:p>21.8704445362091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.8788471221924">
                <text:p>21.8788471221924</text:p>
              </table:table-cell>
              <table:table-cell office:value-type="float" office:value="963512.901398859">
                <text:p>963512.9013988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.8872330188751">
                <text:p>21.8872330188751</text:p>
              </table:table-cell>
              <table:table-cell office:value-type="float" office:value="965430.449037614">
                <text:p>965430.44903761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.8956232070923">
                <text:p>21.8956232070923</text:p>
              </table:table-cell>
              <table:table-cell office:value-type="float" office:value="964936.636753716">
                <text:p>964936.63675371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.9040105342865">
                <text:p>21.9040105342865</text:p>
              </table:table-cell>
              <table:table-cell office:value-type="float" office:value="965265.788794451">
                <text:p>965265.78879445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.9124190807343">
                <text:p>21.9124190807343</text:p>
              </table:table-cell>
              <table:table-cell office:value-type="float" office:value="962829.907678349">
                <text:p>962829.90767834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.9208130836487">
                <text:p>21.9208130836487</text:p>
              </table:table-cell>
              <table:table-cell office:value-type="float" office:value="964498.116397307">
                <text:p>964498.11639730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.9292440414429">
                <text:p>21.9292440414429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.9376463890076">
                <text:p>21.9376463890076</text:p>
              </table:table-cell>
              <table:table-cell office:value-type="float" office:value="963540.241302991">
                <text:p>963540.2413029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.9460275173187">
                <text:p>21.9460275173187</text:p>
              </table:table-cell>
              <table:table-cell office:value-type="float" office:value="965979.722470344">
                <text:p>965979.7224703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.9543995857239">
                <text:p>21.9543995857239</text:p>
              </table:table-cell>
              <table:table-cell office:value-type="float" office:value="967025.065755375">
                <text:p>967025.06575537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.9627842903137">
                <text:p>21.9627842903137</text:p>
              </table:table-cell>
              <table:table-cell office:value-type="float" office:value="965567.708826206">
                <text:p>965567.7088262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.9711811542511">
                <text:p>21.9711811542511</text:p>
              </table:table-cell>
              <table:table-cell office:value-type="float" office:value="964169.487606122">
                <text:p>964169.4876061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.9795606136322">
                <text:p>21.9795606136322</text:p>
              </table:table-cell>
              <table:table-cell office:value-type="float" office:value="966172.115859557">
                <text:p>966172.11585955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.9878132343292">
                <text:p>21.9878132343292</text:p>
              </table:table-cell>
              <table:table-cell office:value-type="float" office:value="981021.701739181">
                <text:p>981021.7017391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.9962167739868">
                <text:p>21.9962167739868</text:p>
              </table:table-cell>
              <table:table-cell office:value-type="float" office:value="963403.557295657">
                <text:p>963403.55729565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.0046060085297">
                <text:p>22.0046060085297</text:p>
              </table:table-cell>
              <table:table-cell office:value-type="float" office:value="965046.329155654">
                <text:p>965046.32915565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2.0129997730255">
                <text:p>22.0129997730255</text:p>
              </table:table-cell>
              <table:table-cell office:value-type="float" office:value="964525.512242231">
                <text:p>964525.51224223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.0214173793793">
                <text:p>22.0214173793793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2.0298175811768">
                <text:p>22.0298175811768</text:p>
              </table:table-cell>
              <table:table-cell office:value-type="float" office:value="963786.370277865">
                <text:p>963786.37027786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2.0381915569305">
                <text:p>22.0381915569305</text:p>
              </table:table-cell>
              <table:table-cell office:value-type="float" office:value="966804.805512058">
                <text:p>966804.80551205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.0466318130493">
                <text:p>22.0466318130493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.0550391674042">
                <text:p>22.0550391674042</text:p>
              </table:table-cell>
              <table:table-cell office:value-type="float" office:value="962966.428948189">
                <text:p>962966.42894818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.0634729862213">
                <text:p>22.0634729862213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.0718340873718">
                <text:p>22.0718340873718</text:p>
              </table:table-cell>
              <table:table-cell office:value-type="float" office:value="968293.51233283">
                <text:p>968293.5123328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.0802459716797">
                <text:p>22.0802459716797</text:p>
              </table:table-cell>
              <table:table-cell office:value-type="float" office:value="962447.853976532">
                <text:p>962447.85397653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.0886435508728">
                <text:p>22.0886435508728</text:p>
              </table:table-cell>
              <table:table-cell office:value-type="float" office:value="964087.365396627">
                <text:p>964087.3653966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.0970718860626">
                <text:p>22.0970718860626</text:p>
              </table:table-cell>
              <table:table-cell office:value-type="float" office:value="960569.29603123">
                <text:p>960569.2960312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.1055040359497">
                <text:p>22.1055040359497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2.1139049530029">
                <text:p>22.1139049530029</text:p>
              </table:table-cell>
              <table:table-cell office:value-type="float" office:value="963704.313315927">
                <text:p>963704.31331592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2.1223199367523">
                <text:p>22.1223199367523</text:p>
              </table:table-cell>
              <table:table-cell office:value-type="float" office:value="962093.361212636">
                <text:p>962093.36121263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2.1307065486908">
                <text:p>22.1307065486908</text:p>
              </table:table-cell>
              <table:table-cell office:value-type="float" office:value="965348.111894474">
                <text:p>965348.11189447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2.1390628814697">
                <text:p>22.1390628814697</text:p>
              </table:table-cell>
              <table:table-cell office:value-type="float" office:value="968846.049359468">
                <text:p>968846.04935946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.1474812030792">
                <text:p>22.1474812030792</text:p>
              </table:table-cell>
              <table:table-cell office:value-type="float" office:value="961711.891699">
                <text:p>961711.89169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.1558833122253">
                <text:p>22.1558833122253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.1642782688141">
                <text:p>22.1642782688141</text:p>
              </table:table-cell>
              <table:table-cell office:value-type="float" office:value="964388.548578569">
                <text:p>964388.5485785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.1726744174957">
                <text:p>22.1726744174957</text:p>
              </table:table-cell>
              <table:table-cell office:value-type="float" office:value="964251.62380736">
                <text:p>964251.623807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2.1810491085052">
                <text:p>22.1810491085052</text:p>
              </table:table-cell>
              <table:table-cell office:value-type="float" office:value="966722.233786939">
                <text:p>966722.23378693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.1894721984863">
                <text:p>22.1894721984863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.1978316307068">
                <text:p>22.1978316307068</text:p>
              </table:table-cell>
              <table:table-cell office:value-type="float" office:value="968486.828589356">
                <text:p>968486.8285893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.2062096595764">
                <text:p>22.2062096595764</text:p>
              </table:table-cell>
              <table:table-cell office:value-type="float" office:value="966337.085486625">
                <text:p>966337.0854866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.2145586013794">
                <text:p>22.2145586013794</text:p>
              </table:table-cell>
              <table:table-cell office:value-type="float" office:value="969703.72905363">
                <text:p>969703.7290536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.2229034900665">
                <text:p>22.2229034900665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.2313003540039">
                <text:p>22.2313003540039</text:p>
              </table:table-cell>
              <table:table-cell office:value-type="float" office:value="964169.487606122">
                <text:p>964169.48760612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.2397193908691">
                <text:p>22.2397193908691</text:p>
              </table:table-cell>
              <table:table-cell office:value-type="float" office:value="961630.187584957">
                <text:p>961630.18758495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.2480795383453">
                <text:p>22.2480795383453</text:p>
              </table:table-cell>
              <table:table-cell office:value-type="float" office:value="968403.969314131">
                <text:p>968403.96931413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.2564814090729">
                <text:p>22.2564814090729</text:p>
              </table:table-cell>
              <table:table-cell office:value-type="float" office:value="963594.925766175">
                <text:p>963594.92576617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.2648618221283">
                <text:p>22.2648618221283</text:p>
              </table:table-cell>
              <table:table-cell office:value-type="float" office:value="966062.167396871">
                <text:p>966062.16739687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.2734429836273">
                <text:p>22.2734429836273</text:p>
              </table:table-cell>
              <table:table-cell office:value-type="float" office:value="943462.024449878">
                <text:p>943462.02444987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.2818121910095">
                <text:p>22.2818121910095</text:p>
              </table:table-cell>
              <table:table-cell office:value-type="float" office:value="967355.644360881">
                <text:p>967355.64436088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.2902016639709">
                <text:p>22.2902016639709</text:p>
              </table:table-cell>
              <table:table-cell office:value-type="float" office:value="965018.903717176">
                <text:p>965018.90371717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.2986011505127">
                <text:p>22.2986011505127</text:p>
              </table:table-cell>
              <table:table-cell office:value-type="float" office:value="963868.441214874">
                <text:p>963868.44121487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.3069424629211">
                <text:p>22.3069424629211</text:p>
              </table:table-cell>
              <table:table-cell office:value-type="float" office:value="970590.67009661">
                <text:p>970590.6700966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.3153519630432">
                <text:p>22.3153519630432</text:p>
              </table:table-cell>
              <table:table-cell office:value-type="float" office:value="962720.718530279">
                <text:p>962720.71853027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.3237249851227">
                <text:p>22.3237249851227</text:p>
              </table:table-cell>
              <table:table-cell office:value-type="float" office:value="966914.923090065">
                <text:p>966914.9230900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2.3320915699005">
                <text:p>22.3320915699005</text:p>
              </table:table-cell>
              <table:table-cell office:value-type="float" office:value="967658.87336145">
                <text:p>967658.8733614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2.3404679298401">
                <text:p>22.3404679298401</text:p>
              </table:table-cell>
              <table:table-cell office:value-type="float" office:value="966529.621267754">
                <text:p>966529.62126775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2.3488292694092">
                <text:p>22.3488292694092</text:p>
              </table:table-cell>
              <table:table-cell office:value-type="float" office:value="968265.902024522">
                <text:p>968265.90202452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.357189655304">
                <text:p>22.357189655304</text:p>
              </table:table-cell>
              <table:table-cell office:value-type="float" office:value="968376.352706325">
                <text:p>968376.3527063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2.365567445755">
                <text:p>22.365567445755</text:p>
              </table:table-cell>
              <table:table-cell office:value-type="float" office:value="966364.585901705">
                <text:p>966364.5859017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2.3739302158356">
                <text:p>22.3739302158356</text:p>
              </table:table-cell>
              <table:table-cell office:value-type="float" office:value="968100.273235261">
                <text:p>968100.2732352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2.3823142051697">
                <text:p>22.3823142051697</text:p>
              </table:table-cell>
              <table:table-cell office:value-type="float" office:value="965650.083435234">
                <text:p>965650.0834352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2.3907771110535">
                <text:p>22.3907771110535</text:p>
              </table:table-cell>
              <table:table-cell office:value-type="float" office:value="956645.401848096">
                <text:p>956645.4018480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.3992466926575">
                <text:p>22.3992466926575</text:p>
              </table:table-cell>
              <table:table-cell office:value-type="float" office:value="955891.374394775">
                <text:p>955891.37439477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2.4076182842255">
                <text:p>22.4076182842255</text:p>
              </table:table-cell>
              <table:table-cell office:value-type="float" office:value="967080.146498448">
                <text:p>967080.14649844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2.4160177707672">
                <text:p>22.4160177707672</text:p>
              </table:table-cell>
              <table:table-cell office:value-type="float" office:value="963868.441214874">
                <text:p>963868.44121487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2.4244213104248">
                <text:p>22.4244213104248</text:p>
              </table:table-cell>
              <table:table-cell office:value-type="float" office:value="963403.557295657">
                <text:p>963403.5572956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2.4328422546387">
                <text:p>22.4328422546387</text:p>
              </table:table-cell>
              <table:table-cell office:value-type="float" office:value="961412.377802944">
                <text:p>961412.37780294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2.4412536621094">
                <text:p>22.4412536621094</text:p>
              </table:table-cell>
              <table:table-cell office:value-type="float" office:value="962502.414512472">
                <text:p>962502.41451247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2.4496517181396">
                <text:p>22.4496517181396</text:p>
              </table:table-cell>
              <table:table-cell office:value-type="float" office:value="964032.62502839">
                <text:p>964032.6250283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2.4580481052399">
                <text:p>22.4580481052399</text:p>
              </table:table-cell>
              <table:table-cell office:value-type="float" office:value="964224.243518755">
                <text:p>964224.2435187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2.4663858413696">
                <text:p>22.4663858413696</text:p>
              </table:table-cell>
              <table:table-cell office:value-type="float" office:value="971006.98247119">
                <text:p>971006.982471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.4747667312622">
                <text:p>22.4747667312622</text:p>
              </table:table-cell>
              <table:table-cell office:value-type="float" office:value="966007.20254893">
                <text:p>966007.2025489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2.4831733703613">
                <text:p>22.4831733703613</text:p>
              </table:table-cell>
              <table:table-cell office:value-type="float" office:value="963048.360294952">
                <text:p>963048.3602949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2.4915521144867">
                <text:p>22.4915521144867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2.499929189682">
                <text:p>22.499929189682</text:p>
              </table:table-cell>
              <table:table-cell office:value-type="float" office:value="966447.096539162">
                <text:p>966447.0965391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2.5082929134369">
                <text:p>22.5082929134369</text:p>
              </table:table-cell>
              <table:table-cell office:value-type="float" office:value="967989.885518814">
                <text:p>967989.88551881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.5167186260223">
                <text:p>22.5167186260223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2.5251054763794">
                <text:p>22.5251054763794</text:p>
              </table:table-cell>
              <table:table-cell office:value-type="float" office:value="965320.669300964">
                <text:p>965320.66930096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2.533504486084">
                <text:p>22.533504486084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2.5419220924377">
                <text:p>22.5419220924377</text:p>
              </table:table-cell>
              <table:table-cell office:value-type="float" office:value="961793.609698068">
                <text:p>961793.60969806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2.5503039360046">
                <text:p>22.5503039360046</text:p>
              </table:table-cell>
              <table:table-cell office:value-type="float" office:value="965897.291614518">
                <text:p>965897.2916145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.5586869716644">
                <text:p>22.5586869716644</text:p>
              </table:table-cell>
              <table:table-cell office:value-type="float" office:value="965759.93811325">
                <text:p>965759.938113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2.5670552253723">
                <text:p>22.5670552253723</text:p>
              </table:table-cell>
              <table:table-cell office:value-type="float" office:value="967465.887461181">
                <text:p>967465.88746118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2.5754888057709">
                <text:p>22.5754888057709</text:p>
              </table:table-cell>
              <table:table-cell office:value-type="float" office:value="959971.876402906">
                <text:p>959971.87640290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.5839624404907">
                <text:p>22.5839624404907</text:p>
              </table:table-cell>
              <table:table-cell office:value-type="float" office:value="955434.151655834">
                <text:p>955434.15165583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2.5923180580139">
                <text:p>22.5923180580139</text:p>
              </table:table-cell>
              <table:table-cell office:value-type="float" office:value="968928.98430634">
                <text:p>968928.9843063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.6006662845612">
                <text:p>22.6006662845612</text:p>
              </table:table-cell>
              <table:table-cell office:value-type="float" office:value="969786.81090961">
                <text:p>969786.8109096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.6090457439423">
                <text:p>22.6090457439423</text:p>
              </table:table-cell>
              <table:table-cell office:value-type="float" office:value="966172.115859557">
                <text:p>966172.11585955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.6174464225769">
                <text:p>22.6174464225769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.6258196830749">
                <text:p>22.6258196830749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.6341991424561">
                <text:p>22.6341991424561</text:p>
              </table:table-cell>
              <table:table-cell office:value-type="float" office:value="966172.115859557">
                <text:p>966172.11585955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.6425702571869">
                <text:p>22.6425702571869</text:p>
              </table:table-cell>
              <table:table-cell office:value-type="float" office:value="967135.233516562">
                <text:p>967135.23351656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.6509530544281">
                <text:p>22.6509530544281</text:p>
              </table:table-cell>
              <table:table-cell office:value-type="float" office:value="965787.405688282">
                <text:p>965787.40568828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.6593823432922">
                <text:p>22.6593823432922</text:p>
              </table:table-cell>
              <table:table-cell office:value-type="float" office:value="960460.618978928">
                <text:p>960460.61897892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.6677756309509">
                <text:p>22.6677756309509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.6761655807495">
                <text:p>22.6761655807495</text:p>
              </table:table-cell>
              <table:table-cell office:value-type="float" office:value="964964.05751634">
                <text:p>964964.0575163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.6845407485962">
                <text:p>22.6845407485962</text:p>
              </table:table-cell>
              <table:table-cell office:value-type="float" office:value="966667.193805511">
                <text:p>966667.1938055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.6929414272308">
                <text:p>22.6929414272308</text:p>
              </table:table-cell>
              <table:table-cell office:value-type="float" office:value="963731.664084007">
                <text:p>963731.66408400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.7013425827026">
                <text:p>22.7013425827026</text:p>
              </table:table-cell>
              <table:table-cell office:value-type="float" office:value="963676.964100235">
                <text:p>963676.96410023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.7097754478455">
                <text:p>22.7097754478455</text:p>
              </table:table-cell>
              <table:table-cell office:value-type="float" office:value="960053.298953916">
                <text:p>960053.2989539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.7181622982025">
                <text:p>22.7181622982025</text:p>
              </table:table-cell>
              <table:table-cell office:value-type="float" office:value="965320.669300964">
                <text:p>965320.66930096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.7265796661377">
                <text:p>22.7265796661377</text:p>
              </table:table-cell>
              <table:table-cell office:value-type="float" office:value="961820.852117264">
                <text:p>961820.8521172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.7349646091461">
                <text:p>22.7349646091461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.7433688640594">
                <text:p>22.7433688640594</text:p>
              </table:table-cell>
              <table:table-cell office:value-type="float" office:value="963321.565503546">
                <text:p>963321.5655035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.7517621517181">
                <text:p>22.7517621517181</text:p>
              </table:table-cell>
              <table:table-cell office:value-type="float" office:value="964580.308601295">
                <text:p>964580.3086012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7611753940582">
                <text:p>35.7611753940582</text:p>
              </table:table-cell>
              <table:table-cell office:value-type="float" office:value="622.318612622049">
                <text:p>622.3186126220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7713968753815">
                <text:p>35.7713968753815</text:p>
              </table:table-cell>
              <table:table-cell office:value-type="float" office:value="792057.407725322">
                <text:p>792057.40772532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7816202640533">
                <text:p>35.7816202640533</text:p>
              </table:table-cell>
              <table:table-cell office:value-type="float" office:value="791909.635820896">
                <text:p>791909.63582089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7918658256531">
                <text:p>35.7918658256531</text:p>
              </table:table-cell>
              <table:table-cell office:value-type="float" office:value="790195.824913318">
                <text:p>790195.82491331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8020792007446">
                <text:p>35.8020792007446</text:p>
              </table:table-cell>
              <table:table-cell office:value-type="float" office:value="792686.054064149">
                <text:p>792686.05406414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8122911453247">
                <text:p>35.8122911453247</text:p>
              </table:table-cell>
              <table:table-cell office:value-type="float" office:value="792797.095255883">
                <text:p>792797.0952558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8236174583435">
                <text:p>35.8236174583435</text:p>
              </table:table-cell>
              <table:table-cell office:value-type="float" office:value="714795.713888772">
                <text:p>714795.7138887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8338696956635">
                <text:p>35.8338696956635</text:p>
              </table:table-cell>
              <table:table-cell office:value-type="float" office:value="789681.29076068">
                <text:p>789681.2907606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8441078662872">
                <text:p>35.8441078662872</text:p>
              </table:table-cell>
              <table:table-cell office:value-type="float" office:value="790766.270411252">
                <text:p>790766.27041125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8544120788574">
                <text:p>35.8544120788574</text:p>
              </table:table-cell>
              <table:table-cell office:value-type="float" office:value="785698.076864342">
                <text:p>785698.07686434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8646483421326">
                <text:p>35.8646483421326</text:p>
              </table:table-cell>
              <table:table-cell office:value-type="float" office:value="790913.61587553">
                <text:p>790913.615875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8748795986176">
                <text:p>35.8748795986176</text:p>
              </table:table-cell>
              <table:table-cell office:value-type="float" office:value="791300.659100972">
                <text:p>791300.65910097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8851580619812">
                <text:p>35.8851580619812</text:p>
              </table:table-cell>
              <table:table-cell office:value-type="float" office:value="787666.377119529">
                <text:p>787666.37711952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.8954088687897">
                <text:p>35.8954088687897</text:p>
              </table:table-cell>
              <table:table-cell office:value-type="float" office:value="789791.491661821">
                <text:p>789791.49166182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.9056923389435">
                <text:p>35.9056923389435</text:p>
              </table:table-cell>
              <table:table-cell office:value-type="float" office:value="787282.880089029">
                <text:p>787282.88008902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.9159557819366">
                <text:p>35.9159557819366</text:p>
              </table:table-cell>
              <table:table-cell office:value-type="float" office:value="788819.11317599">
                <text:p>788819.1131759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.9261968135834">
                <text:p>35.9261968135834</text:p>
              </table:table-cell>
              <table:table-cell office:value-type="float" office:value="790545.355124086">
                <text:p>790545.35512408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.9364242553711">
                <text:p>35.9364242553711</text:p>
              </table:table-cell>
              <table:table-cell office:value-type="float" office:value="791595.803529384">
                <text:p>791595.8035293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.946667432785">
                <text:p>35.946667432785</text:p>
              </table:table-cell>
              <table:table-cell office:value-type="float" office:value="790379.749645043">
                <text:p>790379.7496450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.9569501876831">
                <text:p>35.9569501876831</text:p>
              </table:table-cell>
              <table:table-cell office:value-type="float" office:value="787337.642514318">
                <text:p>787337.64251431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5.9672076702118">
                <text:p>35.9672076702118</text:p>
              </table:table-cell>
              <table:table-cell office:value-type="float" office:value="789277.483764498">
                <text:p>789277.48376449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.9774358272552">
                <text:p>35.9774358272552</text:p>
              </table:table-cell>
              <table:table-cell office:value-type="float" office:value="791540.447179487">
                <text:p>791540.44717948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.9876573085785">
                <text:p>35.9876573085785</text:p>
              </table:table-cell>
              <table:table-cell office:value-type="float" office:value="792057.407725322">
                <text:p>792057.40772532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5.9978721141815">
                <text:p>35.9978721141815</text:p>
              </table:table-cell>
              <table:table-cell office:value-type="float" office:value="792575.043973485">
                <text:p>792575.0439734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.0080783367157">
                <text:p>36.0080783367157</text:p>
              </table:table-cell>
              <table:table-cell office:value-type="float" office:value="793241.571295085">
                <text:p>793241.57129508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.0182993412018">
                <text:p>36.0182993412018</text:p>
              </table:table-cell>
              <table:table-cell office:value-type="float" office:value="792094.359318871">
                <text:p>792094.35931887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.0285396575928">
                <text:p>36.0285396575928</text:p>
              </table:table-cell>
              <table:table-cell office:value-type="float" office:value="790600.572373169">
                <text:p>790600.5723731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.0387580394745">
                <text:p>36.0387580394745</text:p>
              </table:table-cell>
              <table:table-cell office:value-type="float" office:value="792297.654728295">
                <text:p>792297.6547282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.0489842891693">
                <text:p>36.0489842891693</text:p>
              </table:table-cell>
              <table:table-cell office:value-type="float" office:value="791688.081320526">
                <text:p>791688.08132052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.059276342392">
                <text:p>36.059276342392</text:p>
              </table:table-cell>
              <table:table-cell office:value-type="float" office:value="786626.324684952">
                <text:p>786626.32468495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.0698120594025">
                <text:p>36.0698120594025</text:p>
              </table:table-cell>
              <table:table-cell office:value-type="float" office:value="768433.699570038">
                <text:p>768433.69957003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.0801520347595">
                <text:p>36.0801520347595</text:p>
              </table:table-cell>
              <table:table-cell office:value-type="float" office:value="782980.589453296">
                <text:p>782980.5894532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.0905866622925">
                <text:p>36.0905866622925</text:p>
              </table:table-cell>
              <table:table-cell office:value-type="float" office:value="775878.197322122">
                <text:p>775878.1973221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.1008801460266">
                <text:p>36.1008801460266</text:p>
              </table:table-cell>
              <table:table-cell office:value-type="float" office:value="786517.005234632">
                <text:p>786517.0052346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.1111469268799">
                <text:p>36.1111469268799</text:p>
              </table:table-cell>
              <table:table-cell office:value-type="float" office:value="788562.658120849">
                <text:p>788562.6581208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.1214771270752">
                <text:p>36.1214771270752</text:p>
              </table:table-cell>
              <table:table-cell office:value-type="float" office:value="783721.500738552">
                <text:p>783721.50073855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.1319060325623">
                <text:p>36.1319060325623</text:p>
              </table:table-cell>
              <table:table-cell office:value-type="float" office:value="776303.899775959">
                <text:p>776303.89977595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.1424841880798">
                <text:p>36.1424841880798</text:p>
              </table:table-cell>
              <table:table-cell office:value-type="float" office:value="765350.820050487">
                <text:p>765350.82005048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.1530115604401">
                <text:p>36.1530115604401</text:p>
              </table:table-cell>
              <table:table-cell office:value-type="float" office:value="769042.807926622">
                <text:p>769042.80792662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.163348197937">
                <text:p>36.163348197937</text:p>
              </table:table-cell>
              <table:table-cell office:value-type="float" office:value="783233.425994695">
                <text:p>783233.42599469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.1737854480743">
                <text:p>36.1737854480743</text:p>
              </table:table-cell>
              <table:table-cell office:value-type="float" office:value="775683.239692076">
                <text:p>775683.23969207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.1844065189362">
                <text:p>36.1844065189362</text:p>
              </table:table-cell>
              <table:table-cell office:value-type="float" office:value="762258.354673611">
                <text:p>762258.3546736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.1949763298035">
                <text:p>36.1949763298035</text:p>
              </table:table-cell>
              <table:table-cell office:value-type="float" office:value="765955.04892518">
                <text:p>765955.0489251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.2054138183594">
                <text:p>36.2054138183594</text:p>
              </table:table-cell>
              <table:table-cell office:value-type="float" office:value="775665.521129334">
                <text:p>775665.5211293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.2158484458923">
                <text:p>36.2158484458923</text:p>
              </table:table-cell>
              <table:table-cell office:value-type="float" office:value="775878.197322122">
                <text:p>775878.19732212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.2265000343323">
                <text:p>36.2265000343323</text:p>
              </table:table-cell>
              <table:table-cell office:value-type="float" office:value="760074.42886561">
                <text:p>760074.4288656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.2371315956116">
                <text:p>36.2371315956116</text:p>
              </table:table-cell>
              <table:table-cell office:value-type="float" office:value="761506.216002871">
                <text:p>761506.21600287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.2478842735291">
                <text:p>36.2478842735291</text:p>
              </table:table-cell>
              <table:table-cell office:value-type="float" office:value="752928.71804878">
                <text:p>752928.7180487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.2585620880127">
                <text:p>36.2585620880127</text:p>
              </table:table-cell>
              <table:table-cell office:value-type="float" office:value="758207.591300853">
                <text:p>758207.59130085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.2690834999084">
                <text:p>36.2690834999084</text:p>
              </table:table-cell>
              <table:table-cell office:value-type="float" office:value="769478.476863812">
                <text:p>769478.4768638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.2795374393463">
                <text:p>36.2795374393463</text:p>
              </table:table-cell>
              <table:table-cell office:value-type="float" office:value="774444.892102082">
                <text:p>774444.89210208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.290050983429">
                <text:p>36.290050983429</text:p>
              </table:table-cell>
              <table:table-cell office:value-type="float" office:value="770054.316257342">
                <text:p>770054.31625734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.3005936145782">
                <text:p>36.3005936145782</text:p>
              </table:table-cell>
              <table:table-cell office:value-type="float" office:value="767929.740247405">
                <text:p>767929.74024740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.3112704753876">
                <text:p>36.3112704753876</text:p>
              </table:table-cell>
              <table:table-cell office:value-type="float" office:value="758275.315617882">
                <text:p>758275.31561788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.3217298984528">
                <text:p>36.3217298984528</text:p>
              </table:table-cell>
              <table:table-cell office:value-type="float" office:value="774038.869022111">
                <text:p>774038.8690221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.3324027061462">
                <text:p>36.3324027061462</text:p>
              </table:table-cell>
              <table:table-cell office:value-type="float" office:value="758563.278990283">
                <text:p>758563.27899028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.3430399894714">
                <text:p>36.3430399894714</text:p>
              </table:table-cell>
              <table:table-cell office:value-type="float" office:value="761096.58382643">
                <text:p>761096.583826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.3537359237671">
                <text:p>36.3537359237671</text:p>
              </table:table-cell>
              <table:table-cell office:value-type="float" office:value="756923.123891044">
                <text:p>756923.12389104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.3644716739655">
                <text:p>36.3644716739655</text:p>
              </table:table-cell>
              <table:table-cell office:value-type="float" office:value="754115.907170934">
                <text:p>754115.90717093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.3751473426819">
                <text:p>36.3751473426819</text:p>
              </table:table-cell>
              <table:table-cell office:value-type="float" office:value="758359.988029569">
                <text:p>758359.9880295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.3858194351196">
                <text:p>36.3858194351196</text:p>
              </table:table-cell>
              <table:table-cell office:value-type="float" office:value="758614.11876145">
                <text:p>758614.1187614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.3964800834656">
                <text:p>36.3964800834656</text:p>
              </table:table-cell>
              <table:table-cell office:value-type="float" office:value="759428.482891265">
                <text:p>759428.48289126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.4069759845734">
                <text:p>36.4069759845734</text:p>
              </table:table-cell>
              <table:table-cell office:value-type="float" office:value="771348.730981532">
                <text:p>771348.7309815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4174952507019">
                <text:p>36.4174952507019</text:p>
              </table:table-cell>
              <table:table-cell office:value-type="float" office:value="769635.438544004">
                <text:p>769635.43854400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4280223846436">
                <text:p>36.4280223846436</text:p>
              </table:table-cell>
              <table:table-cell office:value-type="float" office:value="769060.225211759">
                <text:p>769060.2252117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4386730194092">
                <text:p>36.4386730194092</text:p>
              </table:table-cell>
              <table:table-cell office:value-type="float" office:value="760142.487106017">
                <text:p>760142.48710601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4493353366852">
                <text:p>36.4493353366852</text:p>
              </table:table-cell>
              <table:table-cell office:value-type="float" office:value="759309.612575747">
                <text:p>759309.6125757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4600501060486">
                <text:p>36.4600501060486</text:p>
              </table:table-cell>
              <table:table-cell office:value-type="float" office:value="755592.558777063">
                <text:p>755592.55877706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4707183837891">
                <text:p>36.4707183837891</text:p>
              </table:table-cell>
              <table:table-cell office:value-type="float" office:value="758885.37934117">
                <text:p>758885.3793411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4812412261963">
                <text:p>36.4812412261963</text:p>
              </table:table-cell>
              <table:table-cell office:value-type="float" office:value="769373.87130687">
                <text:p>769373.8713068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4919457435608">
                <text:p>36.4919457435608</text:p>
              </table:table-cell>
              <table:table-cell office:value-type="float" office:value="756316.209719809">
                <text:p>756316.20971980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5024170875549">
                <text:p>36.5024170875549</text:p>
              </table:table-cell>
              <table:table-cell office:value-type="float" office:value="773157.67723133">
                <text:p>773157.677231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5131516456604">
                <text:p>36.5131516456604</text:p>
              </table:table-cell>
              <table:table-cell office:value-type="float" office:value="754199.653162758">
                <text:p>754199.65316275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5238139629364">
                <text:p>36.5238139629364</text:p>
              </table:table-cell>
              <table:table-cell office:value-type="float" office:value="759309.612575747">
                <text:p>759309.61257574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534469127655">
                <text:p>36.534469127655</text:p>
              </table:table-cell>
              <table:table-cell office:value-type="float" office:value="759819.318968025">
                <text:p>759819.3189680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5449631214142">
                <text:p>36.5449631214142</text:p>
              </table:table-cell>
              <table:table-cell office:value-type="float" office:value="771488.928410769">
                <text:p>771488.9284107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5552899837494">
                <text:p>36.5552899837494</text:p>
              </table:table-cell>
              <table:table-cell office:value-type="float" office:value="783974.816087177">
                <text:p>783974.81608717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5657176971436">
                <text:p>36.5657176971436</text:p>
              </table:table-cell>
              <table:table-cell office:value-type="float" office:value="776392.64659213">
                <text:p>776392.6465921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5761623382568">
                <text:p>36.5761623382568</text:p>
              </table:table-cell>
              <table:table-cell office:value-type="float" office:value="775134.340394449">
                <text:p>775134.34039444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5868349075317">
                <text:p>36.5868349075317</text:p>
              </table:table-cell>
              <table:table-cell office:value-type="float" office:value="758580.224823519">
                <text:p>758580.2248235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5973193645477">
                <text:p>36.5973193645477</text:p>
              </table:table-cell>
              <table:table-cell office:value-type="float" office:value="772190.680704946">
                <text:p>772190.68070494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6079964637756">
                <text:p>36.6079964637756</text:p>
              </table:table-cell>
              <table:table-cell office:value-type="float" office:value="758258.383404417">
                <text:p>758258.38340441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618668794632">
                <text:p>36.618668794632</text:p>
              </table:table-cell>
              <table:table-cell office:value-type="float" office:value="758597.171413891">
                <text:p>758597.1714138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6290860176086">
                <text:p>36.6290860176086</text:p>
              </table:table-cell>
              <table:table-cell office:value-type="float" office:value="777174.494404138">
                <text:p>777174.49440413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6396291255951">
                <text:p>36.6396291255951</text:p>
              </table:table-cell>
              <table:table-cell office:value-type="float" office:value="767895.008796726">
                <text:p>767895.00879672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6502921581268">
                <text:p>36.6502921581268</text:p>
              </table:table-cell>
              <table:table-cell office:value-type="float" office:value="759258.679545658">
                <text:p>759258.67954565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660936832428">
                <text:p>36.660936832428</text:p>
              </table:table-cell>
              <table:table-cell office:value-type="float" office:value="760568.127399377">
                <text:p>760568.12739937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671621799469">
                <text:p>36.671621799469</text:p>
              </table:table-cell>
              <table:table-cell office:value-type="float" office:value="757700.044269904">
                <text:p>757700.04426990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6823041439056">
                <text:p>36.6823041439056</text:p>
              </table:table-cell>
              <table:table-cell office:value-type="float" office:value="757886.065930142">
                <text:p>757886.0659301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6927211284637">
                <text:p>36.6927211284637</text:p>
              </table:table-cell>
              <table:table-cell office:value-type="float" office:value="777192.281973817">
                <text:p>777192.28197381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7034239768982">
                <text:p>36.7034239768982</text:p>
              </table:table-cell>
              <table:table-cell office:value-type="float" office:value="756434.144572409">
                <text:p>756434.14457240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7141346931457">
                <text:p>36.7141346931457</text:p>
              </table:table-cell>
              <table:table-cell office:value-type="float" office:value="755878.487757101">
                <text:p>755878.48775710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7248010635376">
                <text:p>36.7248010635376</text:p>
              </table:table-cell>
              <table:table-cell office:value-type="float" office:value="759021.082390809">
                <text:p>759021.08239080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7354657649994">
                <text:p>36.7354657649994</text:p>
              </table:table-cell>
              <table:table-cell office:value-type="float" office:value="759139.862377322">
                <text:p>759139.86237732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7461071014404">
                <text:p>36.7461071014404</text:p>
              </table:table-cell>
              <table:table-cell office:value-type="float" office:value="760806.694239688">
                <text:p>760806.69423968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757572889328">
                <text:p>36.757572889328</text:p>
              </table:table-cell>
              <table:table-cell office:value-type="float" office:value="706100.625564035">
                <text:p>706100.62556403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7680108547211">
                <text:p>36.7680108547211</text:p>
              </table:table-cell>
              <table:table-cell office:value-type="float" office:value="775630.086432161">
                <text:p>775630.08643216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7784759998322">
                <text:p>36.7784759998322</text:p>
              </table:table-cell>
              <table:table-cell office:value-type="float" office:value="773615.646420923">
                <text:p>773615.6464209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7889018058777">
                <text:p>36.7889018058777</text:p>
              </table:table-cell>
              <table:table-cell office:value-type="float" office:value="776534.683711038">
                <text:p>776534.68371103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7993035316467">
                <text:p>36.7993035316467</text:p>
              </table:table-cell>
              <table:table-cell office:value-type="float" office:value="778332.382506647">
                <text:p>778332.38250664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8097116947174">
                <text:p>36.8097116947174</text:p>
              </table:table-cell>
              <table:table-cell office:value-type="float" office:value="777850.994937579">
                <text:p>777850.99493757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8202567100525">
                <text:p>36.8202567100525</text:p>
              </table:table-cell>
              <table:table-cell office:value-type="float" office:value="767756.114404576">
                <text:p>767756.1144045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8306076526642">
                <text:p>36.8306076526642</text:p>
              </table:table-cell>
              <table:table-cell office:value-type="float" office:value="782150.98892088">
                <text:p>782150.9889208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8410394191742">
                <text:p>36.8410394191742</text:p>
              </table:table-cell>
              <table:table-cell office:value-type="float" office:value="776090.990172327">
                <text:p>776090.9901723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8514754772186">
                <text:p>36.8514754772186</text:p>
              </table:table-cell>
              <table:table-cell office:value-type="float" office:value="775771.844649548">
                <text:p>775771.8446495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8619315624237">
                <text:p>36.8619315624237</text:p>
              </table:table-cell>
              <table:table-cell office:value-type="float" office:value="774285.962787304">
                <text:p>774285.96278730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8723669052124">
                <text:p>36.8723669052124</text:p>
              </table:table-cell>
              <table:table-cell office:value-type="float" office:value="775825.01734104">
                <text:p>775825.0173410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8828268051147">
                <text:p>36.8828268051147</text:p>
              </table:table-cell>
              <table:table-cell office:value-type="float" office:value="774003.582786287">
                <text:p>774003.58278628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.8932597637176">
                <text:p>36.8932597637176</text:p>
              </table:table-cell>
              <table:table-cell office:value-type="float" office:value="776002.312301469">
                <text:p>776002.31230146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.9037473201752">
                <text:p>36.9037473201752</text:p>
              </table:table-cell>
              <table:table-cell office:value-type="float" office:value="771962.471219424">
                <text:p>771962.47121942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.914192199707">
                <text:p>36.914192199707</text:p>
              </table:table-cell>
              <table:table-cell office:value-type="float" office:value="775116.646899039">
                <text:p>775116.64689903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.9246301651001">
                <text:p>36.9246301651001</text:p>
              </table:table-cell>
              <table:table-cell office:value-type="float" office:value="775630.086432161">
                <text:p>775630.08643216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.9350507259369">
                <text:p>36.9350507259369</text:p>
              </table:table-cell>
              <table:table-cell office:value-type="float" office:value="776925.553892969">
                <text:p>776925.55389296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.9454908370972">
                <text:p>36.9454908370972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.9559271335602">
                <text:p>36.9559271335602</text:p>
              </table:table-cell>
              <table:table-cell office:value-type="float" office:value="775754.1220387">
                <text:p>775754.122038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.9663586616516">
                <text:p>36.9663586616516</text:p>
              </table:table-cell>
              <table:table-cell office:value-type="float" office:value="776108.728178639">
                <text:p>776108.72817863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.9767642021179">
                <text:p>36.9767642021179</text:p>
              </table:table-cell>
              <table:table-cell office:value-type="float" office:value="778047.043900651">
                <text:p>778047.0439006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.9871754646301">
                <text:p>36.9871754646301</text:p>
              </table:table-cell>
              <table:table-cell office:value-type="float" office:value="777619.428047999">
                <text:p>777619.42804799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.9976165294647">
                <text:p>36.9976165294647</text:p>
              </table:table-cell>
              <table:table-cell office:value-type="float" office:value="775399.839791748">
                <text:p>775399.8397917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7.0080335140228">
                <text:p>37.0080335140228</text:p>
              </table:table-cell>
              <table:table-cell office:value-type="float" office:value="777192.281973817">
                <text:p>777192.2819738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7.0183959007263">
                <text:p>37.0183959007263</text:p>
              </table:table-cell>
              <table:table-cell office:value-type="float" office:value="781287.191036054">
                <text:p>781287.19103605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7.0288116931915">
                <text:p>37.0288116931915</text:p>
              </table:table-cell>
              <table:table-cell office:value-type="float" office:value="777281.232036991">
                <text:p>777281.23203699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7.0391755104065">
                <text:p>37.0391755104065</text:p>
              </table:table-cell>
              <table:table-cell office:value-type="float" office:value="781179.350433642">
                <text:p>781179.35043364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7.0496473312378">
                <text:p>37.0496473312378</text:p>
              </table:table-cell>
              <table:table-cell office:value-type="float" office:value="773122.471290014">
                <text:p>773122.47129001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7.0600833892822">
                <text:p>37.0600833892822</text:p>
              </table:table-cell>
              <table:table-cell office:value-type="float" office:value="775771.844649548">
                <text:p>775771.84464954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7.070553779602">
                <text:p>37.070553779602</text:p>
              </table:table-cell>
              <table:table-cell office:value-type="float" office:value="773228.098733947">
                <text:p>773228.09873394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7.0809774398804">
                <text:p>37.0809774398804</text:p>
              </table:table-cell>
              <table:table-cell office:value-type="float" office:value="776694.537602928">
                <text:p>776694.53760292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7.091383934021">
                <text:p>37.091383934021</text:p>
              </table:table-cell>
              <table:table-cell office:value-type="float" office:value="777975.741935484">
                <text:p>777975.74193548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.1018333435059">
                <text:p>37.1018333435059</text:p>
              </table:table-cell>
              <table:table-cell office:value-type="float" office:value="774780.623893401">
                <text:p>774780.62389340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.1122841835022">
                <text:p>37.1122841835022</text:p>
              </table:table-cell>
              <table:table-cell office:value-type="float" office:value="774674.571884838">
                <text:p>774674.57188483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.1227242946625">
                <text:p>37.1227242946625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.1331944465637">
                <text:p>37.1331944465637</text:p>
              </table:table-cell>
              <table:table-cell office:value-type="float" office:value="773245.706114084">
                <text:p>773245.70611408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.14368891716">
                <text:p>37.14368891716</text:p>
              </table:table-cell>
              <table:table-cell office:value-type="float" office:value="771453.874275848">
                <text:p>771453.8742758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.1542003154755">
                <text:p>37.1542003154755</text:p>
              </table:table-cell>
              <table:table-cell office:value-type="float" office:value="770211.512974052">
                <text:p>770211.51297405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.1646263599396">
                <text:p>37.1646263599396</text:p>
              </table:table-cell>
              <table:table-cell office:value-type="float" office:value="776516.926229133">
                <text:p>776516.9262291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.1750571727753">
                <text:p>37.1750571727753</text:p>
              </table:table-cell>
              <table:table-cell office:value-type="float" office:value="776161.947062857">
                <text:p>776161.9470628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.1855435371399">
                <text:p>37.1855435371399</text:p>
              </table:table-cell>
              <table:table-cell office:value-type="float" office:value="772050.228133597">
                <text:p>772050.22813359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.1959040164948">
                <text:p>37.1959040164948</text:p>
              </table:table-cell>
              <table:table-cell office:value-type="float" office:value="781431.024830284">
                <text:p>781431.02483028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.2062366008759">
                <text:p>37.2062366008759</text:p>
              </table:table-cell>
              <table:table-cell office:value-type="float" office:value="783540.661405695">
                <text:p>783540.66140569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.2165632247925">
                <text:p>37.2165632247925</text:p>
              </table:table-cell>
              <table:table-cell office:value-type="float" office:value="783992.916306883">
                <text:p>783992.91630688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.2268702983856">
                <text:p>37.2268702983856</text:p>
              </table:table-cell>
              <table:table-cell office:value-type="float" office:value="785479.983900442">
                <text:p>785479.98390044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.2371702194214">
                <text:p>37.2371702194214</text:p>
              </table:table-cell>
              <table:table-cell office:value-type="float" office:value="786025.443485104">
                <text:p>786025.44348510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.2474954128265">
                <text:p>37.2474954128265</text:p>
              </table:table-cell>
              <table:table-cell office:value-type="float" office:value="784101.53517907">
                <text:p>784101.5351790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.2578732967377">
                <text:p>37.2578732967377</text:p>
              </table:table-cell>
              <table:table-cell office:value-type="float" office:value="780120.501378423">
                <text:p>780120.50137842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.2682693004608">
                <text:p>37.2682693004608</text:p>
              </table:table-cell>
              <table:table-cell office:value-type="float" office:value="778760.783047427">
                <text:p>778760.78304742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.2786900997162">
                <text:p>37.2786900997162</text:p>
              </table:table-cell>
              <table:table-cell office:value-type="float" office:value="776907.778530246">
                <text:p>776907.7785302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.2891030311584">
                <text:p>37.2891030311584</text:p>
              </table:table-cell>
              <table:table-cell office:value-type="float" office:value="777494.795283343">
                <text:p>777494.79528334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.2994494438171">
                <text:p>37.2994494438171</text:p>
              </table:table-cell>
              <table:table-cell office:value-type="float" office:value="782493.436814453">
                <text:p>782493.43681445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.3098464012146">
                <text:p>37.3098464012146</text:p>
              </table:table-cell>
              <table:table-cell office:value-type="float" office:value="778689.350210971">
                <text:p>778689.35021097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.3202958106995">
                <text:p>37.3202958106995</text:p>
              </table:table-cell>
              <table:table-cell office:value-type="float" office:value="774780.623893401">
                <text:p>774780.62389340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.3308455944061">
                <text:p>37.3308455944061</text:p>
              </table:table-cell>
              <table:table-cell office:value-type="float" office:value="767409.098149111">
                <text:p>767409.0981491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.3412442207336">
                <text:p>37.3412442207336</text:p>
              </table:table-cell>
              <table:table-cell office:value-type="float" office:value="778564.374274905">
                <text:p>778564.37427490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7.3517334461212">
                <text:p>37.3517334461212</text:p>
              </table:table-cell>
              <table:table-cell office:value-type="float" office:value="771839.645050574">
                <text:p>771839.64505057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7.362241268158">
                <text:p>37.362241268158</text:p>
              </table:table-cell>
              <table:table-cell office:value-type="float" office:value="770473.650171307">
                <text:p>770473.65017130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7.3726682662964">
                <text:p>37.3726682662964</text:p>
              </table:table-cell>
              <table:table-cell office:value-type="float" office:value="776445.904422189">
                <text:p>776445.90442218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7.3830626010895">
                <text:p>37.3830626010895</text:p>
              </table:table-cell>
              <table:table-cell office:value-type="float" office:value="778885.822051976">
                <text:p>778885.82205197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7.3934650421143">
                <text:p>37.3934650421143</text:p>
              </table:table-cell>
              <table:table-cell office:value-type="float" office:value="778278.865577227">
                <text:p>778278.86557722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.4038758277893">
                <text:p>37.4038758277893</text:p>
              </table:table-cell>
              <table:table-cell office:value-type="float" office:value="777655.044748775">
                <text:p>777655.04474877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7.4142825603485">
                <text:p>37.4142825603485</text:p>
              </table:table-cell>
              <table:table-cell office:value-type="float" office:value="777957.918486105">
                <text:p>777957.91848610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7.4246907234192">
                <text:p>37.4246907234192</text:p>
              </table:table-cell>
              <table:table-cell office:value-type="float" office:value="777850.994937579">
                <text:p>777850.9949375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7.4349975585937">
                <text:p>37.4349975585937</text:p>
              </table:table-cell>
              <table:table-cell office:value-type="float" office:value="785498.153689568">
                <text:p>785498.1536895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7.445454120636">
                <text:p>37.445454120636</text:p>
              </table:table-cell>
              <table:table-cell office:value-type="float" office:value="774250.654019791">
                <text:p>774250.65401979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7.4558262825012">
                <text:p>37.4558262825012</text:p>
              </table:table-cell>
              <table:table-cell office:value-type="float" office:value="780550.873115116">
                <text:p>780550.87311511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7.4662730693817">
                <text:p>37.4662730693817</text:p>
              </table:table-cell>
              <table:table-cell office:value-type="float" office:value="774975.128009677">
                <text:p>774975.12800967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.4766223430634">
                <text:p>37.4766223430634</text:p>
              </table:table-cell>
              <table:table-cell office:value-type="float" office:value="782277.119056395">
                <text:p>782277.1190563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.4870622158051">
                <text:p>37.4870622158051</text:p>
              </table:table-cell>
              <table:table-cell office:value-type="float" office:value="775488.380012789">
                <text:p>775488.38001278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7.4975283145905">
                <text:p>37.4975283145905</text:p>
              </table:table-cell>
              <table:table-cell office:value-type="float" office:value="773545.154312269">
                <text:p>773545.1543122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5079343318939">
                <text:p>37.5079343318939</text:p>
              </table:table-cell>
              <table:table-cell office:value-type="float" office:value="778011.391284425">
                <text:p>778011.39128442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.5183494091034">
                <text:p>37.5183494091034</text:p>
              </table:table-cell>
              <table:table-cell office:value-type="float" office:value="777334.611848732">
                <text:p>777334.6118487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.5287775993347">
                <text:p>37.5287775993347</text:p>
              </table:table-cell>
              <table:table-cell office:value-type="float" office:value="776357.145430851">
                <text:p>776357.14543085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7.5391697883606">
                <text:p>37.5391697883606</text:p>
              </table:table-cell>
              <table:table-cell office:value-type="float" office:value="779046.645498761">
                <text:p>779046.64549876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5495803356171">
                <text:p>37.5495803356171</text:p>
              </table:table-cell>
              <table:table-cell office:value-type="float" office:value="777672.854322684">
                <text:p>777672.85432268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5600345134735">
                <text:p>37.5600345134735</text:p>
              </table:table-cell>
              <table:table-cell office:value-type="float" office:value="774427.230067506">
                <text:p>774427.2300675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5705089569092">
                <text:p>37.5705089569092</text:p>
              </table:table-cell>
              <table:table-cell office:value-type="float" office:value="772928.895909681">
                <text:p>772928.89590968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5809304714203">
                <text:p>37.5809304714203</text:p>
              </table:table-cell>
              <table:table-cell office:value-type="float" office:value="776854.457321956">
                <text:p>776854.45732195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5912983417511">
                <text:p>37.5912983417511</text:p>
              </table:table-cell>
              <table:table-cell office:value-type="float" office:value="780873.963666467">
                <text:p>780873.9636664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6016771793365">
                <text:p>37.6016771793365</text:p>
              </table:table-cell>
              <table:table-cell office:value-type="float" office:value="780048.81889185">
                <text:p>780048.8188918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6121654510498">
                <text:p>37.6121654510498</text:p>
              </table:table-cell>
              <table:table-cell office:value-type="float" office:value="771909.82664636">
                <text:p>771909.8266463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6225523948669">
                <text:p>37.6225523948669</text:p>
              </table:table-cell>
              <table:table-cell office:value-type="float" office:value="779440.049212689">
                <text:p>779440.0492126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6329925060272">
                <text:p>37.6329925060272</text:p>
              </table:table-cell>
              <table:table-cell office:value-type="float" office:value="775470.670351001">
                <text:p>775470.67035100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6433939933777">
                <text:p>37.6433939933777</text:p>
              </table:table-cell>
              <table:table-cell office:value-type="float" office:value="778350.223118711">
                <text:p>778350.22311871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6538071632385">
                <text:p>37.6538071632385</text:p>
              </table:table-cell>
              <table:table-cell office:value-type="float" office:value="777476.993863907">
                <text:p>777476.99386390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664252281189">
                <text:p>37.664252281189</text:p>
              </table:table-cell>
              <table:table-cell office:value-type="float" office:value="775098.954211367">
                <text:p>775098.9542113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6746926307678">
                <text:p>37.6746926307678</text:p>
              </table:table-cell>
              <table:table-cell office:value-type="float" office:value="775452.961498059">
                <text:p>775452.9614980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6851415634155">
                <text:p>37.6851415634155</text:p>
              </table:table-cell>
              <table:table-cell office:value-type="float" office:value="774815.981015835">
                <text:p>774815.9810158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6956315040588">
                <text:p>37.6956315040588</text:p>
              </table:table-cell>
              <table:table-cell office:value-type="float" office:value="771787.017228056">
                <text:p>771787.0172280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7060897350311">
                <text:p>37.7060897350311</text:p>
              </table:table-cell>
              <table:table-cell office:value-type="float" office:value="774127.09868916">
                <text:p>774127.0986891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7165079116821">
                <text:p>37.7165079116821</text:p>
              </table:table-cell>
              <table:table-cell office:value-type="float" office:value="777103.352266746">
                <text:p>777103.3522667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7269647121429">
                <text:p>37.7269647121429</text:p>
              </table:table-cell>
              <table:table-cell office:value-type="float" office:value="774233.000843612">
                <text:p>774233.00084361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7374591827393">
                <text:p>37.7374591827393</text:p>
              </table:table-cell>
              <table:table-cell office:value-type="float" office:value="771453.874275848">
                <text:p>771453.8742758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7479269504547">
                <text:p>37.7479269504547</text:p>
              </table:table-cell>
              <table:table-cell office:value-type="float" office:value="773421.824029154">
                <text:p>773421.82402915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7583277225494">
                <text:p>37.7583277225494</text:p>
              </table:table-cell>
              <table:table-cell office:value-type="float" office:value="778403.749862461">
                <text:p>778403.7498624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7667863368988">
                <text:p>37.7667863368988</text:p>
              </table:table-cell>
              <table:table-cell office:value-type="float" office:value="957130.762275213">
                <text:p>957130.76227521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7752547264099">
                <text:p>37.7752547264099</text:p>
              </table:table-cell>
              <table:table-cell office:value-type="float" office:value="956025.934964385">
                <text:p>956025.93496438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7837452888489">
                <text:p>37.7837452888489</text:p>
              </table:table-cell>
              <table:table-cell office:value-type="float" office:value="953529.293047287">
                <text:p>953529.29304728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792248249054">
                <text:p>37.792248249054</text:p>
              </table:table-cell>
              <table:table-cell office:value-type="float" office:value="952138.996859578">
                <text:p>952138.99685957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8006856441498">
                <text:p>37.8006856441498</text:p>
              </table:table-cell>
              <table:table-cell office:value-type="float" office:value="959537.855943938">
                <text:p>959537.85594393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8091778755188">
                <text:p>37.8091778755188</text:p>
              </table:table-cell>
              <table:table-cell office:value-type="float" office:value="953341.901344788">
                <text:p>953341.90134478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8176956176758">
                <text:p>37.8176956176758</text:p>
              </table:table-cell>
              <table:table-cell office:value-type="float" office:value="950486.625538823">
                <text:p>950486.62553882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8261468410492">
                <text:p>37.8261468410492</text:p>
              </table:table-cell>
              <table:table-cell office:value-type="float" office:value="957967.816289108">
                <text:p>957967.81628910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8346297740936">
                <text:p>37.8346297740936</text:p>
              </table:table-cell>
              <table:table-cell office:value-type="float" office:value="954386.879820124">
                <text:p>954386.87982012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8431491851807">
                <text:p>37.8431491851807</text:p>
              </table:table-cell>
              <table:table-cell office:value-type="float" office:value="950300.427727871">
                <text:p>950300.42772787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8516550064087">
                <text:p>37.8516550064087</text:p>
              </table:table-cell>
              <table:table-cell office:value-type="float" office:value="951818.734835744">
                <text:p>951818.7348357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8601112365723">
                <text:p>37.8601112365723</text:p>
              </table:table-cell>
              <table:table-cell office:value-type="float" office:value="957400.619826322">
                <text:p>957400.61982632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8685834407806">
                <text:p>37.8685834407806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8770592212677">
                <text:p>37.8770592212677</text:p>
              </table:table-cell>
              <table:table-cell office:value-type="float" office:value="955192.269592124">
                <text:p>955192.2695921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8854956626892">
                <text:p>37.8854956626892</text:p>
              </table:table-cell>
              <table:table-cell office:value-type="float" office:value="959646.324261693">
                <text:p>959646.32426169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8939445018768">
                <text:p>37.8939445018768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9023959636688">
                <text:p>37.9023959636688</text:p>
              </table:table-cell>
              <table:table-cell office:value-type="float" office:value="957940.791694877">
                <text:p>957940.79169487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910829782486">
                <text:p>37.910829782486</text:p>
              </table:table-cell>
              <table:table-cell office:value-type="float" office:value="959944.738621586">
                <text:p>959944.7386215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9192991256714">
                <text:p>37.9192991256714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927738904953">
                <text:p>37.927738904953</text:p>
              </table:table-cell>
              <table:table-cell office:value-type="float" office:value="959266.792395265">
                <text:p>959266.79239526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9362061023712">
                <text:p>37.9362061023712</text:p>
              </table:table-cell>
              <table:table-cell office:value-type="float" office:value="956160.533423439">
                <text:p>956160.5334234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9446341991425">
                <text:p>37.9446341991425</text:p>
              </table:table-cell>
              <table:table-cell office:value-type="float" office:value="960596.469137199">
                <text:p>960596.4691371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9531164169312">
                <text:p>37.9531164169312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9615185260773">
                <text:p>37.9615185260773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9699535369873">
                <text:p>37.9699535369873</text:p>
              </table:table-cell>
              <table:table-cell office:value-type="float" office:value="959809.072726759">
                <text:p>959809.07272675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9784328937531">
                <text:p>37.9784328937531</text:p>
              </table:table-cell>
              <table:table-cell office:value-type="float" office:value="954789.404864333">
                <text:p>954789.40486433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9868929386139">
                <text:p>37.9868929386139</text:p>
              </table:table-cell>
              <table:table-cell office:value-type="float" office:value="956968.920753016">
                <text:p>956968.92075301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9953489303589">
                <text:p>37.9953489303589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8.0038983821869">
                <text:p>38.0038983821869</text:p>
              </table:table-cell>
              <table:table-cell office:value-type="float" office:value="946961.297972615">
                <text:p>946961.29797261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8.0123586654663">
                <text:p>38.0123586654663</text:p>
              </table:table-cell>
              <table:table-cell office:value-type="float" office:value="956941.952486966">
                <text:p>956941.95248696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8.0208852291107">
                <text:p>38.0208852291107</text:p>
              </table:table-cell>
              <table:table-cell office:value-type="float" office:value="949503.262701675">
                <text:p>949503.2627016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8.0293748378754">
                <text:p>38.0293748378754</text:p>
              </table:table-cell>
              <table:table-cell office:value-type="float" office:value="953636.407099528">
                <text:p>953636.4070995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8.0378503799438">
                <text:p>38.0378503799438</text:p>
              </table:table-cell>
              <table:table-cell office:value-type="float" office:value="955219.139328814">
                <text:p>955219.13932881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.0463333129883">
                <text:p>38.0463333129883</text:p>
              </table:table-cell>
              <table:table-cell office:value-type="float" office:value="954386.879820124">
                <text:p>954386.87982012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8.0547678470612">
                <text:p>38.0547678470612</text:p>
              </table:table-cell>
              <table:table-cell office:value-type="float" office:value="959863.334482856">
                <text:p>959863.3344828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8.0632371902466">
                <text:p>38.0632371902466</text:p>
              </table:table-cell>
              <table:table-cell office:value-type="float" office:value="955918.28347831">
                <text:p>955918.2834783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8.0716862678528">
                <text:p>38.0716862678528</text:p>
              </table:table-cell>
              <table:table-cell office:value-type="float" office:value="958211.106270106">
                <text:p>958211.10627010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8.0801522731781">
                <text:p>38.0801522731781</text:p>
              </table:table-cell>
              <table:table-cell office:value-type="float" office:value="956295.169787941">
                <text:p>956295.16978794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8.0885810852051">
                <text:p>38.0885810852051</text:p>
              </table:table-cell>
              <table:table-cell office:value-type="float" office:value="960514.954431024">
                <text:p>960514.9544310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8.0970416069031">
                <text:p>38.0970416069031</text:p>
              </table:table-cell>
              <table:table-cell office:value-type="float" office:value="956914.985740856">
                <text:p>956914.98574085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8.1055583953857">
                <text:p>38.1055583953857</text:p>
              </table:table-cell>
              <table:table-cell office:value-type="float" office:value="950593.057051677">
                <text:p>950593.05705167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8.1140143871307">
                <text:p>38.1140143871307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.1224730014801">
                <text:p>38.1224730014801</text:p>
              </table:table-cell>
              <table:table-cell office:value-type="float" office:value="957130.762275213">
                <text:p>957130.76227521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8.1309449672699">
                <text:p>38.1309449672699</text:p>
              </table:table-cell>
              <table:table-cell office:value-type="float" office:value="955622.366859909">
                <text:p>955622.36685990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8.1395297050476">
                <text:p>38.1395297050476</text:p>
              </table:table-cell>
              <table:table-cell office:value-type="float" office:value="943068.991696059">
                <text:p>943068.99169605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8.1479954719543">
                <text:p>38.1479954719543</text:p>
              </table:table-cell>
              <table:table-cell office:value-type="float" office:value="956322.101610905">
                <text:p>956322.10161090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8.1564428806305">
                <text:p>38.1564428806305</text:p>
              </table:table-cell>
              <table:table-cell office:value-type="float" office:value="958400.41726172">
                <text:p>958400.4172617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.1649324893951">
                <text:p>38.1649324893951</text:p>
              </table:table-cell>
              <table:table-cell office:value-type="float" office:value="953636.407099528">
                <text:p>953636.40709952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8.1734476089478">
                <text:p>38.1734476089478</text:p>
              </table:table-cell>
              <table:table-cell office:value-type="float" office:value="950779.369564609">
                <text:p>950779.36956460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8.1818797588348">
                <text:p>38.1818797588348</text:p>
              </table:table-cell>
              <table:table-cell office:value-type="float" office:value="960134.735318235">
                <text:p>960134.73531823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8.1904039382935">
                <text:p>38.1904039382935</text:p>
              </table:table-cell>
              <table:table-cell office:value-type="float" office:value="949768.835734064">
                <text:p>949768.83573406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.1988613605499">
                <text:p>38.1988613605499</text:p>
              </table:table-cell>
              <table:table-cell office:value-type="float" office:value="957265.67203225">
                <text:p>957265.6720322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8.2073380947113">
                <text:p>38.2073380947113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8.2158703804016">
                <text:p>38.2158703804016</text:p>
              </table:table-cell>
              <table:table-cell office:value-type="float" office:value="948866.492972308">
                <text:p>948866.49297230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8.2243163585663">
                <text:p>38.2243163585663</text:p>
              </table:table-cell>
              <table:table-cell office:value-type="float" office:value="958562.743373324">
                <text:p>958562.74337332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.2327704429626">
                <text:p>38.2327704429626</text:p>
              </table:table-cell>
              <table:table-cell office:value-type="float" office:value="957643.621760343">
                <text:p>957643.6217603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.2411658763885">
                <text:p>38.2411658763885</text:p>
              </table:table-cell>
              <table:table-cell office:value-type="float" office:value="964333.774003919">
                <text:p>964333.7740039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8.2497045993805">
                <text:p>38.2497045993805</text:p>
              </table:table-cell>
              <table:table-cell office:value-type="float" office:value="948151.14714916">
                <text:p>948151.147149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8.2581422328949">
                <text:p>38.2581422328949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.2666256427765">
                <text:p>38.2666256427765</text:p>
              </table:table-cell>
              <table:table-cell office:value-type="float" office:value="954333.23545613">
                <text:p>954333.2354561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8.275182723999">
                <text:p>38.275182723999</text:p>
              </table:table-cell>
              <table:table-cell office:value-type="float" office:value="946116.998244685">
                <text:p>946116.99824468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.2836630344391">
                <text:p>38.2836630344391</text:p>
              </table:table-cell>
              <table:table-cell office:value-type="float" office:value="954682.03165678">
                <text:p>954682.0316567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8.2921330928802">
                <text:p>38.2921330928802</text:p>
              </table:table-cell>
              <table:table-cell office:value-type="float" office:value="955837.560772392">
                <text:p>955837.56077239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3005883693695">
                <text:p>38.3005883693695</text:p>
              </table:table-cell>
              <table:table-cell office:value-type="float" office:value="957508.605459057">
                <text:p>957508.60545905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8.309006690979">
                <text:p>38.309006690979</text:p>
              </table:table-cell>
              <table:table-cell office:value-type="float" office:value="961711.891699">
                <text:p>961711.8916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.3174719810486">
                <text:p>38.3174719810486</text:p>
              </table:table-cell>
              <table:table-cell office:value-type="float" office:value="956375.96980792">
                <text:p>956375.9698079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.3259541988373">
                <text:p>38.3259541988373</text:p>
              </table:table-cell>
              <table:table-cell office:value-type="float" office:value="954467.357674902">
                <text:p>954467.35767490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8.334367275238">
                <text:p>38.334367275238</text:p>
              </table:table-cell>
              <table:table-cell office:value-type="float" office:value="962311.479695072">
                <text:p>962311.4796950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.3428084850311">
                <text:p>38.3428084850311</text:p>
              </table:table-cell>
              <table:table-cell office:value-type="float" office:value="959104.22776444">
                <text:p>959104.2277644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8.3513116836548">
                <text:p>38.3513116836548</text:p>
              </table:table-cell>
              <table:table-cell office:value-type="float" office:value="952112.300126174">
                <text:p>952112.30012617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8.3597865104675">
                <text:p>38.3597865104675</text:p>
              </table:table-cell>
              <table:table-cell office:value-type="float" office:value="955299.757609858">
                <text:p>955299.75760985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8.3682544231415">
                <text:p>38.3682544231415</text:p>
              </table:table-cell>
              <table:table-cell office:value-type="float" office:value="956079.769800377">
                <text:p>956079.76980037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8.3766911029816">
                <text:p>38.3766911029816</text:p>
              </table:table-cell>
              <table:table-cell office:value-type="float" office:value="959619.204883287">
                <text:p>959619.20488328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8.3851637840271">
                <text:p>38.3851637840271</text:p>
              </table:table-cell>
              <table:table-cell office:value-type="float" office:value="955541.69412162">
                <text:p>955541.6941216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8.3935971260071">
                <text:p>38.3935971260071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8.4020421504974">
                <text:p>38.4020421504974</text:p>
              </table:table-cell>
              <table:table-cell office:value-type="float" office:value="958670.991332825">
                <text:p>958670.99133282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8.4105665683746">
                <text:p>38.4105665683746</text:p>
              </table:table-cell>
              <table:table-cell office:value-type="float" office:value="949742.271745819">
                <text:p>949742.27174581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8.4189689159393">
                <text:p>38.4189689159393</text:p>
              </table:table-cell>
              <table:table-cell office:value-type="float" office:value="963540.241302991">
                <text:p>963540.2413029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.4273927211761">
                <text:p>38.4273927211761</text:p>
              </table:table-cell>
              <table:table-cell office:value-type="float" office:value="961085.848069738">
                <text:p>961085.84806973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8.4358162879944">
                <text:p>38.4358162879944</text:p>
              </table:table-cell>
              <table:table-cell office:value-type="float" office:value="961113.050408989">
                <text:p>961113.05040898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8.4441797733307">
                <text:p>38.4441797733307</text:p>
              </table:table-cell>
              <table:table-cell office:value-type="float" office:value="968017.480087802">
                <text:p>968017.4800878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8.4526994228363">
                <text:p>38.4526994228363</text:p>
              </table:table-cell>
              <table:table-cell office:value-type="float" office:value="950273.833995635">
                <text:p>950273.83399563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8.4611511230469">
                <text:p>38.4611511230469</text:p>
              </table:table-cell>
              <table:table-cell office:value-type="float" office:value="957913.768625349">
                <text:p>957913.76862534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8.4695365428925">
                <text:p>38.4695365428925</text:p>
              </table:table-cell>
              <table:table-cell office:value-type="float" office:value="965485.348269882">
                <text:p>965485.34826988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8.4779925346375">
                <text:p>38.4779925346375</text:p>
              </table:table-cell>
              <table:table-cell office:value-type="float" office:value="957427.613950997">
                <text:p>957427.61395099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8.4864032268524">
                <text:p>38.4864032268524</text:p>
              </table:table-cell>
              <table:table-cell office:value-type="float" office:value="962584.266916121">
                <text:p>962584.26691612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8.4948425292969">
                <text:p>38.4948425292969</text:p>
              </table:table-cell>
              <table:table-cell office:value-type="float" office:value="959320.992852502">
                <text:p>959320.99285250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8.5034067630768">
                <text:p>38.5034067630768</text:p>
              </table:table-cell>
              <table:table-cell office:value-type="float" office:value="945326.833440049">
                <text:p>945326.83344004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8.5119321346283">
                <text:p>38.5119321346283</text:p>
              </table:table-cell>
              <table:table-cell office:value-type="float" office:value="949636.030650484">
                <text:p>949636.0306504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8.5204126834869">
                <text:p>38.5204126834869</text:p>
              </table:table-cell>
              <table:table-cell office:value-type="float" office:value="954655.192128198">
                <text:p>954655.1921281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.5288672447205">
                <text:p>38.5288672447205</text:p>
              </table:table-cell>
              <table:table-cell office:value-type="float" office:value="957589.610670878">
                <text:p>957589.61067087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8.537401676178">
                <text:p>38.537401676178</text:p>
              </table:table-cell>
              <table:table-cell office:value-type="float" office:value="948627.924460834">
                <text:p>948627.92446083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8.5458657741547">
                <text:p>38.5458657741547</text:p>
              </table:table-cell>
              <table:table-cell office:value-type="float" office:value="956510.666854455">
                <text:p>956510.6668544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.5543429851532">
                <text:p>38.5543429851532</text:p>
              </table:table-cell>
              <table:table-cell office:value-type="float" office:value="955031.082911464">
                <text:p>955031.08291146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.5628428459167">
                <text:p>38.5628428459167</text:p>
              </table:table-cell>
              <table:table-cell office:value-type="float" office:value="952486.190681888">
                <text:p>952486.19068188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.5713195800781">
                <text:p>38.5713195800781</text:p>
              </table:table-cell>
              <table:table-cell office:value-type="float" office:value="955084.805760252">
                <text:p>955084.80576025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.5797953605652">
                <text:p>38.5797953605652</text:p>
              </table:table-cell>
              <table:table-cell office:value-type="float" office:value="955192.269592124">
                <text:p>955192.26959212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5882942676544">
                <text:p>38.5882942676544</text:p>
              </table:table-cell>
              <table:table-cell office:value-type="float" office:value="952593.070496816">
                <text:p>952593.07049681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.5967729091644">
                <text:p>38.5967729091644</text:p>
              </table:table-cell>
              <table:table-cell office:value-type="float" office:value="954869.95062145">
                <text:p>954869.9506214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.6054604053497">
                <text:p>38.6054604053497</text:p>
              </table:table-cell>
              <table:table-cell office:value-type="float" office:value="931914.078269938">
                <text:p>931914.07826993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.6138625144958">
                <text:p>38.6138625144958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.6223549842834">
                <text:p>38.6223549842834</text:p>
              </table:table-cell>
              <table:table-cell office:value-type="float" office:value="953315.137113981">
                <text:p>953315.13711398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.6307988166809">
                <text:p>38.6307988166809</text:p>
              </table:table-cell>
              <table:table-cell office:value-type="float" office:value="958806.335667495">
                <text:p>958806.3356674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.6392147541046">
                <text:p>38.6392147541046</text:p>
              </table:table-cell>
              <table:table-cell office:value-type="float" office:value="961984.339046432">
                <text:p>961984.3390464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.6477010250092">
                <text:p>38.6477010250092</text:p>
              </table:table-cell>
              <table:table-cell office:value-type="float" office:value="954011.49587009">
                <text:p>954011.4958700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.6561405658722">
                <text:p>38.6561405658722</text:p>
              </table:table-cell>
              <table:table-cell office:value-type="float" office:value="959293.891858297">
                <text:p>959293.89185829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.6645565032959">
                <text:p>38.6645565032959</text:p>
              </table:table-cell>
              <table:table-cell office:value-type="float" office:value="961984.339046432">
                <text:p>961984.3390464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.6730136871338">
                <text:p>38.6730136871338</text:p>
              </table:table-cell>
              <table:table-cell office:value-type="float" office:value="957292.658547587">
                <text:p>957292.65854758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.6814787387848">
                <text:p>38.6814787387848</text:p>
              </table:table-cell>
              <table:table-cell office:value-type="float" office:value="956402.906182228">
                <text:p>956402.9061822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.6899163722992">
                <text:p>38.6899163722992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.6983299255371">
                <text:p>38.6983299255371</text:p>
              </table:table-cell>
              <table:table-cell office:value-type="float" office:value="962256.940803083">
                <text:p>962256.94080308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8.7068068981171">
                <text:p>38.7068068981171</text:p>
              </table:table-cell>
              <table:table-cell office:value-type="float" office:value="955057.943580368">
                <text:p>955057.94358036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8.7152690887451">
                <text:p>38.7152690887451</text:p>
              </table:table-cell>
              <table:table-cell office:value-type="float" office:value="956726.261065562">
                <text:p>956726.26106556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8.7237529754639">
                <text:p>38.7237529754639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8.7321846485138">
                <text:p>38.7321846485138</text:p>
              </table:table-cell>
              <table:table-cell office:value-type="float" office:value="960189.033903577">
                <text:p>960189.03390357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8.7406516075134">
                <text:p>38.7406516075134</text:p>
              </table:table-cell>
              <table:table-cell office:value-type="float" office:value="956187.457663391">
                <text:p>956187.45766339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8.7490634918213">
                <text:p>38.7490634918213</text:p>
              </table:table-cell>
              <table:table-cell office:value-type="float" office:value="962447.853976532">
                <text:p>962447.85397653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8.7584393024445">
                <text:p>38.7584393024445</text:p>
              </table:table-cell>
              <table:table-cell office:value-type="float" office:value="863498.66965035">
                <text:p>863498.6696503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8.7667438983917">
                <text:p>38.7667438983917</text:p>
              </table:table-cell>
              <table:table-cell office:value-type="float" office:value="974881.866789159">
                <text:p>974881.86678915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8.775132894516">
                <text:p>38.775132894516</text:p>
              </table:table-cell>
              <table:table-cell office:value-type="float" office:value="965073.756153015">
                <text:p>965073.7561530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8.7834556102753">
                <text:p>38.7834556102753</text:p>
              </table:table-cell>
              <table:table-cell office:value-type="float" office:value="972759.40139796">
                <text:p>972759.4013979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8.7917847633362">
                <text:p>38.7917847633362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8.8000967502594">
                <text:p>38.8000967502594</text:p>
              </table:table-cell>
              <table:table-cell office:value-type="float" office:value="974015.006855406">
                <text:p>974015.00685540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8.8084154129028">
                <text:p>38.8084154129028</text:p>
              </table:table-cell>
              <table:table-cell office:value-type="float" office:value="973233.360580092">
                <text:p>973233.36058009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.8167085647583">
                <text:p>38.8167085647583</text:p>
              </table:table-cell>
              <table:table-cell office:value-type="float" office:value="976227.149954002">
                <text:p>976227.14995400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8.8250186443329">
                <text:p>38.8250186443329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8.8333277702332">
                <text:p>38.8333277702332</text:p>
              </table:table-cell>
              <table:table-cell office:value-type="float" office:value="974350.382600212">
                <text:p>974350.38260021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8.8417193889618">
                <text:p>38.8417193889618</text:p>
              </table:table-cell>
              <table:table-cell office:value-type="float" office:value="964772.144898713">
                <text:p>964772.14489871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8.850040435791">
                <text:p>38.850040435791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.8583745956421">
                <text:p>38.8583745956421</text:p>
              </table:table-cell>
              <table:table-cell office:value-type="float" office:value="971423.652134112">
                <text:p>971423.65213411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8.8669893741608">
                <text:p>38.8669893741608</text:p>
              </table:table-cell>
              <table:table-cell office:value-type="float" office:value="939780.399745385">
                <text:p>939780.39974538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8.8754236698151">
                <text:p>38.8754236698151</text:p>
              </table:table-cell>
              <table:table-cell office:value-type="float" office:value="959890.467661692">
                <text:p>959890.4676616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.8837871551514">
                <text:p>38.8837871551514</text:p>
              </table:table-cell>
              <table:table-cell office:value-type="float" office:value="968017.480087802">
                <text:p>968017.48008780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8.8921327590942">
                <text:p>38.8921327590942</text:p>
              </table:table-cell>
              <table:table-cell office:value-type="float" office:value="970091.566221003">
                <text:p>970091.56622100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8.9005243778229">
                <text:p>38.9005243778229</text:p>
              </table:table-cell>
              <table:table-cell office:value-type="float" office:value="964772.144898713">
                <text:p>964772.1448987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8.9088444709778">
                <text:p>38.9088444709778</text:p>
              </table:table-cell>
              <table:table-cell office:value-type="float" office:value="973066.028139955">
                <text:p>973066.02813995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8.9171602725983">
                <text:p>38.9171602725983</text:p>
              </table:table-cell>
              <table:table-cell office:value-type="float" office:value="973568.198170819">
                <text:p>973568.19817081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8.9255073070526">
                <text:p>38.9255073070526</text:p>
              </table:table-cell>
              <table:table-cell office:value-type="float" office:value="969925.312310768">
                <text:p>969925.31231076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.9338383674622">
                <text:p>38.9338383674622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8.9421303272247">
                <text:p>38.9421303272247</text:p>
              </table:table-cell>
              <table:table-cell office:value-type="float" office:value="976367.497167831">
                <text:p>976367.49716783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8.9504628181457">
                <text:p>38.9504628181457</text:p>
              </table:table-cell>
              <table:table-cell office:value-type="float" office:value="971618.220378265">
                <text:p>971618.22037826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8.9587376117706">
                <text:p>38.9587376117706</text:p>
              </table:table-cell>
              <table:table-cell office:value-type="float" office:value="978392.980781975">
                <text:p>978392.9807819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8.9670600891113">
                <text:p>38.9670600891113</text:p>
              </table:table-cell>
              <table:table-cell office:value-type="float" office:value="972787.268570774">
                <text:p>972787.26857077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8.9754128456116">
                <text:p>38.9754128456116</text:p>
              </table:table-cell>
              <table:table-cell office:value-type="float" office:value="969260.866130045">
                <text:p>969260.86613004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8.9837646484375">
                <text:p>38.9837646484375</text:p>
              </table:table-cell>
              <table:table-cell office:value-type="float" office:value="969371.543933771">
                <text:p>969371.54393377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8.9920747280121">
                <text:p>38.9920747280121</text:p>
              </table:table-cell>
              <table:table-cell office:value-type="float" office:value="974238.565026539">
                <text:p>974238.56502653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9.0003886222839">
                <text:p>39.0003886222839</text:p>
              </table:table-cell>
              <table:table-cell office:value-type="float" office:value="973791.55126036">
                <text:p>973791.5512603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9.0087089538574">
                <text:p>39.0087089538574</text:p>
              </table:table-cell>
              <table:table-cell office:value-type="float" office:value="973038.144993983">
                <text:p>973038.1449939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9.017005443573">
                <text:p>39.017005443573</text:p>
              </table:table-cell>
              <table:table-cell office:value-type="float" office:value="975834.392321398">
                <text:p>975834.3923213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9.0252788066864">
                <text:p>39.0252788066864</text:p>
              </table:table-cell>
              <table:table-cell office:value-type="float" office:value="978562.150485577">
                <text:p>978562.15048557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.0336573123932">
                <text:p>39.0336573123932</text:p>
              </table:table-cell>
              <table:table-cell office:value-type="float" office:value="966282.089351773">
                <text:p>966282.08935177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.042001247406">
                <text:p>39.042001247406</text:p>
              </table:table-cell>
              <table:table-cell office:value-type="float" office:value="970285.601165814">
                <text:p>970285.60116581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9.0503203868866">
                <text:p>39.0503203868866</text:p>
              </table:table-cell>
              <table:table-cell office:value-type="float" office:value="973177.57670593">
                <text:p>973177.5767059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9.0586669445038">
                <text:p>39.0586669445038</text:p>
              </table:table-cell>
              <table:table-cell office:value-type="float" office:value="969980.723948812">
                <text:p>969980.72394881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9.0670146942139">
                <text:p>39.0670146942139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9.0754635334015">
                <text:p>39.0754635334015</text:p>
              </table:table-cell>
              <table:table-cell office:value-type="float" office:value="958238.146118464">
                <text:p>958238.14611846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9.0838530063629">
                <text:p>39.0838530063629</text:p>
              </table:table-cell>
              <table:table-cell office:value-type="float" office:value="965018.903717176">
                <text:p>965018.90371717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9.0922665596008">
                <text:p>39.0922665596008</text:p>
              </table:table-cell>
              <table:table-cell office:value-type="float" office:value="962256.940803083">
                <text:p>962256.94080308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9.1006405353546">
                <text:p>39.1006405353546</text:p>
              </table:table-cell>
              <table:table-cell office:value-type="float" office:value="966804.805512058">
                <text:p>966804.8055120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9.1089699268341">
                <text:p>39.1089699268341</text:p>
              </table:table-cell>
              <table:table-cell office:value-type="float" office:value="971979.768261965">
                <text:p>971979.76826196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9.1173188686371">
                <text:p>39.1173188686371</text:p>
              </table:table-cell>
              <table:table-cell office:value-type="float" office:value="969703.72905363">
                <text:p>969703.729053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.1256828308105">
                <text:p>39.1256828308105</text:p>
              </table:table-cell>
              <table:table-cell office:value-type="float" office:value="967962.292523018">
                <text:p>967962.29252301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9.1339826583862">
                <text:p>39.1339826583862</text:p>
              </table:table-cell>
              <table:table-cell office:value-type="float" office:value="975441.95059175">
                <text:p>975441.9505917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.1423456668854">
                <text:p>39.1423456668854</text:p>
              </table:table-cell>
              <table:table-cell office:value-type="float" office:value="968072.673945891">
                <text:p>968072.67394589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.1507687568665">
                <text:p>39.1507687568665</text:p>
              </table:table-cell>
              <table:table-cell office:value-type="float" office:value="961167.459707323">
                <text:p>961167.4597073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.1592073440552">
                <text:p>39.1592073440552</text:p>
              </table:table-cell>
              <table:table-cell office:value-type="float" office:value="959402.30502345">
                <text:p>959402.3050234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.1675608158112">
                <text:p>39.1675608158112</text:p>
              </table:table-cell>
              <table:table-cell office:value-type="float" office:value="969177.87436139">
                <text:p>969177.8743613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9.1758909225464">
                <text:p>39.1758909225464</text:p>
              </table:table-cell>
              <table:table-cell office:value-type="float" office:value="971896.310255016">
                <text:p>971896.31025501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9.1842052936554">
                <text:p>39.1842052936554</text:p>
              </table:table-cell>
              <table:table-cell office:value-type="float" office:value="973735.703380839">
                <text:p>973735.70338083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9.1925432682037">
                <text:p>39.1925432682037</text:p>
              </table:table-cell>
              <table:table-cell office:value-type="float" office:value="970979.217202333">
                <text:p>970979.21720233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9.2009000778198">
                <text:p>39.2009000778198</text:p>
              </table:table-cell>
              <table:table-cell office:value-type="float" office:value="968790.767281961">
                <text:p>968790.76728196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9.2092113494873">
                <text:p>39.2092113494873</text:p>
              </table:table-cell>
              <table:table-cell office:value-type="float" office:value="974098.829145152">
                <text:p>974098.82914515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9.2176327705383">
                <text:p>39.2176327705383</text:p>
              </table:table-cell>
              <table:table-cell office:value-type="float" office:value="961357.940773456">
                <text:p>961357.94077345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9.2259593009949">
                <text:p>39.2259593009949</text:p>
              </table:table-cell>
              <table:table-cell office:value-type="float" office:value="972313.743671974">
                <text:p>972313.74367197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9.2343077659607">
                <text:p>39.2343077659607</text:p>
              </table:table-cell>
              <table:table-cell office:value-type="float" office:value="969759.115375828">
                <text:p>969759.1153758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9.2426600456238">
                <text:p>39.2426600456238</text:p>
              </table:table-cell>
              <table:table-cell office:value-type="float" office:value="969316.201872574">
                <text:p>969316.20187257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9.2510483264923">
                <text:p>39.2510483264923</text:p>
              </table:table-cell>
              <table:table-cell office:value-type="float" office:value="965156.04649973">
                <text:p>965156.0464997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9.2594456672668">
                <text:p>39.2594456672668</text:p>
              </table:table-cell>
              <table:table-cell office:value-type="float" office:value="964114.737912041">
                <text:p>964114.73791204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.2678368091583">
                <text:p>39.2678368091583</text:p>
              </table:table-cell>
              <table:table-cell office:value-type="float" office:value="964826.96928541">
                <text:p>964826.969285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9.2761826515198">
                <text:p>39.2761826515198</text:p>
              </table:table-cell>
              <table:table-cell office:value-type="float" office:value="970063.853278103">
                <text:p>970063.85327810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9.2845859527588">
                <text:p>39.2845859527588</text:p>
              </table:table-cell>
              <table:table-cell office:value-type="float" office:value="963430.890994723">
                <text:p>963430.89099472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9.2929630279541">
                <text:p>39.2929630279541</text:p>
              </table:table-cell>
              <table:table-cell office:value-type="float" office:value="966447.096539162">
                <text:p>966447.0965391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9.3012840747833">
                <text:p>39.3012840747833</text:p>
              </table:table-cell>
              <table:table-cell office:value-type="float" office:value="972954.505143119">
                <text:p>972954.50514311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9.3096117973328">
                <text:p>39.3096117973328</text:p>
              </table:table-cell>
              <table:table-cell office:value-type="float" office:value="972174.55936328">
                <text:p>972174.559363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9.3179850578308">
                <text:p>39.3179850578308</text:p>
              </table:table-cell>
              <table:table-cell office:value-type="float" office:value="966887.391343964">
                <text:p>966887.39134396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9.3263053894043">
                <text:p>39.3263053894043</text:p>
              </table:table-cell>
              <table:table-cell office:value-type="float" office:value="973038.144993983">
                <text:p>973038.1449939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9.3346362113953">
                <text:p>39.3346362113953</text:p>
              </table:table-cell>
              <table:table-cell office:value-type="float" office:value="971812.866578902">
                <text:p>971812.86657890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9.3429996967316">
                <text:p>39.3429996967316</text:p>
              </table:table-cell>
              <table:table-cell office:value-type="float" office:value="968017.480087802">
                <text:p>968017.48008780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.3513145446777">
                <text:p>39.3513145446777</text:p>
              </table:table-cell>
              <table:table-cell office:value-type="float" office:value="973679.86190681">
                <text:p>973679.8619068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9.3596625328064">
                <text:p>39.3596625328064</text:p>
              </table:table-cell>
              <table:table-cell office:value-type="float" office:value="969814.508025361">
                <text:p>969814.50802536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9.3680336475372">
                <text:p>39.3680336475372</text:p>
              </table:table-cell>
              <table:table-cell office:value-type="float" office:value="967135.233516562">
                <text:p>967135.23351656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9.3763871192932">
                <text:p>39.3763871192932</text:p>
              </table:table-cell>
              <table:table-cell office:value-type="float" office:value="969177.87436139">
                <text:p>969177.8743613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9.3846452236176">
                <text:p>39.3846452236176</text:p>
              </table:table-cell>
              <table:table-cell office:value-type="float" office:value="980370.274099951">
                <text:p>980370.27409995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9.3929381370544">
                <text:p>39.3929381370544</text:p>
              </table:table-cell>
              <table:table-cell office:value-type="float" office:value="976255.216168818">
                <text:p>976255.21616881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9.4012007713318">
                <text:p>39.4012007713318</text:p>
              </table:table-cell>
              <table:table-cell office:value-type="float" office:value="979832.790397045">
                <text:p>979832.79039704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9.4096386432648">
                <text:p>39.4096386432648</text:p>
              </table:table-cell>
              <table:table-cell office:value-type="float" office:value="959483.630979628">
                <text:p>959483.63097962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9.4179604053497">
                <text:p>39.4179604053497</text:p>
              </table:table-cell>
              <table:table-cell office:value-type="float" office:value="972870.879669952">
                <text:p>972870.87966995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9.4262626171112">
                <text:p>39.4262626171112</text:p>
              </table:table-cell>
              <table:table-cell office:value-type="float" office:value="975161.828269485">
                <text:p>975161.8282694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9.4346129894257">
                <text:p>39.4346129894257</text:p>
              </table:table-cell>
              <table:table-cell office:value-type="float" office:value="969537.608040201">
                <text:p>969537.60804020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9.4429812431335">
                <text:p>39.4429812431335</text:p>
              </table:table-cell>
              <table:table-cell office:value-type="float" office:value="967465.887461181">
                <text:p>967465.88746118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9.4513874053955">
                <text:p>39.4513874053955</text:p>
              </table:table-cell>
              <table:table-cell office:value-type="float" office:value="963102.988938681">
                <text:p>963102.98893868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.4597878456116">
                <text:p>39.4597878456116</text:p>
              </table:table-cell>
              <table:table-cell office:value-type="float" office:value="963759.016404609">
                <text:p>963759.01640460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9.4681596755981">
                <text:p>39.4681596755981</text:p>
              </table:table-cell>
              <table:table-cell office:value-type="float" office:value="967052.605342598">
                <text:p>967052.60534259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.476496219635">
                <text:p>39.476496219635</text:p>
              </table:table-cell>
              <table:table-cell office:value-type="float" office:value="971145.832637419">
                <text:p>971145.83263741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9.4848778247833">
                <text:p>39.4848778247833</text:p>
              </table:table-cell>
              <table:table-cell office:value-type="float" office:value="965924.767003271">
                <text:p>965924.76700327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9.4932227134705">
                <text:p>39.4932227134705</text:p>
              </table:table-cell>
              <table:table-cell office:value-type="float" office:value="970174.714551013">
                <text:p>970174.71455101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9.501615524292">
                <text:p>39.501615524292</text:p>
              </table:table-cell>
              <table:table-cell office:value-type="float" office:value="964635.111186865">
                <text:p>964635.11118686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9.5099201202393">
                <text:p>39.5099201202393</text:p>
              </table:table-cell>
              <table:table-cell office:value-type="float" office:value="974881.866789159">
                <text:p>974881.86678915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9.5181930065155">
                <text:p>39.5181930065155</text:p>
              </table:table-cell>
              <table:table-cell office:value-type="float" office:value="978618.553387706">
                <text:p>978618.55338770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9.5265245437622">
                <text:p>39.5265245437622</text:p>
              </table:table-cell>
              <table:table-cell office:value-type="float" office:value="971729.437229933">
                <text:p>971729.43722993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9.5348794460297">
                <text:p>39.5348794460297</text:p>
              </table:table-cell>
              <table:table-cell office:value-type="float" office:value="969011.933453186">
                <text:p>969011.9334531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9.5432069301605">
                <text:p>39.5432069301605</text:p>
              </table:table-cell>
              <table:table-cell office:value-type="float" office:value="972202.393037105">
                <text:p>972202.39303710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9.5515167713165">
                <text:p>39.5515167713165</text:p>
              </table:table-cell>
              <table:table-cell office:value-type="float" office:value="974266.517013829">
                <text:p>974266.51701382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9.5598130226135">
                <text:p>39.5598130226135</text:p>
              </table:table-cell>
              <table:table-cell office:value-type="float" office:value="975862.435957123">
                <text:p>975862.43595712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9.5681281089783">
                <text:p>39.5681281089783</text:p>
              </table:table-cell>
              <table:table-cell office:value-type="float" office:value="973651.94357151">
                <text:p>973651.943571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9.5764346122742">
                <text:p>39.5764346122742</text:p>
              </table:table-cell>
              <table:table-cell office:value-type="float" office:value="974658.013318025">
                <text:p>974658.0133180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9.5847420692444">
                <text:p>39.5847420692444</text:p>
              </table:table-cell>
              <table:table-cell office:value-type="float" office:value="974546.125129147">
                <text:p>974546.12512914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9.5930366516113">
                <text:p>39.5930366516113</text:p>
              </table:table-cell>
              <table:table-cell office:value-type="float" office:value="976058.786547859">
                <text:p>976058.78654785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9.6013658046722">
                <text:p>39.6013658046722</text:p>
              </table:table-cell>
              <table:table-cell office:value-type="float" office:value="972007.590782883">
                <text:p>972007.59078288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9.6097042560577">
                <text:p>39.6097042560577</text:p>
              </table:table-cell>
              <table:table-cell office:value-type="float" office:value="970923.691427918">
                <text:p>970923.69142791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9.6180384159088">
                <text:p>39.6180384159088</text:p>
              </table:table-cell>
              <table:table-cell office:value-type="float" office:value="971423.652134112">
                <text:p>971423.65213411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9.6263861656189">
                <text:p>39.6263861656189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9.6347382068634">
                <text:p>39.6347382068634</text:p>
              </table:table-cell>
              <table:table-cell office:value-type="float" office:value="969343.872113271">
                <text:p>969343.87211327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9.6430699825287">
                <text:p>39.6430699825287</text:p>
              </table:table-cell>
              <table:table-cell office:value-type="float" office:value="971701.630630115">
                <text:p>971701.63063011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9.6514480113983">
                <text:p>39.6514480113983</text:p>
              </table:table-cell>
              <table:table-cell office:value-type="float" office:value="966337.085486625">
                <text:p>966337.0854866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9.6597955226898">
                <text:p>39.6597955226898</text:p>
              </table:table-cell>
              <table:table-cell office:value-type="float" office:value="969869.907003313">
                <text:p>969869.90700331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9.6681308746338">
                <text:p>39.6681308746338</text:p>
              </table:table-cell>
              <table:table-cell office:value-type="float" office:value="971284.722519379">
                <text:p>971284.72251937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9.6764883995056">
                <text:p>39.6764883995056</text:p>
              </table:table-cell>
              <table:table-cell office:value-type="float" office:value="968707.85599361">
                <text:p>968707.8559936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9.6848404407501">
                <text:p>39.6848404407501</text:p>
              </table:table-cell>
              <table:table-cell office:value-type="float" office:value="969343.872113271">
                <text:p>969343.8721132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9.6931743621826">
                <text:p>39.6931743621826</text:p>
              </table:table-cell>
              <table:table-cell office:value-type="float" office:value="971451.442826491">
                <text:p>971451.44282649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.7015328407288">
                <text:p>39.7015328407288</text:p>
              </table:table-cell>
              <table:table-cell office:value-type="float" office:value="968597.329682241">
                <text:p>968597.32968224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9.7099349498749">
                <text:p>39.7099349498749</text:p>
              </table:table-cell>
              <table:table-cell office:value-type="float" office:value="963567.582758719">
                <text:p>963567.58275871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9.7182562351227">
                <text:p>39.7182562351227</text:p>
              </table:table-cell>
              <table:table-cell office:value-type="float" office:value="972926.628388058">
                <text:p>972926.62838805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.7266602516174">
                <text:p>39.7266602516174</text:p>
              </table:table-cell>
              <table:table-cell office:value-type="float" office:value="963348.8945502">
                <text:p>963348.894550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.7350397109985">
                <text:p>39.7350397109985</text:p>
              </table:table-cell>
              <table:table-cell office:value-type="float" office:value="966172.115859557">
                <text:p>966172.11585955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9.7434675693512">
                <text:p>39.7434675693512</text:p>
              </table:table-cell>
              <table:table-cell office:value-type="float" office:value="960623.643780588">
                <text:p>960623.64378058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9.7518320083618">
                <text:p>39.7518320083618</text:p>
              </table:table-cell>
              <table:table-cell office:value-type="float" office:value="967907.111250463">
                <text:p>967907.11125046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9.7601797580719">
                <text:p>39.7601797580719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9.7685811519623">
                <text:p>39.7685811519623</text:p>
              </table:table-cell>
              <table:table-cell office:value-type="float" office:value="963649.616436801">
                <text:p>963649.61643680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9.7769265174866">
                <text:p>39.7769265174866</text:p>
              </table:table-cell>
              <table:table-cell office:value-type="float" office:value="970119.280747364">
                <text:p>970119.28074736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.7852780818939">
                <text:p>39.7852780818939</text:p>
              </table:table-cell>
              <table:table-cell office:value-type="float" office:value="969399.217334209">
                <text:p>969399.21733420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9.793693780899">
                <text:p>39.793693780899</text:p>
              </table:table-cell>
              <table:table-cell office:value-type="float" office:value="962011.592271517">
                <text:p>962011.59227151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9.8020355701446">
                <text:p>39.8020355701446</text:p>
              </table:table-cell>
              <table:table-cell office:value-type="float" office:value="970535.188750429">
                <text:p>970535.18875042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9.8103671073914">
                <text:p>39.8103671073914</text:p>
              </table:table-cell>
              <table:table-cell office:value-type="float" office:value="971729.437229933">
                <text:p>971729.43722993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9.8187208175659">
                <text:p>39.8187208175659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9.8271610736847">
                <text:p>39.8271610736847</text:p>
              </table:table-cell>
              <table:table-cell office:value-type="float" office:value="959212.598062202">
                <text:p>959212.59806220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9.8354966640472">
                <text:p>39.8354966640472</text:p>
              </table:table-cell>
              <table:table-cell office:value-type="float" office:value="971256.94136491">
                <text:p>971256.9413649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9.8438503742218">
                <text:p>39.8438503742218</text:p>
              </table:table-cell>
              <table:table-cell office:value-type="float" office:value="969150.213596667">
                <text:p>969150.21359666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9.8522570133209">
                <text:p>39.8522570133209</text:p>
              </table:table-cell>
              <table:table-cell office:value-type="float" office:value="963048.360294952">
                <text:p>963048.36029495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9.8606104850769">
                <text:p>39.8606104850769</text:p>
              </table:table-cell>
              <table:table-cell office:value-type="float" office:value="969177.87436139">
                <text:p>969177.8743613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9.8690333366394">
                <text:p>39.8690333366394</text:p>
              </table:table-cell>
              <table:table-cell office:value-type="float" office:value="961194.666666667">
                <text:p>961194.66666666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9.8775899410248">
                <text:p>39.8775899410248</text:p>
              </table:table-cell>
              <table:table-cell office:value-type="float" office:value="946169.722867731">
                <text:p>946169.72286773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9.8859865665436">
                <text:p>39.8859865665436</text:p>
              </table:table-cell>
              <table:table-cell office:value-type="float" office:value="964196.864785053">
                <text:p>964196.86478505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9.8943719863892">
                <text:p>39.8943719863892</text:p>
              </table:table-cell>
              <table:table-cell office:value-type="float" office:value="965485.348269882">
                <text:p>965485.34826988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.9027359485626">
                <text:p>39.9027359485626</text:p>
              </table:table-cell>
              <table:table-cell office:value-type="float" office:value="967962.292523018">
                <text:p>967962.29252301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9.9110686779022">
                <text:p>39.9110686779022</text:p>
              </table:table-cell>
              <table:table-cell office:value-type="float" office:value="971590.420143062">
                <text:p>971590.42014306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9.9195792675018">
                <text:p>39.9195792675018</text:p>
              </table:table-cell>
              <table:table-cell office:value-type="float" office:value="951285.443298969">
                <text:p>951285.44329896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9.9279263019562">
                <text:p>39.9279263019562</text:p>
              </table:table-cell>
              <table:table-cell office:value-type="float" office:value="969925.312310768">
                <text:p>969925.31231076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9.93625831604">
                <text:p>39.93625831604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9.9446060657501">
                <text:p>39.9446060657501</text:p>
              </table:table-cell>
              <table:table-cell office:value-type="float" office:value="969842.206723217">
                <text:p>969842.20672321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9.9529721736908">
                <text:p>39.9529721736908</text:p>
              </table:table-cell>
              <table:table-cell office:value-type="float" office:value="967714.026332288">
                <text:p>967714.02633228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9.9613189697266">
                <text:p>39.9613189697266</text:p>
              </table:table-cell>
              <table:table-cell office:value-type="float" office:value="969953.017338399">
                <text:p>969953.01733839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9.969723701477">
                <text:p>39.969723701477</text:p>
              </table:table-cell>
              <table:table-cell office:value-type="float" office:value="963266.912061727">
                <text:p>963266.91206172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.978093624115">
                <text:p>39.978093624115</text:p>
              </table:table-cell>
              <table:table-cell office:value-type="float" office:value="967272.97852219">
                <text:p>967272.9785221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9.9864504337311">
                <text:p>39.9864504337311</text:p>
              </table:table-cell>
              <table:table-cell office:value-type="float" office:value="968790.767281961">
                <text:p>968790.76728196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9.9948074817657">
                <text:p>39.9948074817657</text:p>
              </table:table-cell>
              <table:table-cell office:value-type="float" office:value="968763.128608924">
                <text:p>968763.12860892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0.0031774044037">
                <text:p>40.0031774044037</text:p>
              </table:table-cell>
              <table:table-cell office:value-type="float" office:value="967272.97852219">
                <text:p>967272.97852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